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46in"/>
    </style:style>
    <style:style style:name="co2" style:family="table-column">
      <style:table-column-properties fo:break-before="auto" style:column-width="6.0819in"/>
    </style:style>
    <style:style style:name="co3" style:family="table-column">
      <style:table-column-properties fo:break-before="auto" style:column-width="18.648in"/>
    </style:style>
    <style:style style:name="co4" style:family="table-column">
      <style:table-column-properties fo:break-before="auto" style:column-width="3.8091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ut5"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Name</text:p>
          </table:table-cell>
          <table:table-cell office:value-type="string" calcext:value-type="string">
            <text:p><text:s/>Id</text:p>
          </table:table-cell>
          <table:table-cell office:value-type="string" calcext:value-type="string">
            <text:p><text:s/>Description</text:p>
          </table:table-cell>
          <table:table-cell office:value-type="string" calcext:value-type="string">
            <text:p><text:s/>Permissions</text:p>
          </table:table-cell>
        </table:table-row>
        <table:table-row table:style-name="ro1">
          <table:table-cell office:value-type="string" calcext:value-type="string">
            <text:p>------------------------------------</text:p>
          </table:table-cell>
          <table:table-cell office:value-type="string" calcext:value-type="string">
            <text:p><text:s/>------------------------------------------------------------------------------------------------------------------------------------------</text:p>
          </table:table-cell>
          <table:table-cell office:value-type="string" calcext:value-type="string">
            <text:p><text:s/>-----------------------------------------------------------------------------------------------------------------------------------------------------------------------------------------------------------------------------------------------------------------------------------------------------------------------------------------------------------------------------------------------------------------------------------------------</text:p>
          </table:table-cell>
          <table:table-cell office:value-type="string" calcext:value-type="string">
            <text:p><text:s/>-------------------------------------------------------------------------------------</text:p>
          </table:table-cell>
        </table:table-row>
        <table:table-row table:style-name="ro1">
          <table:table-cell office:value-type="string" calcext:value-type="string">
            <text:p>8311e382-0749-4cb8-b61a-304f252e45ec</text:p>
          </table:table-cell>
          <table:table-cell office:value-type="string" calcext:value-type="string">
            <text:p><text:s/>/subscriptions/cafb95de-39ce-4f0d-a9fe-db89b93c7ea2/providers/Microsoft.Authorization/roleDefinitions/8311e382-0749-4cb8-b61a-304f252e45ec</text:p>
          </table:table-cell>
          <table:table-cell office:value-type="string" calcext:value-type="string">
            <text:p><text:s/>acr push</text:p>
          </table:table-cell>
          <table:table-cell office:value-type="string" calcext:value-type="string">
            <text:p><text:s/>Microsoft.ContainerRegistry/registries/pull/read</text:p>
          </table:table-cell>
        </table:table-row>
        <table:table-row table:style-name="ro1">
          <table:table-cell office:value-type="string" calcext:value-type="string">
            <text:p>312a565d-c81f-4fd8-895a-4e21e48d571c</text:p>
          </table:table-cell>
          <table:table-cell office:value-type="string" calcext:value-type="string">
            <text:p><text:s/>/subscriptions/cafb95de-39ce-4f0d-a9fe-db89b93c7ea2/providers/Microsoft.Authorization/roleDefinitions/312a565d-c81f-4fd8-895a-4e21e48d571c</text:p>
          </table:table-cell>
          <table:table-cell office:value-type="string" calcext:value-type="string">
            <text:p><text:s/>Can manage service and the APIs</text:p>
          </table:table-cell>
          <table:table-cell office:value-type="string" calcext:value-type="string">
            <text:p><text:s/>Microsoft.ApiManagement/service/*</text:p>
          </table:table-cell>
        </table:table-row>
        <table:table-row table:style-name="ro1">
          <table:table-cell office:value-type="string" calcext:value-type="string">
            <text:p>7f951dda-4ed3-4680-a7ca-43fe172d538d</text:p>
          </table:table-cell>
          <table:table-cell office:value-type="string" calcext:value-type="string">
            <text:p><text:s/>/subscriptions/cafb95de-39ce-4f0d-a9fe-db89b93c7ea2/providers/Microsoft.Authorization/roleDefinitions/7f951dda-4ed3-4680-a7ca-43fe172d538d</text:p>
          </table:table-cell>
          <table:table-cell office:value-type="string" calcext:value-type="string">
            <text:p><text:s/>acr pull</text:p>
          </table:table-cell>
          <table:table-cell office:value-type="string" calcext:value-type="string">
            <text:p><text:s/>Microsoft.ContainerRegistry/registries/pull/read</text:p>
          </table:table-cell>
        </table:table-row>
        <table:table-row table:style-name="ro1">
          <table:table-cell office:value-type="string" calcext:value-type="string">
            <text:p>6cef56e8-d556-48e5-a04f-b8e64114680f</text:p>
          </table:table-cell>
          <table:table-cell office:value-type="string" calcext:value-type="string">
            <text:p><text:s/>/subscriptions/cafb95de-39ce-4f0d-a9fe-db89b93c7ea2/providers/Microsoft.Authorization/roleDefinitions/6cef56e8-d556-48e5-a04f-b8e64114680f</text:p>
          </table:table-cell>
          <table:table-cell office:value-type="string" calcext:value-type="string">
            <text:p><text:s/>acr image signer</text:p>
          </table:table-cell>
          <table:table-cell office:value-type="string" calcext:value-type="string">
            <text:p><text:s/>Microsoft.ContainerRegistry/registries/sign/write</text:p>
          </table:table-cell>
        </table:table-row>
        <table:table-row table:style-name="ro1">
          <table:table-cell office:value-type="string" calcext:value-type="string">
            <text:p>c2f4ef07-c644-48eb-af81-4b1b4947fb11</text:p>
          </table:table-cell>
          <table:table-cell office:value-type="string" calcext:value-type="string">
            <text:p><text:s/>/subscriptions/cafb95de-39ce-4f0d-a9fe-db89b93c7ea2/providers/Microsoft.Authorization/roleDefinitions/c2f4ef07-c644-48eb-af81-4b1b4947fb11</text:p>
          </table:table-cell>
          <table:table-cell office:value-type="string" calcext:value-type="string">
            <text:p><text:s/>acr delete</text:p>
          </table:table-cell>
          <table:table-cell office:value-type="string" calcext:value-type="string">
            <text:p><text:s/>Microsoft.ContainerRegistry/registries/artifacts/delete</text:p>
          </table:table-cell>
        </table:table-row>
        <table:table-row table:style-name="ro1">
          <table:table-cell office:value-type="string" calcext:value-type="string">
            <text:p>cdda3590-29a3-44f6-95f2-9f980659eb04</text:p>
          </table:table-cell>
          <table:table-cell office:value-type="string" calcext:value-type="string">
            <text:p><text:s/>/subscriptions/cafb95de-39ce-4f0d-a9fe-db89b93c7ea2/providers/Microsoft.Authorization/roleDefinitions/cdda3590-29a3-44f6-95f2-9f980659eb04</text:p>
          </table:table-cell>
          <table:table-cell office:value-type="string" calcext:value-type="string">
            <text:p><text:s/>acr quarantine data reader</text:p>
          </table:table-cell>
          <table:table-cell office:value-type="string" calcext:value-type="string">
            <text:p><text:s/>Microsoft.ContainerRegistry/registries/quarantine/read</text:p>
          </table:table-cell>
        </table:table-row>
        <table:table-row table:style-name="ro1">
          <table:table-cell office:value-type="string" calcext:value-type="string">
            <text:p>c8d4ff99-41c3-41a8-9f60-21dfdad59608</text:p>
          </table:table-cell>
          <table:table-cell office:value-type="string" calcext:value-type="string">
            <text:p><text:s/>/subscriptions/cafb95de-39ce-4f0d-a9fe-db89b93c7ea2/providers/Microsoft.Authorization/roleDefinitions/c8d4ff99-41c3-41a8-9f60-21dfdad59608</text:p>
          </table:table-cell>
          <table:table-cell office:value-type="string" calcext:value-type="string">
            <text:p><text:s/>acr quarantine data writer</text:p>
          </table:table-cell>
          <table:table-cell office:value-type="string" calcext:value-type="string">
            <text:p><text:s/>Microsoft.ContainerRegistry/registries/quarantine/read</text:p>
          </table:table-cell>
        </table:table-row>
        <table:table-row table:style-name="ro1">
          <table:table-cell office:value-type="string" calcext:value-type="string">
            <text:p>e022efe7-f5ba-4159-bbe4-b44f577e9b61</text:p>
          </table:table-cell>
          <table:table-cell office:value-type="string" calcext:value-type="string">
            <text:p><text:s/>/subscriptions/cafb95de-39ce-4f0d-a9fe-db89b93c7ea2/providers/Microsoft.Authorization/roleDefinitions/e022efe7-f5ba-4159-bbe4-b44f577e9b61</text:p>
          </table:table-cell>
          <table:table-cell office:value-type="string" calcext:value-type="string">
            <text:p><text:s/>Can manage service but not the APIs</text:p>
          </table:table-cell>
          <table:table-cell office:value-type="string" calcext:value-type="string">
            <text:p><text:s/>Microsoft.ApiManagement/service/*/read</text:p>
          </table:table-cell>
        </table:table-row>
        <table:table-row table:style-name="ro1">
          <table:table-cell office:value-type="string" calcext:value-type="string">
            <text:p>71522526-b88f-4d52-b57f-d31fc3546d0d</text:p>
          </table:table-cell>
          <table:table-cell office:value-type="string" calcext:value-type="string">
            <text:p><text:s/>/subscriptions/cafb95de-39ce-4f0d-a9fe-db89b93c7ea2/providers/Microsoft.Authorization/roleDefinitions/71522526-b88f-4d52-b57f-d31fc3546d0d</text:p>
          </table:table-cell>
          <table:table-cell office:value-type="string" calcext:value-type="string">
            <text:p><text:s/>Read-only access to service and APIs</text:p>
          </table:table-cell>
          <table:table-cell office:value-type="string" calcext:value-type="string">
            <text:p><text:s/>Microsoft.ApiManagement/service/*/read</text:p>
          </table:table-cell>
        </table:table-row>
        <table:table-row table:style-name="ro1">
          <table:table-cell office:value-type="string" calcext:value-type="string">
            <text:p>ae349356-3a1b-4a5e-921d-050484c6347e</text:p>
          </table:table-cell>
          <table:table-cell office:value-type="string" calcext:value-type="string">
            <text:p><text:s/>/subscriptions/cafb95de-39ce-4f0d-a9fe-db89b93c7ea2/providers/Microsoft.Authorization/roleDefinitions/ae349356-3a1b-4a5e-921d-050484c6347e</text:p>
          </table:table-cell>
          <table:table-cell office:value-type="string" calcext:value-type="string">
            <text:p><text:s/>Can manage Application Insights components</text:p>
          </table:table-cell>
          <table:table-cell office:value-type="string" calcext:value-type="string">
            <text:p><text:s/>Microsoft.Authorization/*/read</text:p>
          </table:table-cell>
        </table:table-row>
        <table:table-row table:style-name="ro1">
          <table:table-cell office:value-type="string" calcext:value-type="string">
            <text:p>08954f03-6346-4c2e-81c0-ec3a5cfae23b</text:p>
          </table:table-cell>
          <table:table-cell office:value-type="string" calcext:value-type="string">
            <text:p><text:s/>/subscriptions/cafb95de-39ce-4f0d-a9fe-db89b93c7ea2/providers/Microsoft.Authorization/roleDefinitions/08954f03-6346-4c2e-81c0-ec3a5cfae23b</text:p>
          </table:table-cell>
          <table:table-cell office:value-type="string" calcext:value-type="string">
            <text:p><text:s/>Gives user permission to use Application Insights Snapshot Debugger features</text:p>
          </table:table-cell>
          <table:table-cell office:value-type="string" calcext:value-type="string">
            <text:p><text:s/>Microsoft.Authorization/*/read</text:p>
          </table:table-cell>
        </table:table-row>
        <table:table-row table:style-name="ro1">
          <table:table-cell office:value-type="string" calcext:value-type="string">
            <text:p>fd1bd22b-8476-40bc-a0bc-69b95687b9f3</text:p>
          </table:table-cell>
          <table:table-cell office:value-type="string" calcext:value-type="string">
            <text:p><text:s/>/subscriptions/cafb95de-39ce-4f0d-a9fe-db89b93c7ea2/providers/Microsoft.Authorization/roleDefinitions/fd1bd22b-8476-40bc-a0bc-69b95687b9f3</text:p>
          </table:table-cell>
          <table:table-cell office:value-type="string" calcext:value-type="string">
            <text:p><text:s/>Can read the attestation provider properties</text:p>
          </table:table-cell>
          <table:table-cell office:value-type="string" calcext:value-type="string">
            <text:p><text:s/>Microsoft.Attestation/attestationProviders/attestation/read</text:p>
          </table:table-cell>
        </table:table-row>
        <table:table-row table:style-name="ro1">
          <table:table-cell office:value-type="string" calcext:value-type="string">
            <text:p>4fe576fe-1146-4730-92eb-48519fa6bf9f</text:p>
          </table:table-cell>
          <table:table-cell office:value-type="string" calcext:value-type="string">
            <text:p><text:s/>/subscriptions/cafb95de-39ce-4f0d-a9fe-db89b93c7ea2/providers/Microsoft.Authorization/roleDefinitions/4fe576fe-1146-4730-92eb-48519fa6bf9f</text:p>
          </table:table-cell>
          <table:table-cell office:value-type="string" calcext:value-type="string">
            <text:p><text:s/>Create and Manage Jobs using Automation Runbooks.</text:p>
          </table:table-cell>
          <table:table-cell office:value-type="string" calcext:value-type="string">
            <text:p><text:s/>Microsoft.Authorization/*/read</text:p>
          </table:table-cell>
        </table:table-row>
        <table:table-row table:style-name="ro1">
          <table:table-cell office:value-type="string" calcext:value-type="string">
            <text:p>5fb5aef8-1081-4b8e-bb16-9d5d0385bab5</text:p>
          </table:table-cell>
          <table:table-cell office:value-type="string" calcext:value-type="string">
            <text:p><text:s/>/subscriptions/cafb95de-39ce-4f0d-a9fe-db89b93c7ea2/providers/Microsoft.Authorization/roleDefinitions/5fb5aef8-1081-4b8e-bb16-9d5d0385bab5</text:p>
          </table:table-cell>
          <table:table-cell office:value-type="string" calcext:value-type="string">
            <text:p><text:s/>Read Runbook properties - to be able to create Jobs of the runbook.</text:p>
          </table:table-cell>
          <table:table-cell office:value-type="string" calcext:value-type="string">
            <text:p><text:s/>Microsoft.Authorization/*/read</text:p>
          </table:table-cell>
        </table:table-row>
        <table:table-row table:style-name="ro1">
          <table:table-cell office:value-type="string" calcext:value-type="string">
            <text:p>d3881f73-407a-4167-8283-e981cbba0404</text:p>
          </table:table-cell>
          <table:table-cell office:value-type="string" calcext:value-type="string">
            <text:p><text:s/>/subscriptions/cafb95de-39ce-4f0d-a9fe-db89b93c7ea2/providers/Microsoft.Authorization/roleDefinitions/d3881f73-407a-4167-8283-e981cbba0404</text:p>
          </table:table-cell>
          <table:table-cell office:value-type="string" calcext:value-type="string">
            <text:p><text:s/>Automation Operators are able to start, stop, suspend, and resume jobs</text:p>
          </table:table-cell>
          <table:table-cell office:value-type="string" calcext:value-type="string">
            <text:p><text:s/>Microsoft.Authorization/*/read</text:p>
          </table:table-cell>
        </table:table-row>
        <table:table-row table:style-name="ro1">
          <table:table-cell office:value-type="string" calcext:value-type="string">
            <text:p>4f8fab4f-1852-4a58-a46a-8eaf358af14a</text:p>
          </table:table-cell>
          <table:table-cell office:value-type="string" calcext:value-type="string">
            <text:p><text:s/>/subscriptions/cafb95de-39ce-4f0d-a9fe-db89b93c7ea2/providers/Microsoft.Authorization/roleDefinitions/4f8fab4f-1852-4a58-a46a-8eaf358af14a</text:p>
          </table:table-cell>
          <table:table-cell office:value-type="string" calcext:value-type="string">
            <text:p><text:s/>Can create and manage an Avere vFXT cluster.</text:p>
          </table:table-cell>
          <table:table-cell office:value-type="string" calcext:value-type="string">
            <text:p><text:s/>Microsoft.Authorization/*/read</text:p>
          </table:table-cell>
        </table:table-row>
        <table:table-row table:style-name="ro1">
          <table:table-cell office:value-type="string" calcext:value-type="string">
            <text:p>c025889f-8102-4ebf-b32c-fc0c6f0c6bd9</text:p>
          </table:table-cell>
          <table:table-cell office:value-type="string" calcext:value-type="string">
            <text:p><text:s/>/subscriptions/cafb95de-39ce-4f0d-a9fe-db89b93c7ea2/providers/Microsoft.Authorization/roleDefinitions/c025889f-8102-4ebf-b32c-fc0c6f0c6bd9</text:p>
          </table:table-cell>
          <table:table-cell office:value-type="string" calcext:value-type="string">
            <text:p><text:s/>Used by the Avere vFXT cluster to manage the cluster</text:p>
          </table:table-cell>
          <table:table-cell office:value-type="string" calcext:value-type="string">
            <text:p><text:s/>Microsoft.Compute/virtualMachines/read</text:p>
          </table:table-cell>
        </table:table-row>
        <table:table-row table:style-name="ro1">
          <table:table-cell office:value-type="string" calcext:value-type="string">
            <text:p>0ab0b1a8-8aac-4efd-b8c2-3ee1fb270be8</text:p>
          </table:table-cell>
          <table:table-cell office:value-type="string" calcext:value-type="string">
            <text:p><text:s/>/subscriptions/cafb95de-39ce-4f0d-a9fe-db89b93c7ea2/providers/Microsoft.Authorization/roleDefinitions/0ab0b1a8-8aac-4efd-b8c2-3ee1fb270be8</text:p>
          </table:table-cell>
          <table:table-cell office:value-type="string" calcext:value-type="string">
            <text:p><text:s/>List cluster admin credential action.</text:p>
          </table:table-cell>
          <table:table-cell office:value-type="string" calcext:value-type="string">
            <text:p><text:s/>Microsoft.ContainerService/managedClusters/listClusterAdminCredential/action</text:p>
          </table:table-cell>
        </table:table-row>
        <table:table-row table:style-name="ro1">
          <table:table-cell office:value-type="string" calcext:value-type="string">
            <text:p>4abbcc35-e782-43d8-92c5-2d3f1bd2253f</text:p>
          </table:table-cell>
          <table:table-cell office:value-type="string" calcext:value-type="string">
            <text:p><text:s/>/subscriptions/cafb95de-39ce-4f0d-a9fe-db89b93c7ea2/providers/Microsoft.Authorization/roleDefinitions/4abbcc35-e782-43d8-92c5-2d3f1bd2253f</text:p>
          </table:table-cell>
          <table:table-cell office:value-type="string" calcext:value-type="string">
            <text:p><text:s/>List cluster user credential action.</text:p>
          </table:table-cell>
          <table:table-cell office:value-type="string" calcext:value-type="string">
            <text:p><text:s/>Microsoft.ContainerService/managedClusters/listClusterUserCredential/action</text:p>
          </table:table-cell>
        </table:table-row>
        <table:table-row table:style-name="ro1">
          <table:table-cell office:value-type="string" calcext:value-type="string">
            <text:p>423170ca-a8f6-4b0f-8487-9e4eb8f49bfa</text:p>
          </table:table-cell>
          <table:table-cell office:value-type="string" calcext:value-type="string">
            <text:p><text:s/>/subscriptions/cafb95de-39ce-4f0d-a9fe-db89b93c7ea2/providers/Microsoft.Authorization/roleDefinitions/423170ca-a8f6-4b0f-8487-9e4eb8f49bfa</text:p>
          </table:table-cell>
          <table:table-cell office:value-type="string" calcext:value-type="string">
            <text:p><text:s/>Grants access to read map related data from an Azure maps account.</text:p>
          </table:table-cell>
          <table:table-cell/>
        </table:table-row>
        <table:table-row table:style-name="ro1">
          <table:table-cell office:value-type="string" calcext:value-type="string">
            <text:p>6f12a6df-dd06-4f3e-bcb1-ce8be600526a</text:p>
          </table:table-cell>
          <table:table-cell office:value-type="string" calcext:value-type="string">
            <text:p><text:s/>/subscriptions/cafb95de-39ce-4f0d-a9fe-db89b93c7ea2/providers/Microsoft.Authorization/roleDefinitions/6f12a6df-dd06-4f3e-bcb1-ce8be600526a</text:p>
          </table:table-cell>
          <table:table-cell office:value-type="string" calcext:value-type="string">
            <text:p><text:s/>Lets you manage Azure Stack registrations.</text:p>
          </table:table-cell>
          <table:table-cell office:value-type="string" calcext:value-type="string">
            <text:p><text:s/>Microsoft.AzureStack/edgeSubscriptions/read</text:p>
          </table:table-cell>
        </table:table-row>
        <table:table-row table:style-name="ro1">
          <table:table-cell office:value-type="string" calcext:value-type="string">
            <text:p>5e467623-bb1f-42f4-a55d-6e525e11384b</text:p>
          </table:table-cell>
          <table:table-cell office:value-type="string" calcext:value-type="string">
            <text:p><text:s/>/subscriptions/cafb95de-39ce-4f0d-a9fe-db89b93c7ea2/providers/Microsoft.Authorization/roleDefinitions/5e467623-bb1f-42f4-a55d-6e525e11384b</text:p>
          </table:table-cell>
          <table:table-cell office:value-type="string" calcext:value-type="string">
            <text:p><text:s/>Lets you manage backup service,but can't create vaults and give access to others</text:p>
          </table:table-cell>
          <table:table-cell office:value-type="string" calcext:value-type="string">
            <text:p><text:s/>Microsoft.Authorization/*/read</text:p>
          </table:table-cell>
        </table:table-row>
        <table:table-row table:style-name="ro1">
          <table:table-cell office:value-type="string" calcext:value-type="string">
            <text:p>fa23ad8b-c56e-40d8-ac0c-ce449e1d2c64</text:p>
          </table:table-cell>
          <table:table-cell office:value-type="string" calcext:value-type="string">
            <text:p><text:s/>/subscriptions/cafb95de-39ce-4f0d-a9fe-db89b93c7ea2/providers/Microsoft.Authorization/roleDefinitions/fa23ad8b-c56e-40d8-ac0c-ce449e1d2c64</text:p>
          </table:table-cell>
          <table:table-cell office:value-type="string" calcext:value-type="string">
            <text:p><text:s/>Allows read access to billing data</text:p>
          </table:table-cell>
          <table:table-cell office:value-type="string" calcext:value-type="string">
            <text:p><text:s/>Microsoft.Authorization/*/read</text:p>
          </table:table-cell>
        </table:table-row>
        <table:table-row table:style-name="ro1">
          <table:table-cell office:value-type="string" calcext:value-type="string">
            <text:p>a795c7a0-d4a2-40c1-ae25-d81f01202912</text:p>
          </table:table-cell>
          <table:table-cell office:value-type="string" calcext:value-type="string">
            <text:p><text:s/>/subscriptions/cafb95de-39ce-4f0d-a9fe-db89b93c7ea2/providers/Microsoft.Authorization/roleDefinitions/a795c7a0-d4a2-40c1-ae25-d81f01202912</text:p>
          </table:table-cell>
          <table:table-cell office:value-type="string" calcext:value-type="string">
            <text:p><text:s/>Can view backup services, but can't make changes</text:p>
          </table:table-cell>
          <table:table-cell office:value-type="string" calcext:value-type="string">
            <text:p><text:s/>Microsoft.Authorization/*/read</text:p>
          </table:table-cell>
        </table:table-row>
        <table:table-row table:style-name="ro1">
          <table:table-cell office:value-type="string" calcext:value-type="string">
            <text:p>31a002a1-acaf-453e-8a5b-297c9ca1ea24</text:p>
          </table:table-cell>
          <table:table-cell office:value-type="string" calcext:value-type="string">
            <text:p><text:s/>/subscriptions/cafb95de-39ce-4f0d-a9fe-db89b93c7ea2/providers/Microsoft.Authorization/roleDefinitions/31a002a1-acaf-453e-8a5b-297c9ca1ea24</text:p>
          </table:table-cell>
          <table:table-cell office:value-type="string" calcext:value-type="string">
            <text:p><text:s/>Allows for access to Blockchain Member nodes</text:p>
          </table:table-cell>
          <table:table-cell office:value-type="string" calcext:value-type="string">
            <text:p><text:s/>Microsoft.Blockchain/blockchainMembers/transactionNodes/read</text:p>
          </table:table-cell>
        </table:table-row>
        <table:table-row table:style-name="ro1">
          <table:table-cell office:value-type="string" calcext:value-type="string">
            <text:p>5e3c6656-6cfa-4708-81fe-0de47ac73342</text:p>
          </table:table-cell>
          <table:table-cell office:value-type="string" calcext:value-type="string">
            <text:p><text:s/>/subscriptions/cafb95de-39ce-4f0d-a9fe-db89b93c7ea2/providers/Microsoft.Authorization/roleDefinitions/5e3c6656-6cfa-4708-81fe-0de47ac73342</text:p>
          </table:table-cell>
          <table:table-cell office:value-type="string" calcext:value-type="string">
            <text:p><text:s/>Lets you manage BizTalk services, but not access to them.</text:p>
          </table:table-cell>
          <table:table-cell office:value-type="string" calcext:value-type="string">
            <text:p><text:s/>Microsoft.Authorization/*/read</text:p>
          </table:table-cell>
        </table:table-row>
        <table:table-row table:style-name="ro1">
          <table:table-cell office:value-type="string" calcext:value-type="string">
            <text:p>426e0c7f-0c7e-4658-b36f-ff54d6c29b45</text:p>
          </table:table-cell>
          <table:table-cell office:value-type="string" calcext:value-type="string">
            <text:p><text:s/>/subscriptions/cafb95de-39ce-4f0d-a9fe-db89b93c7ea2/providers/Microsoft.Authorization/roleDefinitions/426e0c7f-0c7e-4658-b36f-ff54d6c29b45</text:p>
          </table:table-cell>
          <table:table-cell office:value-type="string" calcext:value-type="string">
            <text:p><text:s/>Can manage CDN endpoints, but can't grant access to other users.</text:p>
          </table:table-cell>
          <table:table-cell office:value-type="string" calcext:value-type="string">
            <text:p><text:s/>Microsoft.Authorization/*/read</text:p>
          </table:table-cell>
        </table:table-row>
        <table:table-row table:style-name="ro1">
          <table:table-cell office:value-type="string" calcext:value-type="string">
            <text:p>ec156ff8-a8d1-4d15-830c-5b80698ca432</text:p>
          </table:table-cell>
          <table:table-cell office:value-type="string" calcext:value-type="string">
            <text:p><text:s/>/subscriptions/cafb95de-39ce-4f0d-a9fe-db89b93c7ea2/providers/Microsoft.Authorization/roleDefinitions/ec156ff8-a8d1-4d15-830c-5b80698ca432</text:p>
          </table:table-cell>
          <table:table-cell office:value-type="string" calcext:value-type="string">
            <text:p><text:s/>Can manage CDN and Azure Front Door standard and premium profiles and their endpoints, but can't grant access to other users.</text:p>
          </table:table-cell>
          <table:table-cell office:value-type="string" calcext:value-type="string">
            <text:p><text:s/>Microsoft.Authorization/*/read</text:p>
          </table:table-cell>
        </table:table-row>
        <table:table-row table:style-name="ro1">
          <table:table-cell office:value-type="string" calcext:value-type="string">
            <text:p>8f96442b-4075-438f-813d-ad51ab4019af</text:p>
          </table:table-cell>
          <table:table-cell office:value-type="string" calcext:value-type="string">
            <text:p><text:s/>/subscriptions/cafb95de-39ce-4f0d-a9fe-db89b93c7ea2/providers/Microsoft.Authorization/roleDefinitions/8f96442b-4075-438f-813d-ad51ab4019af</text:p>
          </table:table-cell>
          <table:table-cell office:value-type="string" calcext:value-type="string">
            <text:p><text:s/>Can view CDN profiles and their endpoints, but can't make changes.</text:p>
          </table:table-cell>
          <table:table-cell office:value-type="string" calcext:value-type="string">
            <text:p><text:s/>Microsoft.Authorization/*/read</text:p>
          </table:table-cell>
        </table:table-row>
        <table:table-row table:style-name="ro1">
          <table:table-cell office:value-type="string" calcext:value-type="string">
            <text:p>b34d265f-36f7-4a0d-a4d4-e158ca92e90f</text:p>
          </table:table-cell>
          <table:table-cell office:value-type="string" calcext:value-type="string">
            <text:p><text:s/>/subscriptions/cafb95de-39ce-4f0d-a9fe-db89b93c7ea2/providers/Microsoft.Authorization/roleDefinitions/b34d265f-36f7-4a0d-a4d4-e158ca92e90f</text:p>
          </table:table-cell>
          <table:table-cell office:value-type="string" calcext:value-type="string">
            <text:p><text:s/>Lets you manage classic networks, but not access to them.</text:p>
          </table:table-cell>
          <table:table-cell office:value-type="string" calcext:value-type="string">
            <text:p><text:s/>Microsoft.Authorization/*/read</text:p>
          </table:table-cell>
        </table:table-row>
        <table:table-row table:style-name="ro1">
          <table:table-cell office:value-type="string" calcext:value-type="string">
            <text:p>86e8f5dc-a6e9-4c67-9d15-de283e8eac25</text:p>
          </table:table-cell>
          <table:table-cell office:value-type="string" calcext:value-type="string">
            <text:p><text:s/>/subscriptions/cafb95de-39ce-4f0d-a9fe-db89b93c7ea2/providers/Microsoft.Authorization/roleDefinitions/86e8f5dc-a6e9-4c67-9d15-de283e8eac25</text:p>
          </table:table-cell>
          <table:table-cell office:value-type="string" calcext:value-type="string">
            <text:p><text:s/>Lets you manage classic storage accounts, but not access to them.</text:p>
          </table:table-cell>
          <table:table-cell office:value-type="string" calcext:value-type="string">
            <text:p><text:s/>Microsoft.Authorization/*/read</text:p>
          </table:table-cell>
        </table:table-row>
        <table:table-row table:style-name="ro1">
          <table:table-cell office:value-type="string" calcext:value-type="string">
            <text:p>985d6b00-f706-48f5-a6fe-d0ca12fb668d</text:p>
          </table:table-cell>
          <table:table-cell office:value-type="string" calcext:value-type="string">
            <text:p><text:s/>/subscriptions/cafb95de-39ce-4f0d-a9fe-db89b93c7ea2/providers/Microsoft.Authorization/roleDefinitions/985d6b00-f706-48f5-a6fe-d0ca12fb668d</text:p>
          </table:table-cell>
          <table:table-cell office:value-type="string" calcext:value-type="string">
            <text:p><text:s/>Classic Storage Account Key Operators are allowed to list and regenerate keys on Classic Storage Accounts</text:p>
          </table:table-cell>
          <table:table-cell office:value-type="string" calcext:value-type="string">
            <text:p><text:s/>Microsoft.ClassicStorage/storageAccounts/listkeys/action</text:p>
          </table:table-cell>
        </table:table-row>
        <table:table-row table:style-name="ro1">
          <table:table-cell office:value-type="string" calcext:value-type="string">
            <text:p>9106cda0-8a86-4e81-b686-29a22c54effe</text:p>
          </table:table-cell>
          <table:table-cell office:value-type="string" calcext:value-type="string">
            <text:p><text:s/>/subscriptions/cafb95de-39ce-4f0d-a9fe-db89b93c7ea2/providers/Microsoft.Authorization/roleDefinitions/9106cda0-8a86-4e81-b686-29a22c54effe</text:p>
          </table:table-cell>
          <table:table-cell office:value-type="string" calcext:value-type="string">
            <text:p><text:s/>Lets you manage ClearDB MySQL databases, but not access to them.</text:p>
          </table:table-cell>
          <table:table-cell office:value-type="string" calcext:value-type="string">
            <text:p><text:s/>Microsoft.Authorization/*/read</text:p>
          </table:table-cell>
        </table:table-row>
        <table:table-row table:style-name="ro1">
          <table:table-cell office:value-type="string" calcext:value-type="string">
            <text:p>d73bb868-a0df-4d4d-bd69-98a00b01fccb</text:p>
          </table:table-cell>
          <table:table-cell office:value-type="string" calcext:value-type="string">
            <text:p><text:s/>/subscriptions/cafb95de-39ce-4f0d-a9fe-db89b93c7ea2/providers/Microsoft.Authorization/roleDefinitions/d73bb868-a0df-4d4d-bd69-98a00b01fccb</text:p>
          </table:table-cell>
          <table:table-cell office:value-type="string" calcext:value-type="string">
            <text:p><text:s/>Lets you manage classic virtual machines, but not access to them, and not the virtual network or storage account they’re connected to.</text:p>
          </table:table-cell>
          <table:table-cell office:value-type="string" calcext:value-type="string">
            <text:p><text:s/>Microsoft.Authorization/*/read</text:p>
          </table:table-cell>
        </table:table-row>
        <table:table-row table:style-name="ro1">
          <table:table-cell office:value-type="string" calcext:value-type="string">
            <text:p>a97b65f3-24c7-4388-baec-2e87135dc908</text:p>
          </table:table-cell>
          <table:table-cell office:value-type="string" calcext:value-type="string">
            <text:p><text:s/>/subscriptions/cafb95de-39ce-4f0d-a9fe-db89b93c7ea2/providers/Microsoft.Authorization/roleDefinitions/a97b65f3-24c7-4388-baec-2e87135dc908</text:p>
          </table:table-cell>
          <table:table-cell office:value-type="string" calcext:value-type="string">
            <text:p><text:s/>Lets you read and list keys of Cognitive Services.</text:p>
          </table:table-cell>
          <table:table-cell office:value-type="string" calcext:value-type="string">
            <text:p><text:s/>Microsoft.CognitiveServices/*/read</text:p>
          </table:table-cell>
        </table:table-row>
        <table:table-row table:style-name="ro1">
          <table:table-cell office:value-type="string" calcext:value-type="string">
            <text:p>b59867f0-fa02-499b-be73-45a86b5b3e1c</text:p>
          </table:table-cell>
          <table:table-cell office:value-type="string" calcext:value-type="string">
            <text:p><text:s/>/subscriptions/cafb95de-39ce-4f0d-a9fe-db89b93c7ea2/providers/Microsoft.Authorization/roleDefinitions/b59867f0-fa02-499b-be73-45a86b5b3e1c</text:p>
          </table:table-cell>
          <table:table-cell office:value-type="string" calcext:value-type="string">
            <text:p><text:s/>Lets you read Cognitive Services data.</text:p>
          </table:table-cell>
          <table:table-cell/>
        </table:table-row>
        <table:table-row table:style-name="ro1">
          <table:table-cell office:value-type="string" calcext:value-type="string">
            <text:p>25fbc0a9-bd7c-42a3-aa1a-3b75d497ee68</text:p>
          </table:table-cell>
          <table:table-cell office:value-type="string" calcext:value-type="string">
            <text:p><text:s/>/subscriptions/cafb95de-39ce-4f0d-a9fe-db89b93c7ea2/providers/Microsoft.Authorization/roleDefinitions/25fbc0a9-bd7c-42a3-aa1a-3b75d497ee68</text:p>
          </table:table-cell>
          <table:table-cell office:value-type="string" calcext:value-type="string">
            <text:p><text:s/>Lets you create, read, update, delete and manage keys of Cognitive Services.</text:p>
          </table:table-cell>
          <table:table-cell office:value-type="string" calcext:value-type="string">
            <text:p><text:s/>Microsoft.Authorization/*/read</text:p>
          </table:table-cell>
        </table:table-row>
        <table:table-row table:style-name="ro1">
          <table:table-cell office:value-type="string" calcext:value-type="string">
            <text:p>db7b14f2-5adf-42da-9f96-f2ee17bab5cb</text:p>
          </table:table-cell>
          <table:table-cell office:value-type="string" calcext:value-type="string">
            <text:p><text:s/>/subscriptions/cafb95de-39ce-4f0d-a9fe-db89b93c7ea2/providers/Microsoft.Authorization/roleDefinitions/db7b14f2-5adf-42da-9f96-f2ee17bab5cb</text:p>
          </table:table-cell>
          <table:table-cell office:value-type="string" calcext:value-type="string">
            <text:p><text:s/>Can submit restore request for a Cosmos DB database or a container for an account</text:p>
          </table:table-cell>
          <table:table-cell office:value-type="string" calcext:value-type="string">
            <text:p><text:s/>Microsoft.DocumentDB/databaseAccounts/backup/action</text:p>
          </table:table-cell>
        </table:table-row>
        <table:table-row table:style-name="ro1">
          <table:table-cell office:value-type="string" calcext:value-type="string">
            <text:p>b24988ac-6180-42a0-ab88-20f7382dd24c</text:p>
          </table:table-cell>
          <table:table-cell office:value-type="string" calcext:value-type="string">
            <text:p><text:s/>/subscriptions/cafb95de-39ce-4f0d-a9fe-db89b93c7ea2/providers/Microsoft.Authorization/roleDefinitions/b24988ac-6180-42a0-ab88-20f7382dd24c</text:p>
          </table:table-cell>
          <table:table-cell office:value-type="string" calcext:value-type="string">
            <text:p><text:s/>Grants full access to manage all resources, but does not allow you to assign roles in Azure RBAC, manage assignments in Azure Blueprints, or share image galleries.</text:p>
          </table:table-cell>
          <table:table-cell office:value-type="string" calcext:value-type="string">
            <text:p><text:s/>*</text:p>
          </table:table-cell>
        </table:table-row>
        <table:table-row table:style-name="ro1">
          <table:table-cell office:value-type="string" calcext:value-type="string">
            <text:p>fbdf93bf-df7d-467e-a4d2-9458aa1360c8</text:p>
          </table:table-cell>
          <table:table-cell office:value-type="string" calcext:value-type="string">
            <text:p><text:s/>/subscriptions/cafb95de-39ce-4f0d-a9fe-db89b93c7ea2/providers/Microsoft.Authorization/roleDefinitions/fbdf93bf-df7d-467e-a4d2-9458aa1360c8</text:p>
          </table:table-cell>
          <table:table-cell office:value-type="string" calcext:value-type="string">
            <text:p><text:s/>Can read Azure Cosmos DB Accounts data</text:p>
          </table:table-cell>
          <table:table-cell office:value-type="string" calcext:value-type="string">
            <text:p><text:s/>Microsoft.Authorization/*/read</text:p>
          </table:table-cell>
        </table:table-row>
        <table:table-row table:style-name="ro1">
          <table:table-cell office:value-type="string" calcext:value-type="string">
            <text:p>434105ed-43f6-45c7-a02f-909b2ba83430</text:p>
          </table:table-cell>
          <table:table-cell office:value-type="string" calcext:value-type="string">
            <text:p><text:s/>/subscriptions/cafb95de-39ce-4f0d-a9fe-db89b93c7ea2/providers/Microsoft.Authorization/roleDefinitions/434105ed-43f6-45c7-a02f-909b2ba83430</text:p>
          </table:table-cell>
          <table:table-cell office:value-type="string" calcext:value-type="string">
            <text:p><text:s/>Can view costs and manage cost configuration (e.g. budgets, exports)</text:p>
          </table:table-cell>
          <table:table-cell office:value-type="string" calcext:value-type="string">
            <text:p><text:s/>Microsoft.Consumption/*</text:p>
          </table:table-cell>
        </table:table-row>
        <table:table-row table:style-name="ro1">
          <table:table-cell office:value-type="string" calcext:value-type="string">
            <text:p>72fafb9e-0641-4937-9268-a91bfd8191a3</text:p>
          </table:table-cell>
          <table:table-cell office:value-type="string" calcext:value-type="string">
            <text:p><text:s/>/subscriptions/cafb95de-39ce-4f0d-a9fe-db89b93c7ea2/providers/Microsoft.Authorization/roleDefinitions/72fafb9e-0641-4937-9268-a91bfd8191a3</text:p>
          </table:table-cell>
          <table:table-cell office:value-type="string" calcext:value-type="string">
            <text:p><text:s/>Can view cost data and configuration (e.g. budgets, exports)</text:p>
          </table:table-cell>
          <table:table-cell office:value-type="string" calcext:value-type="string">
            <text:p><text:s/>Microsoft.Consumption/*/read</text:p>
          </table:table-cell>
        </table:table-row>
        <table:table-row table:style-name="ro1">
          <table:table-cell office:value-type="string" calcext:value-type="string">
            <text:p>add466c9-e687-43fc-8d98-dfcf8d720be5</text:p>
          </table:table-cell>
          <table:table-cell office:value-type="string" calcext:value-type="string">
            <text:p><text:s/>/subscriptions/cafb95de-39ce-4f0d-a9fe-db89b93c7ea2/providers/Microsoft.Authorization/roleDefinitions/add466c9-e687-43fc-8d98-dfcf8d720be5</text:p>
          </table:table-cell>
          <table:table-cell office:value-type="string" calcext:value-type="string">
            <text:p><text:s/>Lets you manage everything under Data Box Service except giving access to others.</text:p>
          </table:table-cell>
          <table:table-cell office:value-type="string" calcext:value-type="string">
            <text:p><text:s/>Microsoft.Authorization/*/read</text:p>
          </table:table-cell>
        </table:table-row>
        <table:table-row table:style-name="ro1">
          <table:table-cell office:value-type="string" calcext:value-type="string">
            <text:p>028f4ed7-e2a9-465e-a8f4-9c0ffdfdc027</text:p>
          </table:table-cell>
          <table:table-cell office:value-type="string" calcext:value-type="string">
            <text:p><text:s/>/subscriptions/cafb95de-39ce-4f0d-a9fe-db89b93c7ea2/providers/Microsoft.Authorization/roleDefinitions/028f4ed7-e2a9-465e-a8f4-9c0ffdfdc027</text:p>
          </table:table-cell>
          <table:table-cell office:value-type="string" calcext:value-type="string">
            <text:p><text:s/>Lets you manage Data Box Service except creating order or editing order details and giving access to others.</text:p>
          </table:table-cell>
          <table:table-cell office:value-type="string" calcext:value-type="string">
            <text:p><text:s/>Microsoft.Authorization/*/read</text:p>
          </table:table-cell>
        </table:table-row>
        <table:table-row table:style-name="ro1">
          <table:table-cell office:value-type="string" calcext:value-type="string">
            <text:p>673868aa-7521-48a0-acc6-0f60742d39f5</text:p>
          </table:table-cell>
          <table:table-cell office:value-type="string" calcext:value-type="string">
            <text:p><text:s/>/subscriptions/cafb95de-39ce-4f0d-a9fe-db89b93c7ea2/providers/Microsoft.Authorization/roleDefinitions/673868aa-7521-48a0-acc6-0f60742d39f5</text:p>
          </table:table-cell>
          <table:table-cell office:value-type="string" calcext:value-type="string">
            <text:p><text:s/>Create and manage data factories, as well as child resources within them.</text:p>
          </table:table-cell>
          <table:table-cell office:value-type="string" calcext:value-type="string">
            <text:p><text:s/>Microsoft.Authorization/*/read</text:p>
          </table:table-cell>
        </table:table-row>
        <table:table-row table:style-name="ro1">
          <table:table-cell office:value-type="string" calcext:value-type="string">
            <text:p>150f5e0c-0603-4f03-8c7f-cf70034c4e90</text:p>
          </table:table-cell>
          <table:table-cell office:value-type="string" calcext:value-type="string">
            <text:p><text:s/>/subscriptions/cafb95de-39ce-4f0d-a9fe-db89b93c7ea2/providers/Microsoft.Authorization/roleDefinitions/150f5e0c-0603-4f03-8c7f-cf70034c4e90</text:p>
          </table:table-cell>
          <table:table-cell office:value-type="string" calcext:value-type="string">
            <text:p><text:s/>Can purge analytics data</text:p>
          </table:table-cell>
          <table:table-cell office:value-type="string" calcext:value-type="string">
            <text:p><text:s/>Microsoft.Insights/components/*/read</text:p>
          </table:table-cell>
        </table:table-row>
        <table:table-row table:style-name="ro1">
          <table:table-cell office:value-type="string" calcext:value-type="string">
            <text:p>47b7735b-770e-4598-a7da-8b91488b4c88</text:p>
          </table:table-cell>
          <table:table-cell office:value-type="string" calcext:value-type="string">
            <text:p><text:s/>/subscriptions/cafb95de-39ce-4f0d-a9fe-db89b93c7ea2/providers/Microsoft.Authorization/roleDefinitions/47b7735b-770e-4598-a7da-8b91488b4c88</text:p>
          </table:table-cell>
          <table:table-cell office:value-type="string" calcext:value-type="string">
            <text:p><text:s/>Lets you submit, monitor, and manage your own jobs but not create or delete Data Lake Analytics accounts.</text:p>
          </table:table-cell>
          <table:table-cell office:value-type="string" calcext:value-type="string">
            <text:p><text:s/>Microsoft.Authorization/*/read</text:p>
          </table:table-cell>
        </table:table-row>
        <table:table-row table:style-name="ro1">
          <table:table-cell office:value-type="string" calcext:value-type="string">
            <text:p>76283e04-6283-4c54-8f91-bcf1374a3c64</text:p>
          </table:table-cell>
          <table:table-cell office:value-type="string" calcext:value-type="string">
            <text:p><text:s/>/subscriptions/cafb95de-39ce-4f0d-a9fe-db89b93c7ea2/providers/Microsoft.Authorization/roleDefinitions/76283e04-6283-4c54-8f91-bcf1374a3c64</text:p>
          </table:table-cell>
          <table:table-cell office:value-type="string" calcext:value-type="string">
            <text:p><text:s/>Lets you connect, start, restart, and shutdown your virtual machines in your Azure DevTest Labs.</text:p>
          </table:table-cell>
          <table:table-cell office:value-type="string" calcext:value-type="string">
            <text:p><text:s/>Microsoft.Authorization/*/read</text:p>
          </table:table-cell>
        </table:table-row>
        <table:table-row table:style-name="ro1">
          <table:table-cell office:value-type="string" calcext:value-type="string">
            <text:p>5bd9cd88-fe45-4216-938b-f97437e15450</text:p>
          </table:table-cell>
          <table:table-cell office:value-type="string" calcext:value-type="string">
            <text:p><text:s/>/subscriptions/cafb95de-39ce-4f0d-a9fe-db89b93c7ea2/providers/Microsoft.Authorization/roleDefinitions/5bd9cd88-fe45-4216-938b-f97437e15450</text:p>
          </table:table-cell>
          <table:table-cell office:value-type="string" calcext:value-type="string">
            <text:p><text:s/>Lets you manage DocumentDB accounts, but not access to them.</text:p>
          </table:table-cell>
          <table:table-cell office:value-type="string" calcext:value-type="string">
            <text:p><text:s/>Microsoft.Authorization/*/read</text:p>
          </table:table-cell>
        </table:table-row>
        <table:table-row table:style-name="ro1">
          <table:table-cell office:value-type="string" calcext:value-type="string">
            <text:p>befefa01-2a29-4197-83a8-272ff33ce314</text:p>
          </table:table-cell>
          <table:table-cell office:value-type="string" calcext:value-type="string">
            <text:p><text:s/>/subscriptions/cafb95de-39ce-4f0d-a9fe-db89b93c7ea2/providers/Microsoft.Authorization/roleDefinitions/befefa01-2a29-4197-83a8-272ff33ce314</text:p>
          </table:table-cell>
          <table:table-cell office:value-type="string" calcext:value-type="string">
            <text:p><text:s/>Lets you manage DNS zones and record sets in Azure DNS, but does not let you control who has access to them.</text:p>
          </table:table-cell>
          <table:table-cell office:value-type="string" calcext:value-type="string">
            <text:p><text:s/>Microsoft.Authorization/*/read</text:p>
          </table:table-cell>
        </table:table-row>
        <table:table-row table:style-name="ro1">
          <table:table-cell office:value-type="string" calcext:value-type="string">
            <text:p>428e0ff0-5e57-4d9c-a221-2c70d0e0a443</text:p>
          </table:table-cell>
          <table:table-cell office:value-type="string" calcext:value-type="string">
            <text:p><text:s/>/subscriptions/cafb95de-39ce-4f0d-a9fe-db89b93c7ea2/providers/Microsoft.Authorization/roleDefinitions/428e0ff0-5e57-4d9c-a221-2c70d0e0a443</text:p>
          </table:table-cell>
          <table:table-cell office:value-type="string" calcext:value-type="string">
            <text:p><text:s/>Lets you manage EventGrid event subscription operations.</text:p>
          </table:table-cell>
          <table:table-cell office:value-type="string" calcext:value-type="string">
            <text:p><text:s/>Microsoft.Authorization/*/read</text:p>
          </table:table-cell>
        </table:table-row>
        <table:table-row table:style-name="ro1">
          <table:table-cell office:value-type="string" calcext:value-type="string">
            <text:p>2414bbcf-6497-4faf-8c65-045460748405</text:p>
          </table:table-cell>
          <table:table-cell office:value-type="string" calcext:value-type="string">
            <text:p><text:s/>/subscriptions/cafb95de-39ce-4f0d-a9fe-db89b93c7ea2/providers/Microsoft.Authorization/roleDefinitions/2414bbcf-6497-4faf-8c65-045460748405</text:p>
          </table:table-cell>
          <table:table-cell office:value-type="string" calcext:value-type="string">
            <text:p><text:s/>Lets you read EventGrid event subscriptions.</text:p>
          </table:table-cell>
          <table:table-cell office:value-type="string" calcext:value-type="string">
            <text:p><text:s/>Microsoft.Authorization/*/read</text:p>
          </table:table-cell>
        </table:table-row>
        <table:table-row table:style-name="ro1">
          <table:table-cell office:value-type="string" calcext:value-type="string">
            <text:p>b60367af-1334-4454-b71e-769d9a4f83d9</text:p>
          </table:table-cell>
          <table:table-cell office:value-type="string" calcext:value-type="string">
            <text:p><text:s/>/subscriptions/cafb95de-39ce-4f0d-a9fe-db89b93c7ea2/providers/Microsoft.Authorization/roleDefinitions/b60367af-1334-4454-b71e-769d9a4f83d9</text:p>
          </table:table-cell>
          <table:table-cell office:value-type="string" calcext:value-type="string">
            <text:p><text:s/>Create and manage all aspects of the Enterprise Graph - Ontology, Schema mapping, Conflation and Conversational AI and Ingestions</text:p>
          </table:table-cell>
          <table:table-cell office:value-type="string" calcext:value-type="string">
            <text:p><text:s/>Microsoft.EnterpriseKnowledgeGraph/services/conflation/read</text:p>
          </table:table-cell>
        </table:table-row>
        <table:table-row table:style-name="ro1">
          <table:table-cell office:value-type="string" calcext:value-type="string">
            <text:p>8d8d5a11-05d3-4bda-a417-a08778121c7c</text:p>
          </table:table-cell>
          <table:table-cell office:value-type="string" calcext:value-type="string">
            <text:p><text:s/>/subscriptions/cafb95de-39ce-4f0d-a9fe-db89b93c7ea2/providers/Microsoft.Authorization/roleDefinitions/8d8d5a11-05d3-4bda-a417-a08778121c7c</text:p>
          </table:table-cell>
          <table:table-cell office:value-type="string" calcext:value-type="string">
            <text:p><text:s/>Can Read, Create, Modify and Delete Domain Services related operations needed for HDInsight Enterprise Security Package</text:p>
          </table:table-cell>
          <table:table-cell office:value-type="string" calcext:value-type="string">
            <text:p><text:s/>Microsoft.AAD/*/read</text:p>
          </table:table-cell>
        </table:table-row>
        <table:table-row table:style-name="ro1">
          <table:table-cell office:value-type="string" calcext:value-type="string">
            <text:p>03a6d094-3444-4b3d-88af-7477090a9e5e</text:p>
          </table:table-cell>
          <table:table-cell office:value-type="string" calcext:value-type="string">
            <text:p><text:s/>/subscriptions/cafb95de-39ce-4f0d-a9fe-db89b93c7ea2/providers/Microsoft.Authorization/roleDefinitions/03a6d094-3444-4b3d-88af-7477090a9e5e</text:p>
          </table:table-cell>
          <table:table-cell office:value-type="string" calcext:value-type="string">
            <text:p><text:s/>Lets you manage Intelligent Systems accounts, but not access to them.</text:p>
          </table:table-cell>
          <table:table-cell office:value-type="string" calcext:value-type="string">
            <text:p><text:s/>Microsoft.Authorization/*/read</text:p>
          </table:table-cell>
        </table:table-row>
        <table:table-row table:style-name="ro1">
          <table:table-cell office:value-type="string" calcext:value-type="string">
            <text:p>f25e0fa2-a7c8-4377-a976-54943a77a395</text:p>
          </table:table-cell>
          <table:table-cell office:value-type="string" calcext:value-type="string">
            <text:p><text:s/>/subscriptions/cafb95de-39ce-4f0d-a9fe-db89b93c7ea2/providers/Microsoft.Authorization/roleDefinitions/f25e0fa2-a7c8-4377-a976-54943a77a395</text:p>
          </table:table-cell>
          <table:table-cell office:value-type="string" calcext:value-type="string">
            <text:p><text:s/>Lets you manage key vaults, but not access to them.</text:p>
          </table:table-cell>
          <table:table-cell office:value-type="string" calcext:value-type="string">
            <text:p><text:s/>Microsoft.Authorization/*/read</text:p>
          </table:table-cell>
        </table:table-row>
        <table:table-row table:style-name="ro1">
          <table:table-cell office:value-type="string" calcext:value-type="string">
            <text:p>ee361c5d-f7b5-4119-b4b6-892157c8f64c</text:p>
          </table:table-cell>
          <table:table-cell office:value-type="string" calcext:value-type="string">
            <text:p><text:s/>/subscriptions/cafb95de-39ce-4f0d-a9fe-db89b93c7ea2/providers/Microsoft.Authorization/roleDefinitions/ee361c5d-f7b5-4119-b4b6-892157c8f64c</text:p>
          </table:table-cell>
          <table:table-cell office:value-type="string" calcext:value-type="string">
            <text:p><text:s/>Knowledge Read permission to consume Enterprise Graph Knowledge using entity search and graph query</text:p>
          </table:table-cell>
          <table:table-cell office:value-type="string" calcext:value-type="string">
            <text:p><text:s/>Microsoft.EnterpriseKnowledgeGraph/services/knowledge/read</text:p>
          </table:table-cell>
        </table:table-row>
        <table:table-row table:style-name="ro1">
          <table:table-cell office:value-type="string" calcext:value-type="string">
            <text:p>b97fb8bc-a8b2-4522-a38b-dd33c7e65ead</text:p>
          </table:table-cell>
          <table:table-cell office:value-type="string" calcext:value-type="string">
            <text:p><text:s/>/subscriptions/cafb95de-39ce-4f0d-a9fe-db89b93c7ea2/providers/Microsoft.Authorization/roleDefinitions/b97fb8bc-a8b2-4522-a38b-dd33c7e65ead</text:p>
          </table:table-cell>
          <table:table-cell office:value-type="string" calcext:value-type="string">
            <text:p><text:s/>Lets you create new labs under your Azure Lab Accounts.</text:p>
          </table:table-cell>
          <table:table-cell office:value-type="string" calcext:value-type="string">
            <text:p><text:s/>Microsoft.Authorization/*/read</text:p>
          </table:table-cell>
        </table:table-row>
        <table:table-row table:style-name="ro1">
          <table:table-cell office:value-type="string" calcext:value-type="string">
            <text:p>73c42c96-874c-492b-b04d-ab87d138a893</text:p>
          </table:table-cell>
          <table:table-cell office:value-type="string" calcext:value-type="string">
            <text:p><text:s/>/subscriptions/cafb95de-39ce-4f0d-a9fe-db89b93c7ea2/providers/Microsoft.Authorization/roleDefinitions/73c42c96-874c-492b-b04d-ab87d138a893</text:p>
          </table:table-cell>
          <table:table-cell office:value-type="string" calcext:value-type="string">
            <text:p><text:s/>Log Analytics Reader can view and search all monitoring data as well as and view monitoring settings, including viewing the configuration of Azure diagnostics on all Azure resources.</text:p>
          </table:table-cell>
          <table:table-cell office:value-type="string" calcext:value-type="string">
            <text:p><text:s/>*/read</text:p>
          </table:table-cell>
        </table:table-row>
        <table:table-row table:style-name="ro1">
          <table:table-cell office:value-type="string" calcext:value-type="string">
            <text:p>92aaf0da-9dab-42b6-94a3-d43ce8d16293</text:p>
          </table:table-cell>
          <table:table-cell office:value-type="string" calcext:value-type="string">
            <text:p><text:s/>/subscriptions/cafb95de-39ce-4f0d-a9fe-db89b93c7ea2/providers/Microsoft.Authorization/roleDefinitions/92aaf0da-9dab-42b6-94a3-d43ce8d16293</text:p>
          </table:table-cell>
          <table:table-cell office:value-type="string" calcext:value-type="string">
            <text:p><text:s/>Log Analytics Contributor can read all monitoring data and edit monitoring settings. Editing monitoring settings includes adding the VM extension to VMs; reading storage account keys to be able to configure collection of logs from Azure Storage; adding solutions; and configuring Azure diagnostics on all Azure resources.</text:p>
          </table:table-cell>
          <table:table-cell office:value-type="string" calcext:value-type="string">
            <text:p><text:s/>*/read</text:p>
          </table:table-cell>
        </table:table-row>
        <table:table-row table:style-name="ro1">
          <table:table-cell office:value-type="string" calcext:value-type="string">
            <text:p>515c2055-d9d4-4321-b1b9-bd0c9a0f79fe</text:p>
          </table:table-cell>
          <table:table-cell office:value-type="string" calcext:value-type="string">
            <text:p><text:s/>/subscriptions/cafb95de-39ce-4f0d-a9fe-db89b93c7ea2/providers/Microsoft.Authorization/roleDefinitions/515c2055-d9d4-4321-b1b9-bd0c9a0f79fe</text:p>
          </table:table-cell>
          <table:table-cell office:value-type="string" calcext:value-type="string">
            <text:p><text:s/>Lets you read, enable and disable logic app.</text:p>
          </table:table-cell>
          <table:table-cell office:value-type="string" calcext:value-type="string">
            <text:p><text:s/>Microsoft.Authorization/*/read</text:p>
          </table:table-cell>
        </table:table-row>
        <table:table-row table:style-name="ro1">
          <table:table-cell office:value-type="string" calcext:value-type="string">
            <text:p>87a39d53-fc1b-424a-814c-f7e04687dc9e</text:p>
          </table:table-cell>
          <table:table-cell office:value-type="string" calcext:value-type="string">
            <text:p><text:s/>/subscriptions/cafb95de-39ce-4f0d-a9fe-db89b93c7ea2/providers/Microsoft.Authorization/roleDefinitions/87a39d53-fc1b-424a-814c-f7e04687dc9e</text:p>
          </table:table-cell>
          <table:table-cell office:value-type="string" calcext:value-type="string">
            <text:p><text:s/>Lets you manage logic app, but not access to them.</text:p>
          </table:table-cell>
          <table:table-cell office:value-type="string" calcext:value-type="string">
            <text:p><text:s/>Microsoft.Authorization/*/read</text:p>
          </table:table-cell>
        </table:table-row>
        <table:table-row table:style-name="ro1">
          <table:table-cell office:value-type="string" calcext:value-type="string">
            <text:p>c7393b34-138c-406f-901b-d8cf2b17e6ae</text:p>
          </table:table-cell>
          <table:table-cell office:value-type="string" calcext:value-type="string">
            <text:p><text:s/>/subscriptions/cafb95de-39ce-4f0d-a9fe-db89b93c7ea2/providers/Microsoft.Authorization/roleDefinitions/c7393b34-138c-406f-901b-d8cf2b17e6ae</text:p>
          </table:table-cell>
          <table:table-cell office:value-type="string" calcext:value-type="string">
            <text:p><text:s/>Lets you read and perform actions on Managed Application resources</text:p>
          </table:table-cell>
          <table:table-cell office:value-type="string" calcext:value-type="string">
            <text:p><text:s/>*/read</text:p>
          </table:table-cell>
        </table:table-row>
        <table:table-row table:style-name="ro1">
          <table:table-cell office:value-type="string" calcext:value-type="string">
            <text:p>b9331d33-8a36-4f8c-b097-4f54124fdb44</text:p>
          </table:table-cell>
          <table:table-cell office:value-type="string" calcext:value-type="string">
            <text:p><text:s/>/subscriptions/cafb95de-39ce-4f0d-a9fe-db89b93c7ea2/providers/Microsoft.Authorization/roleDefinitions/b9331d33-8a36-4f8c-b097-4f54124fdb44</text:p>
          </table:table-cell>
          <table:table-cell office:value-type="string" calcext:value-type="string">
            <text:p><text:s/>Lets you read resources in a managed app and request JIT access.</text:p>
          </table:table-cell>
          <table:table-cell office:value-type="string" calcext:value-type="string">
            <text:p><text:s/>*/read</text:p>
          </table:table-cell>
        </table:table-row>
        <table:table-row table:style-name="ro1">
          <table:table-cell office:value-type="string" calcext:value-type="string">
            <text:p>f1a07417-d97a-45cb-824c-7a7467783830</text:p>
          </table:table-cell>
          <table:table-cell office:value-type="string" calcext:value-type="string">
            <text:p><text:s/>/subscriptions/cafb95de-39ce-4f0d-a9fe-db89b93c7ea2/providers/Microsoft.Authorization/roleDefinitions/f1a07417-d97a-45cb-824c-7a7467783830</text:p>
          </table:table-cell>
          <table:table-cell office:value-type="string" calcext:value-type="string">
            <text:p><text:s/>Read and Assign User Assigned Identity</text:p>
          </table:table-cell>
          <table:table-cell office:value-type="string" calcext:value-type="string">
            <text:p><text:s/>Microsoft.ManagedIdentity/userAssignedIdentities/*/read</text:p>
          </table:table-cell>
        </table:table-row>
        <table:table-row table:style-name="ro1">
          <table:table-cell office:value-type="string" calcext:value-type="string">
            <text:p>e40ec5ca-96e0-45a2-b4ff-59039f2c2b59</text:p>
          </table:table-cell>
          <table:table-cell office:value-type="string" calcext:value-type="string">
            <text:p><text:s/>/subscriptions/cafb95de-39ce-4f0d-a9fe-db89b93c7ea2/providers/Microsoft.Authorization/roleDefinitions/e40ec5ca-96e0-45a2-b4ff-59039f2c2b59</text:p>
          </table:table-cell>
          <table:table-cell office:value-type="string" calcext:value-type="string">
            <text:p><text:s/>Create, Read, Update, and Delete User Assigned Identity</text:p>
          </table:table-cell>
          <table:table-cell office:value-type="string" calcext:value-type="string">
            <text:p><text:s/>Microsoft.ManagedIdentity/userAssignedIdentities/read</text:p>
          </table:table-cell>
        </table:table-row>
        <table:table-row table:style-name="ro1">
          <table:table-cell office:value-type="string" calcext:value-type="string">
            <text:p>5d58bcaf-24a5-4b20-bdb6-eed9f69fbe4c</text:p>
          </table:table-cell>
          <table:table-cell office:value-type="string" calcext:value-type="string">
            <text:p><text:s/>/subscriptions/cafb95de-39ce-4f0d-a9fe-db89b93c7ea2/providers/Microsoft.Authorization/roleDefinitions/5d58bcaf-24a5-4b20-bdb6-eed9f69fbe4c</text:p>
          </table:table-cell>
          <table:table-cell office:value-type="string" calcext:value-type="string">
            <text:p><text:s/>Management Group Contributor Role</text:p>
          </table:table-cell>
          <table:table-cell office:value-type="string" calcext:value-type="string">
            <text:p><text:s/>Microsoft.Management/managementGroups/delete</text:p>
          </table:table-cell>
        </table:table-row>
        <table:table-row table:style-name="ro1">
          <table:table-cell office:value-type="string" calcext:value-type="string">
            <text:p>ac63b705-f282-497d-ac71-919bf39d939d</text:p>
          </table:table-cell>
          <table:table-cell office:value-type="string" calcext:value-type="string">
            <text:p><text:s/>/subscriptions/cafb95de-39ce-4f0d-a9fe-db89b93c7ea2/providers/Microsoft.Authorization/roleDefinitions/ac63b705-f282-497d-ac71-919bf39d939d</text:p>
          </table:table-cell>
          <table:table-cell office:value-type="string" calcext:value-type="string">
            <text:p><text:s/>Management Group Reader Role</text:p>
          </table:table-cell>
          <table:table-cell office:value-type="string" calcext:value-type="string">
            <text:p><text:s/>Microsoft.Management/managementGroups/read</text:p>
          </table:table-cell>
        </table:table-row>
        <table:table-row table:style-name="ro1">
          <table:table-cell office:value-type="string" calcext:value-type="string">
            <text:p>43d0d8ad-25c7-4714-9337-8ba259a9fe05</text:p>
          </table:table-cell>
          <table:table-cell office:value-type="string" calcext:value-type="string">
            <text:p><text:s/>/subscriptions/cafb95de-39ce-4f0d-a9fe-db89b93c7ea2/providers/Microsoft.Authorization/roleDefinitions/43d0d8ad-25c7-4714-9337-8ba259a9fe05</text:p>
          </table:table-cell>
          <table:table-cell office:value-type="string" calcext:value-type="string">
            <text:p><text:s/>Can read all monitoring data.</text:p>
          </table:table-cell>
          <table:table-cell office:value-type="string" calcext:value-type="string">
            <text:p><text:s/>*/read</text:p>
          </table:table-cell>
        </table:table-row>
        <table:table-row table:style-name="ro1">
          <table:table-cell office:value-type="string" calcext:value-type="string">
            <text:p>4d97b98b-1d4f-4787-a291-c67834d212e7</text:p>
          </table:table-cell>
          <table:table-cell office:value-type="string" calcext:value-type="string">
            <text:p><text:s/>/subscriptions/cafb95de-39ce-4f0d-a9fe-db89b93c7ea2/providers/Microsoft.Authorization/roleDefinitions/4d97b98b-1d4f-4787-a291-c67834d212e7</text:p>
          </table:table-cell>
          <table:table-cell office:value-type="string" calcext:value-type="string">
            <text:p><text:s/>Lets you manage networks, but not access to them.</text:p>
          </table:table-cell>
          <table:table-cell office:value-type="string" calcext:value-type="string">
            <text:p><text:s/>Microsoft.Authorization/*/read</text:p>
          </table:table-cell>
        </table:table-row>
        <table:table-row table:style-name="ro1">
          <table:table-cell office:value-type="string" calcext:value-type="string">
            <text:p>5d28c62d-5b37-4476-8438-e587778df237</text:p>
          </table:table-cell>
          <table:table-cell office:value-type="string" calcext:value-type="string">
            <text:p><text:s/>/subscriptions/cafb95de-39ce-4f0d-a9fe-db89b93c7ea2/providers/Microsoft.Authorization/roleDefinitions/5d28c62d-5b37-4476-8438-e587778df237</text:p>
          </table:table-cell>
          <table:table-cell office:value-type="string" calcext:value-type="string">
            <text:p><text:s/>Lets you manage New Relic Application Performance Management accounts and applications, but not access to them.</text:p>
          </table:table-cell>
          <table:table-cell office:value-type="string" calcext:value-type="string">
            <text:p><text:s/>Microsoft.Authorization/*/read</text:p>
          </table:table-cell>
        </table:table-row>
        <table:table-row table:style-name="ro1">
          <table:table-cell office:value-type="string" calcext:value-type="string">
            <text:p>8e3af657-a8ff-443c-a75c-2fe8c4bcb635</text:p>
          </table:table-cell>
          <table:table-cell office:value-type="string" calcext:value-type="string">
            <text:p><text:s/>/subscriptions/cafb95de-39ce-4f0d-a9fe-db89b93c7ea2/providers/Microsoft.Authorization/roleDefinitions/8e3af657-a8ff-443c-a75c-2fe8c4bcb635</text:p>
          </table:table-cell>
          <table:table-cell office:value-type="string" calcext:value-type="string">
            <text:p><text:s/>Grants full access to manage all resources, including the ability to assign roles in Azure RBAC.</text:p>
          </table:table-cell>
          <table:table-cell office:value-type="string" calcext:value-type="string">
            <text:p><text:s/>*</text:p>
          </table:table-cell>
        </table:table-row>
        <table:table-row table:style-name="ro1">
          <table:table-cell office:value-type="string" calcext:value-type="string">
            <text:p>acdd72a7-3385-48ef-bd42-f606fba81ae7</text:p>
          </table:table-cell>
          <table:table-cell office:value-type="string" calcext:value-type="string">
            <text:p><text:s/>/subscriptions/cafb95de-39ce-4f0d-a9fe-db89b93c7ea2/providers/Microsoft.Authorization/roleDefinitions/acdd72a7-3385-48ef-bd42-f606fba81ae7</text:p>
          </table:table-cell>
          <table:table-cell office:value-type="string" calcext:value-type="string">
            <text:p><text:s/>View all resources, but does not allow you to make any changes.</text:p>
          </table:table-cell>
          <table:table-cell office:value-type="string" calcext:value-type="string">
            <text:p><text:s/>*/read</text:p>
          </table:table-cell>
        </table:table-row>
        <table:table-row table:style-name="ro1">
          <table:table-cell office:value-type="string" calcext:value-type="string">
            <text:p>e0f68234-74aa-48ed-b826-c38b57376e17</text:p>
          </table:table-cell>
          <table:table-cell office:value-type="string" calcext:value-type="string">
            <text:p><text:s/>/subscriptions/cafb95de-39ce-4f0d-a9fe-db89b93c7ea2/providers/Microsoft.Authorization/roleDefinitions/e0f68234-74aa-48ed-b826-c38b57376e17</text:p>
          </table:table-cell>
          <table:table-cell office:value-type="string" calcext:value-type="string">
            <text:p><text:s/>Lets you manage Redis caches, but not access to them.</text:p>
          </table:table-cell>
          <table:table-cell office:value-type="string" calcext:value-type="string">
            <text:p><text:s/>Microsoft.Authorization/*/read</text:p>
          </table:table-cell>
        </table:table-row>
        <table:table-row table:style-name="ro1">
          <table:table-cell office:value-type="string" calcext:value-type="string">
            <text:p>c12c1c16-33a1-487b-954d-41c89c60f349</text:p>
          </table:table-cell>
          <table:table-cell office:value-type="string" calcext:value-type="string">
            <text:p><text:s/>/subscriptions/cafb95de-39ce-4f0d-a9fe-db89b93c7ea2/providers/Microsoft.Authorization/roleDefinitions/c12c1c16-33a1-487b-954d-41c89c60f349</text:p>
          </table:table-cell>
          <table:table-cell office:value-type="string" calcext:value-type="string">
            <text:p><text:s/>Lets you view everything but will not let you delete or create a storage account or contained resource. It will also allow read/write access to all data contained in a storage account via access to storage account keys.</text:p>
          </table:table-cell>
          <table:table-cell office:value-type="string" calcext:value-type="string">
            <text:p><text:s/>Microsoft.Storage/storageAccounts/listKeys/action</text:p>
          </table:table-cell>
        </table:table-row>
        <table:table-row table:style-name="ro1">
          <table:table-cell office:value-type="string" calcext:value-type="string">
            <text:p>36243c78-bf99-498c-9df9-86d9f8d28608</text:p>
          </table:table-cell>
          <table:table-cell office:value-type="string" calcext:value-type="string">
            <text:p><text:s/>/subscriptions/cafb95de-39ce-4f0d-a9fe-db89b93c7ea2/providers/Microsoft.Authorization/roleDefinitions/36243c78-bf99-498c-9df9-86d9f8d28608</text:p>
          </table:table-cell>
          <table:table-cell office:value-type="string" calcext:value-type="string">
            <text:p><text:s/>Users with rights to create/modify resource policy, create support ticket and read resources/hierarchy.</text:p>
          </table:table-cell>
          <table:table-cell office:value-type="string" calcext:value-type="string">
            <text:p><text:s/>*/read</text:p>
          </table:table-cell>
        </table:table-row>
        <table:table-row table:style-name="ro1">
          <table:table-cell office:value-type="string" calcext:value-type="string">
            <text:p>188a0f2f-5c9e-469b-ae67-2aa5ce574b94</text:p>
          </table:table-cell>
          <table:table-cell office:value-type="string" calcext:value-type="string">
            <text:p><text:s/>/subscriptions/cafb95de-39ce-4f0d-a9fe-db89b93c7ea2/providers/Microsoft.Authorization/roleDefinitions/188a0f2f-5c9e-469b-ae67-2aa5ce574b94</text:p>
          </table:table-cell>
          <table:table-cell office:value-type="string" calcext:value-type="string">
            <text:p><text:s/>Lets you manage Scheduler job collections, but not access to them.</text:p>
          </table:table-cell>
          <table:table-cell office:value-type="string" calcext:value-type="string">
            <text:p><text:s/>Microsoft.Authorization/*/read</text:p>
          </table:table-cell>
        </table:table-row>
        <table:table-row table:style-name="ro1">
          <table:table-cell office:value-type="string" calcext:value-type="string">
            <text:p>7ca78c08-252a-4471-8644-bb5ff32d4ba0</text:p>
          </table:table-cell>
          <table:table-cell office:value-type="string" calcext:value-type="string">
            <text:p><text:s/>/subscriptions/cafb95de-39ce-4f0d-a9fe-db89b93c7ea2/providers/Microsoft.Authorization/roleDefinitions/7ca78c08-252a-4471-8644-bb5ff32d4ba0</text:p>
          </table:table-cell>
          <table:table-cell office:value-type="string" calcext:value-type="string">
            <text:p><text:s/>Lets you manage Search services, but not access to them.</text:p>
          </table:table-cell>
          <table:table-cell office:value-type="string" calcext:value-type="string">
            <text:p><text:s/>Microsoft.Authorization/*/read</text:p>
          </table:table-cell>
        </table:table-row>
        <table:table-row table:style-name="ro1">
          <table:table-cell office:value-type="string" calcext:value-type="string">
            <text:p>e3d13bf0-dd5a-482e-ba6b-9b8433878d10</text:p>
          </table:table-cell>
          <table:table-cell office:value-type="string" calcext:value-type="string">
            <text:p><text:s/>/subscriptions/cafb95de-39ce-4f0d-a9fe-db89b93c7ea2/providers/Microsoft.Authorization/roleDefinitions/e3d13bf0-dd5a-482e-ba6b-9b8433878d10</text:p>
          </table:table-cell>
          <table:table-cell office:value-type="string" calcext:value-type="string">
            <text:p><text:s/>This is a legacy role. Please use Security Administrator instead</text:p>
          </table:table-cell>
          <table:table-cell office:value-type="string" calcext:value-type="string">
            <text:p><text:s/>Microsoft.Authorization/*/read</text:p>
          </table:table-cell>
        </table:table-row>
        <table:table-row table:style-name="ro1">
          <table:table-cell office:value-type="string" calcext:value-type="string">
            <text:p>39bc4728-0917-49c7-9d2c-d95423bc2eb4</text:p>
          </table:table-cell>
          <table:table-cell office:value-type="string" calcext:value-type="string">
            <text:p><text:s/>/subscriptions/cafb95de-39ce-4f0d-a9fe-db89b93c7ea2/providers/Microsoft.Authorization/roleDefinitions/39bc4728-0917-49c7-9d2c-d95423bc2eb4</text:p>
          </table:table-cell>
          <table:table-cell office:value-type="string" calcext:value-type="string">
            <text:p><text:s/>Security Reader Role</text:p>
          </table:table-cell>
          <table:table-cell office:value-type="string" calcext:value-type="string">
            <text:p><text:s/>Microsoft.Authorization/*/read</text:p>
          </table:table-cell>
        </table:table-row>
        <table:table-row table:style-name="ro1">
          <table:table-cell office:value-type="string" calcext:value-type="string">
            <text:p>8bbe83f1-e2a6-4df7-8cb4-4e04d4e5c827</text:p>
          </table:table-cell>
          <table:table-cell office:value-type="string" calcext:value-type="string">
            <text:p><text:s/>/subscriptions/cafb95de-39ce-4f0d-a9fe-db89b93c7ea2/providers/Microsoft.Authorization/roleDefinitions/8bbe83f1-e2a6-4df7-8cb4-4e04d4e5c827</text:p>
          </table:table-cell>
          <table:table-cell office:value-type="string" calcext:value-type="string">
            <text:p><text:s/>Lets you manage spatial anchors in your account, but not delete them</text:p>
          </table:table-cell>
          <table:table-cell/>
        </table:table-row>
        <table:table-row table:style-name="ro1">
          <table:table-cell office:value-type="string" calcext:value-type="string">
            <text:p>6670b86e-a3f7-4917-ac9b-5d6ab1be4567</text:p>
          </table:table-cell>
          <table:table-cell office:value-type="string" calcext:value-type="string">
            <text:p><text:s/>/subscriptions/cafb95de-39ce-4f0d-a9fe-db89b93c7ea2/providers/Microsoft.Authorization/roleDefinitions/6670b86e-a3f7-4917-ac9b-5d6ab1be4567</text:p>
          </table:table-cell>
          <table:table-cell office:value-type="string" calcext:value-type="string">
            <text:p><text:s/>Lets you manage Site Recovery service except vault creation and role assignment</text:p>
          </table:table-cell>
          <table:table-cell office:value-type="string" calcext:value-type="string">
            <text:p><text:s/>Microsoft.Authorization/*/read</text:p>
          </table:table-cell>
        </table:table-row>
        <table:table-row table:style-name="ro1">
          <table:table-cell office:value-type="string" calcext:value-type="string">
            <text:p>494ae006-db33-4328-bf46-533a6560a3ca</text:p>
          </table:table-cell>
          <table:table-cell office:value-type="string" calcext:value-type="string">
            <text:p><text:s/>/subscriptions/cafb95de-39ce-4f0d-a9fe-db89b93c7ea2/providers/Microsoft.Authorization/roleDefinitions/494ae006-db33-4328-bf46-533a6560a3ca</text:p>
          </table:table-cell>
          <table:table-cell office:value-type="string" calcext:value-type="string">
            <text:p><text:s/>Lets you failover and failback but not perform other Site Recovery management operations</text:p>
          </table:table-cell>
          <table:table-cell office:value-type="string" calcext:value-type="string">
            <text:p><text:s/>Microsoft.Authorization/*/read</text:p>
          </table:table-cell>
        </table:table-row>
        <table:table-row table:style-name="ro1">
          <table:table-cell office:value-type="string" calcext:value-type="string">
            <text:p>5d51204f-eb77-4b1c-b86a-2ec626c49413</text:p>
          </table:table-cell>
          <table:table-cell office:value-type="string" calcext:value-type="string">
            <text:p><text:s/>/subscriptions/cafb95de-39ce-4f0d-a9fe-db89b93c7ea2/providers/Microsoft.Authorization/roleDefinitions/5d51204f-eb77-4b1c-b86a-2ec626c49413</text:p>
          </table:table-cell>
          <table:table-cell office:value-type="string" calcext:value-type="string">
            <text:p><text:s/>Lets you locate and read properties of spatial anchors in your account</text:p>
          </table:table-cell>
          <table:table-cell/>
        </table:table-row>
        <table:table-row table:style-name="ro1">
          <table:table-cell office:value-type="string" calcext:value-type="string">
            <text:p>dbaa88c4-0c30-4179-9fb3-46319faa6149</text:p>
          </table:table-cell>
          <table:table-cell office:value-type="string" calcext:value-type="string">
            <text:p><text:s/>/subscriptions/cafb95de-39ce-4f0d-a9fe-db89b93c7ea2/providers/Microsoft.Authorization/roleDefinitions/dbaa88c4-0c30-4179-9fb3-46319faa6149</text:p>
          </table:table-cell>
          <table:table-cell office:value-type="string" calcext:value-type="string">
            <text:p><text:s/>Lets you view Site Recovery status but not perform other management operations</text:p>
          </table:table-cell>
          <table:table-cell office:value-type="string" calcext:value-type="string">
            <text:p><text:s/>Microsoft.Authorization/*/read</text:p>
          </table:table-cell>
        </table:table-row>
        <table:table-row table:style-name="ro1">
          <table:table-cell office:value-type="string" calcext:value-type="string">
            <text:p>70bbe301-9835-447d-afdd-19eb3167307c</text:p>
          </table:table-cell>
          <table:table-cell office:value-type="string" calcext:value-type="string">
            <text:p><text:s/>/subscriptions/cafb95de-39ce-4f0d-a9fe-db89b93c7ea2/providers/Microsoft.Authorization/roleDefinitions/70bbe301-9835-447d-afdd-19eb3167307c</text:p>
          </table:table-cell>
          <table:table-cell office:value-type="string" calcext:value-type="string">
            <text:p><text:s/>Lets you manage spatial anchors in your account, including deleting them</text:p>
          </table:table-cell>
          <table:table-cell/>
        </table:table-row>
        <table:table-row table:style-name="ro1">
          <table:table-cell office:value-type="string" calcext:value-type="string">
            <text:p>4939a1f6-9ae0-4e48-a1e0-f2cbe897382d</text:p>
          </table:table-cell>
          <table:table-cell office:value-type="string" calcext:value-type="string">
            <text:p><text:s/>/subscriptions/cafb95de-39ce-4f0d-a9fe-db89b93c7ea2/providers/Microsoft.Authorization/roleDefinitions/4939a1f6-9ae0-4e48-a1e0-f2cbe897382d</text:p>
          </table:table-cell>
          <table:table-cell office:value-type="string" calcext:value-type="string">
            <text:p><text:s/>Lets you manage SQL Managed Instances and required network configuration, but can’t give access to others.</text:p>
          </table:table-cell>
          <table:table-cell office:value-type="string" calcext:value-type="string">
            <text:p><text:s/>Microsoft.ResourceHealth/availabilityStatuses/read</text:p>
          </table:table-cell>
        </table:table-row>
        <table:table-row table:style-name="ro1">
          <table:table-cell office:value-type="string" calcext:value-type="string">
            <text:p>9b7fa17d-e63e-47b0-bb0a-15c516ac86ec</text:p>
          </table:table-cell>
          <table:table-cell office:value-type="string" calcext:value-type="string">
            <text:p><text:s/>/subscriptions/cafb95de-39ce-4f0d-a9fe-db89b93c7ea2/providers/Microsoft.Authorization/roleDefinitions/9b7fa17d-e63e-47b0-bb0a-15c516ac86ec</text:p>
          </table:table-cell>
          <table:table-cell office:value-type="string" calcext:value-type="string">
            <text:p><text:s/>Lets you manage SQL databases, but not access to them. Also, you can't manage their security-related policies or their parent SQL servers.</text:p>
          </table:table-cell>
          <table:table-cell office:value-type="string" calcext:value-type="string">
            <text:p><text:s/>Microsoft.Authorization/*/read</text:p>
          </table:table-cell>
        </table:table-row>
        <table:table-row table:style-name="ro1">
          <table:table-cell office:value-type="string" calcext:value-type="string">
            <text:p>056cd41c-7e88-42e1-933e-88ba6a50c9c3</text:p>
          </table:table-cell>
          <table:table-cell office:value-type="string" calcext:value-type="string">
            <text:p><text:s/>/subscriptions/cafb95de-39ce-4f0d-a9fe-db89b93c7ea2/providers/Microsoft.Authorization/roleDefinitions/056cd41c-7e88-42e1-933e-88ba6a50c9c3</text:p>
          </table:table-cell>
          <table:table-cell office:value-type="string" calcext:value-type="string">
            <text:p><text:s/>Lets you manage the security-related policies of SQL servers and databases, but not access to them.</text:p>
          </table:table-cell>
          <table:table-cell office:value-type="string" calcext:value-type="string">
            <text:p><text:s/>Microsoft.Authorization/*/read</text:p>
          </table:table-cell>
        </table:table-row>
        <table:table-row table:style-name="ro1">
          <table:table-cell office:value-type="string" calcext:value-type="string">
            <text:p>17d1049b-9a84-46fb-8f53-869881c3d3ab</text:p>
          </table:table-cell>
          <table:table-cell office:value-type="string" calcext:value-type="string">
            <text:p><text:s/>/subscriptions/cafb95de-39ce-4f0d-a9fe-db89b93c7ea2/providers/Microsoft.Authorization/roleDefinitions/17d1049b-9a84-46fb-8f53-869881c3d3ab</text:p>
          </table:table-cell>
          <table:table-cell office:value-type="string" calcext:value-type="string">
            <text:p><text:s/>Lets you manage storage accounts, including accessing storage account keys which provide full access to storage account data.</text:p>
          </table:table-cell>
          <table:table-cell office:value-type="string" calcext:value-type="string">
            <text:p><text:s/>Microsoft.Authorization/*/read</text:p>
          </table:table-cell>
        </table:table-row>
        <table:table-row table:style-name="ro1">
          <table:table-cell office:value-type="string" calcext:value-type="string">
            <text:p>6d8ee4ec-f05a-4a1d-8b00-a9b17e38b437</text:p>
          </table:table-cell>
          <table:table-cell office:value-type="string" calcext:value-type="string">
            <text:p><text:s/>/subscriptions/cafb95de-39ce-4f0d-a9fe-db89b93c7ea2/providers/Microsoft.Authorization/roleDefinitions/6d8ee4ec-f05a-4a1d-8b00-a9b17e38b437</text:p>
          </table:table-cell>
          <table:table-cell office:value-type="string" calcext:value-type="string">
            <text:p><text:s/>Lets you manage SQL servers and databases, but not access to them, and not their security -related policies.</text:p>
          </table:table-cell>
          <table:table-cell office:value-type="string" calcext:value-type="string">
            <text:p><text:s/>Microsoft.Authorization/*/read</text:p>
          </table:table-cell>
        </table:table-row>
        <table:table-row table:style-name="ro1">
          <table:table-cell office:value-type="string" calcext:value-type="string">
            <text:p>81a9662b-bebf-436f-a333-f67b29880f12</text:p>
          </table:table-cell>
          <table:table-cell office:value-type="string" calcext:value-type="string">
            <text:p><text:s/>/subscriptions/cafb95de-39ce-4f0d-a9fe-db89b93c7ea2/providers/Microsoft.Authorization/roleDefinitions/81a9662b-bebf-436f-a333-f67b29880f12</text:p>
          </table:table-cell>
          <table:table-cell office:value-type="string" calcext:value-type="string">
            <text:p><text:s/>Storage Account Key Operators are allowed to list and regenerate keys on Storage Accounts</text:p>
          </table:table-cell>
          <table:table-cell office:value-type="string" calcext:value-type="string">
            <text:p><text:s/>Microsoft.Storage/storageAccounts/listkeys/action</text:p>
          </table:table-cell>
        </table:table-row>
        <table:table-row table:style-name="ro1">
          <table:table-cell office:value-type="string" calcext:value-type="string">
            <text:p>ba92f5b4-2d11-453d-a403-e96b0029c9fe</text:p>
          </table:table-cell>
          <table:table-cell office:value-type="string" calcext:value-type="string">
            <text:p><text:s/>/subscriptions/cafb95de-39ce-4f0d-a9fe-db89b93c7ea2/providers/Microsoft.Authorization/roleDefinitions/ba92f5b4-2d11-453d-a403-e96b0029c9fe</text:p>
          </table:table-cell>
          <table:table-cell office:value-type="string" calcext:value-type="string">
            <text:p><text:s/>Allows for read, write and delete access to Azure Storage blob containers and data</text:p>
          </table:table-cell>
          <table:table-cell office:value-type="string" calcext:value-type="string">
            <text:p><text:s/>Microsoft.Storage/storageAccounts/blobServices/containers/delete</text:p>
          </table:table-cell>
        </table:table-row>
        <table:table-row table:style-name="ro1">
          <table:table-cell office:value-type="string" calcext:value-type="string">
            <text:p>b7e6dc6d-f1e8-4753-8033-0f276bb0955b</text:p>
          </table:table-cell>
          <table:table-cell office:value-type="string" calcext:value-type="string">
            <text:p><text:s/>/subscriptions/cafb95de-39ce-4f0d-a9fe-db89b93c7ea2/providers/Microsoft.Authorization/roleDefinitions/b7e6dc6d-f1e8-4753-8033-0f276bb0955b</text:p>
          </table:table-cell>
          <table:table-cell office:value-type="string" calcext:value-type="string">
            <text:p><text:s/>Allows for full access to Azure Storage blob containers and data, including assigning POSIX access control.</text:p>
          </table:table-cell>
          <table:table-cell office:value-type="string" calcext:value-type="string">
            <text:p><text:s/>Microsoft.Storage/storageAccounts/blobServices/containers/*</text:p>
          </table:table-cell>
        </table:table-row>
        <table:table-row table:style-name="ro1">
          <table:table-cell office:value-type="string" calcext:value-type="string">
            <text:p>2a2b9908-6ea1-4ae2-8e65-a410df84e7d1</text:p>
          </table:table-cell>
          <table:table-cell office:value-type="string" calcext:value-type="string">
            <text:p><text:s/>/subscriptions/cafb95de-39ce-4f0d-a9fe-db89b93c7ea2/providers/Microsoft.Authorization/roleDefinitions/2a2b9908-6ea1-4ae2-8e65-a410df84e7d1</text:p>
          </table:table-cell>
          <table:table-cell office:value-type="string" calcext:value-type="string">
            <text:p><text:s/>Allows for read access to Azure Storage blob containers and data</text:p>
          </table:table-cell>
          <table:table-cell office:value-type="string" calcext:value-type="string">
            <text:p><text:s/>Microsoft.Storage/storageAccounts/blobServices/containers/read</text:p>
          </table:table-cell>
        </table:table-row>
        <table:table-row table:style-name="ro1">
          <table:table-cell office:value-type="string" calcext:value-type="string">
            <text:p>974c5e8b-45b9-4653-ba55-5f855dd0fb88</text:p>
          </table:table-cell>
          <table:table-cell office:value-type="string" calcext:value-type="string">
            <text:p><text:s/>/subscriptions/cafb95de-39ce-4f0d-a9fe-db89b93c7ea2/providers/Microsoft.Authorization/roleDefinitions/974c5e8b-45b9-4653-ba55-5f855dd0fb88</text:p>
          </table:table-cell>
          <table:table-cell office:value-type="string" calcext:value-type="string">
            <text:p><text:s/>Allows for read, write, and delete access to Azure Storage queues and queue messages</text:p>
          </table:table-cell>
          <table:table-cell office:value-type="string" calcext:value-type="string">
            <text:p><text:s/>Microsoft.Storage/storageAccounts/queueServices/queues/delete</text:p>
          </table:table-cell>
        </table:table-row>
        <table:table-row table:style-name="ro1">
          <table:table-cell office:value-type="string" calcext:value-type="string">
            <text:p>8a0f0c08-91a1-4084-bc3d-661d67233fed</text:p>
          </table:table-cell>
          <table:table-cell office:value-type="string" calcext:value-type="string">
            <text:p><text:s/>/subscriptions/cafb95de-39ce-4f0d-a9fe-db89b93c7ea2/providers/Microsoft.Authorization/roleDefinitions/8a0f0c08-91a1-4084-bc3d-661d67233fed</text:p>
          </table:table-cell>
          <table:table-cell office:value-type="string" calcext:value-type="string">
            <text:p><text:s/>Allows for peek, receive, and delete access to Azure Storage queue messages</text:p>
          </table:table-cell>
          <table:table-cell/>
        </table:table-row>
        <table:table-row table:style-name="ro1">
          <table:table-cell office:value-type="string" calcext:value-type="string">
            <text:p>c6a89b2d-59bc-44d0-9896-0f6e12d7b80a</text:p>
          </table:table-cell>
          <table:table-cell office:value-type="string" calcext:value-type="string">
            <text:p><text:s/>/subscriptions/cafb95de-39ce-4f0d-a9fe-db89b93c7ea2/providers/Microsoft.Authorization/roleDefinitions/c6a89b2d-59bc-44d0-9896-0f6e12d7b80a</text:p>
          </table:table-cell>
          <table:table-cell office:value-type="string" calcext:value-type="string">
            <text:p><text:s/>Allows for sending of Azure Storage queue messages</text:p>
          </table:table-cell>
          <table:table-cell/>
        </table:table-row>
        <table:table-row table:style-name="ro1">
          <table:table-cell office:value-type="string" calcext:value-type="string">
            <text:p>19e7f393-937e-4f77-808e-94535e297925</text:p>
          </table:table-cell>
          <table:table-cell office:value-type="string" calcext:value-type="string">
            <text:p><text:s/>/subscriptions/cafb95de-39ce-4f0d-a9fe-db89b93c7ea2/providers/Microsoft.Authorization/roleDefinitions/19e7f393-937e-4f77-808e-94535e297925</text:p>
          </table:table-cell>
          <table:table-cell office:value-type="string" calcext:value-type="string">
            <text:p><text:s/>Allows for read access to Azure Storage queues and queue messages</text:p>
          </table:table-cell>
          <table:table-cell office:value-type="string" calcext:value-type="string">
            <text:p><text:s/>Microsoft.Storage/storageAccounts/queueServices/queues/read</text:p>
          </table:table-cell>
        </table:table-row>
        <table:table-row table:style-name="ro1">
          <table:table-cell office:value-type="string" calcext:value-type="string">
            <text:p>cfd33db0-3dd1-45e3-aa9d-cdbdf3b6f24e</text:p>
          </table:table-cell>
          <table:table-cell office:value-type="string" calcext:value-type="string">
            <text:p><text:s/>/subscriptions/cafb95de-39ce-4f0d-a9fe-db89b93c7ea2/providers/Microsoft.Authorization/roleDefinitions/cfd33db0-3dd1-45e3-aa9d-cdbdf3b6f24e</text:p>
          </table:table-cell>
          <table:table-cell office:value-type="string" calcext:value-type="string">
            <text:p><text:s/>Lets you create and manage Support requests</text:p>
          </table:table-cell>
          <table:table-cell office:value-type="string" calcext:value-type="string">
            <text:p><text:s/>Microsoft.Authorization/*/read</text:p>
          </table:table-cell>
        </table:table-row>
        <table:table-row table:style-name="ro1">
          <table:table-cell office:value-type="string" calcext:value-type="string">
            <text:p>a4b10055-b0c7-44c2-b00f-c7b5b3550cf7</text:p>
          </table:table-cell>
          <table:table-cell office:value-type="string" calcext:value-type="string">
            <text:p><text:s/>/subscriptions/cafb95de-39ce-4f0d-a9fe-db89b93c7ea2/providers/Microsoft.Authorization/roleDefinitions/a4b10055-b0c7-44c2-b00f-c7b5b3550cf7</text:p>
          </table:table-cell>
          <table:table-cell office:value-type="string" calcext:value-type="string">
            <text:p><text:s/>Lets you manage Traffic Manager profiles, but does not let you control who has access to them.</text:p>
          </table:table-cell>
          <table:table-cell office:value-type="string" calcext:value-type="string">
            <text:p><text:s/>Microsoft.Authorization/*/read</text:p>
          </table:table-cell>
        </table:table-row>
        <table:table-row table:style-name="ro1">
          <table:table-cell office:value-type="string" calcext:value-type="string">
            <text:p>18d7d88d-d35e-4fb5-a5c3-7773c20a72d9</text:p>
          </table:table-cell>
          <table:table-cell office:value-type="string" calcext:value-type="string">
            <text:p><text:s/>/subscriptions/cafb95de-39ce-4f0d-a9fe-db89b93c7ea2/providers/Microsoft.Authorization/roleDefinitions/18d7d88d-d35e-4fb5-a5c3-7773c20a72d9</text:p>
          </table:table-cell>
          <table:table-cell office:value-type="string" calcext:value-type="string">
            <text:p><text:s/>Lets you manage user access to Azure resources.</text:p>
          </table:table-cell>
          <table:table-cell office:value-type="string" calcext:value-type="string">
            <text:p><text:s/>*/read</text:p>
          </table:table-cell>
        </table:table-row>
        <table:table-row table:style-name="ro1">
          <table:table-cell office:value-type="string" calcext:value-type="string">
            <text:p>9980e02c-c2be-4d73-94e8-173b1dc7cf3c</text:p>
          </table:table-cell>
          <table:table-cell office:value-type="string" calcext:value-type="string">
            <text:p><text:s/>/subscriptions/cafb95de-39ce-4f0d-a9fe-db89b93c7ea2/providers/Microsoft.Authorization/roleDefinitions/9980e02c-c2be-4d73-94e8-173b1dc7cf3c</text:p>
          </table:table-cell>
          <table:table-cell office:value-type="string" calcext:value-type="string">
            <text:p><text:s/>Lets you manage virtual machines, but not access to them, and not the virtual network or storage account they're connected to.</text:p>
          </table:table-cell>
          <table:table-cell office:value-type="string" calcext:value-type="string">
            <text:p><text:s/>Microsoft.Authorization/*/read</text:p>
          </table:table-cell>
        </table:table-row>
        <table:table-row table:style-name="ro1">
          <table:table-cell office:value-type="string" calcext:value-type="string">
            <text:p>2cc479cb-7b4d-49a8-b449-8c00fd0f0a4b</text:p>
          </table:table-cell>
          <table:table-cell office:value-type="string" calcext:value-type="string">
            <text:p><text:s/>/subscriptions/cafb95de-39ce-4f0d-a9fe-db89b93c7ea2/providers/Microsoft.Authorization/roleDefinitions/2cc479cb-7b4d-49a8-b449-8c00fd0f0a4b</text:p>
          </table:table-cell>
          <table:table-cell office:value-type="string" calcext:value-type="string">
            <text:p><text:s/>Lets you manage the web plans for websites, but not access to them.</text:p>
          </table:table-cell>
          <table:table-cell office:value-type="string" calcext:value-type="string">
            <text:p><text:s/>Microsoft.Authorization/*/read</text:p>
          </table:table-cell>
        </table:table-row>
        <table:table-row table:style-name="ro1">
          <table:table-cell office:value-type="string" calcext:value-type="string">
            <text:p>de139f84-1756-47ae-9be6-808fbbe84772</text:p>
          </table:table-cell>
          <table:table-cell office:value-type="string" calcext:value-type="string">
            <text:p><text:s/>/subscriptions/cafb95de-39ce-4f0d-a9fe-db89b93c7ea2/providers/Microsoft.Authorization/roleDefinitions/de139f84-1756-47ae-9be6-808fbbe84772</text:p>
          </table:table-cell>
          <table:table-cell office:value-type="string" calcext:value-type="string">
            <text:p><text:s/>Lets you manage websites (not web plans), but not access to them.</text:p>
          </table:table-cell>
          <table:table-cell office:value-type="string" calcext:value-type="string">
            <text:p><text:s/>Microsoft.Authorization/*/read</text:p>
          </table:table-cell>
        </table:table-row>
        <table:table-row table:style-name="ro1">
          <table:table-cell office:value-type="string" calcext:value-type="string">
            <text:p>090c5cfd-751d-490a-894a-3ce6f1109419</text:p>
          </table:table-cell>
          <table:table-cell office:value-type="string" calcext:value-type="string">
            <text:p><text:s/>/subscriptions/cafb95de-39ce-4f0d-a9fe-db89b93c7ea2/providers/Microsoft.Authorization/roleDefinitions/090c5cfd-751d-490a-894a-3ce6f1109419</text:p>
          </table:table-cell>
          <table:table-cell office:value-type="string" calcext:value-type="string">
            <text:p><text:s/>Allows for full access to Azure Service Bus resources.</text:p>
          </table:table-cell>
          <table:table-cell office:value-type="string" calcext:value-type="string">
            <text:p><text:s/>Microsoft.ServiceBus/*</text:p>
          </table:table-cell>
        </table:table-row>
        <table:table-row table:style-name="ro1">
          <table:table-cell office:value-type="string" calcext:value-type="string">
            <text:p>f526a384-b230-433a-b45c-95f59c4a2dec</text:p>
          </table:table-cell>
          <table:table-cell office:value-type="string" calcext:value-type="string">
            <text:p><text:s/>/subscriptions/cafb95de-39ce-4f0d-a9fe-db89b93c7ea2/providers/Microsoft.Authorization/roleDefinitions/f526a384-b230-433a-b45c-95f59c4a2dec</text:p>
          </table:table-cell>
          <table:table-cell office:value-type="string" calcext:value-type="string">
            <text:p><text:s/>Allows for full access to Azure Event Hubs resources.</text:p>
          </table:table-cell>
          <table:table-cell office:value-type="string" calcext:value-type="string">
            <text:p><text:s/>Microsoft.EventHub/*</text:p>
          </table:table-cell>
        </table:table-row>
        <table:table-row table:style-name="ro1">
          <table:table-cell office:value-type="string" calcext:value-type="string">
            <text:p>bbf86eb8-f7b4-4cce-96e4-18cddf81d86e</text:p>
          </table:table-cell>
          <table:table-cell office:value-type="string" calcext:value-type="string">
            <text:p><text:s/>/subscriptions/cafb95de-39ce-4f0d-a9fe-db89b93c7ea2/providers/Microsoft.Authorization/roleDefinitions/bbf86eb8-f7b4-4cce-96e4-18cddf81d86e</text:p>
          </table:table-cell>
          <table:table-cell office:value-type="string" calcext:value-type="string">
            <text:p><text:s/>Can read write or delete the attestation provider instance</text:p>
          </table:table-cell>
          <table:table-cell office:value-type="string" calcext:value-type="string">
            <text:p><text:s/>Microsoft.Attestation/attestationProviders/attestation/read</text:p>
          </table:table-cell>
        </table:table-row>
        <table:table-row table:style-name="ro1">
          <table:table-cell office:value-type="string" calcext:value-type="string">
            <text:p>61ed4efc-fab3-44fd-b111-e24485cc132a</text:p>
          </table:table-cell>
          <table:table-cell office:value-type="string" calcext:value-type="string">
            <text:p><text:s/>/subscriptions/cafb95de-39ce-4f0d-a9fe-db89b93c7ea2/providers/Microsoft.Authorization/roleDefinitions/61ed4efc-fab3-44fd-b111-e24485cc132a</text:p>
          </table:table-cell>
          <table:table-cell office:value-type="string" calcext:value-type="string">
            <text:p><text:s/>Lets you read and modify HDInsight cluster configurations.</text:p>
          </table:table-cell>
          <table:table-cell office:value-type="string" calcext:value-type="string">
            <text:p><text:s/>Microsoft.HDInsight/*/read</text:p>
          </table:table-cell>
        </table:table-row>
        <table:table-row table:style-name="ro1">
          <table:table-cell office:value-type="string" calcext:value-type="string">
            <text:p>230815da-be43-4aae-9cb4-875f7bd000aa</text:p>
          </table:table-cell>
          <table:table-cell office:value-type="string" calcext:value-type="string">
            <text:p><text:s/>/subscriptions/cafb95de-39ce-4f0d-a9fe-db89b93c7ea2/providers/Microsoft.Authorization/roleDefinitions/230815da-be43-4aae-9cb4-875f7bd000aa</text:p>
          </table:table-cell>
          <table:table-cell office:value-type="string" calcext:value-type="string">
            <text:p><text:s/>Lets you manage Azure Cosmos DB accounts, but not access data in them. Prevents access to account keys and connection strings.</text:p>
          </table:table-cell>
          <table:table-cell office:value-type="string" calcext:value-type="string">
            <text:p><text:s/>Microsoft.DocumentDb/databaseAccounts/*</text:p>
          </table:table-cell>
        </table:table-row>
        <table:table-row table:style-name="ro1">
          <table:table-cell office:value-type="string" calcext:value-type="string">
            <text:p>48b40c6e-82e0-4eb3-90d5-19e40f49b624</text:p>
          </table:table-cell>
          <table:table-cell office:value-type="string" calcext:value-type="string">
            <text:p><text:s/>/subscriptions/cafb95de-39ce-4f0d-a9fe-db89b93c7ea2/providers/Microsoft.Authorization/roleDefinitions/48b40c6e-82e0-4eb3-90d5-19e40f49b624</text:p>
          </table:table-cell>
          <table:table-cell office:value-type="string" calcext:value-type="string">
            <text:p><text:s/>Can read, write, delete, and re-onboard Hybrid servers to the Hybrid Resource Provider.</text:p>
          </table:table-cell>
          <table:table-cell office:value-type="string" calcext:value-type="string">
            <text:p><text:s/>Microsoft.HybridCompute/machines/*</text:p>
          </table:table-cell>
        </table:table-row>
        <table:table-row table:style-name="ro1">
          <table:table-cell office:value-type="string" calcext:value-type="string">
            <text:p>5d1e5ee4-7c68-4a71-ac8b-0739630a3dfb</text:p>
          </table:table-cell>
          <table:table-cell office:value-type="string" calcext:value-type="string">
            <text:p><text:s/>/subscriptions/cafb95de-39ce-4f0d-a9fe-db89b93c7ea2/providers/Microsoft.Authorization/roleDefinitions/5d1e5ee4-7c68-4a71-ac8b-0739630a3dfb</text:p>
          </table:table-cell>
          <table:table-cell office:value-type="string" calcext:value-type="string">
            <text:p><text:s/>Can onboard new Hybrid servers to the Hybrid Resource Provider.</text:p>
          </table:table-cell>
          <table:table-cell office:value-type="string" calcext:value-type="string">
            <text:p><text:s/>Microsoft.HybridCompute/machines/read</text:p>
          </table:table-cell>
        </table:table-row>
        <table:table-row table:style-name="ro1">
          <table:table-cell office:value-type="string" calcext:value-type="string">
            <text:p>a638d3c7-ab3a-418d-83e6-5f17a39d4fde</text:p>
          </table:table-cell>
          <table:table-cell office:value-type="string" calcext:value-type="string">
            <text:p><text:s/>/subscriptions/cafb95de-39ce-4f0d-a9fe-db89b93c7ea2/providers/Microsoft.Authorization/roleDefinitions/a638d3c7-ab3a-418d-83e6-5f17a39d4fde</text:p>
          </table:table-cell>
          <table:table-cell office:value-type="string" calcext:value-type="string">
            <text:p><text:s/>Allows receive access to Azure Event Hubs resources.</text:p>
          </table:table-cell>
          <table:table-cell office:value-type="string" calcext:value-type="string">
            <text:p><text:s/>Microsoft.EventHub/*/eventhubs/consumergroups/read</text:p>
          </table:table-cell>
        </table:table-row>
        <table:table-row table:style-name="ro1">
          <table:table-cell office:value-type="string" calcext:value-type="string">
            <text:p>2b629674-e913-4c01-ae53-ef4638d8f975</text:p>
          </table:table-cell>
          <table:table-cell office:value-type="string" calcext:value-type="string">
            <text:p><text:s/>/subscriptions/cafb95de-39ce-4f0d-a9fe-db89b93c7ea2/providers/Microsoft.Authorization/roleDefinitions/2b629674-e913-4c01-ae53-ef4638d8f975</text:p>
          </table:table-cell>
          <table:table-cell office:value-type="string" calcext:value-type="string">
            <text:p><text:s/>Allows send access to Azure Event Hubs resources.</text:p>
          </table:table-cell>
          <table:table-cell office:value-type="string" calcext:value-type="string">
            <text:p><text:s/>Microsoft.EventHub/*/eventhubs/read</text:p>
          </table:table-cell>
        </table:table-row>
        <table:table-row table:style-name="ro1">
          <table:table-cell office:value-type="string" calcext:value-type="string">
            <text:p>4f6d3b9b-027b-4f4c-9142-0e5a2a2247e0</text:p>
          </table:table-cell>
          <table:table-cell office:value-type="string" calcext:value-type="string">
            <text:p><text:s/>/subscriptions/cafb95de-39ce-4f0d-a9fe-db89b93c7ea2/providers/Microsoft.Authorization/roleDefinitions/4f6d3b9b-027b-4f4c-9142-0e5a2a2247e0</text:p>
          </table:table-cell>
          <table:table-cell office:value-type="string" calcext:value-type="string">
            <text:p><text:s/>Allows for receive access to Azure Service Bus resources.</text:p>
          </table:table-cell>
          <table:table-cell office:value-type="string" calcext:value-type="string">
            <text:p><text:s/>Microsoft.ServiceBus/*/queues/read</text:p>
          </table:table-cell>
        </table:table-row>
        <table:table-row table:style-name="ro1">
          <table:table-cell office:value-type="string" calcext:value-type="string">
            <text:p>69a216fc-b8fb-44d8-bc22-1f3c2cd27a39</text:p>
          </table:table-cell>
          <table:table-cell office:value-type="string" calcext:value-type="string">
            <text:p><text:s/>/subscriptions/cafb95de-39ce-4f0d-a9fe-db89b93c7ea2/providers/Microsoft.Authorization/roleDefinitions/69a216fc-b8fb-44d8-bc22-1f3c2cd27a39</text:p>
          </table:table-cell>
          <table:table-cell office:value-type="string" calcext:value-type="string">
            <text:p><text:s/>Allows for send access to Azure Service Bus resources.</text:p>
          </table:table-cell>
          <table:table-cell office:value-type="string" calcext:value-type="string">
            <text:p><text:s/>Microsoft.ServiceBus/*/queues/read</text:p>
          </table:table-cell>
        </table:table-row>
        <table:table-row table:style-name="ro1">
          <table:table-cell office:value-type="string" calcext:value-type="string">
            <text:p>aba4ae5f-2193-4029-9191-0cb91df5e314</text:p>
          </table:table-cell>
          <table:table-cell office:value-type="string" calcext:value-type="string">
            <text:p><text:s/>/subscriptions/cafb95de-39ce-4f0d-a9fe-db89b93c7ea2/providers/Microsoft.Authorization/roleDefinitions/aba4ae5f-2193-4029-9191-0cb91df5e314</text:p>
          </table:table-cell>
          <table:table-cell office:value-type="string" calcext:value-type="string">
            <text:p><text:s/>Allows for read access to Azure File Share over SMB</text:p>
          </table:table-cell>
          <table:table-cell/>
        </table:table-row>
        <table:table-row table:style-name="ro1">
          <table:table-cell office:value-type="string" calcext:value-type="string">
            <text:p>0c867c2a-1d8c-454a-a3db-ab2ea1bdc8bb</text:p>
          </table:table-cell>
          <table:table-cell office:value-type="string" calcext:value-type="string">
            <text:p><text:s/>/subscriptions/cafb95de-39ce-4f0d-a9fe-db89b93c7ea2/providers/Microsoft.Authorization/roleDefinitions/0c867c2a-1d8c-454a-a3db-ab2ea1bdc8bb</text:p>
          </table:table-cell>
          <table:table-cell office:value-type="string" calcext:value-type="string">
            <text:p><text:s/>Allows for read, write, and delete access in Azure Storage file shares over SMB</text:p>
          </table:table-cell>
          <table:table-cell/>
        </table:table-row>
        <table:table-row table:style-name="ro1">
          <table:table-cell office:value-type="string" calcext:value-type="string">
            <text:p>b12aa53e-6015-4669-85d0-8515ebb3ae7f</text:p>
          </table:table-cell>
          <table:table-cell office:value-type="string" calcext:value-type="string">
            <text:p><text:s/>/subscriptions/cafb95de-39ce-4f0d-a9fe-db89b93c7ea2/providers/Microsoft.Authorization/roleDefinitions/b12aa53e-6015-4669-85d0-8515ebb3ae7f</text:p>
          </table:table-cell>
          <table:table-cell office:value-type="string" calcext:value-type="string">
            <text:p><text:s/>Lets you manage private DNS zone resources, but not the virtual networks they are linked to.</text:p>
          </table:table-cell>
          <table:table-cell office:value-type="string" calcext:value-type="string">
            <text:p><text:s/>Microsoft.Insights/alertRules/*</text:p>
          </table:table-cell>
        </table:table-row>
        <table:table-row table:style-name="ro1">
          <table:table-cell office:value-type="string" calcext:value-type="string">
            <text:p>db58b8e5-c6ad-4a2a-8342-4190687cbf4a</text:p>
          </table:table-cell>
          <table:table-cell office:value-type="string" calcext:value-type="string">
            <text:p><text:s/>/subscriptions/cafb95de-39ce-4f0d-a9fe-db89b93c7ea2/providers/Microsoft.Authorization/roleDefinitions/db58b8e5-c6ad-4a2a-8342-4190687cbf4a</text:p>
          </table:table-cell>
          <table:table-cell office:value-type="string" calcext:value-type="string">
            <text:p><text:s/>Allows for generation of a user delegation key which can be used to sign SAS tokens</text:p>
          </table:table-cell>
          <table:table-cell office:value-type="string" calcext:value-type="string">
            <text:p><text:s/>Microsoft.Storage/storageAccounts/blobServices/generateUserDelegationKey/action</text:p>
          </table:table-cell>
        </table:table-row>
        <table:table-row table:style-name="ro1">
          <table:table-cell office:value-type="string" calcext:value-type="string">
            <text:p>1d18fff3-a72a-46b5-b4a9-0b38a3cd7e63</text:p>
          </table:table-cell>
          <table:table-cell office:value-type="string" calcext:value-type="string">
            <text:p><text:s/>/subscriptions/cafb95de-39ce-4f0d-a9fe-db89b93c7ea2/providers/Microsoft.Authorization/roleDefinitions/1d18fff3-a72a-46b5-b4a9-0b38a3cd7e63</text:p>
          </table:table-cell>
          <table:table-cell office:value-type="string" calcext:value-type="string">
            <text:p><text:s/>Allows user to use the applications in an application group.</text:p>
          </table:table-cell>
          <table:table-cell/>
        </table:table-row>
        <table:table-row table:style-name="ro1">
          <table:table-cell office:value-type="string" calcext:value-type="string">
            <text:p>a7264617-510b-434b-a828-9731dc254ea7</text:p>
          </table:table-cell>
          <table:table-cell office:value-type="string" calcext:value-type="string">
            <text:p><text:s/>/subscriptions/cafb95de-39ce-4f0d-a9fe-db89b93c7ea2/providers/Microsoft.Authorization/roleDefinitions/a7264617-510b-434b-a828-9731dc254ea7</text:p>
          </table:table-cell>
          <table:table-cell office:value-type="string" calcext:value-type="string">
            <text:p><text:s/>Allows for read, write, delete and modify NTFS permission access in Azure Storage file shares over SMB</text:p>
          </table:table-cell>
          <table:table-cell/>
        </table:table-row>
        <table:table-row table:style-name="ro1">
          <table:table-cell office:value-type="string" calcext:value-type="string">
            <text:p>41077137-e803-4205-871c-5a86e6a753b4</text:p>
          </table:table-cell>
          <table:table-cell office:value-type="string" calcext:value-type="string">
            <text:p><text:s/>/subscriptions/cafb95de-39ce-4f0d-a9fe-db89b93c7ea2/providers/Microsoft.Authorization/roleDefinitions/41077137-e803-4205-871c-5a86e6a753b4</text:p>
          </table:table-cell>
          <table:table-cell office:value-type="string" calcext:value-type="string">
            <text:p><text:s/>Can manage blueprint definitions, but not assign them.</text:p>
          </table:table-cell>
          <table:table-cell office:value-type="string" calcext:value-type="string">
            <text:p><text:s/>Microsoft.Authorization/*/read</text:p>
          </table:table-cell>
        </table:table-row>
        <table:table-row table:style-name="ro1">
          <table:table-cell office:value-type="string" calcext:value-type="string">
            <text:p>437d2ced-4a38-4302-8479-ed2bcb43d090</text:p>
          </table:table-cell>
          <table:table-cell office:value-type="string" calcext:value-type="string">
            <text:p><text:s/>/subscriptions/cafb95de-39ce-4f0d-a9fe-db89b93c7ea2/providers/Microsoft.Authorization/roleDefinitions/437d2ced-4a38-4302-8479-ed2bcb43d090</text:p>
          </table:table-cell>
          <table:table-cell office:value-type="string" calcext:value-type="string">
            <text:p><text:s/>Can assign existing published blueprints, but cannot create new blueprints. NOTE: this only works if the assignment is done with a user-assigned managed identity.</text:p>
          </table:table-cell>
          <table:table-cell office:value-type="string" calcext:value-type="string">
            <text:p><text:s/>Microsoft.Authorization/*/read</text:p>
          </table:table-cell>
        </table:table-row>
        <table:table-row table:style-name="ro1">
          <table:table-cell office:value-type="string" calcext:value-type="string">
            <text:p>ab8e14d6-4a74-4a29-9ba8-549422addade</text:p>
          </table:table-cell>
          <table:table-cell office:value-type="string" calcext:value-type="string">
            <text:p><text:s/>/subscriptions/cafb95de-39ce-4f0d-a9fe-db89b93c7ea2/providers/Microsoft.Authorization/roleDefinitions/ab8e14d6-4a74-4a29-9ba8-549422addade</text:p>
          </table:table-cell>
          <table:table-cell office:value-type="string" calcext:value-type="string">
            <text:p><text:s/>Microsoft Sentinel Contributor</text:p>
          </table:table-cell>
          <table:table-cell office:value-type="string" calcext:value-type="string">
            <text:p><text:s/>Microsoft.SecurityInsights/*</text:p>
          </table:table-cell>
        </table:table-row>
        <table:table-row table:style-name="ro1">
          <table:table-cell office:value-type="string" calcext:value-type="string">
            <text:p>3e150937-b8fe-4cfb-8069-0eaf05ecd056</text:p>
          </table:table-cell>
          <table:table-cell office:value-type="string" calcext:value-type="string">
            <text:p><text:s/>/subscriptions/cafb95de-39ce-4f0d-a9fe-db89b93c7ea2/providers/Microsoft.Authorization/roleDefinitions/3e150937-b8fe-4cfb-8069-0eaf05ecd056</text:p>
          </table:table-cell>
          <table:table-cell office:value-type="string" calcext:value-type="string">
            <text:p><text:s/>Microsoft Sentinel Responder</text:p>
          </table:table-cell>
          <table:table-cell office:value-type="string" calcext:value-type="string">
            <text:p><text:s/>Microsoft.SecurityInsights/*/read</text:p>
          </table:table-cell>
        </table:table-row>
        <table:table-row table:style-name="ro1">
          <table:table-cell office:value-type="string" calcext:value-type="string">
            <text:p>8d289c81-5878-46d4-8554-54e1e3d8b5cb</text:p>
          </table:table-cell>
          <table:table-cell office:value-type="string" calcext:value-type="string">
            <text:p><text:s/>/subscriptions/cafb95de-39ce-4f0d-a9fe-db89b93c7ea2/providers/Microsoft.Authorization/roleDefinitions/8d289c81-5878-46d4-8554-54e1e3d8b5cb</text:p>
          </table:table-cell>
          <table:table-cell office:value-type="string" calcext:value-type="string">
            <text:p><text:s/>Microsoft Sentinel Reader</text:p>
          </table:table-cell>
          <table:table-cell office:value-type="string" calcext:value-type="string">
            <text:p><text:s/>Microsoft.SecurityInsights/*/read</text:p>
          </table:table-cell>
        </table:table-row>
        <table:table-row table:style-name="ro1">
          <table:table-cell office:value-type="string" calcext:value-type="string">
            <text:p>66bb4e9e-b016-4a94-8249-4c0511c2be84</text:p>
          </table:table-cell>
          <table:table-cell office:value-type="string" calcext:value-type="string">
            <text:p><text:s/>/subscriptions/cafb95de-39ce-4f0d-a9fe-db89b93c7ea2/providers/Microsoft.Authorization/roleDefinitions/66bb4e9e-b016-4a94-8249-4c0511c2be84</text:p>
          </table:table-cell>
          <table:table-cell office:value-type="string" calcext:value-type="string">
            <text:p><text:s/>Allows read access to resource policies and write access to resource component policy events.</text:p>
          </table:table-cell>
          <table:table-cell office:value-type="string" calcext:value-type="string">
            <text:p><text:s/>Microsoft.Authorization/policyassignments/read</text:p>
          </table:table-cell>
        </table:table-row>
        <table:table-row table:style-name="ro1">
          <table:table-cell office:value-type="string" calcext:value-type="string">
            <text:p>04165923-9d83-45d5-8227-78b77b0a687e</text:p>
          </table:table-cell>
          <table:table-cell office:value-type="string" calcext:value-type="string">
            <text:p><text:s/>/subscriptions/cafb95de-39ce-4f0d-a9fe-db89b93c7ea2/providers/Microsoft.Authorization/roleDefinitions/04165923-9d83-45d5-8227-78b77b0a687e</text:p>
          </table:table-cell>
          <table:table-cell office:value-type="string" calcext:value-type="string">
            <text:p><text:s/>Read SignalR Service Access Keys</text:p>
          </table:table-cell>
          <table:table-cell office:value-type="string" calcext:value-type="string">
            <text:p><text:s/>Microsoft.SignalRService/*/read</text:p>
          </table:table-cell>
        </table:table-row>
        <table:table-row table:style-name="ro1">
          <table:table-cell office:value-type="string" calcext:value-type="string">
            <text:p>8cf5e20a-e4b2-4e9d-b3a1-5ceb692c2761</text:p>
          </table:table-cell>
          <table:table-cell office:value-type="string" calcext:value-type="string">
            <text:p><text:s/>/subscriptions/cafb95de-39ce-4f0d-a9fe-db89b93c7ea2/providers/Microsoft.Authorization/roleDefinitions/8cf5e20a-e4b2-4e9d-b3a1-5ceb692c2761</text:p>
          </table:table-cell>
          <table:table-cell office:value-type="string" calcext:value-type="string">
            <text:p><text:s/>Create, Read, Update, and Delete SignalR service resources</text:p>
          </table:table-cell>
          <table:table-cell office:value-type="string" calcext:value-type="string">
            <text:p><text:s/>Microsoft.SignalRService/*</text:p>
          </table:table-cell>
        </table:table-row>
        <table:table-row table:style-name="ro1">
          <table:table-cell office:value-type="string" calcext:value-type="string">
            <text:p>b64e21ea-ac4e-4cdf-9dc9-5b892992bee7</text:p>
          </table:table-cell>
          <table:table-cell office:value-type="string" calcext:value-type="string">
            <text:p><text:s/>/subscriptions/cafb95de-39ce-4f0d-a9fe-db89b93c7ea2/providers/Microsoft.Authorization/roleDefinitions/b64e21ea-ac4e-4cdf-9dc9-5b892992bee7</text:p>
          </table:table-cell>
          <table:table-cell office:value-type="string" calcext:value-type="string">
            <text:p><text:s/>Can onboard Azure Connected Machines.</text:p>
          </table:table-cell>
          <table:table-cell office:value-type="string" calcext:value-type="string">
            <text:p><text:s/>Microsoft.HybridCompute/machines/read</text:p>
          </table:table-cell>
        </table:table-row>
        <table:table-row table:style-name="ro1">
          <table:table-cell office:value-type="string" calcext:value-type="string">
            <text:p>91c1777a-f3dc-4fae-b103-61d183457e46</text:p>
          </table:table-cell>
          <table:table-cell office:value-type="string" calcext:value-type="string">
            <text:p><text:s/>/subscriptions/cafb95de-39ce-4f0d-a9fe-db89b93c7ea2/providers/Microsoft.Authorization/roleDefinitions/91c1777a-f3dc-4fae-b103-61d183457e46</text:p>
          </table:table-cell>
          <table:table-cell office:value-type="string" calcext:value-type="string">
            <text:p><text:s/>Managed Services Registration Assignment Delete Role allows the managing tenant users to delete the registration assignment assigned to their tenant.</text:p>
          </table:table-cell>
          <table:table-cell office:value-type="string" calcext:value-type="string">
            <text:p><text:s/>Microsoft.ManagedServices/registrationAssignments/read</text:p>
          </table:table-cell>
        </table:table-row>
        <table:table-row table:style-name="ro1">
          <table:table-cell office:value-type="string" calcext:value-type="string">
            <text:p>5ae67dd6-50cb-40e7-96ff-dc2bfa4b606b</text:p>
          </table:table-cell>
          <table:table-cell office:value-type="string" calcext:value-type="string">
            <text:p><text:s/>/subscriptions/cafb95de-39ce-4f0d-a9fe-db89b93c7ea2/providers/Microsoft.Authorization/roleDefinitions/5ae67dd6-50cb-40e7-96ff-dc2bfa4b606b</text:p>
          </table:table-cell>
          <table:table-cell office:value-type="string" calcext:value-type="string">
            <text:p><text:s/>Allows full access to App Configuration data.</text:p>
          </table:table-cell>
          <table:table-cell/>
        </table:table-row>
        <table:table-row table:style-name="ro1">
          <table:table-cell office:value-type="string" calcext:value-type="string">
            <text:p>516239f1-63e1-4d78-a4de-a74fb236a071</text:p>
          </table:table-cell>
          <table:table-cell office:value-type="string" calcext:value-type="string">
            <text:p><text:s/>/subscriptions/cafb95de-39ce-4f0d-a9fe-db89b93c7ea2/providers/Microsoft.Authorization/roleDefinitions/516239f1-63e1-4d78-a4de-a74fb236a071</text:p>
          </table:table-cell>
          <table:table-cell office:value-type="string" calcext:value-type="string">
            <text:p><text:s/>Allows read access to App Configuration data.</text:p>
          </table:table-cell>
          <table:table-cell/>
        </table:table-row>
        <table:table-row table:style-name="ro1">
          <table:table-cell office:value-type="string" calcext:value-type="string">
            <text:p>34e09817-6cbe-4d01-b1a2-e0eac5743d41</text:p>
          </table:table-cell>
          <table:table-cell office:value-type="string" calcext:value-type="string">
            <text:p><text:s/>/subscriptions/cafb95de-39ce-4f0d-a9fe-db89b93c7ea2/providers/Microsoft.Authorization/roleDefinitions/34e09817-6cbe-4d01-b1a2-e0eac5743d41</text:p>
          </table:table-cell>
          <table:table-cell office:value-type="string" calcext:value-type="string">
            <text:p><text:s/>Role definition to authorize any user/service to create connectedClusters resource</text:p>
          </table:table-cell>
          <table:table-cell office:value-type="string" calcext:value-type="string">
            <text:p><text:s/>Microsoft.Authorization/*/read</text:p>
          </table:table-cell>
        </table:table-row>
        <table:table-row table:style-name="ro1">
          <table:table-cell office:value-type="string" calcext:value-type="string">
            <text:p>7f646f1b-fa08-80eb-a22b-edd6ce5c915c</text:p>
          </table:table-cell>
          <table:table-cell office:value-type="string" calcext:value-type="string">
            <text:p><text:s/>/subscriptions/cafb95de-39ce-4f0d-a9fe-db89b93c7ea2/providers/Microsoft.Authorization/roleDefinitions/7f646f1b-fa08-80eb-a22b-edd6ce5c915c</text:p>
          </table:table-cell>
          <table:table-cell office:value-type="string" calcext:value-type="string">
            <text:p><text:s/>Experimentation Contributor</text:p>
          </table:table-cell>
          <table:table-cell office:value-type="string" calcext:value-type="string">
            <text:p><text:s/>Microsoft.Resources/subscriptions/resourceGroups/read</text:p>
          </table:table-cell>
        </table:table-row>
        <table:table-row table:style-name="ro1">
          <table:table-cell office:value-type="string" calcext:value-type="string">
            <text:p>466ccd10-b268-4a11-b098-b4849f024126</text:p>
          </table:table-cell>
          <table:table-cell office:value-type="string" calcext:value-type="string">
            <text:p><text:s/>/subscriptions/cafb95de-39ce-4f0d-a9fe-db89b93c7ea2/providers/Microsoft.Authorization/roleDefinitions/466ccd10-b268-4a11-b098-b4849f024126</text:p>
          </table:table-cell>
          <table:table-cell office:value-type="string" calcext:value-type="string">
            <text:p><text:s/>Let’s you read and test a KB only.</text:p>
          </table:table-cell>
          <table:table-cell office:value-type="string" calcext:value-type="string">
            <text:p><text:s/>Microsoft.CognitiveServices/*/read</text:p>
          </table:table-cell>
        </table:table-row>
        <table:table-row table:style-name="ro1">
          <table:table-cell office:value-type="string" calcext:value-type="string">
            <text:p>f4cc2bf9-21be-47a1-bdf1-5c5804381025</text:p>
          </table:table-cell>
          <table:table-cell office:value-type="string" calcext:value-type="string">
            <text:p><text:s/>/subscriptions/cafb95de-39ce-4f0d-a9fe-db89b93c7ea2/providers/Microsoft.Authorization/roleDefinitions/f4cc2bf9-21be-47a1-bdf1-5c5804381025</text:p>
          </table:table-cell>
          <table:table-cell office:value-type="string" calcext:value-type="string">
            <text:p><text:s/>Let’s you create, edit, import and export a KB. You cannot publish or delete a KB.</text:p>
          </table:table-cell>
          <table:table-cell office:value-type="string" calcext:value-type="string">
            <text:p><text:s/>Microsoft.CognitiveServices/*/read</text:p>
          </table:table-cell>
        </table:table-row>
        <table:table-row table:style-name="ro1">
          <table:table-cell office:value-type="string" calcext:value-type="string">
            <text:p>7f646f1b-fa08-80eb-a33b-edd6ce5c915c</text:p>
          </table:table-cell>
          <table:table-cell office:value-type="string" calcext:value-type="string">
            <text:p><text:s/>/subscriptions/cafb95de-39ce-4f0d-a9fe-db89b93c7ea2/providers/Microsoft.Authorization/roleDefinitions/7f646f1b-fa08-80eb-a33b-edd6ce5c915c</text:p>
          </table:table-cell>
          <table:table-cell office:value-type="string" calcext:value-type="string">
            <text:p><text:s/>Experimentation Administrator</text:p>
          </table:table-cell>
          <table:table-cell office:value-type="string" calcext:value-type="string">
            <text:p><text:s/>Microsoft.Resources/subscriptions/resourceGroups/read</text:p>
          </table:table-cell>
        </table:table-row>
        <table:table-row table:style-name="ro1">
          <table:table-cell office:value-type="string" calcext:value-type="string">
            <text:p>3df8b902-2a6f-47c7-8cc5-360e9b272a7e</text:p>
          </table:table-cell>
          <table:table-cell office:value-type="string" calcext:value-type="string">
            <text:p><text:s/>/subscriptions/cafb95de-39ce-4f0d-a9fe-db89b93c7ea2/providers/Microsoft.Authorization/roleDefinitions/3df8b902-2a6f-47c7-8cc5-360e9b272a7e</text:p>
          </table:table-cell>
          <table:table-cell office:value-type="string" calcext:value-type="string">
            <text:p><text:s/>Provides user with conversion, manage session, rendering and diagnostics capabilities for Azure Remote Rendering</text:p>
          </table:table-cell>
          <table:table-cell/>
        </table:table-row>
        <table:table-row table:style-name="ro1">
          <table:table-cell office:value-type="string" calcext:value-type="string">
            <text:p>d39065c4-c120-43c9-ab0a-63eed9795f0a</text:p>
          </table:table-cell>
          <table:table-cell office:value-type="string" calcext:value-type="string">
            <text:p><text:s/>/subscriptions/cafb95de-39ce-4f0d-a9fe-db89b93c7ea2/providers/Microsoft.Authorization/roleDefinitions/d39065c4-c120-43c9-ab0a-63eed9795f0a</text:p>
          </table:table-cell>
          <table:table-cell office:value-type="string" calcext:value-type="string">
            <text:p><text:s/>Provides user with manage session, rendering and diagnostics capabilities for Azure Remote Rendering.</text:p>
          </table:table-cell>
          <table:table-cell/>
        </table:table-row>
        <table:table-row table:style-name="ro1">
          <table:table-cell office:value-type="string" calcext:value-type="string">
            <text:p>641177b8-a67a-45b9-a033-47bc880bb21e</text:p>
          </table:table-cell>
          <table:table-cell office:value-type="string" calcext:value-type="string">
            <text:p><text:s/>/subscriptions/cafb95de-39ce-4f0d-a9fe-db89b93c7ea2/providers/Microsoft.Authorization/roleDefinitions/641177b8-a67a-45b9-a033-47bc880bb21e</text:p>
          </table:table-cell>
          <table:table-cell office:value-type="string" calcext:value-type="string">
            <text:p><text:s/>Allows for creating managed application resources.</text:p>
          </table:table-cell>
          <table:table-cell office:value-type="string" calcext:value-type="string">
            <text:p><text:s/>*/read</text:p>
          </table:table-cell>
        </table:table-row>
        <table:table-row table:style-name="ro1">
          <table:table-cell office:value-type="string" calcext:value-type="string">
            <text:p>612c2aa1-cb24-443b-ac28-3ab7272de6f5</text:p>
          </table:table-cell>
          <table:table-cell office:value-type="string" calcext:value-type="string">
            <text:p><text:s/>/subscriptions/cafb95de-39ce-4f0d-a9fe-db89b93c7ea2/providers/Microsoft.Authorization/roleDefinitions/612c2aa1-cb24-443b-ac28-3ab7272de6f5</text:p>
          </table:table-cell>
          <table:table-cell office:value-type="string" calcext:value-type="string">
            <text:p><text:s/>Lets you push assessments to Security Center</text:p>
          </table:table-cell>
          <table:table-cell office:value-type="string" calcext:value-type="string">
            <text:p><text:s/>Microsoft.Security/assessments/write</text:p>
          </table:table-cell>
        </table:table-row>
        <table:table-row table:style-name="ro1">
          <table:table-cell office:value-type="string" calcext:value-type="string">
            <text:p>4a9ae827-6dc8-4573-8ac7-8239d42aa03f</text:p>
          </table:table-cell>
          <table:table-cell office:value-type="string" calcext:value-type="string">
            <text:p><text:s/>/subscriptions/cafb95de-39ce-4f0d-a9fe-db89b93c7ea2/providers/Microsoft.Authorization/roleDefinitions/4a9ae827-6dc8-4573-8ac7-8239d42aa03f</text:p>
          </table:table-cell>
          <table:table-cell office:value-type="string" calcext:value-type="string">
            <text:p><text:s/>Lets you manage tags on entities, without providing access to the entities themselves.</text:p>
          </table:table-cell>
          <table:table-cell office:value-type="string" calcext:value-type="string">
            <text:p><text:s/>Microsoft.Authorization/*/read</text:p>
          </table:table-cell>
        </table:table-row>
        <table:table-row table:style-name="ro1">
          <table:table-cell office:value-type="string" calcext:value-type="string">
            <text:p>c7aa55d3-1abb-444a-a5ca-5e51e485d6ec</text:p>
          </table:table-cell>
          <table:table-cell office:value-type="string" calcext:value-type="string">
            <text:p><text:s/>/subscriptions/cafb95de-39ce-4f0d-a9fe-db89b93c7ea2/providers/Microsoft.Authorization/roleDefinitions/c7aa55d3-1abb-444a-a5ca-5e51e485d6ec</text:p>
          </table:table-cell>
          <table:table-cell office:value-type="string" calcext:value-type="string">
            <text:p><text:s/>Allows developers to create and update workflows, integration accounts and API connections in integration service environments.</text:p>
          </table:table-cell>
          <table:table-cell office:value-type="string" calcext:value-type="string">
            <text:p><text:s/>Microsoft.Authorization/*/read</text:p>
          </table:table-cell>
        </table:table-row>
        <table:table-row table:style-name="ro1">
          <table:table-cell office:value-type="string" calcext:value-type="string">
            <text:p>a41e2c5b-bd99-4a07-88f4-9bf657a760b8</text:p>
          </table:table-cell>
          <table:table-cell office:value-type="string" calcext:value-type="string">
            <text:p><text:s/>/subscriptions/cafb95de-39ce-4f0d-a9fe-db89b93c7ea2/providers/Microsoft.Authorization/roleDefinitions/a41e2c5b-bd99-4a07-88f4-9bf657a760b8</text:p>
          </table:table-cell>
          <table:table-cell office:value-type="string" calcext:value-type="string">
            <text:p><text:s/>Lets you manage integration service environments, but not access to them.</text:p>
          </table:table-cell>
          <table:table-cell office:value-type="string" calcext:value-type="string">
            <text:p><text:s/>Microsoft.Authorization/*/read</text:p>
          </table:table-cell>
        </table:table-row>
        <table:table-row table:style-name="ro1">
          <table:table-cell office:value-type="string" calcext:value-type="string">
            <text:p>ed7f3fbd-7b88-4dd4-9017-9adb7ce333f8</text:p>
          </table:table-cell>
          <table:table-cell office:value-type="string" calcext:value-type="string">
            <text:p><text:s/>/subscriptions/cafb95de-39ce-4f0d-a9fe-db89b93c7ea2/providers/Microsoft.Authorization/roleDefinitions/ed7f3fbd-7b88-4dd4-9017-9adb7ce333f8</text:p>
          </table:table-cell>
          <table:table-cell office:value-type="string" calcext:value-type="string">
            <text:p><text:s/>Grants access to read and write Azure Kubernetes Service clusters</text:p>
          </table:table-cell>
          <table:table-cell office:value-type="string" calcext:value-type="string">
            <text:p><text:s/>Microsoft.ContainerService/managedClusters/read</text:p>
          </table:table-cell>
        </table:table-row>
        <table:table-row table:style-name="ro1">
          <table:table-cell office:value-type="string" calcext:value-type="string">
            <text:p>d57506d4-4c8d-48b1-8587-93c323f6a5a3</text:p>
          </table:table-cell>
          <table:table-cell office:value-type="string" calcext:value-type="string">
            <text:p><text:s/>/subscriptions/cafb95de-39ce-4f0d-a9fe-db89b93c7ea2/providers/Microsoft.Authorization/roleDefinitions/d57506d4-4c8d-48b1-8587-93c323f6a5a3</text:p>
          </table:table-cell>
          <table:table-cell office:value-type="string" calcext:value-type="string">
            <text:p><text:s/>Read-only role for Digital Twins data-plane properties</text:p>
          </table:table-cell>
          <table:table-cell/>
        </table:table-row>
        <table:table-row table:style-name="ro1">
          <table:table-cell office:value-type="string" calcext:value-type="string">
            <text:p>bcd981a7-7f74-457b-83e1-cceb9e632ffe</text:p>
          </table:table-cell>
          <table:table-cell office:value-type="string" calcext:value-type="string">
            <text:p><text:s/>/subscriptions/cafb95de-39ce-4f0d-a9fe-db89b93c7ea2/providers/Microsoft.Authorization/roleDefinitions/bcd981a7-7f74-457b-83e1-cceb9e632ffe</text:p>
          </table:table-cell>
          <table:table-cell office:value-type="string" calcext:value-type="string">
            <text:p><text:s/>Full access role for Digital Twins data-plane</text:p>
          </table:table-cell>
          <table:table-cell/>
        </table:table-row>
        <table:table-row table:style-name="ro1">
          <table:table-cell office:value-type="string" calcext:value-type="string">
            <text:p>350f8d15-c687-4448-8ae1-157740a3936d</text:p>
          </table:table-cell>
          <table:table-cell office:value-type="string" calcext:value-type="string">
            <text:p><text:s/>/subscriptions/cafb95de-39ce-4f0d-a9fe-db89b93c7ea2/providers/Microsoft.Authorization/roleDefinitions/350f8d15-c687-4448-8ae1-157740a3936d</text:p>
          </table:table-cell>
          <table:table-cell office:value-type="string" calcext:value-type="string">
            <text:p><text:s/>Allows users to edit and delete Hierarchy Settings</text:p>
          </table:table-cell>
          <table:table-cell office:value-type="string" calcext:value-type="string">
            <text:p><text:s/>Microsoft.Management/managementGroups/settings/write</text:p>
          </table:table-cell>
        </table:table-row>
        <table:table-row table:style-name="ro1">
          <table:table-cell office:value-type="string" calcext:value-type="string">
            <text:p>5a1fc7df-4bf1-4951-a576-89034ee01acd</text:p>
          </table:table-cell>
          <table:table-cell office:value-type="string" calcext:value-type="string">
            <text:p><text:s/>/subscriptions/cafb95de-39ce-4f0d-a9fe-db89b93c7ea2/providers/Microsoft.Authorization/roleDefinitions/5a1fc7df-4bf1-4951-a576-89034ee01acd</text:p>
          </table:table-cell>
          <table:table-cell office:value-type="string" calcext:value-type="string">
            <text:p><text:s/>Role allows user or principal full access to FHIR Data</text:p>
          </table:table-cell>
          <table:table-cell/>
        </table:table-row>
        <table:table-row table:style-name="ro1">
          <table:table-cell office:value-type="string" calcext:value-type="string">
            <text:p>3db33094-8700-4567-8da5-1501d4e7e843</text:p>
          </table:table-cell>
          <table:table-cell office:value-type="string" calcext:value-type="string">
            <text:p><text:s/>/subscriptions/cafb95de-39ce-4f0d-a9fe-db89b93c7ea2/providers/Microsoft.Authorization/roleDefinitions/3db33094-8700-4567-8da5-1501d4e7e843</text:p>
          </table:table-cell>
          <table:table-cell office:value-type="string" calcext:value-type="string">
            <text:p><text:s/>Role allows user or principal to read and export FHIR Data</text:p>
          </table:table-cell>
          <table:table-cell/>
        </table:table-row>
        <table:table-row table:style-name="ro1">
          <table:table-cell office:value-type="string" calcext:value-type="string">
            <text:p>4c8d0bbc-75d3-4935-991f-5f3c56d81508</text:p>
          </table:table-cell>
          <table:table-cell office:value-type="string" calcext:value-type="string">
            <text:p><text:s/>/subscriptions/cafb95de-39ce-4f0d-a9fe-db89b93c7ea2/providers/Microsoft.Authorization/roleDefinitions/4c8d0bbc-75d3-4935-991f-5f3c56d81508</text:p>
          </table:table-cell>
          <table:table-cell office:value-type="string" calcext:value-type="string">
            <text:p><text:s/>Role allows user or principal to read FHIR Data</text:p>
          </table:table-cell>
          <table:table-cell/>
        </table:table-row>
        <table:table-row table:style-name="ro1">
          <table:table-cell office:value-type="string" calcext:value-type="string">
            <text:p>3f88fce4-5892-4214-ae73-ba5294559913</text:p>
          </table:table-cell>
          <table:table-cell office:value-type="string" calcext:value-type="string">
            <text:p><text:s/>/subscriptions/cafb95de-39ce-4f0d-a9fe-db89b93c7ea2/providers/Microsoft.Authorization/roleDefinitions/3f88fce4-5892-4214-ae73-ba5294559913</text:p>
          </table:table-cell>
          <table:table-cell office:value-type="string" calcext:value-type="string">
            <text:p><text:s/>Role allows user or principal to read and write FHIR Data</text:p>
          </table:table-cell>
          <table:table-cell/>
        </table:table-row>
        <table:table-row table:style-name="ro1">
          <table:table-cell office:value-type="string" calcext:value-type="string">
            <text:p>49632ef5-d9ac-41f4-b8e7-bbe587fa74a1</text:p>
          </table:table-cell>
          <table:table-cell office:value-type="string" calcext:value-type="string">
            <text:p><text:s/>/subscriptions/cafb95de-39ce-4f0d-a9fe-db89b93c7ea2/providers/Microsoft.Authorization/roleDefinitions/49632ef5-d9ac-41f4-b8e7-bbe587fa74a1</text:p>
          </table:table-cell>
          <table:table-cell office:value-type="string" calcext:value-type="string">
            <text:p><text:s/>Experimentation Reader</text:p>
          </table:table-cell>
          <table:table-cell office:value-type="string" calcext:value-type="string">
            <text:p><text:s/>Microsoft.Experimentation/experimentWorkspaces/read</text:p>
          </table:table-cell>
        </table:table-row>
        <table:table-row table:style-name="ro1">
          <table:table-cell office:value-type="string" calcext:value-type="string">
            <text:p>4dd61c23-6743-42fe-a388-d8bdd41cb745</text:p>
          </table:table-cell>
          <table:table-cell office:value-type="string" calcext:value-type="string">
            <text:p><text:s/>/subscriptions/cafb95de-39ce-4f0d-a9fe-db89b93c7ea2/providers/Microsoft.Authorization/roleDefinitions/4dd61c23-6743-42fe-a388-d8bdd41cb745</text:p>
          </table:table-cell>
          <table:table-cell office:value-type="string" calcext:value-type="string">
            <text:p><text:s/>Provides user with ingestion capabilities for Azure Object Understanding.</text:p>
          </table:table-cell>
          <table:table-cell/>
        </table:table-row>
        <table:table-row table:style-name="ro1">
          <table:table-cell office:value-type="string" calcext:value-type="string">
            <text:p>8f5e0ce6-4f7b-4dcf-bddf-e6f48634a204</text:p>
          </table:table-cell>
          <table:table-cell office:value-type="string" calcext:value-type="string">
            <text:p><text:s/>/subscriptions/cafb95de-39ce-4f0d-a9fe-db89b93c7ea2/providers/Microsoft.Authorization/roleDefinitions/8f5e0ce6-4f7b-4dcf-bddf-e6f48634a204</text:p>
          </table:table-cell>
          <table:table-cell office:value-type="string" calcext:value-type="string">
            <text:p><text:s/>Grants access to read, write, and delete access to map related data from an Azure maps account.</text:p>
          </table:table-cell>
          <table:table-cell/>
        </table:table-row>
        <table:table-row table:style-name="ro1">
          <table:table-cell office:value-type="string" calcext:value-type="string">
            <text:p>c1ff6cc2-c111-46fe-8896-e0ef812ad9f3</text:p>
          </table:table-cell>
          <table:table-cell office:value-type="string" calcext:value-type="string">
            <text:p><text:s/>/subscriptions/cafb95de-39ce-4f0d-a9fe-db89b93c7ea2/providers/Microsoft.Authorization/roleDefinitions/c1ff6cc2-c111-46fe-8896-e0ef812ad9f3</text:p>
          </table:table-cell>
          <table:table-cell office:value-type="string" calcext:value-type="string">
            <text:p><text:s/>Full access to the project, including the ability to view, create, edit, or delete projects.</text:p>
          </table:table-cell>
          <table:table-cell office:value-type="string" calcext:value-type="string">
            <text:p><text:s/>Microsoft.CognitiveServices/*/read</text:p>
          </table:table-cell>
        </table:table-row>
        <table:table-row table:style-name="ro1">
          <table:table-cell office:value-type="string" calcext:value-type="string">
            <text:p>5c4089e1-6d96-4d2f-b296-c1bc7137275f</text:p>
          </table:table-cell>
          <table:table-cell office:value-type="string" calcext:value-type="string">
            <text:p><text:s/>/subscriptions/cafb95de-39ce-4f0d-a9fe-db89b93c7ea2/providers/Microsoft.Authorization/roleDefinitions/5c4089e1-6d96-4d2f-b296-c1bc7137275f</text:p>
          </table:table-cell>
          <table:table-cell office:value-type="string" calcext:value-type="string">
            <text:p><text:s/>Publish, unpublish or export models. Deployment can view the project but can’t update.</text:p>
          </table:table-cell>
          <table:table-cell office:value-type="string" calcext:value-type="string">
            <text:p><text:s/>Microsoft.CognitiveServices/*/read</text:p>
          </table:table-cell>
        </table:table-row>
        <table:table-row table:style-name="ro1">
          <table:table-cell office:value-type="string" calcext:value-type="string">
            <text:p>88424f51-ebe7-446f-bc41-7fa16989e96c</text:p>
          </table:table-cell>
          <table:table-cell office:value-type="string" calcext:value-type="string">
            <text:p><text:s/>/subscriptions/cafb95de-39ce-4f0d-a9fe-db89b93c7ea2/providers/Microsoft.Authorization/roleDefinitions/88424f51-ebe7-446f-bc41-7fa16989e96c</text:p>
          </table:table-cell>
          <table:table-cell office:value-type="string" calcext:value-type="string">
            <text:p><text:s/>View, edit training images and create, add, remove, or delete the image tags. Labelers can view the project but can’t update anything other than training images and tags.</text:p>
          </table:table-cell>
          <table:table-cell office:value-type="string" calcext:value-type="string">
            <text:p><text:s/>Microsoft.CognitiveServices/*/read</text:p>
          </table:table-cell>
        </table:table-row>
        <table:table-row table:style-name="ro1">
          <table:table-cell office:value-type="string" calcext:value-type="string">
            <text:p>93586559-c37d-4a6b-ba08-b9f0940c2d73</text:p>
          </table:table-cell>
          <table:table-cell office:value-type="string" calcext:value-type="string">
            <text:p><text:s/>/subscriptions/cafb95de-39ce-4f0d-a9fe-db89b93c7ea2/providers/Microsoft.Authorization/roleDefinitions/93586559-c37d-4a6b-ba08-b9f0940c2d73</text:p>
          </table:table-cell>
          <table:table-cell office:value-type="string" calcext:value-type="string">
            <text:p><text:s/>Read-only actions in the project. Readers can’t create or update the project.</text:p>
          </table:table-cell>
          <table:table-cell office:value-type="string" calcext:value-type="string">
            <text:p><text:s/>Microsoft.CognitiveServices/*/read</text:p>
          </table:table-cell>
        </table:table-row>
        <table:table-row table:style-name="ro1">
          <table:table-cell office:value-type="string" calcext:value-type="string">
            <text:p>0a5ae4ab-0d65-4eeb-be61-29fc9b54394b</text:p>
          </table:table-cell>
          <table:table-cell office:value-type="string" calcext:value-type="string">
            <text:p><text:s/>/subscriptions/cafb95de-39ce-4f0d-a9fe-db89b93c7ea2/providers/Microsoft.Authorization/roleDefinitions/0a5ae4ab-0d65-4eeb-be61-29fc9b54394b</text:p>
          </table:table-cell>
          <table:table-cell office:value-type="string" calcext:value-type="string">
            <text:p><text:s/>View, edit projects and train the models, including the ability to publish, unpublish, export the models. Trainers can’t create or delete the project.</text:p>
          </table:table-cell>
          <table:table-cell office:value-type="string" calcext:value-type="string">
            <text:p><text:s/>Microsoft.CognitiveServices/*/read</text:p>
          </table:table-cell>
        </table:table-row>
        <table:table-row table:style-name="ro1">
          <table:table-cell office:value-type="string" calcext:value-type="string">
            <text:p>00482a5a-887f-4fb3-b363-3b7fe8e74483</text:p>
          </table:table-cell>
          <table:table-cell office:value-type="string" calcext:value-type="string">
            <text:p><text:s/>/subscriptions/cafb95de-39ce-4f0d-a9fe-db89b93c7ea2/providers/Microsoft.Authorization/roleDefinitions/00482a5a-887f-4fb3-b363-3b7fe8e74483</text:p>
          </table:table-cell>
          <table:table-cell office:value-type="string" calcext:value-type="string">
            <text:p><text:s/>Perform all data plane operations on a key vault and all objects in it, including certificates, keys, and secrets. Cannot manage key vault resources or manage role assignments. Only works for key vaults that use the 'Azure role-based access control' permission model.</text:p>
          </table:table-cell>
          <table:table-cell office:value-type="string" calcext:value-type="string">
            <text:p><text:s/>Microsoft.Authorization/*/read</text:p>
          </table:table-cell>
        </table:table-row>
        <table:table-row table:style-name="ro1">
          <table:table-cell office:value-type="string" calcext:value-type="string">
            <text:p>12338af0-0e69-4776-bea7-57ae8d297424</text:p>
          </table:table-cell>
          <table:table-cell office:value-type="string" calcext:value-type="string">
            <text:p><text:s/>/subscriptions/cafb95de-39ce-4f0d-a9fe-db89b93c7ea2/providers/Microsoft.Authorization/roleDefinitions/12338af0-0e69-4776-bea7-57ae8d297424</text:p>
          </table:table-cell>
          <table:table-cell office:value-type="string" calcext:value-type="string">
            <text:p><text:s/>Perform cryptographic operations using keys. Only works for key vaults that use the 'Azure role-based access control' permission model.</text:p>
          </table:table-cell>
          <table:table-cell/>
        </table:table-row>
        <table:table-row table:style-name="ro1">
          <table:table-cell office:value-type="string" calcext:value-type="string">
            <text:p>b86a8fe4-44ce-4948-aee5-eccb2c155cd7</text:p>
          </table:table-cell>
          <table:table-cell office:value-type="string" calcext:value-type="string">
            <text:p><text:s/>/subscriptions/cafb95de-39ce-4f0d-a9fe-db89b93c7ea2/providers/Microsoft.Authorization/roleDefinitions/b86a8fe4-44ce-4948-aee5-eccb2c155cd7</text:p>
          </table:table-cell>
          <table:table-cell office:value-type="string" calcext:value-type="string">
            <text:p><text:s/>Perform any action on the secrets of a key vault, except manage permissions. Only works for key vaults that use the 'Azure role-based access control' permission model.</text:p>
          </table:table-cell>
          <table:table-cell office:value-type="string" calcext:value-type="string">
            <text:p><text:s/>Microsoft.Authorization/*/read</text:p>
          </table:table-cell>
        </table:table-row>
        <table:table-row table:style-name="ro1">
          <table:table-cell office:value-type="string" calcext:value-type="string">
            <text:p>4633458b-17de-408a-b874-0445c86b69e6</text:p>
          </table:table-cell>
          <table:table-cell office:value-type="string" calcext:value-type="string">
            <text:p><text:s/>/subscriptions/cafb95de-39ce-4f0d-a9fe-db89b93c7ea2/providers/Microsoft.Authorization/roleDefinitions/4633458b-17de-408a-b874-0445c86b69e6</text:p>
          </table:table-cell>
          <table:table-cell office:value-type="string" calcext:value-type="string">
            <text:p><text:s/>Read secret contents. Only works for key vaults that use the 'Azure role-based access control' permission model.</text:p>
          </table:table-cell>
          <table:table-cell/>
        </table:table-row>
        <table:table-row table:style-name="ro1">
          <table:table-cell office:value-type="string" calcext:value-type="string">
            <text:p>a4417e6f-fecd-4de8-b567-7b0420556985</text:p>
          </table:table-cell>
          <table:table-cell office:value-type="string" calcext:value-type="string">
            <text:p><text:s/>/subscriptions/cafb95de-39ce-4f0d-a9fe-db89b93c7ea2/providers/Microsoft.Authorization/roleDefinitions/a4417e6f-fecd-4de8-b567-7b0420556985</text:p>
          </table:table-cell>
          <table:table-cell office:value-type="string" calcext:value-type="string">
            <text:p><text:s/>Perform any action on the certificates of a key vault, except manage permissions. Only works for key vaults that use the 'Azure role-based access control' permission model.</text:p>
          </table:table-cell>
          <table:table-cell office:value-type="string" calcext:value-type="string">
            <text:p><text:s/>Microsoft.Authorization/*/read</text:p>
          </table:table-cell>
        </table:table-row>
        <table:table-row table:style-name="ro1">
          <table:table-cell office:value-type="string" calcext:value-type="string">
            <text:p>21090545-7ca7-4776-b22c-e363652d74d2</text:p>
          </table:table-cell>
          <table:table-cell office:value-type="string" calcext:value-type="string">
            <text:p><text:s/>/subscriptions/cafb95de-39ce-4f0d-a9fe-db89b93c7ea2/providers/Microsoft.Authorization/roleDefinitions/21090545-7ca7-4776-b22c-e363652d74d2</text:p>
          </table:table-cell>
          <table:table-cell office:value-type="string" calcext:value-type="string">
            <text:p><text:s/>Read metadata of key vaults and its certificates, keys, and secrets. Cannot read sensitive values such as secret contents or key material. Only works for key vaults that use the 'Azure role-based access control' permission model.</text:p>
          </table:table-cell>
          <table:table-cell office:value-type="string" calcext:value-type="string">
            <text:p><text:s/>Microsoft.Authorization/*/read</text:p>
          </table:table-cell>
        </table:table-row>
        <table:table-row table:style-name="ro1">
          <table:table-cell office:value-type="string" calcext:value-type="string">
            <text:p>e147488a-f6f5-4113-8e2d-b22465e65bf6</text:p>
          </table:table-cell>
          <table:table-cell office:value-type="string" calcext:value-type="string">
            <text:p><text:s/>/subscriptions/cafb95de-39ce-4f0d-a9fe-db89b93c7ea2/providers/Microsoft.Authorization/roleDefinitions/e147488a-f6f5-4113-8e2d-b22465e65bf6</text:p>
          </table:table-cell>
          <table:table-cell office:value-type="string" calcext:value-type="string">
            <text:p><text:s/>Read metadata of keys and perform wrap/unwrap operations. Only works for key vaults that use the 'Azure role-based access control' permission model.</text:p>
          </table:table-cell>
          <table:table-cell office:value-type="string" calcext:value-type="string">
            <text:p><text:s/>Microsoft.EventGrid/eventSubscriptions/write</text:p>
          </table:table-cell>
        </table:table-row>
        <table:table-row table:style-name="ro1">
          <table:table-cell office:value-type="string" calcext:value-type="string">
            <text:p>63f0a09d-1495-4db4-a681-037d84835eb4</text:p>
          </table:table-cell>
          <table:table-cell office:value-type="string" calcext:value-type="string">
            <text:p><text:s/>/subscriptions/cafb95de-39ce-4f0d-a9fe-db89b93c7ea2/providers/Microsoft.Authorization/roleDefinitions/63f0a09d-1495-4db4-a681-037d84835eb4</text:p>
          </table:table-cell>
          <table:table-cell office:value-type="string" calcext:value-type="string">
            <text:p><text:s/>Lets you view all resources in cluster/namespace, except secrets.</text:p>
          </table:table-cell>
          <table:table-cell office:value-type="string" calcext:value-type="string">
            <text:p><text:s/>Microsoft.Authorization/*/read</text:p>
          </table:table-cell>
        </table:table-row>
        <table:table-row table:style-name="ro1">
          <table:table-cell office:value-type="string" calcext:value-type="string">
            <text:p>5b999177-9696-4545-85c7-50de3797e5a1</text:p>
          </table:table-cell>
          <table:table-cell office:value-type="string" calcext:value-type="string">
            <text:p><text:s/>/subscriptions/cafb95de-39ce-4f0d-a9fe-db89b93c7ea2/providers/Microsoft.Authorization/roleDefinitions/5b999177-9696-4545-85c7-50de3797e5a1</text:p>
          </table:table-cell>
          <table:table-cell office:value-type="string" calcext:value-type="string">
            <text:p><text:s/>Lets you update everything in cluster/namespace, except (cluster)roles and (cluster)role bindings.</text:p>
          </table:table-cell>
          <table:table-cell office:value-type="string" calcext:value-type="string">
            <text:p><text:s/>Microsoft.Authorization/*/read</text:p>
          </table:table-cell>
        </table:table-row>
        <table:table-row table:style-name="ro1">
          <table:table-cell office:value-type="string" calcext:value-type="string">
            <text:p>8393591c-06b9-48a2-a542-1bd6b377f6a2</text:p>
          </table:table-cell>
          <table:table-cell office:value-type="string" calcext:value-type="string">
            <text:p><text:s/>/subscriptions/cafb95de-39ce-4f0d-a9fe-db89b93c7ea2/providers/Microsoft.Authorization/roleDefinitions/8393591c-06b9-48a2-a542-1bd6b377f6a2</text:p>
          </table:table-cell>
          <table:table-cell office:value-type="string" calcext:value-type="string">
            <text:p><text:s/>Lets you manage all resources in the cluster.</text:p>
          </table:table-cell>
          <table:table-cell office:value-type="string" calcext:value-type="string">
            <text:p><text:s/>Microsoft.Authorization/*/read</text:p>
          </table:table-cell>
        </table:table-row>
        <table:table-row table:style-name="ro1">
          <table:table-cell office:value-type="string" calcext:value-type="string">
            <text:p>dffb1e0c-446f-4dde-a09f-99eb5cc68b96</text:p>
          </table:table-cell>
          <table:table-cell office:value-type="string" calcext:value-type="string">
            <text:p><text:s/>/subscriptions/cafb95de-39ce-4f0d-a9fe-db89b93c7ea2/providers/Microsoft.Authorization/roleDefinitions/dffb1e0c-446f-4dde-a09f-99eb5cc68b96</text:p>
          </table:table-cell>
          <table:table-cell office:value-type="string" calcext:value-type="string">
            <text:p><text:s/>Lets you manage all resources under cluster/namespace, except update or delete resource quotas and namespaces.</text:p>
          </table:table-cell>
          <table:table-cell office:value-type="string" calcext:value-type="string">
            <text:p><text:s/>Microsoft.Authorization/*/read</text:p>
          </table:table-cell>
        </table:table-row>
        <table:table-row table:style-name="ro1">
          <table:table-cell office:value-type="string" calcext:value-type="string">
            <text:p>b1ff04bb-8a4e-4dc4-8eb5-8693973ce19b</text:p>
          </table:table-cell>
          <table:table-cell office:value-type="string" calcext:value-type="string">
            <text:p><text:s/>/subscriptions/cafb95de-39ce-4f0d-a9fe-db89b93c7ea2/providers/Microsoft.Authorization/roleDefinitions/b1ff04bb-8a4e-4dc4-8eb5-8693973ce19b</text:p>
          </table:table-cell>
          <table:table-cell office:value-type="string" calcext:value-type="string">
            <text:p><text:s/>Lets you manage all resources in the cluster.</text:p>
          </table:table-cell>
          <table:table-cell office:value-type="string" calcext:value-type="string">
            <text:p><text:s/>Microsoft.Authorization/*/read</text:p>
          </table:table-cell>
        </table:table-row>
        <table:table-row table:style-name="ro1">
          <table:table-cell office:value-type="string" calcext:value-type="string">
            <text:p>3498e952-d568-435e-9b2c-8d77e338d7f7</text:p>
          </table:table-cell>
          <table:table-cell office:value-type="string" calcext:value-type="string">
            <text:p><text:s/>/subscriptions/cafb95de-39ce-4f0d-a9fe-db89b93c7ea2/providers/Microsoft.Authorization/roleDefinitions/3498e952-d568-435e-9b2c-8d77e338d7f7</text:p>
          </table:table-cell>
          <table:table-cell office:value-type="string" calcext:value-type="string">
            <text:p><text:s/>Lets you manage all resources under cluster/namespace, except update or delete resource quotas and namespaces.</text:p>
          </table:table-cell>
          <table:table-cell office:value-type="string" calcext:value-type="string">
            <text:p><text:s/>Microsoft.Authorization/*/read</text:p>
          </table:table-cell>
        </table:table-row>
        <table:table-row table:style-name="ro1">
          <table:table-cell office:value-type="string" calcext:value-type="string">
            <text:p>7f6c6a51-bcf8-42ba-9220-52d62157d7db</text:p>
          </table:table-cell>
          <table:table-cell office:value-type="string" calcext:value-type="string">
            <text:p><text:s/>/subscriptions/cafb95de-39ce-4f0d-a9fe-db89b93c7ea2/providers/Microsoft.Authorization/roleDefinitions/7f6c6a51-bcf8-42ba-9220-52d62157d7db</text:p>
          </table:table-cell>
          <table:table-cell office:value-type="string" calcext:value-type="string">
            <text:p><text:s/>Allows read-only access to see most objects in a namespace. It does not allow viewing roles or role bindings. This role does not allow viewing Secrets, since reading the contents of Secrets enables access to ServiceAccount credentials in the namespace, which would allow API access as any ServiceAccount in the namespace (a form of privilege escalation). Applying this role at cluster scope will give access across all namespaces.</text:p>
          </table:table-cell>
          <table:table-cell office:value-type="string" calcext:value-type="string">
            <text:p><text:s/>Microsoft.Authorization/*/read</text:p>
          </table:table-cell>
        </table:table-row>
        <table:table-row table:style-name="ro1">
          <table:table-cell office:value-type="string" calcext:value-type="string">
            <text:p>a7ffa36f-339b-4b5c-8bdf-e2c188b2c0eb</text:p>
          </table:table-cell>
          <table:table-cell office:value-type="string" calcext:value-type="string">
            <text:p><text:s/>/subscriptions/cafb95de-39ce-4f0d-a9fe-db89b93c7ea2/providers/Microsoft.Authorization/roleDefinitions/a7ffa36f-339b-4b5c-8bdf-e2c188b2c0eb</text:p>
          </table:table-cell>
          <table:table-cell office:value-type="string" calcext:value-type="string">
            <text:p><text:s/>Allows read/write access to most objects in a namespace.This role does not allow viewing or modifying roles or role bindings. However, this role allows accessing Secrets and running Pods as any ServiceAccount in the namespace, so it can be used to gain the API access levels of any ServiceAccount in the namespace. Applying this role at cluster scope will give access across all namespaces.</text:p>
          </table:table-cell>
          <table:table-cell office:value-type="string" calcext:value-type="string">
            <text:p><text:s/>Microsoft.Authorization/*/read</text:p>
          </table:table-cell>
        </table:table-row>
        <table:table-row table:style-name="ro1">
          <table:table-cell office:value-type="string" calcext:value-type="string">
            <text:p>82200a5b-e217-47a5-b665-6d8765ee745b</text:p>
          </table:table-cell>
          <table:table-cell office:value-type="string" calcext:value-type="string">
            <text:p><text:s/>/subscriptions/cafb95de-39ce-4f0d-a9fe-db89b93c7ea2/providers/Microsoft.Authorization/roleDefinitions/82200a5b-e217-47a5-b665-6d8765ee745b</text:p>
          </table:table-cell>
          <table:table-cell office:value-type="string" calcext:value-type="string">
            <text:p><text:s/>Services Hub Operator allows you to perform all read, write, and deletion operations related to Services Hub Connectors.</text:p>
          </table:table-cell>
          <table:table-cell office:value-type="string" calcext:value-type="string">
            <text:p><text:s/>Microsoft.Authorization/*/read</text:p>
          </table:table-cell>
        </table:table-row>
        <table:table-row table:style-name="ro1">
          <table:table-cell office:value-type="string" calcext:value-type="string">
            <text:p>d18777c0-1514-4662-8490-608db7d334b6</text:p>
          </table:table-cell>
          <table:table-cell office:value-type="string" calcext:value-type="string">
            <text:p><text:s/>/subscriptions/cafb95de-39ce-4f0d-a9fe-db89b93c7ea2/providers/Microsoft.Authorization/roleDefinitions/d18777c0-1514-4662-8490-608db7d334b6</text:p>
          </table:table-cell>
          <table:table-cell office:value-type="string" calcext:value-type="string">
            <text:p><text:s/>Lets you read ingestion jobs for an object understanding account.</text:p>
          </table:table-cell>
          <table:table-cell/>
        </table:table-row>
        <table:table-row table:style-name="ro1">
          <table:table-cell office:value-type="string" calcext:value-type="string">
            <text:p>fd53cd77-2268-407a-8f46-7e7863d0f521</text:p>
          </table:table-cell>
          <table:table-cell office:value-type="string" calcext:value-type="string">
            <text:p><text:s/>/subscriptions/cafb95de-39ce-4f0d-a9fe-db89b93c7ea2/providers/Microsoft.Authorization/roleDefinitions/fd53cd77-2268-407a-8f46-7e7863d0f521</text:p>
          </table:table-cell>
          <table:table-cell office:value-type="string" calcext:value-type="string">
            <text:p><text:s/>Full access to Azure SignalR Service REST APIs</text:p>
          </table:table-cell>
          <table:table-cell/>
        </table:table-row>
        <table:table-row table:style-name="ro1">
          <table:table-cell office:value-type="string" calcext:value-type="string">
            <text:p>daa9e50b-21df-454c-94a6-a8050adab352</text:p>
          </table:table-cell>
          <table:table-cell office:value-type="string" calcext:value-type="string">
            <text:p><text:s/>/subscriptions/cafb95de-39ce-4f0d-a9fe-db89b93c7ea2/providers/Microsoft.Authorization/roleDefinitions/daa9e50b-21df-454c-94a6-a8050adab352</text:p>
          </table:table-cell>
          <table:table-cell office:value-type="string" calcext:value-type="string">
            <text:p><text:s/>Can manage data packages of a collaborative.</text:p>
          </table:table-cell>
          <table:table-cell office:value-type="string" calcext:value-type="string">
            <text:p><text:s/>Microsoft.IndustryDataLifecycle/custodianCollaboratives/*/read</text:p>
          </table:table-cell>
        </table:table-row>
        <table:table-row table:style-name="ro1">
          <table:table-cell office:value-type="string" calcext:value-type="string">
            <text:p>e9dba6fb-3d52-4cf0-bce3-f06ce71b9e0f</text:p>
          </table:table-cell>
          <table:table-cell office:value-type="string" calcext:value-type="string">
            <text:p><text:s/>/subscriptions/cafb95de-39ce-4f0d-a9fe-db89b93c7ea2/providers/Microsoft.Authorization/roleDefinitions/e9dba6fb-3d52-4cf0-bce3-f06ce71b9e0f</text:p>
          </table:table-cell>
          <table:table-cell office:value-type="string" calcext:value-type="string">
            <text:p><text:s/>Gives you read access to management and content operations, but does not allow making changes</text:p>
          </table:table-cell>
          <table:table-cell office:value-type="string" calcext:value-type="string">
            <text:p><text:s/>Microsoft.Authorization/*/read</text:p>
          </table:table-cell>
        </table:table-row>
        <table:table-row table:style-name="ro1">
          <table:table-cell office:value-type="string" calcext:value-type="string">
            <text:p>02ca0879-e8e4-47a5-a61e-5c618b76e64a</text:p>
          </table:table-cell>
          <table:table-cell office:value-type="string" calcext:value-type="string">
            <text:p><text:s/>/subscriptions/cafb95de-39ce-4f0d-a9fe-db89b93c7ea2/providers/Microsoft.Authorization/roleDefinitions/02ca0879-e8e4-47a5-a61e-5c618b76e64a</text:p>
          </table:table-cell>
          <table:table-cell office:value-type="string" calcext:value-type="string">
            <text:p><text:s/>Gives you full access to management and content operations</text:p>
          </table:table-cell>
          <table:table-cell office:value-type="string" calcext:value-type="string">
            <text:p><text:s/>Microsoft.Authorization/*/read</text:p>
          </table:table-cell>
        </table:table-row>
        <table:table-row table:style-name="ro1">
          <table:table-cell office:value-type="string" calcext:value-type="string">
            <text:p>0378884a-3af5-44ab-8323-f5b22f9f3c98</text:p>
          </table:table-cell>
          <table:table-cell office:value-type="string" calcext:value-type="string">
            <text:p><text:s/>/subscriptions/cafb95de-39ce-4f0d-a9fe-db89b93c7ea2/providers/Microsoft.Authorization/roleDefinitions/0378884a-3af5-44ab-8323-f5b22f9f3c98</text:p>
          </table:table-cell>
          <table:table-cell office:value-type="string" calcext:value-type="string">
            <text:p><text:s/>Gives you full access to content operations</text:p>
          </table:table-cell>
          <table:table-cell office:value-type="string" calcext:value-type="string">
            <text:p><text:s/>Microsoft.Authorization/*/read</text:p>
          </table:table-cell>
        </table:table-row>
        <table:table-row table:style-name="ro1">
          <table:table-cell office:value-type="string" calcext:value-type="string">
            <text:p>d1ee9a80-8b14-47f0-bdc2-f4a351625a7b</text:p>
          </table:table-cell>
          <table:table-cell office:value-type="string" calcext:value-type="string">
            <text:p><text:s/>/subscriptions/cafb95de-39ce-4f0d-a9fe-db89b93c7ea2/providers/Microsoft.Authorization/roleDefinitions/d1ee9a80-8b14-47f0-bdc2-f4a351625a7b</text:p>
          </table:table-cell>
          <table:table-cell office:value-type="string" calcext:value-type="string">
            <text:p><text:s/>Gives you read access to content operations, but does not allow making changes</text:p>
          </table:table-cell>
          <table:table-cell office:value-type="string" calcext:value-type="string">
            <text:p><text:s/>Microsoft.Authorization/*/read</text:p>
          </table:table-cell>
        </table:table-row>
        <table:table-row table:style-name="ro1">
          <table:table-cell office:value-type="string" calcext:value-type="string">
            <text:p>cb43c632-a144-4ec5-977c-e80c4affc34a</text:p>
          </table:table-cell>
          <table:table-cell office:value-type="string" calcext:value-type="string">
            <text:p><text:s/>/subscriptions/cafb95de-39ce-4f0d-a9fe-db89b93c7ea2/providers/Microsoft.Authorization/roleDefinitions/cb43c632-a144-4ec5-977c-e80c4affc34a</text:p>
          </table:table-cell>
          <table:table-cell office:value-type="string" calcext:value-type="string">
            <text:p><text:s/>Full access to the project, including the system level configuration.</text:p>
          </table:table-cell>
          <table:table-cell office:value-type="string" calcext:value-type="string">
            <text:p><text:s/>Microsoft.CognitiveServices/*/read</text:p>
          </table:table-cell>
        </table:table-row>
        <table:table-row table:style-name="ro1">
          <table:table-cell office:value-type="string" calcext:value-type="string">
            <text:p>3b20f47b-3825-43cb-8114-4bd2201156a8</text:p>
          </table:table-cell>
          <table:table-cell office:value-type="string" calcext:value-type="string">
            <text:p><text:s/>/subscriptions/cafb95de-39ce-4f0d-a9fe-db89b93c7ea2/providers/Microsoft.Authorization/roleDefinitions/3b20f47b-3825-43cb-8114-4bd2201156a8</text:p>
          </table:table-cell>
          <table:table-cell office:value-type="string" calcext:value-type="string">
            <text:p><text:s/>Access to the project.</text:p>
          </table:table-cell>
          <table:table-cell office:value-type="string" calcext:value-type="string">
            <text:p><text:s/>Microsoft.CognitiveServices/*/read</text:p>
          </table:table-cell>
        </table:table-row>
        <table:table-row table:style-name="ro1">
          <table:table-cell office:value-type="string" calcext:value-type="string">
            <text:p>2c56ea50-c6b3-40a6-83c0-9d98858bc7d2</text:p>
          </table:table-cell>
          <table:table-cell office:value-type="string" calcext:value-type="string">
            <text:p><text:s/>/subscriptions/cafb95de-39ce-4f0d-a9fe-db89b93c7ea2/providers/Microsoft.Authorization/roleDefinitions/2c56ea50-c6b3-40a6-83c0-9d98858bc7d2</text:p>
          </table:table-cell>
          <table:table-cell office:value-type="string" calcext:value-type="string">
            <text:p><text:s/>Read and list Schema Registry groups and schemas.</text:p>
          </table:table-cell>
          <table:table-cell office:value-type="string" calcext:value-type="string">
            <text:p><text:s/>Microsoft.EventHub/namespaces/schemagroups/read</text:p>
          </table:table-cell>
        </table:table-row>
        <table:table-row table:style-name="ro1">
          <table:table-cell office:value-type="string" calcext:value-type="string">
            <text:p>5dffeca3-4936-4216-b2bc-10343a5abb25</text:p>
          </table:table-cell>
          <table:table-cell office:value-type="string" calcext:value-type="string">
            <text:p><text:s/>/subscriptions/cafb95de-39ce-4f0d-a9fe-db89b93c7ea2/providers/Microsoft.Authorization/roleDefinitions/5dffeca3-4936-4216-b2bc-10343a5abb25</text:p>
          </table:table-cell>
          <table:table-cell office:value-type="string" calcext:value-type="string">
            <text:p><text:s/>Read, write, and delete Schema Registry groups and schemas.</text:p>
          </table:table-cell>
          <table:table-cell office:value-type="string" calcext:value-type="string">
            <text:p><text:s/>Microsoft.EventHub/namespaces/schemagroups/*</text:p>
          </table:table-cell>
        </table:table-row>
        <table:table-row table:style-name="ro1">
          <table:table-cell office:value-type="string" calcext:value-type="string">
            <text:p>7ec7ccdc-f61e-41fe-9aaf-980df0a44eba</text:p>
          </table:table-cell>
          <table:table-cell office:value-type="string" calcext:value-type="string">
            <text:p><text:s/>/subscriptions/cafb95de-39ce-4f0d-a9fe-db89b93c7ea2/providers/Microsoft.Authorization/roleDefinitions/7ec7ccdc-f61e-41fe-9aaf-980df0a44eba</text:p>
          </table:table-cell>
          <table:table-cell office:value-type="string" calcext:value-type="string">
            <text:p><text:s/>Provides read access to AgFood Platform Service</text:p>
          </table:table-cell>
          <table:table-cell/>
        </table:table-row>
        <table:table-row table:style-name="ro1">
          <table:table-cell office:value-type="string" calcext:value-type="string">
            <text:p>8508508a-4469-4e45-963b-2518ee0bb728</text:p>
          </table:table-cell>
          <table:table-cell office:value-type="string" calcext:value-type="string">
            <text:p><text:s/>/subscriptions/cafb95de-39ce-4f0d-a9fe-db89b93c7ea2/providers/Microsoft.Authorization/roleDefinitions/8508508a-4469-4e45-963b-2518ee0bb728</text:p>
          </table:table-cell>
          <table:table-cell office:value-type="string" calcext:value-type="string">
            <text:p><text:s/>Provides contribute access to AgFood Platform Service</text:p>
          </table:table-cell>
          <table:table-cell/>
        </table:table-row>
        <table:table-row table:style-name="ro1">
          <table:table-cell office:value-type="string" calcext:value-type="string">
            <text:p>f8da80de-1ff9-4747-ad80-a19b7f6079e3</text:p>
          </table:table-cell>
          <table:table-cell office:value-type="string" calcext:value-type="string">
            <text:p><text:s/>/subscriptions/cafb95de-39ce-4f0d-a9fe-db89b93c7ea2/providers/Microsoft.Authorization/roleDefinitions/f8da80de-1ff9-4747-ad80-a19b7f6079e3</text:p>
          </table:table-cell>
          <table:table-cell office:value-type="string" calcext:value-type="string">
            <text:p><text:s/>Provides admin access to AgFood Platform Service</text:p>
          </table:table-cell>
          <table:table-cell/>
        </table:table-row>
        <table:table-row table:style-name="ro1">
          <table:table-cell office:value-type="string" calcext:value-type="string">
            <text:p>18500a29-7fe2-46b2-a342-b16a415e101d</text:p>
          </table:table-cell>
          <table:table-cell office:value-type="string" calcext:value-type="string">
            <text:p><text:s/>/subscriptions/cafb95de-39ce-4f0d-a9fe-db89b93c7ea2/providers/Microsoft.Authorization/roleDefinitions/18500a29-7fe2-46b2-a342-b16a415e101d</text:p>
          </table:table-cell>
          <table:table-cell office:value-type="string" calcext:value-type="string">
            <text:p><text:s/>Lets you manage managed HSM pools, but not access to them.</text:p>
          </table:table-cell>
          <table:table-cell office:value-type="string" calcext:value-type="string">
            <text:p><text:s/>Microsoft.KeyVault/managedHSMs/*</text:p>
          </table:table-cell>
        </table:table-row>
        <table:table-row table:style-name="ro1">
          <table:table-cell office:value-type="string" calcext:value-type="string">
            <text:p>0b555d9b-b4a7-4f43-b330-627f0e5be8f0</text:p>
          </table:table-cell>
          <table:table-cell office:value-type="string" calcext:value-type="string">
            <text:p><text:s/>/subscriptions/cafb95de-39ce-4f0d-a9fe-db89b93c7ea2/providers/Microsoft.Authorization/roleDefinitions/0b555d9b-b4a7-4f43-b330-627f0e5be8f0</text:p>
          </table:table-cell>
          <table:table-cell office:value-type="string" calcext:value-type="string">
            <text:p><text:s/>Allowed to create submissions to Security Detonation Chamber</text:p>
          </table:table-cell>
          <table:table-cell/>
        </table:table-row>
        <table:table-row table:style-name="ro1">
          <table:table-cell office:value-type="string" calcext:value-type="string">
            <text:p>ddde6b66-c0df-4114-a159-3618637b3035</text:p>
          </table:table-cell>
          <table:table-cell office:value-type="string" calcext:value-type="string">
            <text:p><text:s/>/subscriptions/cafb95de-39ce-4f0d-a9fe-db89b93c7ea2/providers/Microsoft.Authorization/roleDefinitions/ddde6b66-c0df-4114-a159-3618637b3035</text:p>
          </table:table-cell>
          <table:table-cell office:value-type="string" calcext:value-type="string">
            <text:p><text:s/>Read-only access to Azure SignalR Service REST APIs</text:p>
          </table:table-cell>
          <table:table-cell/>
        </table:table-row>
        <table:table-row table:style-name="ro1">
          <table:table-cell office:value-type="string" calcext:value-type="string">
            <text:p>7e4f1700-ea5a-4f59-8f37-079cfe29dce3</text:p>
          </table:table-cell>
          <table:table-cell office:value-type="string" calcext:value-type="string">
            <text:p><text:s/>/subscriptions/cafb95de-39ce-4f0d-a9fe-db89b93c7ea2/providers/Microsoft.Authorization/roleDefinitions/7e4f1700-ea5a-4f59-8f37-079cfe29dce3</text:p>
          </table:table-cell>
          <table:table-cell office:value-type="string" calcext:value-type="string">
            <text:p><text:s/>Full access to Azure SignalR Service REST APIs</text:p>
          </table:table-cell>
          <table:table-cell/>
        </table:table-row>
        <table:table-row table:style-name="ro1">
          <table:table-cell office:value-type="string" calcext:value-type="string">
            <text:p>f7b75c60-3036-4b75-91c3-6b41c27c1689</text:p>
          </table:table-cell>
          <table:table-cell office:value-type="string" calcext:value-type="string">
            <text:p><text:s/>/subscriptions/cafb95de-39ce-4f0d-a9fe-db89b93c7ea2/providers/Microsoft.Authorization/roleDefinitions/f7b75c60-3036-4b75-91c3-6b41c27c1689</text:p>
          </table:table-cell>
          <table:table-cell office:value-type="string" calcext:value-type="string">
            <text:p><text:s/>Lets you purchase reservations</text:p>
          </table:table-cell>
          <table:table-cell office:value-type="string" calcext:value-type="string">
            <text:p><text:s/>Microsoft.Authorization/roleAssignments/read</text:p>
          </table:table-cell>
        </table:table-row>
        <table:table-row table:style-name="ro1">
          <table:table-cell office:value-type="string" calcext:value-type="string">
            <text:p>635dd51f-9968-44d3-b7fb-6d9a6bd613ae</text:p>
          </table:table-cell>
          <table:table-cell office:value-type="string" calcext:value-type="string">
            <text:p><text:s/>/subscriptions/cafb95de-39ce-4f0d-a9fe-db89b93c7ea2/providers/Microsoft.Authorization/roleDefinitions/635dd51f-9968-44d3-b7fb-6d9a6bd613ae</text:p>
          </table:table-cell>
          <table:table-cell office:value-type="string" calcext:value-type="string">
            <text:p><text:s/>Lets you write metrics to AzureML workspace</text:p>
          </table:table-cell>
          <table:table-cell office:value-type="string" calcext:value-type="string">
            <text:p><text:s/>Microsoft.MachineLearningServices/workspaces/metrics/*/write</text:p>
          </table:table-cell>
        </table:table-row>
        <table:table-row table:style-name="ro1">
          <table:table-cell office:value-type="string" calcext:value-type="string">
            <text:p>e5e2a7ff-d759-4cd2-bb51-3152d37e2eb1</text:p>
          </table:table-cell>
          <table:table-cell office:value-type="string" calcext:value-type="string">
            <text:p><text:s/>/subscriptions/cafb95de-39ce-4f0d-a9fe-db89b93c7ea2/providers/Microsoft.Authorization/roleDefinitions/e5e2a7ff-d759-4cd2-bb51-3152d37e2eb1</text:p>
          </table:table-cell>
          <table:table-cell office:value-type="string" calcext:value-type="string">
            <text:p><text:s/>Lets you perform backup and restore operations using Azure Backup on the storage account.</text:p>
          </table:table-cell>
          <table:table-cell office:value-type="string" calcext:value-type="string">
            <text:p><text:s/>Microsoft.Authorization/*/read</text:p>
          </table:table-cell>
        </table:table-row>
        <table:table-row table:style-name="ro1">
          <table:table-cell office:value-type="string" calcext:value-type="string">
            <text:p>6188b7c9-7d01-4f99-a59f-c88b630326c0</text:p>
          </table:table-cell>
          <table:table-cell office:value-type="string" calcext:value-type="string">
            <text:p><text:s/>/subscriptions/cafb95de-39ce-4f0d-a9fe-db89b93c7ea2/providers/Microsoft.Authorization/roleDefinitions/6188b7c9-7d01-4f99-a59f-c88b630326c0</text:p>
          </table:table-cell>
          <table:table-cell office:value-type="string" calcext:value-type="string">
            <text:p><text:s/>Allows for creation, writes and reads to the metric set via the metrics service APIs.</text:p>
          </table:table-cell>
          <table:table-cell office:value-type="string" calcext:value-type="string">
            <text:p><text:s/>Microsoft.Experimentation/experimentWorkspaces/read</text:p>
          </table:table-cell>
        </table:table-row>
        <table:table-row table:style-name="ro1">
          <table:table-cell office:value-type="string" calcext:value-type="string">
            <text:p>9ef4ef9c-a049-46b0-82ab-dd8ac094c889</text:p>
          </table:table-cell>
          <table:table-cell office:value-type="string" calcext:value-type="string">
            <text:p><text:s/>/subscriptions/cafb95de-39ce-4f0d-a9fe-db89b93c7ea2/providers/Microsoft.Authorization/roleDefinitions/9ef4ef9c-a049-46b0-82ab-dd8ac094c889</text:p>
          </table:table-cell>
          <table:table-cell office:value-type="string" calcext:value-type="string">
            <text:p><text:s/>The Microsoft.ProjectBabylon data curator can create, read, modify and delete catalog data objects and establish relationships between objects. This role is in preview and subject to change.</text:p>
          </table:table-cell>
          <table:table-cell office:value-type="string" calcext:value-type="string">
            <text:p><text:s/>Microsoft.ProjectBabylon/accounts/read</text:p>
          </table:table-cell>
        </table:table-row>
        <table:table-row table:style-name="ro1">
          <table:table-cell office:value-type="string" calcext:value-type="string">
            <text:p>c8d896ba-346d-4f50-bc1d-7d1c84130446</text:p>
          </table:table-cell>
          <table:table-cell office:value-type="string" calcext:value-type="string">
            <text:p><text:s/>/subscriptions/cafb95de-39ce-4f0d-a9fe-db89b93c7ea2/providers/Microsoft.Authorization/roleDefinitions/c8d896ba-346d-4f50-bc1d-7d1c84130446</text:p>
          </table:table-cell>
          <table:table-cell office:value-type="string" calcext:value-type="string">
            <text:p><text:s/>The Microsoft.ProjectBabylon data reader can read catalog data objects. This role is in preview and subject to change.</text:p>
          </table:table-cell>
          <table:table-cell office:value-type="string" calcext:value-type="string">
            <text:p><text:s/>Microsoft.ProjectBabylon/accounts/read</text:p>
          </table:table-cell>
        </table:table-row>
        <table:table-row table:style-name="ro1">
          <table:table-cell office:value-type="string" calcext:value-type="string">
            <text:p>05b7651b-dc44-475e-b74d-df3db49fae0f</text:p>
          </table:table-cell>
          <table:table-cell office:value-type="string" calcext:value-type="string">
            <text:p><text:s/>/subscriptions/cafb95de-39ce-4f0d-a9fe-db89b93c7ea2/providers/Microsoft.Authorization/roleDefinitions/05b7651b-dc44-475e-b74d-df3db49fae0f</text:p>
          </table:table-cell>
          <table:table-cell office:value-type="string" calcext:value-type="string">
            <text:p><text:s/>The Microsoft.ProjectBabylon data source administrator can manage data sources and data scans. This role is in preview and subject to change.</text:p>
          </table:table-cell>
          <table:table-cell office:value-type="string" calcext:value-type="string">
            <text:p><text:s/>Microsoft.ProjectBabylon/accounts/read</text:p>
          </table:table-cell>
        </table:table-row>
        <table:table-row table:style-name="ro1">
          <table:table-cell office:value-type="string" calcext:value-type="string">
            <text:p>ca6382a4-1721-4bcf-a114-ff0c70227b6b</text:p>
          </table:table-cell>
          <table:table-cell office:value-type="string" calcext:value-type="string">
            <text:p><text:s/>/subscriptions/cafb95de-39ce-4f0d-a9fe-db89b93c7ea2/providers/Microsoft.Authorization/roleDefinitions/ca6382a4-1721-4bcf-a114-ff0c70227b6b</text:p>
          </table:table-cell>
          <table:table-cell office:value-type="string" calcext:value-type="string">
            <text:p><text:s/>Contributor of the Application Group.</text:p>
          </table:table-cell>
          <table:table-cell office:value-type="string" calcext:value-type="string">
            <text:p><text:s/>Microsoft.DesktopVirtualization/applicationgroups/*</text:p>
          </table:table-cell>
        </table:table-row>
        <table:table-row table:style-name="ro1">
          <table:table-cell office:value-type="string" calcext:value-type="string">
            <text:p>49a72310-ab8d-41df-bbb0-79b649203868</text:p>
          </table:table-cell>
          <table:table-cell office:value-type="string" calcext:value-type="string">
            <text:p><text:s/>/subscriptions/cafb95de-39ce-4f0d-a9fe-db89b93c7ea2/providers/Microsoft.Authorization/roleDefinitions/49a72310-ab8d-41df-bbb0-79b649203868</text:p>
          </table:table-cell>
          <table:table-cell office:value-type="string" calcext:value-type="string">
            <text:p><text:s/>Reader of Desktop Virtualization.</text:p>
          </table:table-cell>
          <table:table-cell office:value-type="string" calcext:value-type="string">
            <text:p><text:s/>Microsoft.DesktopVirtualization/*/read</text:p>
          </table:table-cell>
        </table:table-row>
        <table:table-row table:style-name="ro1">
          <table:table-cell office:value-type="string" calcext:value-type="string">
            <text:p>082f0a83-3be5-4ba1-904c-961cca79b387</text:p>
          </table:table-cell>
          <table:table-cell office:value-type="string" calcext:value-type="string">
            <text:p><text:s/>/subscriptions/cafb95de-39ce-4f0d-a9fe-db89b93c7ea2/providers/Microsoft.Authorization/roleDefinitions/082f0a83-3be5-4ba1-904c-961cca79b387</text:p>
          </table:table-cell>
          <table:table-cell office:value-type="string" calcext:value-type="string">
            <text:p><text:s/>Contributor of Desktop Virtualization.</text:p>
          </table:table-cell>
          <table:table-cell office:value-type="string" calcext:value-type="string">
            <text:p><text:s/>Microsoft.DesktopVirtualization/*</text:p>
          </table:table-cell>
        </table:table-row>
        <table:table-row table:style-name="ro1">
          <table:table-cell office:value-type="string" calcext:value-type="string">
            <text:p>21efdde3-836f-432b-bf3d-3e8e734d4b2b</text:p>
          </table:table-cell>
          <table:table-cell office:value-type="string" calcext:value-type="string">
            <text:p><text:s/>/subscriptions/cafb95de-39ce-4f0d-a9fe-db89b93c7ea2/providers/Microsoft.Authorization/roleDefinitions/21efdde3-836f-432b-bf3d-3e8e734d4b2b</text:p>
          </table:table-cell>
          <table:table-cell office:value-type="string" calcext:value-type="string">
            <text:p><text:s/>Contributor of the Desktop Virtualization Workspace.</text:p>
          </table:table-cell>
          <table:table-cell office:value-type="string" calcext:value-type="string">
            <text:p><text:s/>Microsoft.DesktopVirtualization/workspaces/*</text:p>
          </table:table-cell>
        </table:table-row>
        <table:table-row table:style-name="ro1">
          <table:table-cell office:value-type="string" calcext:value-type="string">
            <text:p>ea4bfff8-7fb4-485a-aadd-d4129a0ffaa6</text:p>
          </table:table-cell>
          <table:table-cell office:value-type="string" calcext:value-type="string">
            <text:p><text:s/>/subscriptions/cafb95de-39ce-4f0d-a9fe-db89b93c7ea2/providers/Microsoft.Authorization/roleDefinitions/ea4bfff8-7fb4-485a-aadd-d4129a0ffaa6</text:p>
          </table:table-cell>
          <table:table-cell office:value-type="string" calcext:value-type="string">
            <text:p><text:s/>Operator of the Desktop Virtualization Uesr Session.</text:p>
          </table:table-cell>
          <table:table-cell office:value-type="string" calcext:value-type="string">
            <text:p><text:s/>Microsoft.DesktopVirtualization/hostpools/read</text:p>
          </table:table-cell>
        </table:table-row>
        <table:table-row table:style-name="ro1">
          <table:table-cell office:value-type="string" calcext:value-type="string">
            <text:p>2ad6aaab-ead9-4eaa-8ac5-da422f562408</text:p>
          </table:table-cell>
          <table:table-cell office:value-type="string" calcext:value-type="string">
            <text:p><text:s/>/subscriptions/cafb95de-39ce-4f0d-a9fe-db89b93c7ea2/providers/Microsoft.Authorization/roleDefinitions/2ad6aaab-ead9-4eaa-8ac5-da422f562408</text:p>
          </table:table-cell>
          <table:table-cell office:value-type="string" calcext:value-type="string">
            <text:p><text:s/>Operator of the Desktop Virtualization Session Host.</text:p>
          </table:table-cell>
          <table:table-cell office:value-type="string" calcext:value-type="string">
            <text:p><text:s/>Microsoft.DesktopVirtualization/hostpools/read</text:p>
          </table:table-cell>
        </table:table-row>
        <table:table-row table:style-name="ro1">
          <table:table-cell office:value-type="string" calcext:value-type="string">
            <text:p>ceadfde2-b300-400a-ab7b-6143895aa822</text:p>
          </table:table-cell>
          <table:table-cell office:value-type="string" calcext:value-type="string">
            <text:p><text:s/>/subscriptions/cafb95de-39ce-4f0d-a9fe-db89b93c7ea2/providers/Microsoft.Authorization/roleDefinitions/ceadfde2-b300-400a-ab7b-6143895aa822</text:p>
          </table:table-cell>
          <table:table-cell office:value-type="string" calcext:value-type="string">
            <text:p><text:s/>Reader of the Desktop Virtualization Host Pool.</text:p>
          </table:table-cell>
          <table:table-cell office:value-type="string" calcext:value-type="string">
            <text:p><text:s/>Microsoft.DesktopVirtualization/hostpools/*/read</text:p>
          </table:table-cell>
        </table:table-row>
        <table:table-row table:style-name="ro1">
          <table:table-cell office:value-type="string" calcext:value-type="string">
            <text:p>e307426c-f9b6-4e81-87de-d99efb3c32bc</text:p>
          </table:table-cell>
          <table:table-cell office:value-type="string" calcext:value-type="string">
            <text:p><text:s/>/subscriptions/cafb95de-39ce-4f0d-a9fe-db89b93c7ea2/providers/Microsoft.Authorization/roleDefinitions/e307426c-f9b6-4e81-87de-d99efb3c32bc</text:p>
          </table:table-cell>
          <table:table-cell office:value-type="string" calcext:value-type="string">
            <text:p><text:s/>Contributor of the Desktop Virtualization Host Pool.</text:p>
          </table:table-cell>
          <table:table-cell office:value-type="string" calcext:value-type="string">
            <text:p><text:s/>Microsoft.DesktopVirtualization/hostpools/*</text:p>
          </table:table-cell>
        </table:table-row>
        <table:table-row table:style-name="ro1">
          <table:table-cell office:value-type="string" calcext:value-type="string">
            <text:p>aebf23d0-b568-4e86-b8f9-fe83a2c6ab55</text:p>
          </table:table-cell>
          <table:table-cell office:value-type="string" calcext:value-type="string">
            <text:p><text:s/>/subscriptions/cafb95de-39ce-4f0d-a9fe-db89b93c7ea2/providers/Microsoft.Authorization/roleDefinitions/aebf23d0-b568-4e86-b8f9-fe83a2c6ab55</text:p>
          </table:table-cell>
          <table:table-cell office:value-type="string" calcext:value-type="string">
            <text:p><text:s/>Reader of the Desktop Virtualization Application Group.</text:p>
          </table:table-cell>
          <table:table-cell office:value-type="string" calcext:value-type="string">
            <text:p><text:s/>Microsoft.DesktopVirtualization/applicationgroups/*/read</text:p>
          </table:table-cell>
        </table:table-row>
        <table:table-row table:style-name="ro1">
          <table:table-cell office:value-type="string" calcext:value-type="string">
            <text:p>86240b0e-9422-4c43-887b-b61143f32ba8</text:p>
          </table:table-cell>
          <table:table-cell office:value-type="string" calcext:value-type="string">
            <text:p><text:s/>/subscriptions/cafb95de-39ce-4f0d-a9fe-db89b93c7ea2/providers/Microsoft.Authorization/roleDefinitions/86240b0e-9422-4c43-887b-b61143f32ba8</text:p>
          </table:table-cell>
          <table:table-cell office:value-type="string" calcext:value-type="string">
            <text:p><text:s/>Contributor of the Desktop Virtualization Application Group.</text:p>
          </table:table-cell>
          <table:table-cell office:value-type="string" calcext:value-type="string">
            <text:p><text:s/>Microsoft.DesktopVirtualization/applicationgroups/*</text:p>
          </table:table-cell>
        </table:table-row>
        <table:table-row table:style-name="ro1">
          <table:table-cell office:value-type="string" calcext:value-type="string">
            <text:p>0fa44ee9-7a7d-466b-9bb2-2bf446b1204d</text:p>
          </table:table-cell>
          <table:table-cell office:value-type="string" calcext:value-type="string">
            <text:p><text:s/>/subscriptions/cafb95de-39ce-4f0d-a9fe-db89b93c7ea2/providers/Microsoft.Authorization/roleDefinitions/0fa44ee9-7a7d-466b-9bb2-2bf446b1204d</text:p>
          </table:table-cell>
          <table:table-cell office:value-type="string" calcext:value-type="string">
            <text:p><text:s/>Reader of the Desktop Virtualization Workspace.</text:p>
          </table:table-cell>
          <table:table-cell office:value-type="string" calcext:value-type="string">
            <text:p><text:s/>Microsoft.DesktopVirtualization/workspaces/read</text:p>
          </table:table-cell>
        </table:table-row>
        <table:table-row table:style-name="ro1">
          <table:table-cell office:value-type="string" calcext:value-type="string">
            <text:p>3e5e47e6-65f7-47ef-90b5-e5dd4d455f24</text:p>
          </table:table-cell>
          <table:table-cell office:value-type="string" calcext:value-type="string">
            <text:p><text:s/>/subscriptions/cafb95de-39ce-4f0d-a9fe-db89b93c7ea2/providers/Microsoft.Authorization/roleDefinitions/3e5e47e6-65f7-47ef-90b5-e5dd4d455f24</text:p>
          </table:table-cell>
          <table:table-cell office:value-type="string" calcext:value-type="string">
            <text:p><text:s/>Provides permission to backup vault to perform disk backup.</text:p>
          </table:table-cell>
          <table:table-cell office:value-type="string" calcext:value-type="string">
            <text:p><text:s/>Microsoft.Authorization/*/read</text:p>
          </table:table-cell>
        </table:table-row>
        <table:table-row table:style-name="ro1">
          <table:table-cell office:value-type="string" calcext:value-type="string">
            <text:p>b50d9833-a0cb-478e-945f-707fcc997c13</text:p>
          </table:table-cell>
          <table:table-cell office:value-type="string" calcext:value-type="string">
            <text:p><text:s/>/subscriptions/cafb95de-39ce-4f0d-a9fe-db89b93c7ea2/providers/Microsoft.Authorization/roleDefinitions/b50d9833-a0cb-478e-945f-707fcc997c13</text:p>
          </table:table-cell>
          <table:table-cell office:value-type="string" calcext:value-type="string">
            <text:p><text:s/>Provides permission to backup vault to perform disk restore.</text:p>
          </table:table-cell>
          <table:table-cell office:value-type="string" calcext:value-type="string">
            <text:p><text:s/>Microsoft.Authorization/*/read</text:p>
          </table:table-cell>
        </table:table-row>
        <table:table-row table:style-name="ro1">
          <table:table-cell office:value-type="string" calcext:value-type="string">
            <text:p>7efff54f-a5b4-42b5-a1c5-5411624893ce</text:p>
          </table:table-cell>
          <table:table-cell office:value-type="string" calcext:value-type="string">
            <text:p><text:s/>/subscriptions/cafb95de-39ce-4f0d-a9fe-db89b93c7ea2/providers/Microsoft.Authorization/roleDefinitions/7efff54f-a5b4-42b5-a1c5-5411624893ce</text:p>
          </table:table-cell>
          <table:table-cell office:value-type="string" calcext:value-type="string">
            <text:p><text:s/>Provides permission to backup vault to manage disk snapshots.</text:p>
          </table:table-cell>
          <table:table-cell office:value-type="string" calcext:value-type="string">
            <text:p><text:s/>Microsoft.Authorization/*/read</text:p>
          </table:table-cell>
        </table:table-row>
        <table:table-row table:style-name="ro1">
          <table:table-cell office:value-type="string" calcext:value-type="string">
            <text:p>5548b2cf-c94c-4228-90ba-30851930a12f</text:p>
          </table:table-cell>
          <table:table-cell office:value-type="string" calcext:value-type="string">
            <text:p><text:s/>/subscriptions/cafb95de-39ce-4f0d-a9fe-db89b93c7ea2/providers/Microsoft.Authorization/roleDefinitions/5548b2cf-c94c-4228-90ba-30851930a12f</text:p>
          </table:table-cell>
          <table:table-cell office:value-type="string" calcext:value-type="string">
            <text:p><text:s/>Microsoft.Kubernetes connected cluster role.</text:p>
          </table:table-cell>
          <table:table-cell office:value-type="string" calcext:value-type="string">
            <text:p><text:s/>Microsoft.Kubernetes/connectedClusters/read</text:p>
          </table:table-cell>
        </table:table-row>
        <table:table-row table:style-name="ro1">
          <table:table-cell office:value-type="string" calcext:value-type="string">
            <text:p>a37b566d-3efa-4beb-a2f2-698963fa42ce</text:p>
          </table:table-cell>
          <table:table-cell office:value-type="string" calcext:value-type="string">
            <text:p><text:s/>/subscriptions/cafb95de-39ce-4f0d-a9fe-db89b93c7ea2/providers/Microsoft.Authorization/roleDefinitions/a37b566d-3efa-4beb-a2f2-698963fa42ce</text:p>
          </table:table-cell>
          <table:table-cell office:value-type="string" calcext:value-type="string">
            <text:p><text:s/>Allowed to create and manage submissions to Security Detonation Chamber</text:p>
          </table:table-cell>
          <table:table-cell/>
        </table:table-row>
        <table:table-row table:style-name="ro1">
          <table:table-cell office:value-type="string" calcext:value-type="string">
            <text:p>352470b3-6a9c-4686-b503-35deb827e500</text:p>
          </table:table-cell>
          <table:table-cell office:value-type="string" calcext:value-type="string">
            <text:p><text:s/>/subscriptions/cafb95de-39ce-4f0d-a9fe-db89b93c7ea2/providers/Microsoft.Authorization/roleDefinitions/352470b3-6a9c-4686-b503-35deb827e500</text:p>
          </table:table-cell>
          <table:table-cell office:value-type="string" calcext:value-type="string">
            <text:p><text:s/>Allowed to publish and modify platforms, workflows and toolsets to Security Detonation Chamber</text:p>
          </table:table-cell>
          <table:table-cell/>
        </table:table-row>
        <table:table-row table:style-name="ro1">
          <table:table-cell office:value-type="string" calcext:value-type="string">
            <text:p>7a6f0e70-c033-4fb1-828c-08514e5f4102</text:p>
          </table:table-cell>
          <table:table-cell office:value-type="string" calcext:value-type="string">
            <text:p><text:s/>/subscriptions/cafb95de-39ce-4f0d-a9fe-db89b93c7ea2/providers/Microsoft.Authorization/roleDefinitions/7a6f0e70-c033-4fb1-828c-08514e5f4102</text:p>
          </table:table-cell>
          <table:table-cell office:value-type="string" calcext:value-type="string">
            <text:p><text:s/>Can manage resources created by AICS at runtime</text:p>
          </table:table-cell>
          <table:table-cell office:value-type="string" calcext:value-type="string">
            <text:p><text:s/>Microsoft.IndustryDataLifecycle/derivedModels/*</text:p>
          </table:table-cell>
        </table:table-row>
        <table:table-row table:style-name="ro1">
          <table:table-cell office:value-type="string" calcext:value-type="string">
            <text:p>5432c526-bc82-444a-b7ba-57c5b0b5b34f</text:p>
          </table:table-cell>
          <table:table-cell office:value-type="string" calcext:value-type="string">
            <text:p><text:s/>/subscriptions/cafb95de-39ce-4f0d-a9fe-db89b93c7ea2/providers/Microsoft.Authorization/roleDefinitions/5432c526-bc82-444a-b7ba-57c5b0b5b34f</text:p>
          </table:table-cell>
          <table:table-cell office:value-type="string" calcext:value-type="string">
            <text:p><text:s/>Can perform restore action for Cosmos DB database account with continuous backup mode</text:p>
          </table:table-cell>
          <table:table-cell office:value-type="string" calcext:value-type="string">
            <text:p><text:s/>Microsoft.DocumentDB/locations/restorableDatabaseAccounts/restore/action</text:p>
          </table:table-cell>
        </table:table-row>
        <table:table-row table:style-name="ro1">
          <table:table-cell office:value-type="string" calcext:value-type="string">
            <text:p>a1705bd2-3a8f-45a5-8683-466fcfd5cc24</text:p>
          </table:table-cell>
          <table:table-cell office:value-type="string" calcext:value-type="string">
            <text:p><text:s/>/subscriptions/cafb95de-39ce-4f0d-a9fe-db89b93c7ea2/providers/Microsoft.Authorization/roleDefinitions/a1705bd2-3a8f-45a5-8683-466fcfd5cc24</text:p>
          </table:table-cell>
          <table:table-cell office:value-type="string" calcext:value-type="string">
            <text:p><text:s/>Role allows user or principal to convert data from legacy format to FHIR</text:p>
          </table:table-cell>
          <table:table-cell/>
        </table:table-row>
        <table:table-row table:style-name="ro1">
          <table:table-cell office:value-type="string" calcext:value-type="string">
            <text:p>0e5f05e5-9ab9-446b-b98d-1e2157c94125</text:p>
          </table:table-cell>
          <table:table-cell office:value-type="string" calcext:value-type="string">
            <text:p><text:s/>/subscriptions/cafb95de-39ce-4f0d-a9fe-db89b93c7ea2/providers/Microsoft.Authorization/roleDefinitions/0e5f05e5-9ab9-446b-b98d-1e2157c94125</text:p>
          </table:table-cell>
          <table:table-cell office:value-type="string" calcext:value-type="string">
            <text:p><text:s/>Read and create quota requests, get quota request status, and create support tickets.</text:p>
          </table:table-cell>
          <table:table-cell office:value-type="string" calcext:value-type="string">
            <text:p><text:s/>Microsoft.Capacity/resourceProviders/locations/serviceLimits/read</text:p>
          </table:table-cell>
        </table:table-row>
        <table:table-row table:style-name="ro1">
          <table:table-cell office:value-type="string" calcext:value-type="string">
            <text:p>1e241071-0855-49ea-94dc-649edcd759de</text:p>
          </table:table-cell>
          <table:table-cell office:value-type="string" calcext:value-type="string">
            <text:p><text:s/>/subscriptions/cafb95de-39ce-4f0d-a9fe-db89b93c7ea2/providers/Microsoft.Authorization/roleDefinitions/1e241071-0855-49ea-94dc-649edcd759de</text:p>
          </table:table-cell>
          <table:table-cell office:value-type="string" calcext:value-type="string">
            <text:p><text:s/>Lets you manage EventGrid operations.</text:p>
          </table:table-cell>
          <table:table-cell office:value-type="string" calcext:value-type="string">
            <text:p><text:s/>Microsoft.Authorization/*/read</text:p>
          </table:table-cell>
        </table:table-row>
        <table:table-row table:style-name="ro1">
          <table:table-cell office:value-type="string" calcext:value-type="string">
            <text:p>28241645-39f8-410b-ad48-87863e2951d5</text:p>
          </table:table-cell>
          <table:table-cell office:value-type="string" calcext:value-type="string">
            <text:p><text:s/>/subscriptions/cafb95de-39ce-4f0d-a9fe-db89b93c7ea2/providers/Microsoft.Authorization/roleDefinitions/28241645-39f8-410b-ad48-87863e2951d5</text:p>
          </table:table-cell>
          <table:table-cell office:value-type="string" calcext:value-type="string">
            <text:p><text:s/>Allowed to query submission info and files from Security Detonation Chamber</text:p>
          </table:table-cell>
          <table:table-cell/>
        </table:table-row>
        <table:table-row table:style-name="ro1">
          <table:table-cell office:value-type="string" calcext:value-type="string">
            <text:p>4a167cdf-cb95-4554-9203-2347fe489bd9</text:p>
          </table:table-cell>
          <table:table-cell office:value-type="string" calcext:value-type="string">
            <text:p><text:s/>/subscriptions/cafb95de-39ce-4f0d-a9fe-db89b93c7ea2/providers/Microsoft.Authorization/roleDefinitions/4a167cdf-cb95-4554-9203-2347fe489bd9</text:p>
          </table:table-cell>
          <table:table-cell office:value-type="string" calcext:value-type="string">
            <text:p><text:s/>Lets you read ingestion jobs for an object anchors account.</text:p>
          </table:table-cell>
          <table:table-cell/>
        </table:table-row>
        <table:table-row table:style-name="ro1">
          <table:table-cell office:value-type="string" calcext:value-type="string">
            <text:p>ca0835dd-bacc-42dd-8ed2-ed5e7230d15b</text:p>
          </table:table-cell>
          <table:table-cell office:value-type="string" calcext:value-type="string">
            <text:p><text:s/>/subscriptions/cafb95de-39ce-4f0d-a9fe-db89b93c7ea2/providers/Microsoft.Authorization/roleDefinitions/ca0835dd-bacc-42dd-8ed2-ed5e7230d15b</text:p>
          </table:table-cell>
          <table:table-cell office:value-type="string" calcext:value-type="string">
            <text:p><text:s/>Provides user with ingestion capabilities for an object anchors account.</text:p>
          </table:table-cell>
          <table:table-cell/>
        </table:table-row>
        <table:table-row table:style-name="ro1">
          <table:table-cell office:value-type="string" calcext:value-type="string">
            <text:p>d17ce0a2-0697-43bc-aac5-9113337ab61c</text:p>
          </table:table-cell>
          <table:table-cell office:value-type="string" calcext:value-type="string">
            <text:p><text:s/>/subscriptions/cafb95de-39ce-4f0d-a9fe-db89b93c7ea2/providers/Microsoft.Authorization/roleDefinitions/d17ce0a2-0697-43bc-aac5-9113337ab61c</text:p>
          </table:table-cell>
          <table:table-cell office:value-type="string" calcext:value-type="string">
            <text:p><text:s/>WorkloadBuilder Migration Agent Role.</text:p>
          </table:table-cell>
          <table:table-cell office:value-type="string" calcext:value-type="string">
            <text:p><text:s/>Microsoft.WorkloadBuilder/migrationAgents/Read</text:p>
          </table:table-cell>
        </table:table-row>
        <table:table-row table:style-name="ro1">
          <table:table-cell office:value-type="string" calcext:value-type="string">
            <text:p>b5537268-8956-4941-a8f0-646150406f0c</text:p>
          </table:table-cell>
          <table:table-cell office:value-type="string" calcext:value-type="string">
            <text:p><text:s/>/subscriptions/cafb95de-39ce-4f0d-a9fe-db89b93c7ea2/providers/Microsoft.Authorization/roleDefinitions/b5537268-8956-4941-a8f0-646150406f0c</text:p>
          </table:table-cell>
          <table:table-cell office:value-type="string" calcext:value-type="string">
            <text:p><text:s/>Allow read access to Azure Spring Cloud Data</text:p>
          </table:table-cell>
          <table:table-cell/>
        </table:table-row>
        <table:table-row table:style-name="ro1">
          <table:table-cell office:value-type="string" calcext:value-type="string">
            <text:p>0e75ca1e-0464-4b4d-8b93-68208a576181</text:p>
          </table:table-cell>
          <table:table-cell office:value-type="string" calcext:value-type="string">
            <text:p><text:s/>/subscriptions/cafb95de-39ce-4f0d-a9fe-db89b93c7ea2/providers/Microsoft.Authorization/roleDefinitions/0e75ca1e-0464-4b4d-8b93-68208a576181</text:p>
          </table:table-cell>
          <table:table-cell office:value-type="string" calcext:value-type="string">
            <text:p><text:s/>Full access to Speech projects, including read, write and delete all entities, for real-time speech recognition and batch transcription tasks, real-time speech synthesis and long audio tasks, custom speech and custom voice.</text:p>
          </table:table-cell>
          <table:table-cell office:value-type="string" calcext:value-type="string">
            <text:p><text:s/>Microsoft.CognitiveServices/*/read</text:p>
          </table:table-cell>
        </table:table-row>
        <table:table-row table:style-name="ro1">
          <table:table-cell office:value-type="string" calcext:value-type="string">
            <text:p>9894cab4-e18a-44aa-828b-cb588cd6f2d7</text:p>
          </table:table-cell>
          <table:table-cell office:value-type="string" calcext:value-type="string">
            <text:p><text:s/>/subscriptions/cafb95de-39ce-4f0d-a9fe-db89b93c7ea2/providers/Microsoft.Authorization/roleDefinitions/9894cab4-e18a-44aa-828b-cb588cd6f2d7</text:p>
          </table:table-cell>
          <table:table-cell office:value-type="string" calcext:value-type="string">
            <text:p><text:s/>Lets you perform detect, verify, identify, group, and find similar operations on Face API. This role does not allow create or delete operations, which makes it well suited for endpoints that only need inferencing capabilities, following 'least privilege' best practices.</text:p>
          </table:table-cell>
          <table:table-cell/>
        </table:table-row>
        <table:table-row table:style-name="ro1">
          <table:table-cell office:value-type="string" calcext:value-type="string">
            <text:p>054126f8-9a2b-4f1c-a9ad-eca461f08466</text:p>
          </table:table-cell>
          <table:table-cell office:value-type="string" calcext:value-type="string">
            <text:p><text:s/>/subscriptions/cafb95de-39ce-4f0d-a9fe-db89b93c7ea2/providers/Microsoft.Authorization/roleDefinitions/054126f8-9a2b-4f1c-a9ad-eca461f08466</text:p>
          </table:table-cell>
          <table:table-cell office:value-type="string" calcext:value-type="string">
            <text:p><text:s/>Create, read, modify, and delete Media Services accounts; read-only access to other Media Services resources.</text:p>
          </table:table-cell>
          <table:table-cell office:value-type="string" calcext:value-type="string">
            <text:p><text:s/>Microsoft.Authorization/*/read</text:p>
          </table:table-cell>
        </table:table-row>
        <table:table-row table:style-name="ro1">
          <table:table-cell office:value-type="string" calcext:value-type="string">
            <text:p>532bc159-b25e-42c0-969e-a1d439f60d77</text:p>
          </table:table-cell>
          <table:table-cell office:value-type="string" calcext:value-type="string">
            <text:p><text:s/>/subscriptions/cafb95de-39ce-4f0d-a9fe-db89b93c7ea2/providers/Microsoft.Authorization/roleDefinitions/532bc159-b25e-42c0-969e-a1d439f60d77</text:p>
          </table:table-cell>
          <table:table-cell office:value-type="string" calcext:value-type="string">
            <text:p><text:s/>Create, read, modify, and delete Live Events, Assets, Asset Filters, and Streaming Locators; read-only access to other Media Services resources.</text:p>
          </table:table-cell>
          <table:table-cell office:value-type="string" calcext:value-type="string">
            <text:p><text:s/>Microsoft.Authorization/*/read</text:p>
          </table:table-cell>
        </table:table-row>
        <table:table-row table:style-name="ro1">
          <table:table-cell office:value-type="string" calcext:value-type="string">
            <text:p>e4395492-1534-4db2-bedf-88c14621589c</text:p>
          </table:table-cell>
          <table:table-cell office:value-type="string" calcext:value-type="string">
            <text:p><text:s/>/subscriptions/cafb95de-39ce-4f0d-a9fe-db89b93c7ea2/providers/Microsoft.Authorization/roleDefinitions/e4395492-1534-4db2-bedf-88c14621589c</text:p>
          </table:table-cell>
          <table:table-cell office:value-type="string" calcext:value-type="string">
            <text:p><text:s/>Create, read, modify, and delete Assets, Asset Filters, Streaming Locators, and Jobs; read-only access to other Media Services resources.</text:p>
          </table:table-cell>
          <table:table-cell office:value-type="string" calcext:value-type="string">
            <text:p><text:s/>Microsoft.Authorization/*/read</text:p>
          </table:table-cell>
        </table:table-row>
        <table:table-row table:style-name="ro1">
          <table:table-cell office:value-type="string" calcext:value-type="string">
            <text:p>c4bba371-dacd-4a26-b320-7250bca963ae</text:p>
          </table:table-cell>
          <table:table-cell office:value-type="string" calcext:value-type="string">
            <text:p><text:s/>/subscriptions/cafb95de-39ce-4f0d-a9fe-db89b93c7ea2/providers/Microsoft.Authorization/roleDefinitions/c4bba371-dacd-4a26-b320-7250bca963ae</text:p>
          </table:table-cell>
          <table:table-cell office:value-type="string" calcext:value-type="string">
            <text:p><text:s/>Create, read, modify, and delete Account Filters, Streaming Policies, Content Key Policies, and Transforms; read-only access to other Media Services resources. Cannot create Jobs, Assets or Streaming resources.</text:p>
          </table:table-cell>
          <table:table-cell office:value-type="string" calcext:value-type="string">
            <text:p><text:s/>Microsoft.Authorization/*/read</text:p>
          </table:table-cell>
        </table:table-row>
        <table:table-row table:style-name="ro1">
          <table:table-cell office:value-type="string" calcext:value-type="string">
            <text:p>99dba123-b5fe-44d5-874c-ced7199a5804</text:p>
          </table:table-cell>
          <table:table-cell office:value-type="string" calcext:value-type="string">
            <text:p><text:s/>/subscriptions/cafb95de-39ce-4f0d-a9fe-db89b93c7ea2/providers/Microsoft.Authorization/roleDefinitions/99dba123-b5fe-44d5-874c-ced7199a5804</text:p>
          </table:table-cell>
          <table:table-cell office:value-type="string" calcext:value-type="string">
            <text:p><text:s/>Create, read, modify, and delete Streaming Endpoints; read-only access to other Media Services resources.</text:p>
          </table:table-cell>
          <table:table-cell office:value-type="string" calcext:value-type="string">
            <text:p><text:s/>Microsoft.Authorization/*/read</text:p>
          </table:table-cell>
        </table:table-row>
        <table:table-row table:style-name="ro1">
          <table:table-cell office:value-type="string" calcext:value-type="string">
            <text:p>1ec5b3c1-b17e-4e25-8312-2acb3c3c5abf</text:p>
          </table:table-cell>
          <table:table-cell office:value-type="string" calcext:value-type="string">
            <text:p><text:s/>/subscriptions/cafb95de-39ce-4f0d-a9fe-db89b93c7ea2/providers/Microsoft.Authorization/roleDefinitions/1ec5b3c1-b17e-4e25-8312-2acb3c3c5abf</text:p>
          </table:table-cell>
          <table:table-cell office:value-type="string" calcext:value-type="string">
            <text:p><text:s/>Lets you perform query testing without creating a stream analytics job first</text:p>
          </table:table-cell>
          <table:table-cell office:value-type="string" calcext:value-type="string">
            <text:p><text:s/>Microsoft.StreamAnalytics/locations/TestQuery/action</text:p>
          </table:table-cell>
        </table:table-row>
        <table:table-row table:style-name="ro1">
          <table:table-cell office:value-type="string" calcext:value-type="string">
            <text:p>a2138dac-4907-4679-a376-736901ed8ad8</text:p>
          </table:table-cell>
          <table:table-cell office:value-type="string" calcext:value-type="string">
            <text:p><text:s/>/subscriptions/cafb95de-39ce-4f0d-a9fe-db89b93c7ea2/providers/Microsoft.Authorization/roleDefinitions/a2138dac-4907-4679-a376-736901ed8ad8</text:p>
          </table:table-cell>
          <table:table-cell office:value-type="string" calcext:value-type="string">
            <text:p><text:s/>Basic user role for AnyBuild. This role allows listing of agent information and execution of remote build capabilities.</text:p>
          </table:table-cell>
          <table:table-cell/>
        </table:table-row>
        <table:table-row table:style-name="ro1">
          <table:table-cell office:value-type="string" calcext:value-type="string">
            <text:p>b447c946-2db7-41ec-983d-d8bf3b1c77e3</text:p>
          </table:table-cell>
          <table:table-cell office:value-type="string" calcext:value-type="string">
            <text:p><text:s/>/subscriptions/cafb95de-39ce-4f0d-a9fe-db89b93c7ea2/providers/Microsoft.Authorization/roleDefinitions/b447c946-2db7-41ec-983d-d8bf3b1c77e3</text:p>
          </table:table-cell>
          <table:table-cell office:value-type="string" calcext:value-type="string">
            <text:p><text:s/>Allows for full read access to IoT Hub data-plane properties</text:p>
          </table:table-cell>
          <table:table-cell/>
        </table:table-row>
        <table:table-row table:style-name="ro1">
          <table:table-cell office:value-type="string" calcext:value-type="string">
            <text:p>494bdba2-168f-4f31-a0a1-191d2f7c028c</text:p>
          </table:table-cell>
          <table:table-cell office:value-type="string" calcext:value-type="string">
            <text:p><text:s/>/subscriptions/cafb95de-39ce-4f0d-a9fe-db89b93c7ea2/providers/Microsoft.Authorization/roleDefinitions/494bdba2-168f-4f31-a0a1-191d2f7c028c</text:p>
          </table:table-cell>
          <table:table-cell office:value-type="string" calcext:value-type="string">
            <text:p><text:s/>Allows for read and write access to all IoT Hub device and module twins.</text:p>
          </table:table-cell>
          <table:table-cell/>
        </table:table-row>
        <table:table-row table:style-name="ro1">
          <table:table-cell office:value-type="string" calcext:value-type="string">
            <text:p>4ea46cd5-c1b2-4a8e-910b-273211f9ce47</text:p>
          </table:table-cell>
          <table:table-cell office:value-type="string" calcext:value-type="string">
            <text:p><text:s/>/subscriptions/cafb95de-39ce-4f0d-a9fe-db89b93c7ea2/providers/Microsoft.Authorization/roleDefinitions/4ea46cd5-c1b2-4a8e-910b-273211f9ce47</text:p>
          </table:table-cell>
          <table:table-cell office:value-type="string" calcext:value-type="string">
            <text:p><text:s/>Allows for full access to IoT Hub device registry.</text:p>
          </table:table-cell>
          <table:table-cell/>
        </table:table-row>
        <table:table-row table:style-name="ro1">
          <table:table-cell office:value-type="string" calcext:value-type="string">
            <text:p>4fc6c259-987e-4a07-842e-c321cc9d413f</text:p>
          </table:table-cell>
          <table:table-cell office:value-type="string" calcext:value-type="string">
            <text:p><text:s/>/subscriptions/cafb95de-39ce-4f0d-a9fe-db89b93c7ea2/providers/Microsoft.Authorization/roleDefinitions/4fc6c259-987e-4a07-842e-c321cc9d413f</text:p>
          </table:table-cell>
          <table:table-cell office:value-type="string" calcext:value-type="string">
            <text:p><text:s/>Allows for full access to IoT Hub data plane operations.</text:p>
          </table:table-cell>
          <table:table-cell/>
        </table:table-row>
        <table:table-row table:style-name="ro1">
          <table:table-cell office:value-type="string" calcext:value-type="string">
            <text:p>15e0f5a1-3450-4248-8e25-e2afe88a9e85</text:p>
          </table:table-cell>
          <table:table-cell office:value-type="string" calcext:value-type="string">
            <text:p><text:s/>/subscriptions/cafb95de-39ce-4f0d-a9fe-db89b93c7ea2/providers/Microsoft.Authorization/roleDefinitions/15e0f5a1-3450-4248-8e25-e2afe88a9e85</text:p>
          </table:table-cell>
          <table:table-cell office:value-type="string" calcext:value-type="string">
            <text:p><text:s/>Let you view and download packages and test results.</text:p>
          </table:table-cell>
          <table:table-cell office:value-type="string" calcext:value-type="string">
            <text:p><text:s/>Microsoft.TestBase/testBaseAccounts/packages/testResults/getDownloadUrl/action</text:p>
          </table:table-cell>
        </table:table-row>
        <table:table-row table:style-name="ro1">
          <table:table-cell office:value-type="string" calcext:value-type="string">
            <text:p>1407120a-92aa-4202-b7e9-c0e197c71c8f</text:p>
          </table:table-cell>
          <table:table-cell office:value-type="string" calcext:value-type="string">
            <text:p><text:s/>/subscriptions/cafb95de-39ce-4f0d-a9fe-db89b93c7ea2/providers/Microsoft.Authorization/roleDefinitions/1407120a-92aa-4202-b7e9-c0e197c71c8f</text:p>
          </table:table-cell>
          <table:table-cell office:value-type="string" calcext:value-type="string">
            <text:p><text:s/>Grants read access to Azure Cognitive Search index data.</text:p>
          </table:table-cell>
          <table:table-cell/>
        </table:table-row>
        <table:table-row table:style-name="ro1">
          <table:table-cell office:value-type="string" calcext:value-type="string">
            <text:p>8ebe5a00-799e-43f5-93ac-243d3dce84a7</text:p>
          </table:table-cell>
          <table:table-cell office:value-type="string" calcext:value-type="string">
            <text:p><text:s/>/subscriptions/cafb95de-39ce-4f0d-a9fe-db89b93c7ea2/providers/Microsoft.Authorization/roleDefinitions/8ebe5a00-799e-43f5-93ac-243d3dce84a7</text:p>
          </table:table-cell>
          <table:table-cell office:value-type="string" calcext:value-type="string">
            <text:p><text:s/>Grants full access to Azure Cognitive Search index data.</text:p>
          </table:table-cell>
          <table:table-cell/>
        </table:table-row>
        <table:table-row table:style-name="ro1">
          <table:table-cell office:value-type="string" calcext:value-type="string">
            <text:p>76199698-9eea-4c19-bc75-cec21354c6b6</text:p>
          </table:table-cell>
          <table:table-cell office:value-type="string" calcext:value-type="string">
            <text:p><text:s/>/subscriptions/cafb95de-39ce-4f0d-a9fe-db89b93c7ea2/providers/Microsoft.Authorization/roleDefinitions/76199698-9eea-4c19-bc75-cec21354c6b6</text:p>
          </table:table-cell>
          <table:table-cell office:value-type="string" calcext:value-type="string">
            <text:p><text:s/>Allows for read access to Azure Storage tables and entities</text:p>
          </table:table-cell>
          <table:table-cell office:value-type="string" calcext:value-type="string">
            <text:p><text:s/>Microsoft.Storage/storageAccounts/tableServices/tables/read</text:p>
          </table:table-cell>
        </table:table-row>
        <table:table-row table:style-name="ro1">
          <table:table-cell office:value-type="string" calcext:value-type="string">
            <text:p>0a9a7e1f-b9d0-4cc4-a60d-0319b160aaa3</text:p>
          </table:table-cell>
          <table:table-cell office:value-type="string" calcext:value-type="string">
            <text:p><text:s/>/subscriptions/cafb95de-39ce-4f0d-a9fe-db89b93c7ea2/providers/Microsoft.Authorization/roleDefinitions/0a9a7e1f-b9d0-4cc4-a60d-0319b160aaa3</text:p>
          </table:table-cell>
          <table:table-cell office:value-type="string" calcext:value-type="string">
            <text:p><text:s/>Allows for read, write and delete access to Azure Storage tables and entities</text:p>
          </table:table-cell>
          <table:table-cell office:value-type="string" calcext:value-type="string">
            <text:p><text:s/>Microsoft.Storage/storageAccounts/tableServices/tables/read</text:p>
          </table:table-cell>
        </table:table-row>
        <table:table-row table:style-name="ro1">
          <table:table-cell office:value-type="string" calcext:value-type="string">
            <text:p>e89c7a3c-2f64-4fa1-a847-3e4c9ba4283a</text:p>
          </table:table-cell>
          <table:table-cell office:value-type="string" calcext:value-type="string">
            <text:p><text:s/>/subscriptions/cafb95de-39ce-4f0d-a9fe-db89b93c7ea2/providers/Microsoft.Authorization/roleDefinitions/e89c7a3c-2f64-4fa1-a847-3e4c9ba4283a</text:p>
          </table:table-cell>
          <table:table-cell office:value-type="string" calcext:value-type="string">
            <text:p><text:s/>Read and search DICOM data.</text:p>
          </table:table-cell>
          <table:table-cell/>
        </table:table-row>
        <table:table-row table:style-name="ro1">
          <table:table-cell office:value-type="string" calcext:value-type="string">
            <text:p>58a3b984-7adf-4c20-983a-32417c86fbc8</text:p>
          </table:table-cell>
          <table:table-cell office:value-type="string" calcext:value-type="string">
            <text:p><text:s/>/subscriptions/cafb95de-39ce-4f0d-a9fe-db89b93c7ea2/providers/Microsoft.Authorization/roleDefinitions/58a3b984-7adf-4c20-983a-32417c86fbc8</text:p>
          </table:table-cell>
          <table:table-cell office:value-type="string" calcext:value-type="string">
            <text:p><text:s/>Full access to DICOM data.</text:p>
          </table:table-cell>
          <table:table-cell/>
        </table:table-row>
        <table:table-row table:style-name="ro1">
          <table:table-cell office:value-type="string" calcext:value-type="string">
            <text:p>d5a91429-5739-47e2-a06b-3470a27159e7</text:p>
          </table:table-cell>
          <table:table-cell office:value-type="string" calcext:value-type="string">
            <text:p><text:s/>/subscriptions/cafb95de-39ce-4f0d-a9fe-db89b93c7ea2/providers/Microsoft.Authorization/roleDefinitions/d5a91429-5739-47e2-a06b-3470a27159e7</text:p>
          </table:table-cell>
          <table:table-cell office:value-type="string" calcext:value-type="string">
            <text:p><text:s/>Allows send access to event grid events.</text:p>
          </table:table-cell>
          <table:table-cell office:value-type="string" calcext:value-type="string">
            <text:p><text:s/>Microsoft.Authorization/*/read</text:p>
          </table:table-cell>
        </table:table-row>
        <table:table-row table:style-name="ro1">
          <table:table-cell office:value-type="string" calcext:value-type="string">
            <text:p>60fc6e62-5479-42d4-8bf4-67625fcc2840</text:p>
          </table:table-cell>
          <table:table-cell office:value-type="string" calcext:value-type="string">
            <text:p><text:s/>/subscriptions/cafb95de-39ce-4f0d-a9fe-db89b93c7ea2/providers/Microsoft.Authorization/roleDefinitions/60fc6e62-5479-42d4-8bf4-67625fcc2840</text:p>
          </table:table-cell>
          <table:table-cell office:value-type="string" calcext:value-type="string">
            <text:p><text:s/>Used by the StoragePool Resource Provider to manage Disks added to a Disk Pool.</text:p>
          </table:table-cell>
          <table:table-cell office:value-type="string" calcext:value-type="string">
            <text:p><text:s/>Microsoft.Compute/disks/write</text:p>
          </table:table-cell>
        </table:table-row>
        <table:table-row table:style-name="ro1">
          <table:table-cell office:value-type="string" calcext:value-type="string">
            <text:p>f6c7c914-8db3-469d-8ca1-694a8f32e121</text:p>
          </table:table-cell>
          <table:table-cell office:value-type="string" calcext:value-type="string">
            <text:p><text:s/>/subscriptions/cafb95de-39ce-4f0d-a9fe-db89b93c7ea2/providers/Microsoft.Authorization/roleDefinitions/f6c7c914-8db3-469d-8ca1-694a8f32e121</text:p>
          </table:table-cell>
          <table:table-cell office:value-type="string" calcext:value-type="string">
            <text:p><text:s/>Can perform all actions within an Azure Machine Learning workspace, except for creating or deleting compute resources and modifying the workspace itself.</text:p>
          </table:table-cell>
          <table:table-cell office:value-type="string" calcext:value-type="string">
            <text:p><text:s/>Microsoft.MachineLearningServices/workspaces/*/read</text:p>
          </table:table-cell>
        </table:table-row>
        <table:table-row table:style-name="ro1">
          <table:table-cell office:value-type="string" calcext:value-type="string">
            <text:p>22926164-76b3-42b3-bc55-97df8dab3e41</text:p>
          </table:table-cell>
          <table:table-cell office:value-type="string" calcext:value-type="string">
            <text:p><text:s/>/subscriptions/cafb95de-39ce-4f0d-a9fe-db89b93c7ea2/providers/Microsoft.Authorization/roleDefinitions/22926164-76b3-42b3-bc55-97df8dab3e41</text:p>
          </table:table-cell>
          <table:table-cell office:value-type="string" calcext:value-type="string">
            <text:p><text:s/>Built-in Grafana admin role</text:p>
          </table:table-cell>
          <table:table-cell/>
        </table:table-row>
        <table:table-row table:style-name="ro1">
          <table:table-cell office:value-type="string" calcext:value-type="string">
            <text:p>e8113dce-c529-4d33-91fa-e9b972617508</text:p>
          </table:table-cell>
          <table:table-cell office:value-type="string" calcext:value-type="string">
            <text:p><text:s/>/subscriptions/cafb95de-39ce-4f0d-a9fe-db89b93c7ea2/providers/Microsoft.Authorization/roleDefinitions/e8113dce-c529-4d33-91fa-e9b972617508</text:p>
          </table:table-cell>
          <table:table-cell office:value-type="string" calcext:value-type="string">
            <text:p><text:s/>Microsoft.AzureArcData service role to access the resources of Microsoft.AzureArcData stored with RPSAAS.</text:p>
          </table:table-cell>
          <table:table-cell office:value-type="string" calcext:value-type="string">
            <text:p><text:s/>Microsoft.AzureArcData/sqlServerInstances/read</text:p>
          </table:table-cell>
        </table:table-row>
        <table:table-row table:style-name="ro1">
          <table:table-cell office:value-type="string" calcext:value-type="string">
            <text:p>26baccc8-eea7-41f1-98f4-1762cc7f685d</text:p>
          </table:table-cell>
          <table:table-cell office:value-type="string" calcext:value-type="string">
            <text:p><text:s/>/subscriptions/cafb95de-39ce-4f0d-a9fe-db89b93c7ea2/providers/Microsoft.Authorization/roleDefinitions/26baccc8-eea7-41f1-98f4-1762cc7f685d</text:p>
          </table:table-cell>
          <table:table-cell office:value-type="string" calcext:value-type="string">
            <text:p><text:s/>Allows for send access to Azure Relay resources.</text:p>
          </table:table-cell>
          <table:table-cell office:value-type="string" calcext:value-type="string">
            <text:p><text:s/>Microsoft.Relay/*/wcfRelays/read</text:p>
          </table:table-cell>
        </table:table-row>
        <table:table-row table:style-name="ro1">
          <table:table-cell office:value-type="string" calcext:value-type="string">
            <text:p>2787bf04-f1f5-4bfe-8383-c8a24483ee38</text:p>
          </table:table-cell>
          <table:table-cell office:value-type="string" calcext:value-type="string">
            <text:p><text:s/>/subscriptions/cafb95de-39ce-4f0d-a9fe-db89b93c7ea2/providers/Microsoft.Authorization/roleDefinitions/2787bf04-f1f5-4bfe-8383-c8a24483ee38</text:p>
          </table:table-cell>
          <table:table-cell office:value-type="string" calcext:value-type="string">
            <text:p><text:s/>Allows for full access to Azure Relay resources.</text:p>
          </table:table-cell>
          <table:table-cell office:value-type="string" calcext:value-type="string">
            <text:p><text:s/>Microsoft.Relay/*</text:p>
          </table:table-cell>
        </table:table-row>
        <table:table-row table:style-name="ro1">
          <table:table-cell office:value-type="string" calcext:value-type="string">
            <text:p>26e0b698-aa6d-4085-9386-aadae190014d</text:p>
          </table:table-cell>
          <table:table-cell office:value-type="string" calcext:value-type="string">
            <text:p><text:s/>/subscriptions/cafb95de-39ce-4f0d-a9fe-db89b93c7ea2/providers/Microsoft.Authorization/roleDefinitions/26e0b698-aa6d-4085-9386-aadae190014d</text:p>
          </table:table-cell>
          <table:table-cell office:value-type="string" calcext:value-type="string">
            <text:p><text:s/>Allows for listen access to Azure Relay resources.</text:p>
          </table:table-cell>
          <table:table-cell office:value-type="string" calcext:value-type="string">
            <text:p><text:s/>Microsoft.Relay/*/wcfRelays/read</text:p>
          </table:table-cell>
        </table:table-row>
        <table:table-row table:style-name="ro1">
          <table:table-cell office:value-type="string" calcext:value-type="string">
            <text:p>60921a7e-fef1-4a43-9b16-a26c52ad4769</text:p>
          </table:table-cell>
          <table:table-cell office:value-type="string" calcext:value-type="string">
            <text:p><text:s/>/subscriptions/cafb95de-39ce-4f0d-a9fe-db89b93c7ea2/providers/Microsoft.Authorization/roleDefinitions/60921a7e-fef1-4a43-9b16-a26c52ad4769</text:p>
          </table:table-cell>
          <table:table-cell office:value-type="string" calcext:value-type="string">
            <text:p><text:s/>Built-in Grafana Viewer role</text:p>
          </table:table-cell>
          <table:table-cell/>
        </table:table-row>
        <table:table-row table:style-name="ro1">
          <table:table-cell office:value-type="string" calcext:value-type="string">
            <text:p>a79a5197-3a5c-4973-a920-486035ffd60f</text:p>
          </table:table-cell>
          <table:table-cell office:value-type="string" calcext:value-type="string">
            <text:p><text:s/>/subscriptions/cafb95de-39ce-4f0d-a9fe-db89b93c7ea2/providers/Microsoft.Authorization/roleDefinitions/a79a5197-3a5c-4973-a920-486035ffd60f</text:p>
          </table:table-cell>
          <table:table-cell office:value-type="string" calcext:value-type="string">
            <text:p><text:s/>Built-in Grafana Editor role</text:p>
          </table:table-cell>
          <table:table-cell/>
        </table:table-row>
        <table:table-row table:style-name="ro1">
          <table:table-cell office:value-type="string" calcext:value-type="string">
            <text:p>f353d9bd-d4a6-484e-a77a-8050b599b867</text:p>
          </table:table-cell>
          <table:table-cell office:value-type="string" calcext:value-type="string">
            <text:p><text:s/>/subscriptions/cafb95de-39ce-4f0d-a9fe-db89b93c7ea2/providers/Microsoft.Authorization/roleDefinitions/f353d9bd-d4a6-484e-a77a-8050b599b867</text:p>
          </table:table-cell>
          <table:table-cell office:value-type="string" calcext:value-type="string">
            <text:p><text:s/>Manage azure automation resources and other resources using azure automation.</text:p>
          </table:table-cell>
          <table:table-cell office:value-type="string" calcext:value-type="string">
            <text:p><text:s/>Microsoft.Automation/automationAccounts/*</text:p>
          </table:table-cell>
        </table:table-row>
        <table:table-row table:style-name="ro1">
          <table:table-cell office:value-type="string" calcext:value-type="string">
            <text:p>85cb6faf-e071-4c9b-8136-154b5a04f717</text:p>
          </table:table-cell>
          <table:table-cell office:value-type="string" calcext:value-type="string">
            <text:p><text:s/>/subscriptions/cafb95de-39ce-4f0d-a9fe-db89b93c7ea2/providers/Microsoft.Authorization/roleDefinitions/85cb6faf-e071-4c9b-8136-154b5a04f717</text:p>
          </table:table-cell>
          <table:table-cell office:value-type="string" calcext:value-type="string">
            <text:p><text:s/>Can create, update, get, list and delete Kubernetes Extensions, and get extension async operations</text:p>
          </table:table-cell>
          <table:table-cell office:value-type="string" calcext:value-type="string">
            <text:p><text:s/>Microsoft.Authorization/*/read</text:p>
          </table:table-cell>
        </table:table-row>
        <table:table-row table:style-name="ro1">
          <table:table-cell office:value-type="string" calcext:value-type="string">
            <text:p>10745317-c249-44a1-a5ce-3a4353c0bbd8</text:p>
          </table:table-cell>
          <table:table-cell office:value-type="string" calcext:value-type="string">
            <text:p><text:s/>/subscriptions/cafb95de-39ce-4f0d-a9fe-db89b93c7ea2/providers/Microsoft.Authorization/roleDefinitions/10745317-c249-44a1-a5ce-3a4353c0bbd8</text:p>
          </table:table-cell>
          <table:table-cell office:value-type="string" calcext:value-type="string">
            <text:p><text:s/>Allows for full read access to Device Provisioning Service data-plane properties.</text:p>
          </table:table-cell>
          <table:table-cell/>
        </table:table-row>
        <table:table-row table:style-name="ro1">
          <table:table-cell office:value-type="string" calcext:value-type="string">
            <text:p>dfce44e4-17b7-4bd1-a6d1-04996ec95633</text:p>
          </table:table-cell>
          <table:table-cell office:value-type="string" calcext:value-type="string">
            <text:p><text:s/>/subscriptions/cafb95de-39ce-4f0d-a9fe-db89b93c7ea2/providers/Microsoft.Authorization/roleDefinitions/dfce44e4-17b7-4bd1-a6d1-04996ec95633</text:p>
          </table:table-cell>
          <table:table-cell office:value-type="string" calcext:value-type="string">
            <text:p><text:s/>Allows for full access to Device Provisioning Service data-plane operations.</text:p>
          </table:table-cell>
          <table:table-cell/>
        </table:table-row>
        <table:table-row table:style-name="ro1">
          <table:table-cell office:value-type="string" calcext:value-type="string">
            <text:p>2837e146-70d7-4cfd-ad55-7efa6464f958</text:p>
          </table:table-cell>
          <table:table-cell office:value-type="string" calcext:value-type="string">
            <text:p><text:s/>/subscriptions/cafb95de-39ce-4f0d-a9fe-db89b93c7ea2/providers/Microsoft.Authorization/roleDefinitions/2837e146-70d7-4cfd-ad55-7efa6464f958</text:p>
          </table:table-cell>
          <table:table-cell office:value-type="string" calcext:value-type="string">
            <text:p><text:s/>Sign files with a certificate profile. This role is in preview and subject to change.</text:p>
          </table:table-cell>
          <table:table-cell office:value-type="string" calcext:value-type="string">
            <text:p><text:s/>Microsoft.CodeSigning/*/read</text:p>
          </table:table-cell>
        </table:table-row>
        <table:table-row table:style-name="ro1">
          <table:table-cell office:value-type="string" calcext:value-type="string">
            <text:p>cff1b556-2399-4e7e-856d-a8f754be7b65</text:p>
          </table:table-cell>
          <table:table-cell office:value-type="string" calcext:value-type="string">
            <text:p><text:s/>/subscriptions/cafb95de-39ce-4f0d-a9fe-db89b93c7ea2/providers/Microsoft.Authorization/roleDefinitions/cff1b556-2399-4e7e-856d-a8f754be7b65</text:p>
          </table:table-cell>
          <table:table-cell office:value-type="string" calcext:value-type="string">
            <text:p><text:s/>Allow read access to Azure Spring Cloud Service Registry</text:p>
          </table:table-cell>
          <table:table-cell/>
        </table:table-row>
        <table:table-row table:style-name="ro1">
          <table:table-cell office:value-type="string" calcext:value-type="string">
            <text:p>f5880b48-c26d-48be-b172-7927bfa1c8f1</text:p>
          </table:table-cell>
          <table:table-cell office:value-type="string" calcext:value-type="string">
            <text:p><text:s/>/subscriptions/cafb95de-39ce-4f0d-a9fe-db89b93c7ea2/providers/Microsoft.Authorization/roleDefinitions/f5880b48-c26d-48be-b172-7927bfa1c8f1</text:p>
          </table:table-cell>
          <table:table-cell office:value-type="string" calcext:value-type="string">
            <text:p><text:s/>Allow read, write and delete access to Azure Spring Cloud Service Registry</text:p>
          </table:table-cell>
          <table:table-cell/>
        </table:table-row>
        <table:table-row table:style-name="ro1">
          <table:table-cell office:value-type="string" calcext:value-type="string">
            <text:p>d04c6db6-4947-4782-9e91-30a88feb7be7</text:p>
          </table:table-cell>
          <table:table-cell office:value-type="string" calcext:value-type="string">
            <text:p><text:s/>/subscriptions/cafb95de-39ce-4f0d-a9fe-db89b93c7ea2/providers/Microsoft.Authorization/roleDefinitions/d04c6db6-4947-4782-9e91-30a88feb7be7</text:p>
          </table:table-cell>
          <table:table-cell office:value-type="string" calcext:value-type="string">
            <text:p><text:s/>Allow read access to Azure Spring Cloud Config Server</text:p>
          </table:table-cell>
          <table:table-cell/>
        </table:table-row>
        <table:table-row table:style-name="ro1">
          <table:table-cell office:value-type="string" calcext:value-type="string">
            <text:p>a06f5c24-21a7-4e1a-aa2b-f19eb6684f5b</text:p>
          </table:table-cell>
          <table:table-cell office:value-type="string" calcext:value-type="string">
            <text:p><text:s/>/subscriptions/cafb95de-39ce-4f0d-a9fe-db89b93c7ea2/providers/Microsoft.Authorization/roleDefinitions/a06f5c24-21a7-4e1a-aa2b-f19eb6684f5b</text:p>
          </table:table-cell>
          <table:table-cell office:value-type="string" calcext:value-type="string">
            <text:p><text:s/>Allow read, write and delete access to Azure Spring Cloud Config Server</text:p>
          </table:table-cell>
          <table:table-cell/>
        </table:table-row>
        <table:table-row table:style-name="ro1">
          <table:table-cell office:value-type="string" calcext:value-type="string">
            <text:p>6ae96244-5829-4925-a7d3-5975537d91dd</text:p>
          </table:table-cell>
          <table:table-cell office:value-type="string" calcext:value-type="string">
            <text:p><text:s/>/subscriptions/cafb95de-39ce-4f0d-a9fe-db89b93c7ea2/providers/Microsoft.Authorization/roleDefinitions/6ae96244-5829-4925-a7d3-5975537d91dd</text:p>
          </table:table-cell>
          <table:table-cell office:value-type="string" calcext:value-type="string">
            <text:p><text:s/>Azure VM Managed identities restore Contributors are allowed to perform Azure VM Restores with managed identities both user and system</text:p>
          </table:table-cell>
          <table:table-cell office:value-type="string" calcext:value-type="string">
            <text:p><text:s/>Microsoft.Authorization/*/read</text:p>
          </table:table-cell>
        </table:table-row>
        <table:table-row table:style-name="ro1">
          <table:table-cell office:value-type="string" calcext:value-type="string">
            <text:p>6be48352-4f82-47c9-ad5e-0acacefdb005</text:p>
          </table:table-cell>
          <table:table-cell office:value-type="string" calcext:value-type="string">
            <text:p><text:s/>/subscriptions/cafb95de-39ce-4f0d-a9fe-db89b93c7ea2/providers/Microsoft.Authorization/roleDefinitions/6be48352-4f82-47c9-ad5e-0acacefdb005</text:p>
          </table:table-cell>
          <table:table-cell office:value-type="string" calcext:value-type="string">
            <text:p><text:s/>Grants access to very limited set of data APIs for common visual web SDK scenarios. Specifically, render and search data APIs.</text:p>
          </table:table-cell>
          <table:table-cell/>
        </table:table-row>
        <table:table-row table:style-name="ro1">
          <table:table-cell office:value-type="string" calcext:value-type="string">
            <text:p>dba33070-676a-4fb0-87fa-064dc56ff7fb</text:p>
          </table:table-cell>
          <table:table-cell office:value-type="string" calcext:value-type="string">
            <text:p><text:s/>/subscriptions/cafb95de-39ce-4f0d-a9fe-db89b93c7ea2/providers/Microsoft.Authorization/roleDefinitions/dba33070-676a-4fb0-87fa-064dc56ff7fb</text:p>
          </table:table-cell>
          <table:table-cell office:value-type="string" calcext:value-type="string">
            <text:p><text:s/>Grants access all Azure Maps resource management.</text:p>
          </table:table-cell>
          <table:table-cell office:value-type="string" calcext:value-type="string">
            <text:p><text:s/>Microsoft.Maps/*</text:p>
          </table:table-cell>
        </table:table-row>
        <table:table-row table:style-name="ro1">
          <table:table-cell office:value-type="string" calcext:value-type="string">
            <text:p>b748a06d-6150-4f8a-aaa9-ce3940cd96cb</text:p>
          </table:table-cell>
          <table:table-cell office:value-type="string" calcext:value-type="string">
            <text:p><text:s/>/subscriptions/cafb95de-39ce-4f0d-a9fe-db89b93c7ea2/providers/Microsoft.Authorization/roleDefinitions/b748a06d-6150-4f8a-aaa9-ce3940cd96cb</text:p>
          </table:table-cell>
          <table:table-cell office:value-type="string" calcext:value-type="string">
            <text:p><text:s/>Arc VMware VM Contributor has permissions to perform all VM actions.</text:p>
          </table:table-cell>
          <table:table-cell office:value-type="string" calcext:value-type="string">
            <text:p><text:s/>Microsoft.ConnectedVMwarevSphere/virtualmachines/*</text:p>
          </table:table-cell>
        </table:table-row>
        <table:table-row table:style-name="ro1">
          <table:table-cell office:value-type="string" calcext:value-type="string">
            <text:p>ce551c02-7c42-47e0-9deb-e3b6fc3a9a83</text:p>
          </table:table-cell>
          <table:table-cell office:value-type="string" calcext:value-type="string">
            <text:p><text:s/>/subscriptions/cafb95de-39ce-4f0d-a9fe-db89b93c7ea2/providers/Microsoft.Authorization/roleDefinitions/ce551c02-7c42-47e0-9deb-e3b6fc3a9a83</text:p>
          </table:table-cell>
          <table:table-cell office:value-type="string" calcext:value-type="string">
            <text:p><text:s/>Azure Arc VMware Private Cloud User has permissions to use the VMware cloud resources to deploy VMs.</text:p>
          </table:table-cell>
          <table:table-cell office:value-type="string" calcext:value-type="string">
            <text:p><text:s/>Microsoft.Insights/AlertRules/Write</text:p>
          </table:table-cell>
        </table:table-row>
        <table:table-row table:style-name="ro1">
          <table:table-cell office:value-type="string" calcext:value-type="string">
            <text:p>ddc140ed-e463-4246-9145-7c664192013f</text:p>
          </table:table-cell>
          <table:table-cell office:value-type="string" calcext:value-type="string">
            <text:p><text:s/>/subscriptions/cafb95de-39ce-4f0d-a9fe-db89b93c7ea2/providers/Microsoft.Authorization/roleDefinitions/ddc140ed-e463-4246-9145-7c664192013f</text:p>
          </table:table-cell>
          <table:table-cell office:value-type="string" calcext:value-type="string">
            <text:p><text:s/>Arc VMware VM Contributor has permissions to perform all connected VMwarevSphere actions.</text:p>
          </table:table-cell>
          <table:table-cell office:value-type="string" calcext:value-type="string">
            <text:p><text:s/>Microsoft.ConnectedVMwarevSphere/*</text:p>
          </table:table-cell>
        </table:table-row>
        <table:table-row table:style-name="ro1">
          <table:table-cell office:value-type="string" calcext:value-type="string">
            <text:p>f72c8140-2111-481c-87ff-72b910f6e3f8</text:p>
          </table:table-cell>
          <table:table-cell office:value-type="string" calcext:value-type="string">
            <text:p><text:s/>/subscriptions/cafb95de-39ce-4f0d-a9fe-db89b93c7ea2/providers/Microsoft.Authorization/roleDefinitions/f72c8140-2111-481c-87ff-72b910f6e3f8</text:p>
          </table:table-cell>
          <table:table-cell office:value-type="string" calcext:value-type="string">
            <text:p><text:s/>Has access to all Read, Test, Write, Deploy and Delete functions under LUIS</text:p>
          </table:table-cell>
          <table:table-cell office:value-type="string" calcext:value-type="string">
            <text:p><text:s/>Microsoft.CognitiveServices/*/read</text:p>
          </table:table-cell>
        </table:table-row>
        <table:table-row table:style-name="ro1">
          <table:table-cell office:value-type="string" calcext:value-type="string">
            <text:p>7628b7b8-a8b2-4cdc-b46f-e9b35248918e</text:p>
          </table:table-cell>
          <table:table-cell office:value-type="string" calcext:value-type="string">
            <text:p><text:s/>/subscriptions/cafb95de-39ce-4f0d-a9fe-db89b93c7ea2/providers/Microsoft.Authorization/roleDefinitions/7628b7b8-a8b2-4cdc-b46f-e9b35248918e</text:p>
          </table:table-cell>
          <table:table-cell office:value-type="string" calcext:value-type="string">
            <text:p><text:s/>Has access to Read and Test functions under Language portal</text:p>
          </table:table-cell>
          <table:table-cell office:value-type="string" calcext:value-type="string">
            <text:p><text:s/>Microsoft.CognitiveServices/*/read</text:p>
          </table:table-cell>
        </table:table-row>
        <table:table-row table:style-name="ro1">
          <table:table-cell office:value-type="string" calcext:value-type="string">
            <text:p>f2310ca1-dc64-4889-bb49-c8e0fa3d47a8</text:p>
          </table:table-cell>
          <table:table-cell office:value-type="string" calcext:value-type="string">
            <text:p><text:s/>/subscriptions/cafb95de-39ce-4f0d-a9fe-db89b93c7ea2/providers/Microsoft.Authorization/roleDefinitions/f2310ca1-dc64-4889-bb49-c8e0fa3d47a8</text:p>
          </table:table-cell>
          <table:table-cell office:value-type="string" calcext:value-type="string">
            <text:p><text:s/>Has access to all Read, Test, and Write functions under Language Portal</text:p>
          </table:table-cell>
          <table:table-cell office:value-type="string" calcext:value-type="string">
            <text:p><text:s/>Microsoft.CognitiveServices/*/read</text:p>
          </table:table-cell>
        </table:table-row>
        <table:table-row table:style-name="ro1">
          <table:table-cell office:value-type="string" calcext:value-type="string">
            <text:p>f07febfe-79bc-46b1-8b37-790e26e6e498</text:p>
          </table:table-cell>
          <table:table-cell office:value-type="string" calcext:value-type="string">
            <text:p><text:s/>/subscriptions/cafb95de-39ce-4f0d-a9fe-db89b93c7ea2/providers/Microsoft.Authorization/roleDefinitions/f07febfe-79bc-46b1-8b37-790e26e6e498</text:p>
          </table:table-cell>
          <table:table-cell office:value-type="string" calcext:value-type="string">
            <text:p><text:s/>Has access to all Read, Test, Write, Deploy and Delete functions under Language portal</text:p>
          </table:table-cell>
          <table:table-cell office:value-type="string" calcext:value-type="string">
            <text:p><text:s/>Microsoft.CognitiveServices/*/read</text:p>
          </table:table-cell>
        </table:table-row>
        <table:table-row table:style-name="ro1">
          <table:table-cell office:value-type="string" calcext:value-type="string">
            <text:p>18e81cdc-4e98-4e29-a639-e7d10c5a6226</text:p>
          </table:table-cell>
          <table:table-cell office:value-type="string" calcext:value-type="string">
            <text:p><text:s/>/subscriptions/cafb95de-39ce-4f0d-a9fe-db89b93c7ea2/providers/Microsoft.Authorization/roleDefinitions/18e81cdc-4e98-4e29-a639-e7d10c5a6226</text:p>
          </table:table-cell>
          <table:table-cell office:value-type="string" calcext:value-type="string">
            <text:p><text:s/>Has access to Read and Test functions under LUIS.</text:p>
          </table:table-cell>
          <table:table-cell office:value-type="string" calcext:value-type="string">
            <text:p><text:s/>Microsoft.CognitiveServices/*/read</text:p>
          </table:table-cell>
        </table:table-row>
        <table:table-row table:style-name="ro1">
          <table:table-cell office:value-type="string" calcext:value-type="string">
            <text:p>6322a993-d5c9-4bed-b113-e49bbea25b27</text:p>
          </table:table-cell>
          <table:table-cell office:value-type="string" calcext:value-type="string">
            <text:p><text:s/>/subscriptions/cafb95de-39ce-4f0d-a9fe-db89b93c7ea2/providers/Microsoft.Authorization/roleDefinitions/6322a993-d5c9-4bed-b113-e49bbea25b27</text:p>
          </table:table-cell>
          <table:table-cell office:value-type="string" calcext:value-type="string">
            <text:p><text:s/>Has access to all Read, Test, and Write functions under LUIS</text:p>
          </table:table-cell>
          <table:table-cell office:value-type="string" calcext:value-type="string">
            <text:p><text:s/>Microsoft.CognitiveServices/*/read</text:p>
          </table:table-cell>
        </table:table-row>
        <table:table-row table:style-name="ro1">
          <table:table-cell office:value-type="string" calcext:value-type="string">
            <text:p>a9a19cc5-31f4-447c-901f-56c0bb18fcaf</text:p>
          </table:table-cell>
          <table:table-cell office:value-type="string" calcext:value-type="string">
            <text:p><text:s/>/subscriptions/cafb95de-39ce-4f0d-a9fe-db89b93c7ea2/providers/Microsoft.Authorization/roleDefinitions/a9a19cc5-31f4-447c-901f-56c0bb18fcaf</text:p>
          </table:table-cell>
          <table:table-cell office:value-type="string" calcext:value-type="string">
            <text:p><text:s/>Provides read access to PlayFab resources</text:p>
          </table:table-cell>
          <table:table-cell office:value-type="string" calcext:value-type="string">
            <text:p><text:s/>Microsoft.Resources/subscriptions/resourceGroups/read</text:p>
          </table:table-cell>
        </table:table-row>
        <table:table-row table:style-name="ro1">
          <table:table-cell office:value-type="string" calcext:value-type="string">
            <text:p>749a398d-560b-491b-bb21-08924219302e</text:p>
          </table:table-cell>
          <table:table-cell office:value-type="string" calcext:value-type="string">
            <text:p><text:s/>/subscriptions/cafb95de-39ce-4f0d-a9fe-db89b93c7ea2/providers/Microsoft.Authorization/roleDefinitions/749a398d-560b-491b-bb21-08924219302e</text:p>
          </table:table-cell>
          <table:table-cell office:value-type="string" calcext:value-type="string">
            <text:p><text:s/>View, create, update, delete and execute load tests. View and list load test resources but can not make any changes.</text:p>
          </table:table-cell>
          <table:table-cell office:value-type="string" calcext:value-type="string">
            <text:p><text:s/>Microsoft.LoadTestService/*/read</text:p>
          </table:table-cell>
        </table:table-row>
        <table:table-row table:style-name="ro1">
          <table:table-cell office:value-type="string" calcext:value-type="string">
            <text:p>45bb0b16-2f0c-4e78-afaa-a07599b003f6</text:p>
          </table:table-cell>
          <table:table-cell office:value-type="string" calcext:value-type="string">
            <text:p><text:s/>/subscriptions/cafb95de-39ce-4f0d-a9fe-db89b93c7ea2/providers/Microsoft.Authorization/roleDefinitions/45bb0b16-2f0c-4e78-afaa-a07599b003f6</text:p>
          </table:table-cell>
          <table:table-cell office:value-type="string" calcext:value-type="string">
            <text:p><text:s/>Execute all operations on load test resources and load tests</text:p>
          </table:table-cell>
          <table:table-cell office:value-type="string" calcext:value-type="string">
            <text:p><text:s/>Microsoft.LoadTestService/*</text:p>
          </table:table-cell>
        </table:table-row>
        <table:table-row table:style-name="ro1">
          <table:table-cell office:value-type="string" calcext:value-type="string">
            <text:p>0c8b84dc-067c-4039-9615-fa1a4b77c726</text:p>
          </table:table-cell>
          <table:table-cell office:value-type="string" calcext:value-type="string">
            <text:p><text:s/>/subscriptions/cafb95de-39ce-4f0d-a9fe-db89b93c7ea2/providers/Microsoft.Authorization/roleDefinitions/0c8b84dc-067c-4039-9615-fa1a4b77c726</text:p>
          </table:table-cell>
          <table:table-cell office:value-type="string" calcext:value-type="string">
            <text:p><text:s/>Provides contributor access to PlayFab resources</text:p>
          </table:table-cell>
          <table:table-cell office:value-type="string" calcext:value-type="string">
            <text:p><text:s/>Microsoft.Resources/subscriptions/resourceGroups/read</text:p>
          </table:table-cell>
        </table:table-row>
        <table:table-row table:style-name="ro1">
          <table:table-cell office:value-type="string" calcext:value-type="string">
            <text:p>3ae3fb29-0000-4ccd-bf80-542e7b26e081</text:p>
          </table:table-cell>
          <table:table-cell office:value-type="string" calcext:value-type="string">
            <text:p><text:s/>/subscriptions/cafb95de-39ce-4f0d-a9fe-db89b93c7ea2/providers/Microsoft.Authorization/roleDefinitions/3ae3fb29-0000-4ccd-bf80-542e7b26e081</text:p>
          </table:table-cell>
          <table:table-cell office:value-type="string" calcext:value-type="string">
            <text:p><text:s/>View and list all load tests and load test resources but can not make any changes</text:p>
          </table:table-cell>
          <table:table-cell office:value-type="string" calcext:value-type="string">
            <text:p><text:s/>Microsoft.LoadTestService/*/read</text:p>
          </table:table-cell>
        </table:table-row>
        <table:table-row table:style-name="ro1">
          <table:table-cell office:value-type="string" calcext:value-type="string">
            <text:p>b2de6794-95db-4659-8781-7e080d3f2b9d</text:p>
          </table:table-cell>
          <table:table-cell office:value-type="string" calcext:value-type="string">
            <text:p><text:s/>/subscriptions/cafb95de-39ce-4f0d-a9fe-db89b93c7ea2/providers/Microsoft.Authorization/roleDefinitions/b2de6794-95db-4659-8781-7e080d3f2b9d</text:p>
          </table:table-cell>
          <table:table-cell office:value-type="string" calcext:value-type="string">
            <text:p><text:s/>Provides access to create Immersive Reader sessions and call APIs</text:p>
          </table:table-cell>
          <table:table-cell/>
        </table:table-row>
        <table:table-row table:style-name="ro1">
          <table:table-cell office:value-type="string" calcext:value-type="string">
            <text:p>f69b8690-cc87-41d6-b77a-a4bc3c0a966f</text:p>
          </table:table-cell>
          <table:table-cell office:value-type="string" calcext:value-type="string">
            <text:p><text:s/>/subscriptions/cafb95de-39ce-4f0d-a9fe-db89b93c7ea2/providers/Microsoft.Authorization/roleDefinitions/f69b8690-cc87-41d6-b77a-a4bc3c0a966f</text:p>
          </table:table-cell>
          <table:table-cell office:value-type="string" calcext:value-type="string">
            <text:p><text:s/>The lab services contributor role</text:p>
          </table:table-cell>
          <table:table-cell office:value-type="string" calcext:value-type="string">
            <text:p><text:s/>Microsoft.LabServices/*</text:p>
          </table:table-cell>
        </table:table-row>
        <table:table-row table:style-name="ro1">
          <table:table-cell office:value-type="string" calcext:value-type="string">
            <text:p>2a5c394f-5eb7-4d4f-9c8e-e8eae39faebc</text:p>
          </table:table-cell>
          <table:table-cell office:value-type="string" calcext:value-type="string">
            <text:p><text:s/>/subscriptions/cafb95de-39ce-4f0d-a9fe-db89b93c7ea2/providers/Microsoft.Authorization/roleDefinitions/2a5c394f-5eb7-4d4f-9c8e-e8eae39faebc</text:p>
          </table:table-cell>
          <table:table-cell office:value-type="string" calcext:value-type="string">
            <text:p><text:s/>The lab services reader role</text:p>
          </table:table-cell>
          <table:table-cell office:value-type="string" calcext:value-type="string">
            <text:p><text:s/>Microsoft.LabServices/*/read</text:p>
          </table:table-cell>
        </table:table-row>
        <table:table-row table:style-name="ro1">
          <table:table-cell office:value-type="string" calcext:value-type="string">
            <text:p>ce40b423-cede-4313-a93f-9b28290b72e1</text:p>
          </table:table-cell>
          <table:table-cell office:value-type="string" calcext:value-type="string">
            <text:p><text:s/>/subscriptions/cafb95de-39ce-4f0d-a9fe-db89b93c7ea2/providers/Microsoft.Authorization/roleDefinitions/ce40b423-cede-4313-a93f-9b28290b72e1</text:p>
          </table:table-cell>
          <table:table-cell office:value-type="string" calcext:value-type="string">
            <text:p><text:s/>The lab assistant role</text:p>
          </table:table-cell>
          <table:table-cell office:value-type="string" calcext:value-type="string">
            <text:p><text:s/>Microsoft.Authorization/*/read</text:p>
          </table:table-cell>
        </table:table-row>
        <table:table-row table:style-name="ro1">
          <table:table-cell office:value-type="string" calcext:value-type="string">
            <text:p>a36e6959-b6be-4b12-8e9f-ef4b474d304d</text:p>
          </table:table-cell>
          <table:table-cell office:value-type="string" calcext:value-type="string">
            <text:p><text:s/>/subscriptions/cafb95de-39ce-4f0d-a9fe-db89b93c7ea2/providers/Microsoft.Authorization/roleDefinitions/a36e6959-b6be-4b12-8e9f-ef4b474d304d</text:p>
          </table:table-cell>
          <table:table-cell office:value-type="string" calcext:value-type="string">
            <text:p><text:s/>The lab operator role</text:p>
          </table:table-cell>
          <table:table-cell office:value-type="string" calcext:value-type="string">
            <text:p><text:s/>Microsoft.Authorization/*/read</text:p>
          </table:table-cell>
        </table:table-row>
        <table:table-row table:style-name="ro1">
          <table:table-cell office:value-type="string" calcext:value-type="string">
            <text:p>5daaa2af-1fe8-407c-9122-bba179798270</text:p>
          </table:table-cell>
          <table:table-cell office:value-type="string" calcext:value-type="string">
            <text:p><text:s/>/subscriptions/cafb95de-39ce-4f0d-a9fe-db89b93c7ea2/providers/Microsoft.Authorization/roleDefinitions/5daaa2af-1fe8-407c-9122-bba179798270</text:p>
          </table:table-cell>
          <table:table-cell office:value-type="string" calcext:value-type="string">
            <text:p><text:s/>The lab contributor role</text:p>
          </table:table-cell>
          <table:table-cell office:value-type="string" calcext:value-type="string">
            <text:p><text:s/>Microsoft.Authorization/*/read</text:p>
          </table:table-cell>
        </table:table-row>
        <table:table-row table:style-name="ro1">
          <table:table-cell office:value-type="string" calcext:value-type="string">
            <text:p>fb1c8493-542b-48eb-b624-b4c8fea62acd</text:p>
          </table:table-cell>
          <table:table-cell office:value-type="string" calcext:value-type="string">
            <text:p><text:s/>/subscriptions/cafb95de-39ce-4f0d-a9fe-db89b93c7ea2/providers/Microsoft.Authorization/roleDefinitions/fb1c8493-542b-48eb-b624-b4c8fea62acd</text:p>
          </table:table-cell>
          <table:table-cell office:value-type="string" calcext:value-type="string">
            <text:p><text:s/>Security Admin Role</text:p>
          </table:table-cell>
          <table:table-cell office:value-type="string" calcext:value-type="string">
            <text:p><text:s/>Microsoft.Authorization/*/read</text:p>
          </table:table-cell>
        </table:table-row>
        <table:table-row table:style-name="ro1">
          <table:table-cell office:value-type="string" calcext:value-type="string">
            <text:p>12cf5a90-567b-43ae-8102-96cf46c7d9b4</text:p>
          </table:table-cell>
          <table:table-cell office:value-type="string" calcext:value-type="string">
            <text:p><text:s/>/subscriptions/cafb95de-39ce-4f0d-a9fe-db89b93c7ea2/providers/Microsoft.Authorization/roleDefinitions/12cf5a90-567b-43ae-8102-96cf46c7d9b4</text:p>
          </table:table-cell>
          <table:table-cell office:value-type="string" calcext:value-type="string">
            <text:p><text:s/>Full access to Azure Web PubSub Service REST APIs</text:p>
          </table:table-cell>
          <table:table-cell/>
        </table:table-row>
        <table:table-row table:style-name="ro1">
          <table:table-cell office:value-type="string" calcext:value-type="string">
            <text:p>bfb1c7d2-fb1a-466b-b2ba-aee63b92deaf</text:p>
          </table:table-cell>
          <table:table-cell office:value-type="string" calcext:value-type="string">
            <text:p><text:s/>/subscriptions/cafb95de-39ce-4f0d-a9fe-db89b93c7ea2/providers/Microsoft.Authorization/roleDefinitions/bfb1c7d2-fb1a-466b-b2ba-aee63b92deaf</text:p>
          </table:table-cell>
          <table:table-cell office:value-type="string" calcext:value-type="string">
            <text:p><text:s/>Read-only access to Azure Web PubSub Service REST APIs</text:p>
          </table:table-cell>
          <table:table-cell/>
        </table:table-row>
        <table:table-row table:style-name="ro1">
          <table:table-cell office:value-type="string" calcext:value-type="string">
            <text:p>420fcaa2-552c-430f-98ca-3264be4806c7</text:p>
          </table:table-cell>
          <table:table-cell office:value-type="string" calcext:value-type="string">
            <text:p><text:s/>/subscriptions/cafb95de-39ce-4f0d-a9fe-db89b93c7ea2/providers/Microsoft.Authorization/roleDefinitions/420fcaa2-552c-430f-98ca-3264be4806c7</text:p>
          </table:table-cell>
          <table:table-cell office:value-type="string" calcext:value-type="string">
            <text:p><text:s/>Lets your app server access SignalR Service with AAD auth options.</text:p>
          </table:table-cell>
          <table:table-cell/>
        </table:table-row>
        <table:table-row table:style-name="ro1">
          <table:table-cell office:value-type="string" calcext:value-type="string">
            <text:p>fb879df8-f326-4884-b1cf-06f3ad86be52</text:p>
          </table:table-cell>
          <table:table-cell office:value-type="string" calcext:value-type="string">
            <text:p><text:s/>/subscriptions/cafb95de-39ce-4f0d-a9fe-db89b93c7ea2/providers/Microsoft.Authorization/roleDefinitions/fb879df8-f326-4884-b1cf-06f3ad86be52</text:p>
          </table:table-cell>
          <table:table-cell office:value-type="string" calcext:value-type="string">
            <text:p><text:s/>View Virtual Machines in the portal and login as a regular user.</text:p>
          </table:table-cell>
          <table:table-cell office:value-type="string" calcext:value-type="string">
            <text:p><text:s/>Microsoft.Network/publicIPAddresses/read</text:p>
          </table:table-cell>
        </table:table-row>
        <table:table-row table:style-name="ro1">
          <table:table-cell office:value-type="string" calcext:value-type="string">
            <text:p>1c0163c0-47e6-4577-8991-ea5c82e286e4</text:p>
          </table:table-cell>
          <table:table-cell office:value-type="string" calcext:value-type="string">
            <text:p><text:s/>/subscriptions/cafb95de-39ce-4f0d-a9fe-db89b93c7ea2/providers/Microsoft.Authorization/roleDefinitions/1c0163c0-47e6-4577-8991-ea5c82e286e4</text:p>
          </table:table-cell>
          <table:table-cell office:value-type="string" calcext:value-type="string">
            <text:p><text:s/>View Virtual Machines in the portal and login as administrator</text:p>
          </table:table-cell>
          <table:table-cell office:value-type="string" calcext:value-type="string">
            <text:p><text:s/>Microsoft.Network/publicIPAddresses/read</text:p>
          </table:table-cell>
        </table:table-row>
        <table:table-row table:style-name="ro1">
          <table:table-cell office:value-type="string" calcext:value-type="string">
            <text:p>cd570a14-e51a-42ad-bac8-bafd67325302</text:p>
          </table:table-cell>
          <table:table-cell office:value-type="string" calcext:value-type="string">
            <text:p><text:s/>/subscriptions/cafb95de-39ce-4f0d-a9fe-db89b93c7ea2/providers/Microsoft.Authorization/roleDefinitions/cd570a14-e51a-42ad-bac8-bafd67325302</text:p>
          </table:table-cell>
          <table:table-cell office:value-type="string" calcext:value-type="string">
            <text:p><text:s/>Can read, write, delete and re-onboard Azure Connected Machines.</text:p>
          </table:table-cell>
          <table:table-cell office:value-type="string" calcext:value-type="string">
            <text:p><text:s/>Microsoft.HybridCompute/machines/read</text:p>
          </table:table-cell>
        </table:table-row>
        <table:table-row table:style-name="ro1">
          <table:table-cell office:value-type="string" calcext:value-type="string">
            <text:p>00c29273-979b-4161-815c-10b084fb9324</text:p>
          </table:table-cell>
          <table:table-cell office:value-type="string" calcext:value-type="string">
            <text:p><text:s/>/subscriptions/cafb95de-39ce-4f0d-a9fe-db89b93c7ea2/providers/Microsoft.Authorization/roleDefinitions/00c29273-979b-4161-815c-10b084fb9324</text:p>
          </table:table-cell>
          <table:table-cell office:value-type="string" calcext:value-type="string">
            <text:p><text:s/>Lets you manage backup services, except removal of backup, vault creation and giving access to others</text:p>
          </table:table-cell>
          <table:table-cell office:value-type="string" calcext:value-type="string">
            <text:p><text:s/>Microsoft.Authorization/*/read</text:p>
          </table:table-cell>
        </table:table-row>
        <table:table-row table:style-name="ro1">
          <table:table-cell office:value-type="string" calcext:value-type="string">
            <text:p>e8ddcd69-c73f-4f9f-9844-4100522f16ad</text:p>
          </table:table-cell>
          <table:table-cell office:value-type="string" calcext:value-type="string">
            <text:p><text:s/>/subscriptions/cafb95de-39ce-4f0d-a9fe-db89b93c7ea2/providers/Microsoft.Authorization/roleDefinitions/e8ddcd69-c73f-4f9f-9844-4100522f16ad</text:p>
          </table:table-cell>
          <table:table-cell office:value-type="string" calcext:value-type="string">
            <text:p><text:s/>Can save shared workbooks.</text:p>
          </table:table-cell>
          <table:table-cell office:value-type="string" calcext:value-type="string">
            <text:p><text:s/>Microsoft.Insights/workbooks/write</text:p>
          </table:table-cell>
        </table:table-row>
        <table:table-row table:style-name="ro1">
          <table:table-cell office:value-type="string" calcext:value-type="string">
            <text:p>b279062a-9be3-42a0-92ae-8b3cf002ec4d</text:p>
          </table:table-cell>
          <table:table-cell office:value-type="string" calcext:value-type="string">
            <text:p><text:s/>/subscriptions/cafb95de-39ce-4f0d-a9fe-db89b93c7ea2/providers/Microsoft.Authorization/roleDefinitions/b279062a-9be3-42a0-92ae-8b3cf002ec4d</text:p>
          </table:table-cell>
          <table:table-cell office:value-type="string" calcext:value-type="string">
            <text:p><text:s/>Can read workbooks.</text:p>
          </table:table-cell>
          <table:table-cell office:value-type="string" calcext:value-type="string">
            <text:p><text:s/>microsoft.insights/workbooks/read</text:p>
          </table:table-cell>
        </table:table-row>
        <table:table-row table:style-name="ro1">
          <table:table-cell office:value-type="string" calcext:value-type="string">
            <text:p>749f88d5-cbae-40b8-bcfc-e573ddc772fa</text:p>
          </table:table-cell>
          <table:table-cell office:value-type="string" calcext:value-type="string">
            <text:p><text:s/>/subscriptions/cafb95de-39ce-4f0d-a9fe-db89b93c7ea2/providers/Microsoft.Authorization/roleDefinitions/749f88d5-cbae-40b8-bcfc-e573ddc772fa</text:p>
          </table:table-cell>
          <table:table-cell office:value-type="string" calcext:value-type="string">
            <text:p><text:s/>Can read all monitoring data and update monitoring settings.</text:p>
          </table:table-cell>
          <table:table-cell office:value-type="string" calcext:value-type="string">
            <text:p><text:s/>*/read</text:p>
          </table:table-cell>
        </table:table-row>
        <table:table-row table:style-name="ro1">
          <table:table-cell office:value-type="string" calcext:value-type="string">
            <text:p>3913510d-42f4-4e42-8a64-420c390055eb</text:p>
          </table:table-cell>
          <table:table-cell office:value-type="string" calcext:value-type="string">
            <text:p><text:s/>/subscriptions/cafb95de-39ce-4f0d-a9fe-db89b93c7ea2/providers/Microsoft.Authorization/roleDefinitions/3913510d-42f4-4e42-8a64-420c390055eb</text:p>
          </table:table-cell>
          <table:table-cell office:value-type="string" calcext:value-type="string">
            <text:p><text:s/>Enables publishing metrics against Azure resources</text:p>
          </table:table-cell>
          <table:table-cell office:value-type="string" calcext:value-type="string">
            <text:p><text:s/>Microsoft.Insights/Register/Action</text:p>
          </table:table-cell>
        </table:table-row>
        <table:table-row table:style-name="ro1">
          <table:table-cell office:value-type="string" calcext:value-type="string">
            <text:p>8a3c2885-9b38-4fd2-9d99-91af537c1347</text:p>
          </table:table-cell>
          <table:table-cell office:value-type="string" calcext:value-type="string">
            <text:p><text:s/>/subscriptions/cafb95de-39ce-4f0d-a9fe-db89b93c7ea2/providers/Microsoft.Authorization/roleDefinitions/8a3c2885-9b38-4fd2-9d99-91af537c1347</text:p>
          </table:table-cell>
          <table:table-cell office:value-type="string" calcext:value-type="string">
            <text:p><text:s/>Deprecated role.</text:p>
          </table:table-cell>
          <table:table-cell office:value-type="string" calcext:value-type="string">
            <text:p><text:s/>Microsoft.Purview/accounts/read</text:p>
          </table:table-cell>
        </table:table-row>
        <table:table-row table:style-name="ro1">
          <table:table-cell office:value-type="string" calcext:value-type="string">
            <text:p>200bba9e-f0c8-430f-892b-6f0794863803</text:p>
          </table:table-cell>
          <table:table-cell office:value-type="string" calcext:value-type="string">
            <text:p><text:s/>/subscriptions/cafb95de-39ce-4f0d-a9fe-db89b93c7ea2/providers/Microsoft.Authorization/roleDefinitions/200bba9e-f0c8-430f-892b-6f0794863803</text:p>
          </table:table-cell>
          <table:table-cell office:value-type="string" calcext:value-type="string">
            <text:p><text:s/>Deprecated role.</text:p>
          </table:table-cell>
          <table:table-cell office:value-type="string" calcext:value-type="string">
            <text:p><text:s/>Microsoft.Purview/accounts/read</text:p>
          </table:table-cell>
        </table:table-row>
        <table:table-row table:style-name="ro1">
          <table:table-cell office:value-type="string" calcext:value-type="string">
            <text:p>ff100721-1b9d-43d8-af52-42b69c1272db</text:p>
          </table:table-cell>
          <table:table-cell office:value-type="string" calcext:value-type="string">
            <text:p><text:s/>/subscriptions/cafb95de-39ce-4f0d-a9fe-db89b93c7ea2/providers/Microsoft.Authorization/roleDefinitions/ff100721-1b9d-43d8-af52-42b69c1272db</text:p>
          </table:table-cell>
          <table:table-cell office:value-type="string" calcext:value-type="string">
            <text:p><text:s/>Deprecated role.</text:p>
          </table:table-cell>
          <table:table-cell office:value-type="string" calcext:value-type="string">
            <text:p><text:s/>Microsoft.Purview/accounts/read</text:p>
          </table:table-cell>
        </table:table-row>
        <table:table-row table:style-name="ro1">
          <table:table-cell office:value-type="string" calcext:value-type="string">
            <text:p>b8b15564-4fa6-4a59-ab12-03e1d9594795</text:p>
          </table:table-cell>
          <table:table-cell office:value-type="string" calcext:value-type="string">
            <text:p><text:s/>/subscriptions/cafb95de-39ce-4f0d-a9fe-db89b93c7ea2/providers/Microsoft.Authorization/roleDefinitions/b8b15564-4fa6-4a59-ab12-03e1d9594795</text:p>
          </table:table-cell>
          <table:table-cell office:value-type="string" calcext:value-type="string">
            <text:p><text:s/>Grants permissions to upload and manage new Autonomous Development Platform measurements.</text:p>
          </table:table-cell>
          <table:table-cell office:value-type="string" calcext:value-type="string">
            <text:p><text:s/>Microsoft.AutonomousDevelopmentPlatform/*/read</text:p>
          </table:table-cell>
        </table:table-row>
        <table:table-row table:style-name="ro1">
          <table:table-cell office:value-type="string" calcext:value-type="string">
            <text:p>27f8b550-c507-4db9-86f2-f4b8e816d59d</text:p>
          </table:table-cell>
          <table:table-cell office:value-type="string" calcext:value-type="string">
            <text:p><text:s/>/subscriptions/cafb95de-39ce-4f0d-a9fe-db89b93c7ea2/providers/Microsoft.Authorization/roleDefinitions/27f8b550-c507-4db9-86f2-f4b8e816d59d</text:p>
          </table:table-cell>
          <table:table-cell office:value-type="string" calcext:value-type="string">
            <text:p><text:s/>Grants full access to Autonomous Development Platform data.</text:p>
          </table:table-cell>
          <table:table-cell office:value-type="string" calcext:value-type="string">
            <text:p><text:s/>Microsoft.AutonomousDevelopmentPlatform/*/read</text:p>
          </table:table-cell>
        </table:table-row>
        <table:table-row table:style-name="ro1">
          <table:table-cell office:value-type="string" calcext:value-type="string">
            <text:p>d63b75f7-47ea-4f27-92ac-e0d173aaf093</text:p>
          </table:table-cell>
          <table:table-cell office:value-type="string" calcext:value-type="string">
            <text:p><text:s/>/subscriptions/cafb95de-39ce-4f0d-a9fe-db89b93c7ea2/providers/Microsoft.Authorization/roleDefinitions/d63b75f7-47ea-4f27-92ac-e0d173aaf093</text:p>
          </table:table-cell>
          <table:table-cell office:value-type="string" calcext:value-type="string">
            <text:p><text:s/>Grants read access to Autonomous Development Platform data.</text:p>
          </table:table-cell>
          <table:table-cell office:value-type="string" calcext:value-type="string">
            <text:p><text:s/>Microsoft.AutonomousDevelopmentPlatform/*/read</text:p>
          </table:table-cell>
        </table:table-row>
        <table:table-row table:style-name="ro1">
          <table:table-cell office:value-type="string" calcext:value-type="string">
            <text:p>14b46e9e-c2b7-41b4-b07b-48a6ebf60603</text:p>
          </table:table-cell>
          <table:table-cell office:value-type="string" calcext:value-type="string">
            <text:p><text:s/>/subscriptions/cafb95de-39ce-4f0d-a9fe-db89b93c7ea2/providers/Microsoft.Authorization/roleDefinitions/14b46e9e-c2b7-41b4-b07b-48a6ebf60603</text:p>
          </table:table-cell>
          <table:table-cell office:value-type="string" calcext:value-type="string">
            <text:p><text:s/>Perform any action on the keys of a key vault, except manage permissions. Only works for key vaults that use the 'Azure role-based access control' permission model.</text:p>
          </table:table-cell>
          <table:table-cell office:value-type="string" calcext:value-type="string">
            <text:p><text:s/>Microsoft.Authorization/*/read</text:p>
          </table:table-cell>
        </table:table-row>
        <table:table-row table:style-name="ro1">
          <table:table-cell office:value-type="string" calcext:value-type="string">
            <text:p>49e2f5d2-7741-4835-8efa-19e1fe35e47f</text:p>
          </table:table-cell>
          <table:table-cell office:value-type="string" calcext:value-type="string">
            <text:p><text:s/>/subscriptions/cafb95de-39ce-4f0d-a9fe-db89b93c7ea2/providers/Microsoft.Authorization/roleDefinitions/49e2f5d2-7741-4835-8efa-19e1fe35e47f</text:p>
          </table:table-cell>
          <table:table-cell office:value-type="string" calcext:value-type="string">
            <text:p><text:s/>Gives you read access to management operations, but does not allow making changes</text:p>
          </table:table-cell>
          <table:table-cell office:value-type="string" calcext:value-type="string">
            <text:p><text:s/>Microsoft.Authorization/*/read</text:p>
          </table:table-cell>
        </table:table-row>
        <table:table-row table:style-name="ro1">
          <table:table-cell office:value-type="string" calcext:value-type="string">
            <text:p>e4237640-0e3d-4a46-8fda-70bc94856432</text:p>
          </table:table-cell>
          <table:table-cell office:value-type="string" calcext:value-type="string">
            <text:p><text:s/>/subscriptions/cafb95de-39ce-4f0d-a9fe-db89b93c7ea2/providers/Microsoft.Authorization/roleDefinitions/e4237640-0e3d-4a46-8fda-70bc94856432</text:p>
          </table:table-cell>
          <table:table-cell office:value-type="string" calcext:value-type="string">
            <text:p><text:s/>Gives you full access to management operations</text:p>
          </table:table-cell>
          <table:table-cell office:value-type="string" calcext:value-type="string">
            <text:p><text:s/>Microsoft.Authorization/*/read</text:p>
          </table:table-cell>
        </table:table-row>
        <table:table-row table:style-name="ro1">
          <table:table-cell office:value-type="string" calcext:value-type="string">
            <text:p>67d33e57-3129-45e6-bb0b-7cc522f762fa</text:p>
          </table:table-cell>
          <table:table-cell office:value-type="string" calcext:value-type="string">
            <text:p><text:s/>/subscriptions/cafb95de-39ce-4f0d-a9fe-db89b93c7ea2/providers/Microsoft.Authorization/roleDefinitions/67d33e57-3129-45e6-bb0b-7cc522f762fa</text:p>
          </table:table-cell>
          <table:table-cell office:value-type="string" calcext:value-type="string">
            <text:p><text:s/>Azure Arc VMware Private Clouds Onboarding role has permissions to provision all the required resources for onboard and deboard vCenter instances to Azure.</text:p>
          </table:table-cell>
          <table:table-cell office:value-type="string" calcext:value-type="string">
            <text:p><text:s/>Microsoft.ConnectedVMwarevSphere/vcenters/Write</text:p>
          </table:table-cell>
        </table:table-row>
        <table:table-row table:style-name="ro1">
          <table:table-cell office:value-type="string" calcext:value-type="string">
            <text:p>4e9b8407-af2e-495b-ae54-bb60a55b1b5a</text:p>
          </table:table-cell>
          <table:table-cell office:value-type="string" calcext:value-type="string">
            <text:p><text:s/>/subscriptions/cafb95de-39ce-4f0d-a9fe-db89b93c7ea2/providers/Microsoft.Authorization/roleDefinitions/4e9b8407-af2e-495b-ae54-bb60a55b1b5a</text:p>
          </table:table-cell>
          <table:table-cell office:value-type="string" calcext:value-type="string">
            <text:p><text:s/>Lets you manage everything under your Modeling and Simulation Workbench chamber.</text:p>
          </table:table-cell>
          <table:table-cell office:value-type="string" calcext:value-type="string">
            <text:p><text:s/>Microsoft.ModSimWorkbench/*/read</text:p>
          </table:table-cell>
        </table:table-row>
        <table:table-row table:style-name="ro1">
          <table:table-cell office:value-type="string" calcext:value-type="string">
            <text:p>f4c81013-99ee-4d62-a7ee-b3f1f648599a</text:p>
          </table:table-cell>
          <table:table-cell office:value-type="string" calcext:value-type="string">
            <text:p><text:s/>/subscriptions/cafb95de-39ce-4f0d-a9fe-db89b93c7ea2/providers/Microsoft.Authorization/roleDefinitions/f4c81013-99ee-4d62-a7ee-b3f1f648599a</text:p>
          </table:table-cell>
          <table:table-cell office:value-type="string" calcext:value-type="string">
            <text:p><text:s/>Microsoft Sentinel Automation Contributor</text:p>
          </table:table-cell>
          <table:table-cell office:value-type="string" calcext:value-type="string">
            <text:p><text:s/>Microsoft.Authorization/*/read</text:p>
          </table:table-cell>
        </table:table-row>
        <table:table-row table:style-name="ro1">
          <table:table-cell office:value-type="string" calcext:value-type="string">
            <text:p>871e35f6-b5c1-49cc-a043-bde969a0f2cd</text:p>
          </table:table-cell>
          <table:table-cell office:value-type="string" calcext:value-type="string">
            <text:p><text:s/>/subscriptions/cafb95de-39ce-4f0d-a9fe-db89b93c7ea2/providers/Microsoft.Authorization/roleDefinitions/871e35f6-b5c1-49cc-a043-bde969a0f2cd</text:p>
          </table:table-cell>
          <table:table-cell office:value-type="string" calcext:value-type="string">
            <text:p><text:s/>Can view CDN endpoints, but can't make changes.</text:p>
          </table:table-cell>
          <table:table-cell office:value-type="string" calcext:value-type="string">
            <text:p><text:s/>Microsoft.Authorization/*/read</text:p>
          </table:table-cell>
        </table:table-row>
        <table:table-row table:style-name="ro1">
          <table:table-cell office:value-type="string" calcext:value-type="string">
            <text:p>4447db05-44ed-4da3-ae60-6cbece780e32</text:p>
          </table:table-cell>
          <table:table-cell office:value-type="string" calcext:value-type="string">
            <text:p><text:s/>/subscriptions/cafb95de-39ce-4f0d-a9fe-db89b93c7ea2/providers/Microsoft.Authorization/roleDefinitions/4447db05-44ed-4da3-ae60-6cbece780e32</text:p>
          </table:table-cell>
          <table:table-cell office:value-type="string" calcext:value-type="string">
            <text:p><text:s/>Lets you view everything under your Modeling and Simulation Workbench chamber, but not make any changes.</text:p>
          </table:table-cell>
          <table:table-cell office:value-type="string" calcext:value-type="string">
            <text:p><text:s/>Microsoft.ModSimWorkbench/workbenches/chambers/*/read</text:p>
          </table:table-cell>
        </table:table-row>
        <table:table-row table:style-name="ro1">
          <table:table-cell office:value-type="string" calcext:value-type="string">
            <text:p>f2dc8367-1007-4938-bd23-fe263f013447</text:p>
          </table:table-cell>
          <table:table-cell office:value-type="string" calcext:value-type="string">
            <text:p><text:s/>/subscriptions/cafb95de-39ce-4f0d-a9fe-db89b93c7ea2/providers/Microsoft.Authorization/roleDefinitions/f2dc8367-1007-4938-bd23-fe263f013447</text:p>
          </table:table-cell>
          <table:table-cell office:value-type="string" calcext:value-type="string">
            <text:p><text:s/>Access to the real-time speech recognition and batch transcription APIs, real-time speech synthesis and long audio APIs, as well as to read the data/test/model/endpoint for custom models, but can’t create, delete or modify the data/test/model/endpoint for custom models.</text:p>
          </table:table-cell>
          <table:table-cell office:value-type="string" calcext:value-type="string">
            <text:p><text:s/>Microsoft.CognitiveServices/*/read</text:p>
          </table:table-cell>
        </table:table-row>
        <table:table-row table:style-name="ro1">
          <table:table-cell office:value-type="string" calcext:value-type="string">
            <text:p>a6333a3e-0164-44c3-b281-7a577aff287f</text:p>
          </table:table-cell>
          <table:table-cell office:value-type="string" calcext:value-type="string">
            <text:p><text:s/>/subscriptions/cafb95de-39ce-4f0d-a9fe-db89b93c7ea2/providers/Microsoft.Authorization/roleDefinitions/a6333a3e-0164-44c3-b281-7a577aff287f</text:p>
          </table:table-cell>
          <table:table-cell office:value-type="string" calcext:value-type="string">
            <text:p><text:s/>Let's you manage the OS of your resource via Windows Admin Center as an administrator.</text:p>
          </table:table-cell>
          <table:table-cell office:value-type="string" calcext:value-type="string">
            <text:p><text:s/>Microsoft.HybridCompute/machines/*/read</text:p>
          </table:table-cell>
        </table:table-row>
        <table:table-row table:style-name="ro1">
          <table:table-cell office:value-type="string" calcext:value-type="string">
            <text:p>18ed5180-3e48-46fd-8541-4ea054d57064</text:p>
          </table:table-cell>
          <table:table-cell office:value-type="string" calcext:value-type="string">
            <text:p><text:s/>/subscriptions/cafb95de-39ce-4f0d-a9fe-db89b93c7ea2/providers/Microsoft.Authorization/roleDefinitions/18ed5180-3e48-46fd-8541-4ea054d57064</text:p>
          </table:table-cell>
          <table:table-cell office:value-type="string" calcext:value-type="string">
            <text:p><text:s/>Deploy the Azure Policy add-on on Azure Kubernetes Service clusters</text:p>
          </table:table-cell>
          <table:table-cell office:value-type="string" calcext:value-type="string">
            <text:p><text:s/>Microsoft.Resources/deployments/*</text:p>
          </table:table-cell>
        </table:table-row>
        <table:table-row table:style-name="ro1">
          <table:table-cell office:value-type="string" calcext:value-type="string">
            <text:p>088ab73d-1256-47ae-bea9-9de8e7131f31</text:p>
          </table:table-cell>
          <table:table-cell office:value-type="string" calcext:value-type="string">
            <text:p><text:s/>/subscriptions/cafb95de-39ce-4f0d-a9fe-db89b93c7ea2/providers/Microsoft.Authorization/roleDefinitions/088ab73d-1256-47ae-bea9-9de8e7131f31</text:p>
          </table:table-cell>
          <table:table-cell office:value-type="string" calcext:value-type="string">
            <text:p><text:s/>Lets you read, write Guest Configuration Resource.</text:p>
          </table:table-cell>
          <table:table-cell office:value-type="string" calcext:value-type="string">
            <text:p><text:s/>Microsoft.GuestConfiguration/guestConfigurationAssignments/write</text:p>
          </table:table-cell>
        </table:table-row>
        <table:table-row table:style-name="ro1">
          <table:table-cell office:value-type="string" calcext:value-type="string">
            <text:p>361898ef-9ed1-48c2-849c-a832951106bb</text:p>
          </table:table-cell>
          <table:table-cell office:value-type="string" calcext:value-type="string">
            <text:p><text:s/>/subscriptions/cafb95de-39ce-4f0d-a9fe-db89b93c7ea2/providers/Microsoft.Authorization/roleDefinitions/361898ef-9ed1-48c2-849c-a832951106bb</text:p>
          </table:table-cell>
          <table:table-cell office:value-type="string" calcext:value-type="string">
            <text:p><text:s/>Can view Azure AD Domain Services and related network configurations</text:p>
          </table:table-cell>
          <table:table-cell office:value-type="string" calcext:value-type="string">
            <text:p><text:s/>Microsoft.Authorization/*/read</text:p>
          </table:table-cell>
        </table:table-row>
        <table:table-row table:style-name="ro1">
          <table:table-cell office:value-type="string" calcext:value-type="string">
            <text:p>eeaeda52-9324-47f6-8069-5d5bade478b2</text:p>
          </table:table-cell>
          <table:table-cell office:value-type="string" calcext:value-type="string">
            <text:p><text:s/>/subscriptions/cafb95de-39ce-4f0d-a9fe-db89b93c7ea2/providers/Microsoft.Authorization/roleDefinitions/eeaeda52-9324-47f6-8069-5d5bade478b2</text:p>
          </table:table-cell>
          <table:table-cell office:value-type="string" calcext:value-type="string">
            <text:p><text:s/>Can manage Azure AD Domain Services and related network configurations</text:p>
          </table:table-cell>
          <table:table-cell office:value-type="string" calcext:value-type="string">
            <text:p><text:s/>Microsoft.Authorization/*/read</text:p>
          </table:table-cell>
        </table:table-row>
        <table:table-row table:style-name="ro1">
          <table:table-cell office:value-type="string" calcext:value-type="string">
            <text:p>0f2ebee7-ffd4-4fc0-b3b7-664099fdad5d</text:p>
          </table:table-cell>
          <table:table-cell office:value-type="string" calcext:value-type="string">
            <text:p><text:s/>/subscriptions/cafb95de-39ce-4f0d-a9fe-db89b93c7ea2/providers/Microsoft.Authorization/roleDefinitions/0f2ebee7-ffd4-4fc0-b3b7-664099fdad5d</text:p>
          </table:table-cell>
          <table:table-cell office:value-type="string" calcext:value-type="string">
            <text:p><text:s/>Lets you manage DNS resolver resources.</text:p>
          </table:table-cell>
          <table:table-cell office:value-type="string" calcext:value-type="string">
            <text:p><text:s/>Microsoft.Network/dnsResolvers/read</text:p>
          </table:table-cell>
        </table:table-row>
        <table:table-row table:style-name="ro1">
          <table:table-cell office:value-type="string" calcext:value-type="string">
            <text:p>00493d72-78f6-4148-b6c5-d3ce8e4799dd</text:p>
          </table:table-cell>
          <table:table-cell office:value-type="string" calcext:value-type="string">
            <text:p><text:s/>/subscriptions/cafb95de-39ce-4f0d-a9fe-db89b93c7ea2/providers/Microsoft.Authorization/roleDefinitions/00493d72-78f6-4148-b6c5-d3ce8e4799dd</text:p>
          </table:table-cell>
          <table:table-cell office:value-type="string" calcext:value-type="string">
            <text:p><text:s/>List cluster user credentials action.</text:p>
          </table:table-cell>
          <table:table-cell office:value-type="string" calcext:value-type="string">
            <text:p><text:s/>Microsoft.Resources/deployments/write</text:p>
          </table:table-cell>
        </table:table-row>
        <table:table-row table:style-name="ro1">
          <table:table-cell office:value-type="string" calcext:value-type="string">
            <text:p>959f8984-c045-4866-89c7-12bf9737be2e</text:p>
          </table:table-cell>
          <table:table-cell office:value-type="string" calcext:value-type="string">
            <text:p><text:s/>/subscriptions/cafb95de-39ce-4f0d-a9fe-db89b93c7ea2/providers/Microsoft.Authorization/roleDefinitions/959f8984-c045-4866-89c7-12bf9737be2e</text:p>
          </table:table-cell>
          <table:table-cell office:value-type="string" calcext:value-type="string">
            <text:p><text:s/>Provides permissions to upload data to empty managed disks, read, or export data of managed disks (not attached to running VMs) and snapshots using SAS URIs and Azure AD authentication.</text:p>
          </table:table-cell>
          <table:table-cell/>
        </table:table-row>
        <table:table-row table:style-name="ro1">
          <table:table-cell office:value-type="string" calcext:value-type="string">
            <text:p>6b77f0a0-0d89-41cc-acd1-579c22c17a67</text:p>
          </table:table-cell>
          <table:table-cell office:value-type="string" calcext:value-type="string">
            <text:p><text:s/>/subscriptions/cafb95de-39ce-4f0d-a9fe-db89b93c7ea2/providers/Microsoft.Authorization/roleDefinitions/6b77f0a0-0d89-41cc-acd1-579c22c17a67</text:p>
          </table:table-cell>
          <table:table-cell office:value-type="string" calcext:value-type="string">
            <text:p><text:s/>Provides contribute access to manage sensor related entities in AgFood Platform Service</text:p>
          </table:table-cell>
          <table:table-cell/>
        </table:table-row>
        <table:table-row table:style-name="ro1">
          <table:table-cell office:value-type="string" calcext:value-type="string">
            <text:p>1ef6a3be-d0ac-425d-8c01-acb62866290b</text:p>
          </table:table-cell>
          <table:table-cell office:value-type="string" calcext:value-type="string">
            <text:p><text:s/>/subscriptions/cafb95de-39ce-4f0d-a9fe-db89b93c7ea2/providers/Microsoft.Authorization/roleDefinitions/1ef6a3be-d0ac-425d-8c01-acb62866290b</text:p>
          </table:table-cell>
          <table:table-cell office:value-type="string" calcext:value-type="string">
            <text:p><text:s/>This role allows user to share gallery to another subscription/tenant or share it to the public.</text:p>
          </table:table-cell>
          <table:table-cell office:value-type="string" calcext:value-type="string">
            <text:p><text:s/>Microsoft.Compute/galleries/share/action</text:p>
          </table:table-cell>
        </table:table-row>
        <table:table-row table:style-name="ro1">
          <table:table-cell office:value-type="string" calcext:value-type="string">
            <text:p>cd08ab90-6b14-449c-ad9a-8f8e549482c6</text:p>
          </table:table-cell>
          <table:table-cell office:value-type="string" calcext:value-type="string">
            <text:p><text:s/>/subscriptions/cafb95de-39ce-4f0d-a9fe-db89b93c7ea2/providers/Microsoft.Authorization/roleDefinitions/cd08ab90-6b14-449c-ad9a-8f8e549482c6</text:p>
          </table:table-cell>
          <table:table-cell office:value-type="string" calcext:value-type="string">
            <text:p><text:s/>Provides access to manage maintenance configurations with maintenance scope InGuestPatch and corresponding configuration assignments</text:p>
          </table:table-cell>
          <table:table-cell office:value-type="string" calcext:value-type="string">
            <text:p><text:s/>Microsoft.Maintenance/maintenanceConfigurations/read</text:p>
          </table:table-cell>
        </table:table-row>
        <table:table-row table:style-name="ro1">
          <table:table-cell office:value-type="string" calcext:value-type="string">
            <text:p>45d50f46-0b78-4001-a660-4198cbe8cd05</text:p>
          </table:table-cell>
          <table:table-cell office:value-type="string" calcext:value-type="string">
            <text:p><text:s/>/subscriptions/cafb95de-39ce-4f0d-a9fe-db89b93c7ea2/providers/Microsoft.Authorization/roleDefinitions/45d50f46-0b78-4001-a660-4198cbe8cd05</text:p>
          </table:table-cell>
          <table:table-cell office:value-type="string" calcext:value-type="string">
            <text:p><text:s/>Provides access to create and manage dev boxes.</text:p>
          </table:table-cell>
          <table:table-cell office:value-type="string" calcext:value-type="string">
            <text:p><text:s/>Microsoft.DevCenter/projects/read</text:p>
          </table:table-cell>
        </table:table-row>
        <table:table-row table:style-name="ro1">
          <table:table-cell office:value-type="string" calcext:value-type="string">
            <text:p>331c37c6-af14-46d9-b9f4-e1909e1b95a0</text:p>
          </table:table-cell>
          <table:table-cell office:value-type="string" calcext:value-type="string">
            <text:p><text:s/>/subscriptions/cafb95de-39ce-4f0d-a9fe-db89b93c7ea2/providers/Microsoft.Authorization/roleDefinitions/331c37c6-af14-46d9-b9f4-e1909e1b95a0</text:p>
          </table:table-cell>
          <table:table-cell office:value-type="string" calcext:value-type="string">
            <text:p><text:s/>Provides access to manage project resources.</text:p>
          </table:table-cell>
          <table:table-cell office:value-type="string" calcext:value-type="string">
            <text:p><text:s/>Microsoft.DevCenter/projects/*</text:p>
          </table:table-cell>
        </table:table-row>
        <table:table-row table:style-name="ro1">
          <table:table-cell office:value-type="string" calcext:value-type="string">
            <text:p>602da2ba-a5c2-41da-b01d-5360126ab525</text:p>
          </table:table-cell>
          <table:table-cell office:value-type="string" calcext:value-type="string">
            <text:p><text:s/>/subscriptions/cafb95de-39ce-4f0d-a9fe-db89b93c7ea2/providers/Microsoft.Authorization/roleDefinitions/602da2ba-a5c2-41da-b01d-5360126ab525</text:p>
          </table:table-cell>
          <table:table-cell office:value-type="string" calcext:value-type="string">
            <text:p><text:s/>View Virtual Machines in the portal and login as a local user configured on the arc server</text:p>
          </table:table-cell>
          <table:table-cell office:value-type="string" calcext:value-type="string">
            <text:p><text:s/>Microsoft.HybridCompute/machines/*/read</text:p>
          </table:table-cell>
        </table:table-row>
        <table:table-row table:style-name="ro1">
          <table:table-cell office:value-type="string" calcext:value-type="string">
            <text:p>e582369a-e17b-42a5-b10c-874c387c530b</text:p>
          </table:table-cell>
          <table:table-cell office:value-type="string" calcext:value-type="string">
            <text:p><text:s/>/subscriptions/cafb95de-39ce-4f0d-a9fe-db89b93c7ea2/providers/Microsoft.Authorization/roleDefinitions/e582369a-e17b-42a5-b10c-874c387c530b</text:p>
          </table:table-cell>
          <table:table-cell office:value-type="string" calcext:value-type="string">
            <text:p><text:s/>Arc ScVmm VM Contributor has permissions to perform all VM actions.</text:p>
          </table:table-cell>
          <table:table-cell office:value-type="string" calcext:value-type="string">
            <text:p><text:s/>microsoft.scvmm/virtualmachines/*</text:p>
          </table:table-cell>
        </table:table-row>
        <table:table-row table:style-name="ro1">
          <table:table-cell office:value-type="string" calcext:value-type="string">
            <text:p>a92dfd61-77f9-4aec-a531-19858b406c87</text:p>
          </table:table-cell>
          <table:table-cell office:value-type="string" calcext:value-type="string">
            <text:p><text:s/>/subscriptions/cafb95de-39ce-4f0d-a9fe-db89b93c7ea2/providers/Microsoft.Authorization/roleDefinitions/a92dfd61-77f9-4aec-a531-19858b406c87</text:p>
          </table:table-cell>
          <table:table-cell office:value-type="string" calcext:value-type="string">
            <text:p><text:s/>Arc ScVmm VM Administrator has permissions to perform all ScVmm actions.</text:p>
          </table:table-cell>
          <table:table-cell office:value-type="string" calcext:value-type="string">
            <text:p><text:s/>Microsoft.ScVmm/*</text:p>
          </table:table-cell>
        </table:table-row>
        <table:table-row table:style-name="ro1">
          <table:table-cell office:value-type="string" calcext:value-type="string">
            <text:p>6aac74c4-6311-40d2-bbdd-7d01e7c6e3a9</text:p>
          </table:table-cell>
          <table:table-cell office:value-type="string" calcext:value-type="string">
            <text:p><text:s/>/subscriptions/cafb95de-39ce-4f0d-a9fe-db89b93c7ea2/providers/Microsoft.Authorization/roleDefinitions/6aac74c4-6311-40d2-bbdd-7d01e7c6e3a9</text:p>
          </table:table-cell>
          <table:table-cell office:value-type="string" calcext:value-type="string">
            <text:p><text:s/>Azure Arc ScVmm Private Clouds Onboarding role has permissions to provision all the required resources for onboard and deboard vmm server instances to Azure.</text:p>
          </table:table-cell>
          <table:table-cell office:value-type="string" calcext:value-type="string">
            <text:p><text:s/>microsoft.scvmm/vmmservers/Read</text:p>
          </table:table-cell>
        </table:table-row>
        <table:table-row table:style-name="ro1">
          <table:table-cell office:value-type="string" calcext:value-type="string">
            <text:p>c0781e91-8102-4553-8951-97c6d4243cda</text:p>
          </table:table-cell>
          <table:table-cell office:value-type="string" calcext:value-type="string">
            <text:p><text:s/>/subscriptions/cafb95de-39ce-4f0d-a9fe-db89b93c7ea2/providers/Microsoft.Authorization/roleDefinitions/c0781e91-8102-4553-8951-97c6d4243cda</text:p>
          </table:table-cell>
          <table:table-cell office:value-type="string" calcext:value-type="string">
            <text:p><text:s/>Azure Arc ScVmm Private Cloud User has permissions to use the ScVmm resources to deploy VMs.</text:p>
          </table:table-cell>
          <table:table-cell office:value-type="string" calcext:value-type="string">
            <text:p><text:s/>Microsoft.Insights/AlertRules/Write</text:p>
          </table:table-cell>
        </table:table-row>
        <table:table-row table:style-name="ro1">
          <table:table-cell office:value-type="string" calcext:value-type="string">
            <text:p>7656b436-37d4-490a-a4ab-d39f838f0042</text:p>
          </table:table-cell>
          <table:table-cell office:value-type="string" calcext:value-type="string">
            <text:p><text:s/>/subscriptions/cafb95de-39ce-4f0d-a9fe-db89b93c7ea2/providers/Microsoft.Authorization/roleDefinitions/7656b436-37d4-490a-a4ab-d39f838f0042</text:p>
          </table:table-cell>
          <table:table-cell office:value-type="string" calcext:value-type="string">
            <text:p><text:s/>Can read, create, modify and delete HDInsight on AKS cluster pools and create clusters</text:p>
          </table:table-cell>
          <table:table-cell office:value-type="string" calcext:value-type="string">
            <text:p><text:s/>Microsoft.HDInsight/clusterPools/clusters/read</text:p>
          </table:table-cell>
        </table:table-row>
        <table:table-row table:style-name="ro1">
          <table:table-cell office:value-type="string" calcext:value-type="string">
            <text:p>fd036e6b-1266-47a0-b0bb-a05d04831731</text:p>
          </table:table-cell>
          <table:table-cell office:value-type="string" calcext:value-type="string">
            <text:p><text:s/>/subscriptions/cafb95de-39ce-4f0d-a9fe-db89b93c7ea2/providers/Microsoft.Authorization/roleDefinitions/fd036e6b-1266-47a0-b0bb-a05d04831731</text:p>
          </table:table-cell>
          <table:table-cell office:value-type="string" calcext:value-type="string">
            <text:p><text:s/>Grants a user/group the ability to create, delete and manage clusters within a given cluster pool. Cluster Admin can also run workloads, monitor, and manage all user activity on these clusters.</text:p>
          </table:table-cell>
          <table:table-cell office:value-type="string" calcext:value-type="string">
            <text:p><text:s/>Microsoft.HDInsight/clusterPools/clusters/read</text:p>
          </table:table-cell>
        </table:table-row>
        <table:table-row table:style-name="ro1">
          <table:table-cell office:value-type="string" calcext:value-type="string">
            <text:p>4465e953-8ced-4406-a58e-0f6e3f3b530b</text:p>
          </table:table-cell>
          <table:table-cell office:value-type="string" calcext:value-type="string">
            <text:p><text:s/>/subscriptions/cafb95de-39ce-4f0d-a9fe-db89b93c7ea2/providers/Microsoft.Authorization/roleDefinitions/4465e953-8ced-4406-a58e-0f6e3f3b530b</text:p>
          </table:table-cell>
          <table:table-cell office:value-type="string" calcext:value-type="string">
            <text:p><text:s/>Role allows user or principal to read and import FHIR Data</text:p>
          </table:table-cell>
          <table:table-cell/>
        </table:table-row>
        <table:table-row table:style-name="ro1">
          <table:table-cell office:value-type="string" calcext:value-type="string">
            <text:p>c031e6a8-4391-4de0-8d69-4706a7ed3729</text:p>
          </table:table-cell>
          <table:table-cell office:value-type="string" calcext:value-type="string">
            <text:p><text:s/>/subscriptions/cafb95de-39ce-4f0d-a9fe-db89b93c7ea2/providers/Microsoft.Authorization/roleDefinitions/c031e6a8-4391-4de0-8d69-4706a7ed3729</text:p>
          </table:table-cell>
          <table:table-cell office:value-type="string" calcext:value-type="string">
            <text:p><text:s/>Can customize the developer portal, edit its content, and publish it.</text:p>
          </table:table-cell>
          <table:table-cell office:value-type="string" calcext:value-type="string">
            <text:p><text:s/>Microsoft.ApiManagement/service/portalRevisions/read</text:p>
          </table:table-cell>
        </table:table-row>
        <table:table-row table:style-name="ro1">
          <table:table-cell office:value-type="string" calcext:value-type="string">
            <text:p>d24ecba3-c1f4-40fa-a7bb-4588a071e8fd</text:p>
          </table:table-cell>
          <table:table-cell office:value-type="string" calcext:value-type="string">
            <text:p><text:s/>/subscriptions/cafb95de-39ce-4f0d-a9fe-db89b93c7ea2/providers/Microsoft.Authorization/roleDefinitions/d24ecba3-c1f4-40fa-a7bb-4588a071e8fd</text:p>
          </table:table-cell>
          <table:table-cell office:value-type="string" calcext:value-type="string">
            <text:p><text:s/>Role that provides access to disk snapshot for security analysis.</text:p>
          </table:table-cell>
          <table:table-cell office:value-type="string" calcext:value-type="string">
            <text:p><text:s/>Microsoft.Compute/disks/read</text:p>
          </table:table-cell>
        </table:table-row>
        <table:table-row table:style-name="ro1">
          <table:table-cell office:value-type="string" calcext:value-type="string">
            <text:p>80dcbedb-47ef-405d-95bd-188a1b4ac406</text:p>
          </table:table-cell>
          <table:table-cell office:value-type="string" calcext:value-type="string">
            <text:p><text:s/>/subscriptions/cafb95de-39ce-4f0d-a9fe-db89b93c7ea2/providers/Microsoft.Authorization/roleDefinitions/80dcbedb-47ef-405d-95bd-188a1b4ac406</text:p>
          </table:table-cell>
          <table:table-cell office:value-type="string" calcext:value-type="string">
            <text:p><text:s/>Allows for full access to all resources under Azure Elastic SAN including changing network security policies to unblock data path access</text:p>
          </table:table-cell>
          <table:table-cell office:value-type="string" calcext:value-type="string">
            <text:p><text:s/>Microsoft.Authorization/*/read</text:p>
          </table:table-cell>
        </table:table-row>
        <table:table-row table:style-name="ro1">
          <table:table-cell office:value-type="string" calcext:value-type="string">
            <text:p>af6a70f8-3c9f-4105-acf1-d719e9fca4ca</text:p>
          </table:table-cell>
          <table:table-cell office:value-type="string" calcext:value-type="string">
            <text:p><text:s/>/subscriptions/cafb95de-39ce-4f0d-a9fe-db89b93c7ea2/providers/Microsoft.Authorization/roleDefinitions/af6a70f8-3c9f-4105-acf1-d719e9fca4ca</text:p>
          </table:table-cell>
          <table:table-cell office:value-type="string" calcext:value-type="string">
            <text:p><text:s/>Allows for control path read access to Azure Elastic SAN</text:p>
          </table:table-cell>
          <table:table-cell office:value-type="string" calcext:value-type="string">
            <text:p><text:s/>Microsoft.Authorization/roleAssignments/read</text:p>
          </table:table-cell>
        </table:table-row>
        <table:table-row table:style-name="ro1">
          <table:table-cell office:value-type="string" calcext:value-type="string">
            <text:p>a959dbd1-f747-45e3-8ba6-dd80f235f97c</text:p>
          </table:table-cell>
          <table:table-cell office:value-type="string" calcext:value-type="string">
            <text:p><text:s/>/subscriptions/cafb95de-39ce-4f0d-a9fe-db89b93c7ea2/providers/Microsoft.Authorization/roleDefinitions/a959dbd1-f747-45e3-8ba6-dd80f235f97c</text:p>
          </table:table-cell>
          <table:table-cell office:value-type="string" calcext:value-type="string">
            <text:p><text:s/>This role is in preview and subject to change. Provide permission to the Azure Virtual Desktop Resource Provider to create, delete, update, start, and stop virtual machines.</text:p>
          </table:table-cell>
          <table:table-cell office:value-type="string" calcext:value-type="string">
            <text:p><text:s/>Microsoft.DesktopVirtualization/hostpools/read</text:p>
          </table:table-cell>
        </table:table-row>
        <table:table-row table:style-name="ro1">
          <table:table-cell office:value-type="string" calcext:value-type="string">
            <text:p>40c5ff49-9181-41f8-ae61-143b0e78555e</text:p>
          </table:table-cell>
          <table:table-cell office:value-type="string" calcext:value-type="string">
            <text:p><text:s/>/subscriptions/cafb95de-39ce-4f0d-a9fe-db89b93c7ea2/providers/Microsoft.Authorization/roleDefinitions/40c5ff49-9181-41f8-ae61-143b0e78555e</text:p>
          </table:table-cell>
          <table:table-cell office:value-type="string" calcext:value-type="string">
            <text:p><text:s/>This role is in preview and subject to change. Provide permission to the Azure Virtual Desktop Resource Provider to start and stop virtual machines.</text:p>
          </table:table-cell>
          <table:table-cell office:value-type="string" calcext:value-type="string">
            <text:p><text:s/>Microsoft.Compute/virtualMachines/start/action</text:p>
          </table:table-cell>
        </table:table-row>
        <table:table-row table:style-name="ro1">
          <table:table-cell office:value-type="string" calcext:value-type="string">
            <text:p>489581de-a3bd-480d-9518-53dea7416b33</text:p>
          </table:table-cell>
          <table:table-cell office:value-type="string" calcext:value-type="string">
            <text:p><text:s/>/subscriptions/cafb95de-39ce-4f0d-a9fe-db89b93c7ea2/providers/Microsoft.Authorization/roleDefinitions/489581de-a3bd-480d-9518-53dea7416b33</text:p>
          </table:table-cell>
          <table:table-cell office:value-type="string" calcext:value-type="string">
            <text:p><text:s/>This role is in preview and subject to change. Provide permission to the Azure Virtual Desktop Resource Provider to start virtual machines.</text:p>
          </table:table-cell>
          <table:table-cell office:value-type="string" calcext:value-type="string">
            <text:p><text:s/>Microsoft.Compute/virtualMachines/start/action</text:p>
          </table:table-cell>
        </table:table-row>
        <table:table-row table:style-name="ro1">
          <table:table-cell office:value-type="string" calcext:value-type="string">
            <text:p>a8281131-f312-4f34-8d98-ae12be9f0d23</text:p>
          </table:table-cell>
          <table:table-cell office:value-type="string" calcext:value-type="string">
            <text:p><text:s/>/subscriptions/cafb95de-39ce-4f0d-a9fe-db89b93c7ea2/providers/Microsoft.Authorization/roleDefinitions/a8281131-f312-4f34-8d98-ae12be9f0d23</text:p>
          </table:table-cell>
          <table:table-cell office:value-type="string" calcext:value-type="string">
            <text:p><text:s/>Allows for full access to a volume group in Azure Elastic SAN including changing network security policies to unblock data path access</text:p>
          </table:table-cell>
          <table:table-cell office:value-type="string" calcext:value-type="string">
            <text:p><text:s/>Microsoft.Authorization/roleAssignments/read</text:p>
          </table:table-cell>
        </table:table-row>
        <table:table-row table:style-name="ro1">
          <table:table-cell office:value-type="string" calcext:value-type="string">
            <text:p>76cc9ee4-d5d3-4a45-a930-26add3d73475</text:p>
          </table:table-cell>
          <table:table-cell office:value-type="string" calcext:value-type="string">
            <text:p><text:s/>/subscriptions/cafb95de-39ce-4f0d-a9fe-db89b93c7ea2/providers/Microsoft.Authorization/roleDefinitions/76cc9ee4-d5d3-4a45-a930-26add3d73475</text:p>
          </table:table-cell>
          <table:table-cell office:value-type="string" calcext:value-type="string">
            <text:p><text:s/>Lets you grant Access Review System app permissions to discover and revoke access as needed by the access review process.</text:p>
          </table:table-cell>
          <table:table-cell office:value-type="string" calcext:value-type="string">
            <text:p><text:s/>Microsoft.Authorization/roleAssignments/read</text:p>
          </table:table-cell>
        </table:table-row>
        <table:table-row table:style-name="ro1">
          <table:table-cell office:value-type="string" calcext:value-type="string">
            <text:p>4339b7cf-9826-4e41-b4ed-c7f4505dac08</text:p>
          </table:table-cell>
          <table:table-cell office:value-type="string" calcext:value-type="string">
            <text:p><text:s/>/subscriptions/cafb95de-39ce-4f0d-a9fe-db89b93c7ea2/providers/Microsoft.Authorization/roleDefinitions/4339b7cf-9826-4e41-b4ed-c7f4505dac08</text:p>
          </table:table-cell>
          <table:table-cell office:value-type="string" calcext:value-type="string">
            <text:p><text:s/>Manage identity or business verification requests. This role is in preview and subject to change.</text:p>
          </table:table-cell>
          <table:table-cell office:value-type="string" calcext:value-type="string">
            <text:p><text:s/>Microsoft.CodeSigning/*/read</text:p>
          </table:table-cell>
        </table:table-row>
        <table:table-row table:style-name="ro1">
          <table:table-cell office:value-type="string" calcext:value-type="string">
            <text:p>a2c4a527-7dc0-4ee3-897b-403ade70fafb</text:p>
          </table:table-cell>
          <table:table-cell office:value-type="string" calcext:value-type="string">
            <text:p><text:s/>/subscriptions/cafb95de-39ce-4f0d-a9fe-db89b93c7ea2/providers/Microsoft.Authorization/roleDefinitions/a2c4a527-7dc0-4ee3-897b-403ade70fafb</text:p>
          </table:table-cell>
          <table:table-cell office:value-type="string" calcext:value-type="string">
            <text:p><text:s/>Has access to view and search through all video's insights and transcription in the Video Indexer portal. No access to model customization, embedding of widget, downloading videos, or sharing the account.</text:p>
          </table:table-cell>
          <table:table-cell office:value-type="string" calcext:value-type="string">
            <text:p><text:s/>Microsoft.VideoIndexer/*/read</text:p>
          </table:table-cell>
        </table:table-row>
        <table:table-row table:style-name="ro1">
          <table:table-cell office:value-type="string" calcext:value-type="string">
            <text:p>b0d8363b-8ddd-447d-831f-62ca05bff136</text:p>
          </table:table-cell>
          <table:table-cell office:value-type="string" calcext:value-type="string">
            <text:p><text:s/>/subscriptions/cafb95de-39ce-4f0d-a9fe-db89b93c7ea2/providers/Microsoft.Authorization/roleDefinitions/b0d8363b-8ddd-447d-831f-62ca05bff136</text:p>
          </table:table-cell>
          <table:table-cell office:value-type="string" calcext:value-type="string">
            <text:p><text:s/>Can access the data in an Azure Monitor Workspace.</text:p>
          </table:table-cell>
          <table:table-cell/>
        </table:table-row>
        <table:table-row table:style-name="ro1">
          <table:table-cell office:value-type="string" calcext:value-type="string">
            <text:p>5af6afb3-c06c-4fa4-8848-71a8aee05683</text:p>
          </table:table-cell>
          <table:table-cell office:value-type="string" calcext:value-type="string">
            <text:p><text:s/>/subscriptions/cafb95de-39ce-4f0d-a9fe-db89b93c7ea2/providers/Microsoft.Authorization/roleDefinitions/5af6afb3-c06c-4fa4-8848-71a8aee05683</text:p>
          </table:table-cell>
          <table:table-cell office:value-type="string" calcext:value-type="string">
            <text:p><text:s/>Allows read/write access to most objects in a namespace.This role does not allow viewing or modifying roles or role bindings. However, this role allows accessing Secrets as any ServiceAccount in the namespace, so it can be used to gain the API access levels of any ServiceAccount in the namespace. <text:s/>Applying this role at cluster scope will give access across all namespaces.</text:p>
          </table:table-cell>
          <table:table-cell office:value-type="string" calcext:value-type="string">
            <text:p><text:s/>Microsoft.Authorization/*/read</text:p>
          </table:table-cell>
        </table:table-row>
        <table:table-row table:style-name="ro1">
          <table:table-cell office:value-type="string" calcext:value-type="string">
            <text:p>434fb43a-c01c-447e-9f67-c3ad923cfaba</text:p>
          </table:table-cell>
          <table:table-cell office:value-type="string" calcext:value-type="string">
            <text:p><text:s/>/subscriptions/cafb95de-39ce-4f0d-a9fe-db89b93c7ea2/providers/Microsoft.Authorization/roleDefinitions/434fb43a-c01c-447e-9f67-c3ad923cfaba</text:p>
          </table:table-cell>
          <table:table-cell office:value-type="string" calcext:value-type="string">
            <text:p><text:s/>This role grants admin access - provides write permissions on most objects within a a namespace, with the exception of ResourceQuota object and the namespace object itself. Applying this role at cluster scope will give access across all namespaces.</text:p>
          </table:table-cell>
          <table:table-cell office:value-type="string" calcext:value-type="string">
            <text:p><text:s/>Microsoft.Authorization/*/read</text:p>
          </table:table-cell>
        </table:table-row>
        <table:table-row table:style-name="ro1">
          <table:table-cell office:value-type="string" calcext:value-type="string">
            <text:p>63bb64ad-9799-4770-b5c3-24ed299a07bf</text:p>
          </table:table-cell>
          <table:table-cell office:value-type="string" calcext:value-type="string">
            <text:p><text:s/>/subscriptions/cafb95de-39ce-4f0d-a9fe-db89b93c7ea2/providers/Microsoft.Authorization/roleDefinitions/63bb64ad-9799-4770-b5c3-24ed299a07bf</text:p>
          </table:table-cell>
          <table:table-cell office:value-type="string" calcext:value-type="string">
            <text:p><text:s/>Grants access to read and write Azure Kubernetes Fleet Manager clusters</text:p>
          </table:table-cell>
          <table:table-cell office:value-type="string" calcext:value-type="string">
            <text:p><text:s/>Microsoft.ContainerService/fleets/*</text:p>
          </table:table-cell>
        </table:table-row>
        <table:table-row table:style-name="ro1">
          <table:table-cell office:value-type="string" calcext:value-type="string">
            <text:p>30b27cfc-9c84-438e-b0ce-70e35255df80</text:p>
          </table:table-cell>
          <table:table-cell office:value-type="string" calcext:value-type="string">
            <text:p><text:s/>/subscriptions/cafb95de-39ce-4f0d-a9fe-db89b93c7ea2/providers/Microsoft.Authorization/roleDefinitions/30b27cfc-9c84-438e-b0ce-70e35255df80</text:p>
          </table:table-cell>
          <table:table-cell office:value-type="string" calcext:value-type="string">
            <text:p><text:s/>Allows read-only access to see most objects in a namespace. It does not allow viewing roles or role bindings. This role does not allow viewing Secrets, since reading the contents of Secrets enables access to ServiceAccount credentials in the namespace, which would allow API access as any ServiceAccount in the namespace (a form of privilege escalation). <text:s/>Applying this role at cluster scope will give access across all namespaces.</text:p>
          </table:table-cell>
          <table:table-cell office:value-type="string" calcext:value-type="string">
            <text:p><text:s/>Microsoft.Authorization/*/read</text:p>
          </table:table-cell>
        </table:table-row>
        <table:table-row table:style-name="ro1">
          <table:table-cell office:value-type="string" calcext:value-type="string">
            <text:p>18ab4d3d-a1bf-4477-8ad9-8359bc988f69</text:p>
          </table:table-cell>
          <table:table-cell office:value-type="string" calcext:value-type="string">
            <text:p><text:s/>/subscriptions/cafb95de-39ce-4f0d-a9fe-db89b93c7ea2/providers/Microsoft.Authorization/roleDefinitions/18ab4d3d-a1bf-4477-8ad9-8359bc988f69</text:p>
          </table:table-cell>
          <table:table-cell office:value-type="string" calcext:value-type="string">
            <text:p><text:s/>Lets you manage all resources in the fleet manager cluster.</text:p>
          </table:table-cell>
          <table:table-cell office:value-type="string" calcext:value-type="string">
            <text:p><text:s/>Microsoft.Authorization/*/read</text:p>
          </table:table-cell>
        </table:table-row>
        <table:table-row table:style-name="ro1">
          <table:table-cell office:value-type="string" calcext:value-type="string">
            <text:p>ba79058c-0414-4a34-9e42-c3399d80cd5a</text:p>
          </table:table-cell>
          <table:table-cell office:value-type="string" calcext:value-type="string">
            <text:p><text:s/>/subscriptions/cafb95de-39ce-4f0d-a9fe-db89b93c7ea2/providers/Microsoft.Authorization/roleDefinitions/ba79058c-0414-4a34-9e42-c3399d80cd5a</text:p>
          </table:table-cell>
          <table:table-cell office:value-type="string" calcext:value-type="string">
            <text:p><text:s/>Allows a user to read namespace resources and retrieve kubeconfig for the cluster</text:p>
          </table:table-cell>
          <table:table-cell office:value-type="string" calcext:value-type="string">
            <text:p><text:s/>Microsoft.KubernetesConfiguration/namespaces/read</text:p>
          </table:table-cell>
        </table:table-row>
        <table:table-row table:style-name="ro1">
          <table:table-cell office:value-type="string" calcext:value-type="string">
            <text:p>c6decf44-fd0a-444c-a844-d653c394e7ab</text:p>
          </table:table-cell>
          <table:table-cell office:value-type="string" calcext:value-type="string">
            <text:p><text:s/>/subscriptions/cafb95de-39ce-4f0d-a9fe-db89b93c7ea2/providers/Microsoft.Authorization/roleDefinitions/c6decf44-fd0a-444c-a844-d653c394e7ab</text:p>
          </table:table-cell>
          <table:table-cell office:value-type="string" calcext:value-type="string">
            <text:p><text:s/>Can label data in Labeling.</text:p>
          </table:table-cell>
          <table:table-cell office:value-type="string" calcext:value-type="string">
            <text:p><text:s/>Microsoft.MachineLearningServices/workspaces/read</text:p>
          </table:table-cell>
        </table:table-row>
        <table:table-row table:style-name="ro1">
          <table:table-cell office:value-type="string" calcext:value-type="string">
            <text:p>f58310d9-a9f6-439a-9e8d-f62e7b41a168</text:p>
          </table:table-cell>
          <table:table-cell office:value-type="string" calcext:value-type="string">
            <text:p><text:s/>/subscriptions/cafb95de-39ce-4f0d-a9fe-db89b93c7ea2/providers/Microsoft.Authorization/roleDefinitions/f58310d9-a9f6-439a-9e8d-f62e7b41a168</text:p>
          </table:table-cell>
          <table:table-cell office:value-type="string" calcext:value-type="string">
            <text:p><text:s/>Manage access to Azure resources by assigning roles using Azure RBAC. This role does not allow you to manage access using other ways, such as Azure Policy.</text:p>
          </table:table-cell>
          <table:table-cell office:value-type="string" calcext:value-type="string">
            <text:p><text:s/>Microsoft.Authorization/roleAssignments/write</text:p>
          </table:table-cell>
        </table:table-row>
        <table:table-row table:style-name="ro1">
          <table:table-cell office:value-type="string" calcext:value-type="string">
            <text:p>1c9b6475-caf0-4164-b5a1-2142a7116f4b</text:p>
          </table:table-cell>
          <table:table-cell office:value-type="string" calcext:value-type="string">
            <text:p><text:s/>/subscriptions/cafb95de-39ce-4f0d-a9fe-db89b93c7ea2/providers/Microsoft.Authorization/roleDefinitions/1c9b6475-caf0-4164-b5a1-2142a7116f4b</text:p>
          </table:table-cell>
          <table:table-cell office:value-type="string" calcext:value-type="string">
            <text:p><text:s/>Allows full access to Template Spec operations at the assigned scope.</text:p>
          </table:table-cell>
          <table:table-cell office:value-type="string" calcext:value-type="string">
            <text:p><text:s/>Microsoft.Resources/templateSpecs/*</text:p>
          </table:table-cell>
        </table:table-row>
        <table:table-row table:style-name="ro1">
          <table:table-cell office:value-type="string" calcext:value-type="string">
            <text:p>392ae280-861d-42bd-9ea5-08ee6d83b80e</text:p>
          </table:table-cell>
          <table:table-cell office:value-type="string" calcext:value-type="string">
            <text:p><text:s/>/subscriptions/cafb95de-39ce-4f0d-a9fe-db89b93c7ea2/providers/Microsoft.Authorization/roleDefinitions/392ae280-861d-42bd-9ea5-08ee6d83b80e</text:p>
          </table:table-cell>
          <table:table-cell office:value-type="string" calcext:value-type="string">
            <text:p><text:s/>Allows read access to Template Specs at the assigned scope.</text:p>
          </table:table-cell>
          <table:table-cell office:value-type="string" calcext:value-type="string">
            <text:p><text:s/>Microsoft.Resources/templateSpecs/*/read</text:p>
          </table:table-cell>
        </table:table-row>
        <table:table-row table:style-name="ro1">
          <table:table-cell office:value-type="string" calcext:value-type="string">
            <text:p>51d6186e-6489-4900-b93f-92e23144cca5</text:p>
          </table:table-cell>
          <table:table-cell office:value-type="string" calcext:value-type="string">
            <text:p><text:s/>/subscriptions/cafb95de-39ce-4f0d-a9fe-db89b93c7ea2/providers/Microsoft.Authorization/roleDefinitions/51d6186e-6489-4900-b93f-92e23144cca5</text:p>
          </table:table-cell>
          <table:table-cell office:value-type="string" calcext:value-type="string">
            <text:p><text:s/>Microsoft Sentinel Playbook Operator</text:p>
          </table:table-cell>
          <table:table-cell office:value-type="string" calcext:value-type="string">
            <text:p><text:s/>Microsoft.Logic/workflows/read</text:p>
          </table:table-cell>
        </table:table-row>
        <table:table-row table:style-name="ro1">
          <table:table-cell office:value-type="string" calcext:value-type="string">
            <text:p>18e40d4e-8d2e-438d-97e1-9528336e149c</text:p>
          </table:table-cell>
          <table:table-cell office:value-type="string" calcext:value-type="string">
            <text:p><text:s/>/subscriptions/cafb95de-39ce-4f0d-a9fe-db89b93c7ea2/providers/Microsoft.Authorization/roleDefinitions/18e40d4e-8d2e-438d-97e1-9528336e149c</text:p>
          </table:table-cell>
          <table:table-cell office:value-type="string" calcext:value-type="string">
            <text:p><text:s/>Provides access to manage environment resources.</text:p>
          </table:table-cell>
          <table:table-cell office:value-type="string" calcext:value-type="string">
            <text:p><text:s/>Microsoft.DevCenter/projects/read</text:p>
          </table:table-cell>
        </table:table-row>
        <table:table-row table:style-name="ro1">
          <table:table-cell office:value-type="string" calcext:value-type="string">
            <text:p>80558df3-64f9-4c0f-b32d-e5094b036b0b</text:p>
          </table:table-cell>
          <table:table-cell office:value-type="string" calcext:value-type="string">
            <text:p><text:s/>/subscriptions/cafb95de-39ce-4f0d-a9fe-db89b93c7ea2/providers/Microsoft.Authorization/roleDefinitions/80558df3-64f9-4c0f-b32d-e5094b036b0b</text:p>
          </table:table-cell>
          <table:table-cell office:value-type="string" calcext:value-type="string">
            <text:p><text:s/>Azure Spring Apps Connect Role</text:p>
          </table:table-cell>
          <table:table-cell/>
        </table:table-row>
        <table:table-row table:style-name="ro1">
          <table:table-cell office:value-type="string" calcext:value-type="string">
            <text:p>a99b0159-1064-4c22-a57b-c9b3caa1c054</text:p>
          </table:table-cell>
          <table:table-cell office:value-type="string" calcext:value-type="string">
            <text:p><text:s/>/subscriptions/cafb95de-39ce-4f0d-a9fe-db89b93c7ea2/providers/Microsoft.Authorization/roleDefinitions/a99b0159-1064-4c22-a57b-c9b3caa1c054</text:p>
          </table:table-cell>
          <table:table-cell office:value-type="string" calcext:value-type="string">
            <text:p><text:s/>Azure Spring Apps Remote Debugging Role</text:p>
          </table:table-cell>
          <table:table-cell/>
        </table:table-row>
        <table:table-row table:style-name="ro1">
          <table:table-cell office:value-type="string" calcext:value-type="string">
            <text:p>1823dd4f-9b8c-4ab6-ab4e-7397a3684615</text:p>
          </table:table-cell>
          <table:table-cell office:value-type="string" calcext:value-type="string">
            <text:p><text:s/>/subscriptions/cafb95de-39ce-4f0d-a9fe-db89b93c7ea2/providers/Microsoft.Authorization/roleDefinitions/1823dd4f-9b8c-4ab6-ab4e-7397a3684615</text:p>
          </table:table-cell>
          <table:table-cell office:value-type="string" calcext:value-type="string">
            <text:p><text:s/>Can perform all actions on Machine Learning Services Registry assets as well as get Registry resources.</text:p>
          </table:table-cell>
          <table:table-cell office:value-type="string" calcext:value-type="string">
            <text:p><text:s/>Microsoft.MachineLearningServices/registries/read</text:p>
          </table:table-cell>
        </table:table-row>
        <table:table-row table:style-name="ro1">
          <table:table-cell office:value-type="string" calcext:value-type="string">
            <text:p>e503ece1-11d0-4e8e-8e2c-7a6c3bf38815</text:p>
          </table:table-cell>
          <table:table-cell office:value-type="string" calcext:value-type="string">
            <text:p><text:s/>/subscriptions/cafb95de-39ce-4f0d-a9fe-db89b93c7ea2/providers/Microsoft.Authorization/roleDefinitions/e503ece1-11d0-4e8e-8e2c-7a6c3bf38815</text:p>
          </table:table-cell>
          <table:table-cell office:value-type="string" calcext:value-type="string">
            <text:p><text:s/>Can access and perform CRUD operations on Machine Learning Services managed compute resources (including Notebook VMs).</text:p>
          </table:table-cell>
          <table:table-cell office:value-type="string" calcext:value-type="string">
            <text:p><text:s/>Microsoft.MachineLearningServices/workspaces/computes/*</text:p>
          </table:table-cell>
        </table:table-row>
        <table:table-row table:style-name="ro1">
          <table:table-cell office:value-type="string" calcext:value-type="string">
            <text:p>aabbc5dd-1af0-458b-a942-81af88f9c138</text:p>
          </table:table-cell>
          <table:table-cell office:value-type="string" calcext:value-type="string">
            <text:p><text:s/>/subscriptions/cafb95de-39ce-4f0d-a9fe-db89b93c7ea2/providers/Microsoft.Authorization/roleDefinitions/aabbc5dd-1af0-458b-a942-81af88f9c138</text:p>
          </table:table-cell>
          <table:table-cell office:value-type="string" calcext:value-type="string">
            <text:p><text:s/>Azure Center for SAP solutions service role - This role is intended to be used for providing the permissions to user assigned managed identity. Azure Center for SAP solutions will use this identity to deploy and manage SAP systems.</text:p>
          </table:table-cell>
          <table:table-cell office:value-type="string" calcext:value-type="string">
            <text:p><text:s/>Microsoft.Resources/subscriptions/resourceGroups/write</text:p>
          </table:table-cell>
        </table:table-row>
        <table:table-row table:style-name="ro1">
          <table:table-cell office:value-type="string" calcext:value-type="string">
            <text:p>05352d14-a920-4328-a0de-4cbe7430e26b</text:p>
          </table:table-cell>
          <table:table-cell office:value-type="string" calcext:value-type="string">
            <text:p><text:s/>/subscriptions/cafb95de-39ce-4f0d-a9fe-db89b93c7ea2/providers/Microsoft.Authorization/roleDefinitions/05352d14-a920-4328-a0de-4cbe7430e26b</text:p>
          </table:table-cell>
          <table:table-cell office:value-type="string" calcext:value-type="string">
            <text:p><text:s/>This role provides read access to all capabilities of Azure Center for SAP solutions.</text:p>
          </table:table-cell>
          <table:table-cell office:value-type="string" calcext:value-type="string">
            <text:p><text:s/>Microsoft.Advisor/configurations/read</text:p>
          </table:table-cell>
        </table:table-row>
        <table:table-row table:style-name="ro1">
          <table:table-cell office:value-type="string" calcext:value-type="string">
            <text:p>7b0c7e81-271f-4c71-90bf-e30bdfdbc2f7</text:p>
          </table:table-cell>
          <table:table-cell office:value-type="string" calcext:value-type="string">
            <text:p><text:s/>/subscriptions/cafb95de-39ce-4f0d-a9fe-db89b93c7ea2/providers/Microsoft.Authorization/roleDefinitions/7b0c7e81-271f-4c71-90bf-e30bdfdbc2f7</text:p>
          </table:table-cell>
          <table:table-cell office:value-type="string" calcext:value-type="string">
            <text:p><text:s/>This role provides read and write access to all capabilities of Azure Center for SAP solutions.</text:p>
          </table:table-cell>
          <table:table-cell office:value-type="string" calcext:value-type="string">
            <text:p><text:s/>Microsoft.Advisor/configurations/read</text:p>
          </table:table-cell>
        </table:table-row>
        <table:table-row table:style-name="ro1">
          <table:table-cell office:value-type="string" calcext:value-type="string">
            <text:p>fbc52c3f-28ad-4303-a892-8a056630b8f1</text:p>
          </table:table-cell>
          <table:table-cell office:value-type="string" calcext:value-type="string">
            <text:p><text:s/>/subscriptions/cafb95de-39ce-4f0d-a9fe-db89b93c7ea2/providers/Microsoft.Authorization/roleDefinitions/fbc52c3f-28ad-4303-a892-8a056630b8f1</text:p>
          </table:table-cell>
          <table:table-cell office:value-type="string" calcext:value-type="string">
            <text:p><text:s/>Allows access and configuration updates to Application Gateway for Containers resource.</text:p>
          </table:table-cell>
          <table:table-cell office:value-type="string" calcext:value-type="string">
            <text:p><text:s/>Microsoft.ServiceNetworking/trafficControllers/read</text:p>
          </table:table-cell>
        </table:table-row>
        <table:table-row table:style-name="ro1">
          <table:table-cell office:value-type="string" calcext:value-type="string">
            <text:p>4ba50f17-9666-485c-a643-ff00808643f0</text:p>
          </table:table-cell>
          <table:table-cell office:value-type="string" calcext:value-type="string">
            <text:p><text:s/>/subscriptions/cafb95de-39ce-4f0d-a9fe-db89b93c7ea2/providers/Microsoft.Authorization/roleDefinitions/4ba50f17-9666-485c-a643-ff00808643f0</text:p>
          </table:table-cell>
          <table:table-cell office:value-type="string" calcext:value-type="string">
            <text:p><text:s/>Role allows user to access FHIR Service according to SMART on FHIR specification</text:p>
          </table:table-cell>
          <table:table-cell/>
        </table:table-row>
        <table:table-row table:style-name="ro1">
          <table:table-cell office:value-type="string" calcext:value-type="string">
            <text:p>a001fd3d-188f-4b5d-821b-7da978bf7442</text:p>
          </table:table-cell>
          <table:table-cell office:value-type="string" calcext:value-type="string">
            <text:p><text:s/>/subscriptions/cafb95de-39ce-4f0d-a9fe-db89b93c7ea2/providers/Microsoft.Authorization/roleDefinitions/a001fd3d-188f-4b5d-821b-7da978bf7442</text:p>
          </table:table-cell>
          <table:table-cell office:value-type="string" calcext:value-type="string">
            <text:p><text:s/>Full access including the ability to fine-tune, deploy and generate text</text:p>
          </table:table-cell>
          <table:table-cell office:value-type="string" calcext:value-type="string">
            <text:p><text:s/>Microsoft.CognitiveServices/*/read</text:p>
          </table:table-cell>
        </table:table-row>
        <table:table-row table:style-name="ro1">
          <table:table-cell office:value-type="string" calcext:value-type="string">
            <text:p>5e0bd9bd-7b93-4f28-af87-19fc36ad61bd</text:p>
          </table:table-cell>
          <table:table-cell office:value-type="string" calcext:value-type="string">
            <text:p><text:s/>/subscriptions/cafb95de-39ce-4f0d-a9fe-db89b93c7ea2/providers/Microsoft.Authorization/roleDefinitions/5e0bd9bd-7b93-4f28-af87-19fc36ad61bd</text:p>
          </table:table-cell>
          <table:table-cell office:value-type="string" calcext:value-type="string">
            <text:p><text:s/>Ability to view files, models, deployments. Readers are able to call inference operations such as chat completions and image generation.</text:p>
          </table:table-cell>
          <table:table-cell office:value-type="string" calcext:value-type="string">
            <text:p><text:s/>Microsoft.CognitiveServices/*/read</text:p>
          </table:table-cell>
        </table:table-row>
        <table:table-row table:style-name="ro1">
          <table:table-cell office:value-type="string" calcext:value-type="string">
            <text:p>36e80216-a7e8-4f42-a7e1-f12c98cbaf8a</text:p>
          </table:table-cell>
          <table:table-cell office:value-type="string" calcext:value-type="string">
            <text:p><text:s/>/subscriptions/cafb95de-39ce-4f0d-a9fe-db89b93c7ea2/providers/Microsoft.Authorization/roleDefinitions/36e80216-a7e8-4f42-a7e1-f12c98cbaf8a</text:p>
          </table:table-cell>
          <table:table-cell office:value-type="string" calcext:value-type="string">
            <text:p><text:s/>Allows access to create/report, read and delete impacts</text:p>
          </table:table-cell>
          <table:table-cell office:value-type="string" calcext:value-type="string">
            <text:p><text:s/>Microsoft.Impact/WorkloadImpacts/*</text:p>
          </table:table-cell>
        </table:table-row>
        <table:table-row table:style-name="ro1">
          <table:table-cell office:value-type="string" calcext:value-type="string">
            <text:p>68ff5d27-c7f5-4fa9-a21c-785d0df7bd9e</text:p>
          </table:table-cell>
          <table:table-cell office:value-type="string" calcext:value-type="string">
            <text:p><text:s/>/subscriptions/cafb95de-39ce-4f0d-a9fe-db89b93c7ea2/providers/Microsoft.Authorization/roleDefinitions/68ff5d27-c7f5-4fa9-a21c-785d0df7bd9e</text:p>
          </table:table-cell>
          <table:table-cell office:value-type="string" calcext:value-type="string">
            <text:p><text:s/>Allows read-only access to reported impacts and impact categories</text:p>
          </table:table-cell>
          <table:table-cell office:value-type="string" calcext:value-type="string">
            <text:p><text:s/>Microsoft.Impact/WorkloadImpacts/read</text:p>
          </table:table-cell>
        </table:table-row>
        <table:table-row table:style-name="ro1">
          <table:table-cell office:value-type="string" calcext:value-type="string">
            <text:p>1afdec4b-e479-420e-99e7-f82237c7c5e6</text:p>
          </table:table-cell>
          <table:table-cell office:value-type="string" calcext:value-type="string">
            <text:p><text:s/>/subscriptions/cafb95de-39ce-4f0d-a9fe-db89b93c7ea2/providers/Microsoft.Authorization/roleDefinitions/1afdec4b-e479-420e-99e7-f82237c7c5e6</text:p>
          </table:table-cell>
          <table:table-cell office:value-type="string" calcext:value-type="string">
            <text:p><text:s/>List cluster monitoring user credential action.</text:p>
          </table:table-cell>
          <table:table-cell office:value-type="string" calcext:value-type="string">
            <text:p><text:s/>Microsoft.ContainerService/managedClusters/listClusterMonitoringUserCredential/action</text:p>
          </table:table-cell>
        </table:table-row>
        <table:table-row table:style-name="ro1">
          <table:table-cell office:value-type="string" calcext:value-type="string">
            <text:p>ad2dd5fb-cd4b-4fd4-a9b6-4fed3630980b</text:p>
          </table:table-cell>
          <table:table-cell office:value-type="string" calcext:value-type="string">
            <text:p><text:s/>/subscriptions/cafb95de-39ce-4f0d-a9fe-db89b93c7ea2/providers/Microsoft.Authorization/roleDefinitions/ad2dd5fb-cd4b-4fd4-a9b6-4fed3630980b</text:p>
          </table:table-cell>
          <table:table-cell office:value-type="string" calcext:value-type="string">
            <text:p><text:s/>View all containerapp resources, but does not allow you to make any changes.</text:p>
          </table:table-cell>
          <table:table-cell office:value-type="string" calcext:value-type="string">
            <text:p><text:s/>Microsoft.App/containerApps/*/read</text:p>
          </table:table-cell>
        </table:table-row>
        <table:table-row table:style-name="ro1">
          <table:table-cell office:value-type="string" calcext:value-type="string">
            <text:p>f5819b54-e033-4d82-ac66-4fec3cbf3f4c</text:p>
          </table:table-cell>
          <table:table-cell office:value-type="string" calcext:value-type="string">
            <text:p><text:s/>/subscriptions/cafb95de-39ce-4f0d-a9fe-db89b93c7ea2/providers/Microsoft.Authorization/roleDefinitions/f5819b54-e033-4d82-ac66-4fec3cbf3f4c</text:p>
          </table:table-cell>
          <table:table-cell office:value-type="string" calcext:value-type="string">
            <text:p><text:s/>Custom Role for AzureStackHCI RP to manage hybrid compute machines and hybrid connectivity endpoints in a resource group</text:p>
          </table:table-cell>
          <table:table-cell office:value-type="string" calcext:value-type="string">
            <text:p><text:s/>Microsoft.HybridConnectivity/endpoints/read</text:p>
          </table:table-cell>
        </table:table-row>
        <table:table-row table:style-name="ro1">
          <table:table-cell office:value-type="string" calcext:value-type="string">
            <text:p>189207d4-bb67-4208-a635-b06afe8b2c57</text:p>
          </table:table-cell>
          <table:table-cell office:value-type="string" calcext:value-type="string">
            <text:p><text:s/>/subscriptions/cafb95de-39ce-4f0d-a9fe-db89b93c7ea2/providers/Microsoft.Authorization/roleDefinitions/189207d4-bb67-4208-a635-b06afe8b2c57</text:p>
          </table:table-cell>
          <table:table-cell office:value-type="string" calcext:value-type="string">
            <text:p><text:s/>Role for SqlDb migration</text:p>
          </table:table-cell>
          <table:table-cell office:value-type="string" calcext:value-type="string">
            <text:p><text:s/>Microsoft.Sql/servers/read</text:p>
          </table:table-cell>
        </table:table-row>
        <table:table-row table:style-name="ro1">
          <table:table-cell office:value-type="string" calcext:value-type="string">
            <text:p>c4bc862a-3b64-4a35-a021-a380c159b042</text:p>
          </table:table-cell>
          <table:table-cell office:value-type="string" calcext:value-type="string">
            <text:p><text:s/>/subscriptions/cafb95de-39ce-4f0d-a9fe-db89b93c7ea2/providers/Microsoft.Authorization/roleDefinitions/c4bc862a-3b64-4a35-a021-a380c159b042</text:p>
          </table:table-cell>
          <table:table-cell office:value-type="string" calcext:value-type="string">
            <text:p><text:s/>Provide access to GDU Solution by Bayer Ag Powered Services</text:p>
          </table:table-cell>
          <table:table-cell/>
        </table:table-row>
        <table:table-row table:style-name="ro1">
          <table:table-cell office:value-type="string" calcext:value-type="string">
            <text:p>ef29765d-0d37-4119-a4f8-f9f9902c9588</text:p>
          </table:table-cell>
          <table:table-cell office:value-type="string" calcext:value-type="string">
            <text:p><text:s/>/subscriptions/cafb95de-39ce-4f0d-a9fe-db89b93c7ea2/providers/Microsoft.Authorization/roleDefinitions/ef29765d-0d37-4119-a4f8-f9f9902c9588</text:p>
          </table:table-cell>
          <table:table-cell office:value-type="string" calcext:value-type="string">
            <text:p><text:s/>Provide access to Imagery Solution by Bayer Ag Powered Services</text:p>
          </table:table-cell>
          <table:table-cell/>
        </table:table-row>
        <table:table-row table:style-name="ro1">
          <table:table-cell office:value-type="string" calcext:value-type="string">
            <text:p>0105a6b0-4bb9-43d2-982a-12806f9faddb</text:p>
          </table:table-cell>
          <table:table-cell office:value-type="string" calcext:value-type="string">
            <text:p><text:s/>/subscriptions/cafb95de-39ce-4f0d-a9fe-db89b93c7ea2/providers/Microsoft.Authorization/roleDefinitions/0105a6b0-4bb9-43d2-982a-12806f9faddb</text:p>
          </table:table-cell>
          <table:table-cell office:value-type="string" calcext:value-type="string">
            <text:p><text:s/>This role has permissions that the user assigned managed identity must have to enable registration for the existing systems.</text:p>
          </table:table-cell>
          <table:table-cell/>
        </table:table-row>
        <table:table-row table:style-name="ro1">
          <table:table-cell office:value-type="string" calcext:value-type="string">
            <text:p>6d949e1d-41e2-46e3-8920-c6e4f31a8310</text:p>
          </table:table-cell>
          <table:table-cell office:value-type="string" calcext:value-type="string">
            <text:p><text:s/>/subscriptions/cafb95de-39ce-4f0d-a9fe-db89b93c7ea2/providers/Microsoft.Authorization/roleDefinitions/6d949e1d-41e2-46e3-8920-c6e4f31a8310</text:p>
          </table:table-cell>
          <table:table-cell office:value-type="string" calcext:value-type="string">
            <text:p><text:s/>This role has permissions which allow users to register existing systems, view and manage systems.</text:p>
          </table:table-cell>
          <table:table-cell/>
        </table:table-row>
        <table:table-row table:style-name="ro1">
          <table:table-cell office:value-type="string" calcext:value-type="string">
            <text:p>d5a2ae44-610b-4500-93be-660a0c5f5ca6</text:p>
          </table:table-cell>
          <table:table-cell office:value-type="string" calcext:value-type="string">
            <text:p><text:s/>/subscriptions/cafb95de-39ce-4f0d-a9fe-db89b93c7ea2/providers/Microsoft.Authorization/roleDefinitions/d5a2ae44-610b-4500-93be-660a0c5f5ca6</text:p>
          </table:table-cell>
          <table:table-cell office:value-type="string" calcext:value-type="string">
            <text:p><text:s/>Grants Microsoft Defender for Cloud access to Azure Kubernetes Services</text:p>
          </table:table-cell>
          <table:table-cell office:value-type="string" calcext:value-type="string">
            <text:p><text:s/>Microsoft.ContainerService/managedClusters/trustedAccessRoleBindings/write</text:p>
          </table:table-cell>
        </table:table-row>
        <table:table-row table:style-name="ro1">
          <table:table-cell office:value-type="string" calcext:value-type="string">
            <text:p>f0310ce6-e953-4cf8-b892-fb1c87eaf7f6</text:p>
          </table:table-cell>
          <table:table-cell office:value-type="string" calcext:value-type="string">
            <text:p><text:s/>/subscriptions/cafb95de-39ce-4f0d-a9fe-db89b93c7ea2/providers/Microsoft.Authorization/roleDefinitions/f0310ce6-e953-4cf8-b892-fb1c87eaf7f6</text:p>
          </table:table-cell>
          <table:table-cell office:value-type="string" calcext:value-type="string">
            <text:p><text:s/>Azure Usage Billing shared BuiltIn role to be used for all Customer Account Authentication</text:p>
          </table:table-cell>
          <table:table-cell/>
        </table:table-row>
        <table:table-row table:style-name="ro1">
          <table:table-cell office:value-type="string" calcext:value-type="string">
            <text:p>1d335eef-eee1-47fe-a9e0-53214eba8872</text:p>
          </table:table-cell>
          <table:table-cell office:value-type="string" calcext:value-type="string">
            <text:p><text:s/>/subscriptions/cafb95de-39ce-4f0d-a9fe-db89b93c7ea2/providers/Microsoft.Authorization/roleDefinitions/1d335eef-eee1-47fe-a9e0-53214eba8872</text:p>
          </table:table-cell>
          <table:table-cell office:value-type="string" calcext:value-type="string">
            <text:p><text:s/>Role for SqlMI migration</text:p>
          </table:table-cell>
          <table:table-cell office:value-type="string" calcext:value-type="string">
            <text:p><text:s/>Microsoft.Sql/managedInstances/read</text:p>
          </table:table-cell>
        </table:table-row>
        <table:table-row table:style-name="ro1">
          <table:table-cell office:value-type="string" calcext:value-type="string">
            <text:p>a9b99099-ead7-47db-8fcf-072597a61dfa</text:p>
          </table:table-cell>
          <table:table-cell office:value-type="string" calcext:value-type="string">
            <text:p><text:s/>/subscriptions/cafb95de-39ce-4f0d-a9fe-db89b93c7ea2/providers/Microsoft.Authorization/roleDefinitions/a9b99099-ead7-47db-8fcf-072597a61dfa</text:p>
          </table:table-cell>
          <table:table-cell office:value-type="string" calcext:value-type="string">
            <text:p><text:s/>Provide access to CWUM Solution by Bayer Ag Powered Services</text:p>
          </table:table-cell>
          <table:table-cell/>
        </table:table-row>
        <table:table-row table:style-name="ro1">
          <table:table-cell office:value-type="string" calcext:value-type="string">
            <text:p>ae8036db-e102-405b-a1b9-bae082ea436d</text:p>
          </table:table-cell>
          <table:table-cell office:value-type="string" calcext:value-type="string">
            <text:p><text:s/>/subscriptions/cafb95de-39ce-4f0d-a9fe-db89b93c7ea2/providers/Microsoft.Authorization/roleDefinitions/ae8036db-e102-405b-a1b9-bae082ea436d</text:p>
          </table:table-cell>
          <table:table-cell office:value-type="string" calcext:value-type="string">
            <text:p><text:s/>Role for SqlVM migration</text:p>
          </table:table-cell>
          <table:table-cell office:value-type="string" calcext:value-type="string">
            <text:p><text:s/>Microsoft.DataMigration/locations/operationResults/read</text:p>
          </table:table-cell>
        </table:table-row>
        <table:table-row table:style-name="ro1">
          <table:table-cell office:value-type="string" calcext:value-type="string">
            <text:p>0ab34830-df19-4f8c-b84e-aa85b8afa6e8</text:p>
          </table:table-cell>
          <table:table-cell office:value-type="string" calcext:value-type="string">
            <text:p><text:s/>/subscriptions/cafb95de-39ce-4f0d-a9fe-db89b93c7ea2/providers/Microsoft.Authorization/roleDefinitions/0ab34830-df19-4f8c-b84e-aa85b8afa6e8</text:p>
          </table:table-cell>
          <table:table-cell office:value-type="string" calcext:value-type="string">
            <text:p><text:s/>For internal use within Azure. Can manage Azure Front Door domains, but can't grant access to other users.</text:p>
          </table:table-cell>
          <table:table-cell office:value-type="string" calcext:value-type="string">
            <text:p><text:s/>Microsoft.Cdn/operationresults/profileresults/customdomainresults/read</text:p>
          </table:table-cell>
        </table:table-row>
        <table:table-row table:style-name="ro1">
          <table:table-cell office:value-type="string" calcext:value-type="string">
            <text:p>0db238c4-885e-4c4f-a933-aa2cef684fca</text:p>
          </table:table-cell>
          <table:table-cell office:value-type="string" calcext:value-type="string">
            <text:p><text:s/>/subscriptions/cafb95de-39ce-4f0d-a9fe-db89b93c7ea2/providers/Microsoft.Authorization/roleDefinitions/0db238c4-885e-4c4f-a933-aa2cef684fca</text:p>
          </table:table-cell>
          <table:table-cell office:value-type="string" calcext:value-type="string">
            <text:p><text:s/>For internal use within Azure. Can view Azure Front Door secrets, but can't make changes.</text:p>
          </table:table-cell>
          <table:table-cell office:value-type="string" calcext:value-type="string">
            <text:p><text:s/>Microsoft.Cdn/operationresults/profileresults/secretresults/read</text:p>
          </table:table-cell>
        </table:table-row>
        <table:table-row table:style-name="ro1">
          <table:table-cell office:value-type="string" calcext:value-type="string">
            <text:p>3f2eb865-5811-4578-b90a-6fc6fa0df8e5</text:p>
          </table:table-cell>
          <table:table-cell office:value-type="string" calcext:value-type="string">
            <text:p><text:s/>/subscriptions/cafb95de-39ce-4f0d-a9fe-db89b93c7ea2/providers/Microsoft.Authorization/roleDefinitions/3f2eb865-5811-4578-b90a-6fc6fa0df8e5</text:p>
          </table:table-cell>
          <table:table-cell office:value-type="string" calcext:value-type="string">
            <text:p><text:s/>For internal use within Azure. Can manage Azure Front Door secrets, but can't grant access to other users.</text:p>
          </table:table-cell>
          <table:table-cell office:value-type="string" calcext:value-type="string">
            <text:p><text:s/>Microsoft.Cdn/operationresults/profileresults/secretresults/read</text:p>
          </table:table-cell>
        </table:table-row>
        <table:table-row table:style-name="ro1">
          <table:table-cell office:value-type="string" calcext:value-type="string">
            <text:p>0f99d363-226e-4dca-9920-b807cf8e1a5f</text:p>
          </table:table-cell>
          <table:table-cell office:value-type="string" calcext:value-type="string">
            <text:p><text:s/>/subscriptions/cafb95de-39ce-4f0d-a9fe-db89b93c7ea2/providers/Microsoft.Authorization/roleDefinitions/0f99d363-226e-4dca-9920-b807cf8e1a5f</text:p>
          </table:table-cell>
          <table:table-cell office:value-type="string" calcext:value-type="string">
            <text:p><text:s/>For internal use within Azure. Can view Azure Front Door domains, but can't make changes.</text:p>
          </table:table-cell>
          <table:table-cell office:value-type="string" calcext:value-type="string">
            <text:p><text:s/>Microsoft.Cdn/operationresults/profileresults/customdomainresults/read</text:p>
          </table:table-cell>
        </table:table-row>
        <table:table-row table:style-name="ro1">
          <table:table-cell office:value-type="string" calcext:value-type="string">
            <text:p>bda0d508-adf1-4af0-9c28-88919fc3ae06</text:p>
          </table:table-cell>
          <table:table-cell office:value-type="string" calcext:value-type="string">
            <text:p><text:s/>/subscriptions/cafb95de-39ce-4f0d-a9fe-db89b93c7ea2/providers/Microsoft.Authorization/roleDefinitions/bda0d508-adf1-4af0-9c28-88919fc3ae06</text:p>
          </table:table-cell>
          <table:table-cell office:value-type="string" calcext:value-type="string">
            <text:p><text:s/>Grants full access to the cluster and its resources, including the ability to register Azure Stack HCI and assign others as Azure Arc HCI VM Contributor and/or Azure Arc HCI VM Reader</text:p>
          </table:table-cell>
          <table:table-cell office:value-type="string" calcext:value-type="string">
            <text:p><text:s/>Microsoft.AzureStackHCI/register/action</text:p>
          </table:table-cell>
        </table:table-row>
        <table:table-row table:style-name="ro1">
          <table:table-cell office:value-type="string" calcext:value-type="string">
            <text:p>d18ad5f3-1baf-4119-b49b-d944edb1f9d0</text:p>
          </table:table-cell>
          <table:table-cell office:value-type="string" calcext:value-type="string">
            <text:p><text:s/>/subscriptions/cafb95de-39ce-4f0d-a9fe-db89b93c7ea2/providers/Microsoft.Authorization/roleDefinitions/d18ad5f3-1baf-4119-b49b-d944edb1f9d0</text:p>
          </table:table-cell>
          <table:table-cell office:value-type="string" calcext:value-type="string">
            <text:p><text:s/>Grants full access to manage backup and export resources</text:p>
          </table:table-cell>
          <table:table-cell office:value-type="string" calcext:value-type="string">
            <text:p><text:s/>Microsoft.DBforMySQL/flexibleServers/validateBackup/action</text:p>
          </table:table-cell>
        </table:table-row>
        <table:table-row table:style-name="ro1">
          <table:table-cell office:value-type="string" calcext:value-type="string">
            <text:p>a8835c7d-b5cb-47fa-b6f0-65ea10ce07a2</text:p>
          </table:table-cell>
          <table:table-cell office:value-type="string" calcext:value-type="string">
            <text:p><text:s/>/subscriptions/cafb95de-39ce-4f0d-a9fe-db89b93c7ea2/providers/Microsoft.Authorization/roleDefinitions/a8835c7d-b5cb-47fa-b6f0-65ea10ce07a2</text:p>
          </table:table-cell>
          <table:table-cell office:value-type="string" calcext:value-type="string">
            <text:p><text:s/>Allows user to create, modify, describe, or delete NGFirewalls.</text:p>
          </table:table-cell>
          <table:table-cell office:value-type="string" calcext:value-type="string">
            <text:p><text:s/>PaloAltoNetworks.Cloudngfw/firewalls/*</text:p>
          </table:table-cell>
        </table:table-row>
        <table:table-row table:style-name="ro1">
          <table:table-cell office:value-type="string" calcext:value-type="string">
            <text:p>bfc3b73d-c6ff-45eb-9a5f-40298295bf20</text:p>
          </table:table-cell>
          <table:table-cell office:value-type="string" calcext:value-type="string">
            <text:p><text:s/>/subscriptions/cafb95de-39ce-4f0d-a9fe-db89b93c7ea2/providers/Microsoft.Authorization/roleDefinitions/bfc3b73d-c6ff-45eb-9a5f-40298295bf20</text:p>
          </table:table-cell>
          <table:table-cell office:value-type="string" calcext:value-type="string">
            <text:p><text:s/>Allows users to create, modify, describe, or delete Rulestacks.</text:p>
          </table:table-cell>
          <table:table-cell office:value-type="string" calcext:value-type="string">
            <text:p><text:s/>PaloAltoNetworks.Cloudngfw/localRulestacks/*</text:p>
          </table:table-cell>
        </table:table-row>
        <table:table-row table:style-name="ro1">
          <table:table-cell office:value-type="string" calcext:value-type="string">
            <text:p>7392c568-9289-4bde-aaaa-b7131215889d</text:p>
          </table:table-cell>
          <table:table-cell office:value-type="string" calcext:value-type="string">
            <text:p><text:s/>/subscriptions/cafb95de-39ce-4f0d-a9fe-db89b93c7ea2/providers/Microsoft.Authorization/roleDefinitions/7392c568-9289-4bde-aaaa-b7131215889d</text:p>
          </table:table-cell>
          <table:table-cell office:value-type="string" calcext:value-type="string">
            <text:p><text:s/>Microsoft.AzureArcData service role to enable deployment of Azure Extension for SQL Server</text:p>
          </table:table-cell>
          <table:table-cell office:value-type="string" calcext:value-type="string">
            <text:p><text:s/>Microsoft.Resources/deployments/write</text:p>
          </table:table-cell>
        </table:table-row>
        <table:table-row table:style-name="ro1">
          <table:table-cell office:value-type="string" calcext:value-type="string">
            <text:p>d6470a16-71bd-43ab-86b3-6f3a73f4e787</text:p>
          </table:table-cell>
          <table:table-cell office:value-type="string" calcext:value-type="string">
            <text:p><text:s/>/subscriptions/cafb95de-39ce-4f0d-a9fe-db89b93c7ea2/providers/Microsoft.Authorization/roleDefinitions/d6470a16-71bd-43ab-86b3-6f3a73f4e787</text:p>
          </table:table-cell>
          <table:table-cell office:value-type="string" calcext:value-type="string">
            <text:p><text:s/>This role can be used to assign read and batch actions on Azure Maps.</text:p>
          </table:table-cell>
          <table:table-cell/>
        </table:table-row>
        <table:table-row table:style-name="ro1">
          <table:table-cell office:value-type="string" calcext:value-type="string">
            <text:p>d59a3e9c-6d52-4a5a-aeed-6bf3cf0e31da</text:p>
          </table:table-cell>
          <table:table-cell office:value-type="string" calcext:value-type="string">
            <text:p><text:s/>/subscriptions/cafb95de-39ce-4f0d-a9fe-db89b93c7ea2/providers/Microsoft.Authorization/roleDefinitions/d59a3e9c-6d52-4a5a-aeed-6bf3cf0e31da</text:p>
          </table:table-cell>
          <table:table-cell office:value-type="string" calcext:value-type="string">
            <text:p><text:s/>Has the same access as API Management Service Workspace API Developer as well as read access to users and write access to allow assigning users to groups. This role should be assigned on the service scope.</text:p>
          </table:table-cell>
          <table:table-cell office:value-type="string" calcext:value-type="string">
            <text:p><text:s/>Microsoft.ApiManagement/service/users/read</text:p>
          </table:table-cell>
        </table:table-row>
        <table:table-row table:style-name="ro1">
          <table:table-cell office:value-type="string" calcext:value-type="string">
            <text:p>56328988-075d-4c6a-8766-d93edd6725b6</text:p>
          </table:table-cell>
          <table:table-cell office:value-type="string" calcext:value-type="string">
            <text:p><text:s/>/subscriptions/cafb95de-39ce-4f0d-a9fe-db89b93c7ea2/providers/Microsoft.Authorization/roleDefinitions/56328988-075d-4c6a-8766-d93edd6725b6</text:p>
          </table:table-cell>
          <table:table-cell office:value-type="string" calcext:value-type="string">
            <text:p><text:s/>Has read access to entities in the workspace and read and write access to entities for editing APIs. This role should be assigned on the workspace scope.</text:p>
          </table:table-cell>
          <table:table-cell office:value-type="string" calcext:value-type="string">
            <text:p><text:s/>Microsoft.ApiManagement/service/workspaces/*/read</text:p>
          </table:table-cell>
        </table:table-row>
        <table:table-row table:style-name="ro1">
          <table:table-cell office:value-type="string" calcext:value-type="string">
            <text:p>ef1c2c96-4a77-49e8-b9a4-6179fe1d2fd2</text:p>
          </table:table-cell>
          <table:table-cell office:value-type="string" calcext:value-type="string">
            <text:p><text:s/>/subscriptions/cafb95de-39ce-4f0d-a9fe-db89b93c7ea2/providers/Microsoft.Authorization/roleDefinitions/ef1c2c96-4a77-49e8-b9a4-6179fe1d2fd2</text:p>
          </table:table-cell>
          <table:table-cell office:value-type="string" calcext:value-type="string">
            <text:p><text:s/>Has read-only access to entities in the workspace. This role should be assigned on the workspace scope.</text:p>
          </table:table-cell>
          <table:table-cell office:value-type="string" calcext:value-type="string">
            <text:p><text:s/>Microsoft.ApiManagement/service/workspaces/*/read</text:p>
          </table:table-cell>
        </table:table-row>
        <table:table-row table:style-name="ro1">
          <table:table-cell office:value-type="string" calcext:value-type="string">
            <text:p>73c2c328-d004-4c5e-938c-35c6f5679a1f</text:p>
          </table:table-cell>
          <table:table-cell office:value-type="string" calcext:value-type="string">
            <text:p><text:s/>/subscriptions/cafb95de-39ce-4f0d-a9fe-db89b93c7ea2/providers/Microsoft.Authorization/roleDefinitions/73c2c328-d004-4c5e-938c-35c6f5679a1f</text:p>
          </table:table-cell>
          <table:table-cell office:value-type="string" calcext:value-type="string">
            <text:p><text:s/>Has read access to entities in the workspace and read and write access to entities for publishing APIs. This role should be assigned on the workspace scope.</text:p>
          </table:table-cell>
          <table:table-cell office:value-type="string" calcext:value-type="string">
            <text:p><text:s/>Microsoft.ApiManagement/service/workspaces/*/read</text:p>
          </table:table-cell>
        </table:table-row>
        <table:table-row table:style-name="ro1">
          <table:table-cell office:value-type="string" calcext:value-type="string">
            <text:p>9565a273-41b9-4368-97d2-aeb0c976a9b3</text:p>
          </table:table-cell>
          <table:table-cell office:value-type="string" calcext:value-type="string">
            <text:p><text:s/>/subscriptions/cafb95de-39ce-4f0d-a9fe-db89b93c7ea2/providers/Microsoft.Authorization/roleDefinitions/9565a273-41b9-4368-97d2-aeb0c976a9b3</text:p>
          </table:table-cell>
          <table:table-cell office:value-type="string" calcext:value-type="string">
            <text:p><text:s/>Has read access to tags and products and write access to allow: assigning APIs to products, assigning tags to products and APIs. This role should be assigned on the service scope.</text:p>
          </table:table-cell>
          <table:table-cell office:value-type="string" calcext:value-type="string">
            <text:p><text:s/>Microsoft.ApiManagement/service/tags/read</text:p>
          </table:table-cell>
        </table:table-row>
        <table:table-row table:style-name="ro1">
          <table:table-cell office:value-type="string" calcext:value-type="string">
            <text:p>0c34c906-8d99-4cb7-8bb7-33f5b0a1a799</text:p>
          </table:table-cell>
          <table:table-cell office:value-type="string" calcext:value-type="string">
            <text:p><text:s/>/subscriptions/cafb95de-39ce-4f0d-a9fe-db89b93c7ea2/providers/Microsoft.Authorization/roleDefinitions/0c34c906-8d99-4cb7-8bb7-33f5b0a1a799</text:p>
          </table:table-cell>
          <table:table-cell office:value-type="string" calcext:value-type="string">
            <text:p><text:s/>Can manage the workspace and view, but not modify its members. This role should be assigned on the workspace scope.</text:p>
          </table:table-cell>
          <table:table-cell office:value-type="string" calcext:value-type="string">
            <text:p><text:s/>Microsoft.ApiManagement/service/workspaces/*</text:p>
          </table:table-cell>
        </table:table-row>
        <table:table-row table:style-name="ro1">
          <table:table-cell office:value-type="string" calcext:value-type="string">
            <text:p>b8eda974-7b85-4f76-af95-65846b26df6d</text:p>
          </table:table-cell>
          <table:table-cell office:value-type="string" calcext:value-type="string">
            <text:p><text:s/>/subscriptions/cafb95de-39ce-4f0d-a9fe-db89b93c7ea2/providers/Microsoft.Authorization/roleDefinitions/b8eda974-7b85-4f76-af95-65846b26df6d</text:p>
          </table:table-cell>
          <table:table-cell office:value-type="string" calcext:value-type="string">
            <text:p><text:s/>Customer has read access on Azure Storage file shares.</text:p>
          </table:table-cell>
          <table:table-cell/>
        </table:table-row>
        <table:table-row table:style-name="ro1">
          <table:table-cell office:value-type="string" calcext:value-type="string">
            <text:p>69566ab7-960f-475b-8e7c-b3118f30c6bd</text:p>
          </table:table-cell>
          <table:table-cell office:value-type="string" calcext:value-type="string">
            <text:p><text:s/>/subscriptions/cafb95de-39ce-4f0d-a9fe-db89b93c7ea2/providers/Microsoft.Authorization/roleDefinitions/69566ab7-960f-475b-8e7c-b3118f30c6bd</text:p>
          </table:table-cell>
          <table:table-cell office:value-type="string" calcext:value-type="string">
            <text:p><text:s/>Customer has read, write, delete and modify NTFS permission access on Azure Storage file shares.</text:p>
          </table:table-cell>
          <table:table-cell/>
        </table:table-row>
        <table:table-row table:style-name="ro1">
          <table:table-cell office:value-type="string" calcext:value-type="string">
            <text:p>7eabc9a4-85f7-4f71-b8ab-75daaccc1033</text:p>
          </table:table-cell>
          <table:table-cell office:value-type="string" calcext:value-type="string">
            <text:p><text:s/>/subscriptions/cafb95de-39ce-4f0d-a9fe-db89b93c7ea2/providers/Microsoft.Authorization/roleDefinitions/7eabc9a4-85f7-4f71-b8ab-75daaccc1033</text:p>
          </table:table-cell>
          <table:table-cell office:value-type="string" calcext:value-type="string">
            <text:p><text:s/>This role is used by Windows 365 to read virtual networks and join the designated virtual networks.</text:p>
          </table:table-cell>
          <table:table-cell office:value-type="string" calcext:value-type="string">
            <text:p><text:s/>Microsoft.Network/virtualNetworks/read</text:p>
          </table:table-cell>
        </table:table-row>
        <table:table-row table:style-name="ro1">
          <table:table-cell office:value-type="string" calcext:value-type="string">
            <text:p>3d55a8f6-4133-418d-8051-facdb1735758</text:p>
          </table:table-cell>
          <table:table-cell office:value-type="string" calcext:value-type="string">
            <text:p><text:s/>/subscriptions/cafb95de-39ce-4f0d-a9fe-db89b93c7ea2/providers/Microsoft.Authorization/roleDefinitions/3d55a8f6-4133-418d-8051-facdb1735758</text:p>
          </table:table-cell>
          <table:table-cell office:value-type="string" calcext:value-type="string">
            <text:p><text:s/>Read subscriptions, images, azure firewalls. This role is used in Windows365 scenarios.</text:p>
          </table:table-cell>
          <table:table-cell office:value-type="string" calcext:value-type="string">
            <text:p><text:s/>Microsoft.Resources/subscriptions/read</text:p>
          </table:table-cell>
        </table:table-row>
        <table:table-row table:style-name="ro1">
          <table:table-cell office:value-type="string" calcext:value-type="string">
            <text:p>1f135831-5bbe-4924-9016-264044c00788</text:p>
          </table:table-cell>
          <table:table-cell office:value-type="string" calcext:value-type="string">
            <text:p><text:s/>/subscriptions/cafb95de-39ce-4f0d-a9fe-db89b93c7ea2/providers/Microsoft.Authorization/roleDefinitions/1f135831-5bbe-4924-9016-264044c00788</text:p>
          </table:table-cell>
          <table:table-cell office:value-type="string" calcext:value-type="string">
            <text:p><text:s/>This role is used by Windows 365 to provision required network resources and join Microsoft-hosted VMs to network interfaces.</text:p>
          </table:table-cell>
          <table:table-cell office:value-type="string" calcext:value-type="string">
            <text:p><text:s/>Microsoft.Resources/subscriptions/resourcegroups/read</text:p>
          </table:table-cell>
        </table:table-row>
        <table:table-row table:style-name="ro1">
          <table:table-cell office:value-type="string" calcext:value-type="string">
            <text:p>ffc6bbe0-e443-4c3b-bf54-26581bb2f78e</text:p>
          </table:table-cell>
          <table:table-cell office:value-type="string" calcext:value-type="string">
            <text:p><text:s/>/subscriptions/cafb95de-39ce-4f0d-a9fe-db89b93c7ea2/providers/Microsoft.Authorization/roleDefinitions/ffc6bbe0-e443-4c3b-bf54-26581bb2f78e</text:p>
          </table:table-cell>
          <table:table-cell office:value-type="string" calcext:value-type="string">
            <text:p><text:s/>Read, download the reports objects and related other resource objects.</text:p>
          </table:table-cell>
          <table:table-cell office:value-type="string" calcext:value-type="string">
            <text:p><text:s/>*/read</text:p>
          </table:table-cell>
        </table:table-row>
        <table:table-row table:style-name="ro1">
          <table:table-cell office:value-type="string" calcext:value-type="string">
            <text:p>0f37683f-2463-46b6-9ce7-9b788b988ba2</text:p>
          </table:table-cell>
          <table:table-cell office:value-type="string" calcext:value-type="string">
            <text:p><text:s/>/subscriptions/cafb95de-39ce-4f0d-a9fe-db89b93c7ea2/providers/Microsoft.Authorization/roleDefinitions/0f37683f-2463-46b6-9ce7-9b788b988ba2</text:p>
          </table:table-cell>
          <table:table-cell office:value-type="string" calcext:value-type="string">
            <text:p><text:s/>Create, read, download, modify and delete reports objects and related other resource objects.</text:p>
          </table:table-cell>
          <table:table-cell office:value-type="string" calcext:value-type="string">
            <text:p><text:s/>Microsoft.AppComplianceAutomation/*</text:p>
          </table:table-cell>
        </table:table-row>
        <table:table-row table:style-name="ro1">
          <table:table-cell office:value-type="string" calcext:value-type="string">
            <text:p>8b9dfcab-4b77-4632-a6df-94bd07820648</text:p>
          </table:table-cell>
          <table:table-cell office:value-type="string" calcext:value-type="string">
            <text:p><text:s/>/subscriptions/cafb95de-39ce-4f0d-a9fe-db89b93c7ea2/providers/Microsoft.Authorization/roleDefinitions/8b9dfcab-4b77-4632-a6df-94bd07820648</text:p>
          </table:table-cell>
          <table:table-cell office:value-type="string" calcext:value-type="string">
            <text:p><text:s/>Allows user read and write access to Azure Sphere resources.</text:p>
          </table:table-cell>
          <table:table-cell office:value-type="string" calcext:value-type="string">
            <text:p><text:s/>Microsoft.AzureSphere/*</text:p>
          </table:table-cell>
        </table:table-row>
        <table:table-row table:style-name="ro1">
          <table:table-cell office:value-type="string" calcext:value-type="string">
            <text:p>e9b8712a-cbcf-4ea7-b0f7-e71b803401e6</text:p>
          </table:table-cell>
          <table:table-cell office:value-type="string" calcext:value-type="string">
            <text:p><text:s/>/subscriptions/cafb95de-39ce-4f0d-a9fe-db89b93c7ea2/providers/Microsoft.Authorization/roleDefinitions/e9b8712a-cbcf-4ea7-b0f7-e71b803401e6</text:p>
          </table:table-cell>
          <table:table-cell office:value-type="string" calcext:value-type="string">
            <text:p><text:s/>SaaS Hub contributor can manage SaaS Hub resource</text:p>
          </table:table-cell>
          <table:table-cell office:value-type="string" calcext:value-type="string">
            <text:p><text:s/>Microsoft.Resources/subscriptions/resourceGroups/read</text:p>
          </table:table-cell>
        </table:table-row>
        <table:table-row table:style-name="ro1">
          <table:table-cell office:value-type="string" calcext:value-type="string">
            <text:p>c8ae6279-5a0b-4cb2-b3f0-d4d62845742c</text:p>
          </table:table-cell>
          <table:table-cell office:value-type="string" calcext:value-type="string">
            <text:p><text:s/>/subscriptions/cafb95de-39ce-4f0d-a9fe-db89b93c7ea2/providers/Microsoft.Authorization/roleDefinitions/c8ae6279-5a0b-4cb2-b3f0-d4d62845742c</text:p>
          </table:table-cell>
          <table:table-cell office:value-type="string" calcext:value-type="string">
            <text:p><text:s/>Allows user to read Azure Sphere resources.</text:p>
          </table:table-cell>
          <table:table-cell office:value-type="string" calcext:value-type="string">
            <text:p><text:s/>Microsoft.AzureSphere/*/read</text:p>
          </table:table-cell>
        </table:table-row>
        <table:table-row table:style-name="ro1">
          <table:table-cell office:value-type="string" calcext:value-type="string">
            <text:p>6d994134-994b-4a59-9974-f479f0b227fb</text:p>
          </table:table-cell>
          <table:table-cell office:value-type="string" calcext:value-type="string">
            <text:p><text:s/>/subscriptions/cafb95de-39ce-4f0d-a9fe-db89b93c7ea2/providers/Microsoft.Authorization/roleDefinitions/6d994134-994b-4a59-9974-f479f0b227fb</text:p>
          </table:table-cell>
          <table:table-cell office:value-type="string" calcext:value-type="string">
            <text:p><text:s/>Allows user to read and download Azure Sphere resources and upload images.</text:p>
          </table:table-cell>
          <table:table-cell office:value-type="string" calcext:value-type="string">
            <text:p><text:s/>Microsoft.AzureSphere/*/read</text:p>
          </table:table-cell>
        </table:table-row>
        <table:table-row table:style-name="ro1">
          <table:table-cell office:value-type="string" calcext:value-type="string">
            <text:p>ea01e6af-a1c1-4350-9563-ad00f8c72ec5</text:p>
          </table:table-cell>
          <table:table-cell office:value-type="string" calcext:value-type="string">
            <text:p><text:s/>/subscriptions/cafb95de-39ce-4f0d-a9fe-db89b93c7ea2/providers/Microsoft.Authorization/roleDefinitions/ea01e6af-a1c1-4350-9563-ad00f8c72ec5</text:p>
          </table:table-cell>
          <table:table-cell office:value-type="string" calcext:value-type="string">
            <text:p><text:s/>Can list workspace connection secrets</text:p>
          </table:table-cell>
          <table:table-cell office:value-type="string" calcext:value-type="string">
            <text:p><text:s/>Microsoft.MachineLearningServices/workspaces/connections/listsecrets/action</text:p>
          </table:table-cell>
        </table:table-row>
        <table:table-row table:style-name="ro1">
          <table:table-cell office:value-type="string" calcext:value-type="string">
            <text:p>be1a1ac2-09d3-4261-9e57-a73a6e227f53</text:p>
          </table:table-cell>
          <table:table-cell office:value-type="string" calcext:value-type="string">
            <text:p><text:s/>/subscriptions/cafb95de-39ce-4f0d-a9fe-db89b93c7ea2/providers/Microsoft.Authorization/roleDefinitions/be1a1ac2-09d3-4261-9e57-a73a6e227f53</text:p>
          </table:table-cell>
          <table:table-cell office:value-type="string" calcext:value-type="string">
            <text:p><text:s/>Lets you manage the procurement of products and services.</text:p>
          </table:table-cell>
          <table:table-cell office:value-type="string" calcext:value-type="string">
            <text:p><text:s/>Microsoft.Resources/subscriptions/resourceGroups/read</text:p>
          </table:table-cell>
        </table:table-row>
        <table:table-row table:style-name="ro1">
          <table:table-cell office:value-type="string" calcext:value-type="string">
            <text:p>7ac06ca7-21ca-47e3-a67b-cbd6e6223baf</text:p>
          </table:table-cell>
          <table:table-cell office:value-type="string" calcext:value-type="string">
            <text:p><text:s/>/subscriptions/cafb95de-39ce-4f0d-a9fe-db89b93c7ea2/providers/Microsoft.Authorization/roleDefinitions/7ac06ca7-21ca-47e3-a67b-cbd6e6223baf</text:p>
          </table:table-cell>
          <table:table-cell office:value-type="string" calcext:value-type="string">
            <text:p><text:s/>Create, read, modify and delete Cognitive Search serverless index schema and documents. This role is in preview and subject to change.</text:p>
          </table:table-cell>
          <table:table-cell/>
        </table:table-row>
        <table:table-row table:style-name="ro1">
          <table:table-cell office:value-type="string" calcext:value-type="string">
            <text:p>79b01272-bf9f-4f4c-9517-5506269cf524</text:p>
          </table:table-cell>
          <table:table-cell office:value-type="string" calcext:value-type="string">
            <text:p><text:s/>/subscriptions/cafb95de-39ce-4f0d-a9fe-db89b93c7ea2/providers/Microsoft.Authorization/roleDefinitions/79b01272-bf9f-4f4c-9517-5506269cf524</text:p>
          </table:table-cell>
          <table:table-cell office:value-type="string" calcext:value-type="string">
            <text:p><text:s/>Read Cognitive Search serverless index schema and documents. This role is in preview and subject to change.</text:p>
          </table:table-cell>
          <table:table-cell/>
        </table:table-row>
        <table:table-row table:style-name="ro1">
          <table:table-cell office:value-type="string" calcext:value-type="string">
            <text:p>5e28a61e-8040-49db-b175-bb5b88af6239</text:p>
          </table:table-cell>
          <table:table-cell office:value-type="string" calcext:value-type="string">
            <text:p><text:s/>/subscriptions/cafb95de-39ce-4f0d-a9fe-db89b93c7ea2/providers/Microsoft.Authorization/roleDefinitions/5e28a61e-8040-49db-b175-bb5b88af6239</text:p>
          </table:table-cell>
          <table:table-cell office:value-type="string" calcext:value-type="string">
            <text:p><text:s/>Community Owner Role to access the resources of Microsoft.Mission stored with RPSAAS.</text:p>
          </table:table-cell>
          <table:table-cell office:value-type="string" calcext:value-type="string">
            <text:p><text:s/>Microsoft.Mission/register/action</text:p>
          </table:table-cell>
        </table:table-row>
        <table:table-row table:style-name="ro1">
          <table:table-cell office:value-type="string" calcext:value-type="string">
            <text:p>9c1607d1-791d-4c68-885d-c7b7aaff7c8a</text:p>
          </table:table-cell>
          <table:table-cell office:value-type="string" calcext:value-type="string">
            <text:p><text:s/>/subscriptions/cafb95de-39ce-4f0d-a9fe-db89b93c7ea2/providers/Microsoft.Authorization/roleDefinitions/9c1607d1-791d-4c68-885d-c7b7aaff7c8a</text:p>
          </table:table-cell>
          <table:table-cell office:value-type="string" calcext:value-type="string">
            <text:p><text:s/>Upload and analyze firmware images in Defender for IoT</text:p>
          </table:table-cell>
          <table:table-cell office:value-type="string" calcext:value-type="string">
            <text:p><text:s/>Microsoft.IoTFirmwareDefense/*</text:p>
          </table:table-cell>
        </table:table-row>
        <table:table-row table:style-name="ro1">
          <table:table-cell office:value-type="string" calcext:value-type="string">
            <text:p>8b54135c-b56d-4d72-a534-26097cfdc8d8</text:p>
          </table:table-cell>
          <table:table-cell office:value-type="string" calcext:value-type="string">
            <text:p><text:s/>/subscriptions/cafb95de-39ce-4f0d-a9fe-db89b93c7ea2/providers/Microsoft.Authorization/roleDefinitions/8b54135c-b56d-4d72-a534-26097cfdc8d8</text:p>
          </table:table-cell>
          <table:table-cell office:value-type="string" calcext:value-type="string">
            <text:p><text:s/>Manage access to Azure Key Vault by adding or removing role assignments for the Key Vault Administrator, Key Vault Certificates Officer, Key Vault Crypto Officer, Key Vault Crypto Service Encryption User, Key Vault Crypto User, Key Vault Reader, Key Vault Secrets Officer, or Key Vault Secrets User roles. Includes an ABAC condition to constrain role assignments.</text:p>
          </table:table-cell>
          <table:table-cell office:value-type="string" calcext:value-type="string">
            <text:p><text:s/>Microsoft.Authorization/roleAssignments/write</text:p>
          </table:table-cell>
        </table:table-row>
        <table:table-row table:style-name="ro1">
          <table:table-cell office:value-type="string" calcext:value-type="string">
            <text:p>1e7ca9b1-60d1-4db8-a914-f2ca1ff27c40</text:p>
          </table:table-cell>
          <table:table-cell office:value-type="string" calcext:value-type="string">
            <text:p><text:s/>/subscriptions/cafb95de-39ce-4f0d-a9fe-db89b93c7ea2/providers/Microsoft.Authorization/roleDefinitions/1e7ca9b1-60d1-4db8-a914-f2ca1ff27c40</text:p>
          </table:table-cell>
          <table:table-cell office:value-type="string" calcext:value-type="string">
            <text:p><text:s/>Grants access to read blobs and update index tags. This role is used by the data scanner of Defender for Storage.</text:p>
          </table:table-cell>
          <table:table-cell office:value-type="string" calcext:value-type="string">
            <text:p><text:s/>Microsoft.Storage/storageAccounts/blobServices/containers/read</text:p>
          </table:table-cell>
        </table:table-row>
        <table:table-row table:style-name="ro1">
          <table:table-cell office:value-type="string" calcext:value-type="string">
            <text:p>df2711a6-406d-41cf-b366-b0250bff9ad1</text:p>
          </table:table-cell>
          <table:table-cell office:value-type="string" calcext:value-type="string">
            <text:p><text:s/>/subscriptions/cafb95de-39ce-4f0d-a9fe-db89b93c7ea2/providers/Microsoft.Authorization/roleDefinitions/df2711a6-406d-41cf-b366-b0250bff9ad1</text:p>
          </table:table-cell>
          <table:table-cell office:value-type="string" calcext:value-type="string">
            <text:p><text:s/>Grants permissions to execute diagnostics provided by Compute Diagnostic Service for Compute Resources.</text:p>
          </table:table-cell>
          <table:table-cell office:value-type="string" calcext:value-type="string">
            <text:p><text:s/>Microsoft.Authorization/*/read</text:p>
          </table:table-cell>
        </table:table-row>
        <table:table-row table:style-name="ro1">
          <table:table-cell office:value-type="string" calcext:value-type="string">
            <text:p>fa6cecf6-5db3-4c43-8470-c540bcb4eafa</text:p>
          </table:table-cell>
          <table:table-cell office:value-type="string" calcext:value-type="string">
            <text:p><text:s/>/subscriptions/cafb95de-39ce-4f0d-a9fe-db89b93c7ea2/providers/Microsoft.Authorization/roleDefinitions/fa6cecf6-5db3-4c43-8470-c540bcb4eafa</text:p>
          </table:table-cell>
          <table:table-cell office:value-type="string" calcext:value-type="string">
            <text:p><text:s/>Allows access to create Private Endpoints on SAN resources, and to read SAN resources</text:p>
          </table:table-cell>
          <table:table-cell office:value-type="string" calcext:value-type="string">
            <text:p><text:s/>Microsoft.ElasticSan/elasticSans/*/read</text:p>
          </table:table-cell>
        </table:table-row>
        <table:table-row table:style-name="ro1">
          <table:table-cell office:value-type="string" calcext:value-type="string">
            <text:p>bba48692-92b0-4667-a9ad-c31c7b334ac2</text:p>
          </table:table-cell>
          <table:table-cell office:value-type="string" calcext:value-type="string">
            <text:p><text:s/>/subscriptions/cafb95de-39ce-4f0d-a9fe-db89b93c7ea2/providers/Microsoft.Authorization/roleDefinitions/bba48692-92b0-4667-a9ad-c31c7b334ac2</text:p>
          </table:table-cell>
          <table:table-cell office:value-type="string" calcext:value-type="string">
            <text:p><text:s/>Minimal permission to view Cognitive Services usages.</text:p>
          </table:table-cell>
          <table:table-cell office:value-type="string" calcext:value-type="string">
            <text:p><text:s/>Microsoft.CognitiveServices/locations/usages/read</text:p>
          </table:table-cell>
        </table:table-row>
        <table:table-row table:style-name="ro1">
          <table:table-cell office:value-type="string" calcext:value-type="string">
            <text:p>c088a766-074b-43ba-90d4-1fb21feae531</text:p>
          </table:table-cell>
          <table:table-cell office:value-type="string" calcext:value-type="string">
            <text:p><text:s/>/subscriptions/cafb95de-39ce-4f0d-a9fe-db89b93c7ea2/providers/Microsoft.Authorization/roleDefinitions/c088a766-074b-43ba-90d4-1fb21feae531</text:p>
          </table:table-cell>
          <table:table-cell office:value-type="string" calcext:value-type="string">
            <text:p><text:s/>Role to allow backup vault to access PostgreSQL Flexible Server Resource APIs for Long Term Retention Backup.</text:p>
          </table:table-cell>
          <table:table-cell office:value-type="string" calcext:value-type="string">
            <text:p><text:s/>Microsoft.DBforPostgreSQL/flexibleServers/ltrBackupOperations/read</text:p>
          </table:table-cell>
        </table:table-row>
        <table:table-row table:style-name="ro1">
          <table:table-cell office:value-type="string" calcext:value-type="string">
            <text:p>a02f7c31-354d-4106-865a-deedf37fa038</text:p>
          </table:table-cell>
          <table:table-cell office:value-type="string" calcext:value-type="string">
            <text:p><text:s/>/subscriptions/cafb95de-39ce-4f0d-a9fe-db89b93c7ea2/providers/Microsoft.Authorization/roleDefinitions/a02f7c31-354d-4106-865a-deedf37fa038</text:p>
          </table:table-cell>
          <table:table-cell office:value-type="string" calcext:value-type="string">
            <text:p><text:s/>Role allows user or principal access to $status and $reindex to update search parameters</text:p>
          </table:table-cell>
          <table:table-cell/>
        </table:table-row>
        <table:table-row table:style-name="ro1">
          <table:table-cell office:value-type="string" calcext:value-type="string">
            <text:p>66f75aeb-eabe-4b70-9f1e-c350c4c9ad04</text:p>
          </table:table-cell>
          <table:table-cell office:value-type="string" calcext:value-type="string">
            <text:p><text:s/>/subscriptions/cafb95de-39ce-4f0d-a9fe-db89b93c7ea2/providers/Microsoft.Authorization/roleDefinitions/66f75aeb-eabe-4b70-9f1e-c350c4c9ad04</text:p>
          </table:table-cell>
          <table:table-cell office:value-type="string" calcext:value-type="string">
            <text:p><text:s/>Manage access to Virtual Machines by adding or removing role assignments for the Virtual Machine Administrator Login and Virtual Machine User Login roles. Includes an ABAC condition to constrain role assignments.</text:p>
          </table:table-cell>
          <table:table-cell office:value-type="string" calcext:value-type="string">
            <text:p><text:s/>Microsoft.Authorization/roleAssignments/write</text:p>
          </table:table-cell>
        </table:table-row>
        <table:table-row table:style-name="ro1">
          <table:table-cell office:value-type="string" calcext:value-type="string">
            <text:p>523776ba-4eb2-4600-a3c8-f2dc93da4bdb</text:p>
          </table:table-cell>
          <table:table-cell office:value-type="string" calcext:value-type="string">
            <text:p><text:s/>/subscriptions/cafb95de-39ce-4f0d-a9fe-db89b93c7ea2/providers/Microsoft.Authorization/roleDefinitions/523776ba-4eb2-4600-a3c8-f2dc93da4bdb</text:p>
          </table:table-cell>
          <table:table-cell office:value-type="string" calcext:value-type="string">
            <text:p><text:s/>You can create and edit workflows, connections, and settings for a Standard logic app. You can't make changes outside the workflow scope.</text:p>
          </table:table-cell>
          <table:table-cell office:value-type="string" calcext:value-type="string">
            <text:p><text:s/>Microsoft.Authorization/*/read</text:p>
          </table:table-cell>
        </table:table-row>
        <table:table-row table:style-name="ro1">
          <table:table-cell office:value-type="string" calcext:value-type="string">
            <text:p>ad710c24-b039-4e85-a019-deb4a06e8570</text:p>
          </table:table-cell>
          <table:table-cell office:value-type="string" calcext:value-type="string">
            <text:p><text:s/>/subscriptions/cafb95de-39ce-4f0d-a9fe-db89b93c7ea2/providers/Microsoft.Authorization/roleDefinitions/ad710c24-b039-4e85-a019-deb4a06e8570</text:p>
          </table:table-cell>
          <table:table-cell office:value-type="string" calcext:value-type="string">
            <text:p><text:s/>You can manage all aspects of a Standard logic app and workflows. You can't change access or ownership.</text:p>
          </table:table-cell>
          <table:table-cell office:value-type="string" calcext:value-type="string">
            <text:p><text:s/>Microsoft.Authorization/*/read</text:p>
          </table:table-cell>
        </table:table-row>
        <table:table-row table:style-name="ro1">
          <table:table-cell office:value-type="string" calcext:value-type="string">
            <text:p>b70c96e9-66fe-4c09-b6e7-c98e69c98555</text:p>
          </table:table-cell>
          <table:table-cell office:value-type="string" calcext:value-type="string">
            <text:p><text:s/>/subscriptions/cafb95de-39ce-4f0d-a9fe-db89b93c7ea2/providers/Microsoft.Authorization/roleDefinitions/b70c96e9-66fe-4c09-b6e7-c98e69c98555</text:p>
          </table:table-cell>
          <table:table-cell office:value-type="string" calcext:value-type="string">
            <text:p><text:s/>You can enable, resubmit, and disable workflows as well as create connections. You can't edit workflows or settings.</text:p>
          </table:table-cell>
          <table:table-cell office:value-type="string" calcext:value-type="string">
            <text:p><text:s/>Microsoft.Authorization/*/read</text:p>
          </table:table-cell>
        </table:table-row>
        <table:table-row table:style-name="ro1">
          <table:table-cell office:value-type="string" calcext:value-type="string">
            <text:p>4accf36b-2c05-432f-91c8-5c532dff4c73</text:p>
          </table:table-cell>
          <table:table-cell office:value-type="string" calcext:value-type="string">
            <text:p><text:s/>/subscriptions/cafb95de-39ce-4f0d-a9fe-db89b93c7ea2/providers/Microsoft.Authorization/roleDefinitions/4accf36b-2c05-432f-91c8-5c532dff4c73</text:p>
          </table:table-cell>
          <table:table-cell office:value-type="string" calcext:value-type="string">
            <text:p><text:s/>You have read-only access to all resources in a Standard logic app and workflows, including the workflow runs and their history.</text:p>
          </table:table-cell>
          <table:table-cell office:value-type="string" calcext:value-type="string">
            <text:p><text:s/>Microsoft.Authorization/*/read</text:p>
          </table:table-cell>
        </table:table-row>
        <table:table-row table:style-name="ro1">
          <table:table-cell office:value-type="string" calcext:value-type="string">
            <text:p>7b3e853f-ad5d-4fb5-a7b8-56a3581c7037</text:p>
          </table:table-cell>
          <table:table-cell office:value-type="string" calcext:value-type="string">
            <text:p><text:s/>/subscriptions/cafb95de-39ce-4f0d-a9fe-db89b93c7ea2/providers/Microsoft.Authorization/roleDefinitions/7b3e853f-ad5d-4fb5-a7b8-56a3581c7037</text:p>
          </table:table-cell>
          <table:table-cell office:value-type="string" calcext:value-type="string">
            <text:p><text:s/>Read IPAM Pools and child resources. Create and remove associations. This role is in preview and subject to change.</text:p>
          </table:table-cell>
          <table:table-cell office:value-type="string" calcext:value-type="string">
            <text:p><text:s/>Microsoft.Network/networkManagers/ipamPools/*/read</text:p>
          </table:table-cell>
        </table:table-row>
        <table:table-row table:style-name="ro1">
          <table:table-cell office:value-type="string" calcext:value-type="string">
            <text:p>e9c9ed2b-2a99-4071-b2ff-5b113ebf73a1</text:p>
          </table:table-cell>
          <table:table-cell office:value-type="string" calcext:value-type="string">
            <text:p><text:s/>/subscriptions/cafb95de-39ce-4f0d-a9fe-db89b93c7ea2/providers/Microsoft.Authorization/roleDefinitions/e9c9ed2b-2a99-4071-b2ff-5b113ebf73a1</text:p>
          </table:table-cell>
          <table:table-cell office:value-type="string" calcext:value-type="string">
            <text:p><text:s/>Lets you manage data in your account, including deleting them</text:p>
          </table:table-cell>
          <table:table-cell/>
        </table:table-row>
        <table:table-row table:style-name="ro1">
          <table:table-cell office:value-type="string" calcext:value-type="string">
            <text:p>0b962ed2-6d56-471c-bd5f-3477d83a7ba4</text:p>
          </table:table-cell>
          <table:table-cell office:value-type="string" calcext:value-type="string">
            <text:p><text:s/>/subscriptions/cafb95de-39ce-4f0d-a9fe-db89b93c7ea2/providers/Microsoft.Authorization/roleDefinitions/0b962ed2-6d56-471c-bd5f-3477d83a7ba4</text:p>
          </table:table-cell>
          <table:table-cell office:value-type="string" calcext:value-type="string">
            <text:p><text:s/>Lets you create system topics and event subscriptions on all system topics exposed currently and in the future by Azure Resource Notifications</text:p>
          </table:table-cell>
          <table:table-cell office:value-type="string" calcext:value-type="string">
            <text:p><text:s/>Microsoft.ResourceNotifications/systemTopics/subscribeToResources/action</text:p>
          </table:table-cell>
        </table:table-row>
        <table:table-row table:style-name="ro1">
          <table:table-cell office:value-type="string" calcext:value-type="string">
            <text:p>90e8b822-3e73-47b5-868a-787dc80c008f</text:p>
          </table:table-cell>
          <table:table-cell office:value-type="string" calcext:value-type="string">
            <text:p><text:s/>/subscriptions/cafb95de-39ce-4f0d-a9fe-db89b93c7ea2/providers/Microsoft.Authorization/roleDefinitions/90e8b822-3e73-47b5-868a-787dc80c008f</text:p>
          </table:table-cell>
          <table:table-cell office:value-type="string" calcext:value-type="string">
            <text:p><text:s/>Allows for Importing Elastic San Volume</text:p>
          </table:table-cell>
          <table:table-cell office:value-type="string" calcext:value-type="string">
            <text:p><text:s/>Microsoft.Authorization/*/read</text:p>
          </table:table-cell>
        </table:table-row>
        <table:table-row table:style-name="ro1">
          <table:table-cell office:value-type="string" calcext:value-type="string">
            <text:p>1c4770c0-34f7-4110-a1ea-a5855cc7a939</text:p>
          </table:table-cell>
          <table:table-cell office:value-type="string" calcext:value-type="string">
            <text:p><text:s/>/subscriptions/cafb95de-39ce-4f0d-a9fe-db89b93c7ea2/providers/Microsoft.Authorization/roleDefinitions/1c4770c0-34f7-4110-a1ea-a5855cc7a939</text:p>
          </table:table-cell>
          <table:table-cell office:value-type="string" calcext:value-type="string">
            <text:p><text:s/>Allows for creating and exporting Snapshot of Elastic San Volume</text:p>
          </table:table-cell>
          <table:table-cell office:value-type="string" calcext:value-type="string">
            <text:p><text:s/>Microsoft.Authorization/*/read</text:p>
          </table:table-cell>
        </table:table-row>
        <table:table-row table:style-name="ro1">
          <table:table-cell office:value-type="string" calcext:value-type="string">
            <text:p>49435da6-99fe-48a5-a235-fc668b9dc04a</text:p>
          </table:table-cell>
          <table:table-cell office:value-type="string" calcext:value-type="string">
            <text:p><text:s/>/subscriptions/cafb95de-39ce-4f0d-a9fe-db89b93c7ea2/providers/Microsoft.Authorization/roleDefinitions/49435da6-99fe-48a5-a235-fc668b9dc04a</text:p>
          </table:table-cell>
          <table:table-cell office:value-type="string" calcext:value-type="string">
            <text:p><text:s/>Community Contributor Role to access the resources of Microsoft.Mission stored with RPSAAS.</text:p>
          </table:table-cell>
          <table:table-cell office:value-type="string" calcext:value-type="string">
            <text:p><text:s/>Microsoft.Mission/register/action</text:p>
          </table:table-cell>
        </table:table-row>
        <table:table-row table:style-name="ro1">
          <table:table-cell office:value-type="string" calcext:value-type="string">
            <text:p>4b0f2fd7-60b4-4eca-896f-4435034f8bf5</text:p>
          </table:table-cell>
          <table:table-cell office:value-type="string" calcext:value-type="string">
            <text:p><text:s/>/subscriptions/cafb95de-39ce-4f0d-a9fe-db89b93c7ea2/providers/Microsoft.Authorization/roleDefinitions/4b0f2fd7-60b4-4eca-896f-4435034f8bf5</text:p>
          </table:table-cell>
          <table:table-cell office:value-type="string" calcext:value-type="string">
            <text:p><text:s/>Lets you subscribe messages on topicspaces.</text:p>
          </table:table-cell>
          <table:table-cell office:value-type="string" calcext:value-type="string">
            <text:p><text:s/>Microsoft.Authorization/*/read</text:p>
          </table:table-cell>
        </table:table-row>
        <table:table-row table:style-name="ro1">
          <table:table-cell office:value-type="string" calcext:value-type="string">
            <text:p>a12b0b94-b317-4dcd-84a8-502ce99884c6</text:p>
          </table:table-cell>
          <table:table-cell office:value-type="string" calcext:value-type="string">
            <text:p><text:s/>/subscriptions/cafb95de-39ce-4f0d-a9fe-db89b93c7ea2/providers/Microsoft.Authorization/roleDefinitions/a12b0b94-b317-4dcd-84a8-502ce99884c6</text:p>
          </table:table-cell>
          <table:table-cell office:value-type="string" calcext:value-type="string">
            <text:p><text:s/>Lets you publish messages on topicspaces.</text:p>
          </table:table-cell>
          <table:table-cell office:value-type="string" calcext:value-type="string">
            <text:p><text:s/>Microsoft.Authorization/*/read</text:p>
          </table:table-cell>
        </table:table-row>
        <table:table-row table:style-name="ro1">
          <table:table-cell office:value-type="string" calcext:value-type="string">
            <text:p>d1a38570-4b05-4d70-b8e4-1100bcf76d12</text:p>
          </table:table-cell>
          <table:table-cell office:value-type="string" calcext:value-type="string">
            <text:p><text:s/>/subscriptions/cafb95de-39ce-4f0d-a9fe-db89b93c7ea2/providers/Microsoft.Authorization/roleDefinitions/d1a38570-4b05-4d70-b8e4-1100bcf76d12</text:p>
          </table:table-cell>
          <table:table-cell office:value-type="string" calcext:value-type="string">
            <text:p><text:s/>Allows tenant level administration for data boundaries.</text:p>
          </table:table-cell>
          <table:table-cell office:value-type="string" calcext:value-type="string">
            <text:p><text:s/>Microsoft.Resources/dataBoundaries/write</text:p>
          </table:table-cell>
        </table:table-row>
        <table:table-row table:style-name="ro1">
          <table:table-cell office:value-type="string" calcext:value-type="string">
            <text:p>bb6577c4-ea0a-40b2-8962-ea18cb8ecd4e</text:p>
          </table:table-cell>
          <table:table-cell office:value-type="string" calcext:value-type="string">
            <text:p><text:s/>/subscriptions/cafb95de-39ce-4f0d-a9fe-db89b93c7ea2/providers/Microsoft.Authorization/roleDefinitions/bb6577c4-ea0a-40b2-8962-ea18cb8ecd4e</text:p>
          </table:table-cell>
          <table:table-cell office:value-type="string" calcext:value-type="string">
            <text:p><text:s/>Execute requests against DeID realtime endpoint. This role is in preview and subject to change.</text:p>
          </table:table-cell>
          <table:table-cell/>
        </table:table-row>
        <table:table-row table:style-name="ro1">
          <table:table-cell office:value-type="string" calcext:value-type="string">
            <text:p>b73a14ee-91f5-41b7-bd81-920e12466be9</text:p>
          </table:table-cell>
          <table:table-cell office:value-type="string" calcext:value-type="string">
            <text:p><text:s/>/subscriptions/cafb95de-39ce-4f0d-a9fe-db89b93c7ea2/providers/Microsoft.Authorization/roleDefinitions/b73a14ee-91f5-41b7-bd81-920e12466be9</text:p>
          </table:table-cell>
          <table:table-cell office:value-type="string" calcext:value-type="string">
            <text:p><text:s/>Read DeID batch jobs. This role is in preview and subject to change.</text:p>
          </table:table-cell>
          <table:table-cell/>
        </table:table-row>
        <table:table-row table:style-name="ro1">
          <table:table-cell office:value-type="string" calcext:value-type="string">
            <text:p>8a90fa6b-6997-4a07-8a95-30633a7c97b9</text:p>
          </table:table-cell>
          <table:table-cell office:value-type="string" calcext:value-type="string">
            <text:p><text:s/>/subscriptions/cafb95de-39ce-4f0d-a9fe-db89b93c7ea2/providers/Microsoft.Authorization/roleDefinitions/8a90fa6b-6997-4a07-8a95-30633a7c97b9</text:p>
          </table:table-cell>
          <table:table-cell office:value-type="string" calcext:value-type="string">
            <text:p><text:s/>Create and manage DeID batch jobs. This role is in preview and subject to change.</text:p>
          </table:table-cell>
          <table:table-cell/>
        </table:table-row>
        <table:table-row table:style-name="ro1">
          <table:table-cell office:value-type="string" calcext:value-type="string">
            <text:p>fa0d39e6-28e5-40cf-8521-1eb320653a4c</text:p>
          </table:table-cell>
          <table:table-cell office:value-type="string" calcext:value-type="string">
            <text:p><text:s/>/subscriptions/cafb95de-39ce-4f0d-a9fe-db89b93c7ea2/providers/Microsoft.Authorization/roleDefinitions/fa0d39e6-28e5-40cf-8521-1eb320653a4c</text:p>
          </table:table-cell>
          <table:table-cell office:value-type="string" calcext:value-type="string">
            <text:p><text:s/>Allow read access to Azure Carbon Optimization data</text:p>
          </table:table-cell>
          <table:table-cell office:value-type="string" calcext:value-type="string">
            <text:p><text:s/>Microsoft.Carbon/carbonEmissionReports/action</text:p>
          </table:table-cell>
        </table:table-row>
        <table:table-row table:style-name="ro1">
          <table:table-cell office:value-type="string" calcext:value-type="string">
            <text:p>38863829-c2a4-4f8d-b1d2-2e325973ebc7</text:p>
          </table:table-cell>
          <table:table-cell office:value-type="string" calcext:value-type="string">
            <text:p><text:s/>/subscriptions/cafb95de-39ce-4f0d-a9fe-db89b93c7ea2/providers/Microsoft.Authorization/roleDefinitions/38863829-c2a4-4f8d-b1d2-2e325973ebc7</text:p>
          </table:table-cell>
          <table:table-cell office:value-type="string" calcext:value-type="string">
            <text:p><text:s/>Microsoft.Sovereign Landing Zone Management Owner allowing to review and modify Landing Zone Configurations as well as reading and adding Landing Zone Registrations. Also enables read-access to policies and management groups for enabling the full user experience of the Sovereign Services RP in the Azure Portal (as otherwise some elements might not be accessible to end users).</text:p>
          </table:table-cell>
          <table:table-cell office:value-type="string" calcext:value-type="string">
            <text:p><text:s/>Microsoft.Sovereign/landingZoneConfigurations/*</text:p>
          </table:table-cell>
        </table:table-row>
        <table:table-row table:style-name="ro1">
          <table:table-cell office:value-type="string" calcext:value-type="string">
            <text:p>8fe6e843-6d9e-417b-9073-106b048f50bb</text:p>
          </table:table-cell>
          <table:table-cell office:value-type="string" calcext:value-type="string">
            <text:p><text:s/>/subscriptions/cafb95de-39ce-4f0d-a9fe-db89b93c7ea2/providers/Microsoft.Authorization/roleDefinitions/8fe6e843-6d9e-417b-9073-106b048f50bb</text:p>
          </table:table-cell>
          <table:table-cell office:value-type="string" calcext:value-type="string">
            <text:p><text:s/>Microsoft.Sovereign Landing Zone Management Reader allowing to review Landing Zone Configurations and corresponding Registrations without the ability to modify. Also enables read-access to policies and management groups for enabling the full user experience of the Sovereign Services RP in the Azure Portal (as otherwise some elements might not be accessible to end users).</text:p>
          </table:table-cell>
          <table:table-cell office:value-type="string" calcext:value-type="string">
            <text:p><text:s/>Microsoft.Sovereign/landingZoneConfigurations/read</text:p>
          </table:table-cell>
        </table:table-row>
        <table:table-row table:style-name="ro1">
          <table:table-cell office:value-type="string" calcext:value-type="string">
            <text:p>865ae368-6a45-4bd1-8fbf-0d5151f56fc1</text:p>
          </table:table-cell>
          <table:table-cell office:value-type="string" calcext:value-type="string">
            <text:p><text:s/>/subscriptions/cafb95de-39ce-4f0d-a9fe-db89b93c7ea2/providers/Microsoft.Authorization/roleDefinitions/865ae368-6a45-4bd1-8fbf-0d5151f56fc1</text:p>
          </table:table-cell>
          <table:table-cell office:value-type="string" calcext:value-type="string">
            <text:p><text:s/>Microsoft.AzureStackHCI Device Management Role</text:p>
          </table:table-cell>
          <table:table-cell office:value-type="string" calcext:value-type="string">
            <text:p><text:s/>Microsoft.AzureStackHCI/Clusters/*</text:p>
          </table:table-cell>
        </table:table-row>
        <table:table-row table:style-name="ro1">
          <table:table-cell office:value-type="string" calcext:value-type="string">
            <text:p>4dae6930-7baf-46f5-909e-0383bc931c46</text:p>
          </table:table-cell>
          <table:table-cell office:value-type="string" calcext:value-type="string">
            <text:p><text:s/>/subscriptions/cafb95de-39ce-4f0d-a9fe-db89b93c7ea2/providers/Microsoft.Authorization/roleDefinitions/4dae6930-7baf-46f5-909e-0383bc931c46</text:p>
          </table:table-cell>
          <table:table-cell office:value-type="string" calcext:value-type="string">
            <text:p><text:s/>Can approve Microsoft support requests to access specific resources contained within a subscription, or the subscription itself, when Customer Lockbox for Microsoft Azure is enabled on the tenant where the subscription resides. - in Private Preview, not intended for general use.</text:p>
          </table:table-cell>
          <table:table-cell office:value-type="string" calcext:value-type="string">
            <text:p><text:s/>Microsoft.Resources/subscriptions/read</text:p>
          </table:table-cell>
        </table:table-row>
        <table:table-row table:style-name="ro1">
          <table:table-cell office:value-type="string" calcext:value-type="string">
            <text:p>7b1f81f9-4196-4058-8aae-762e593270df</text:p>
          </table:table-cell>
          <table:table-cell office:value-type="string" calcext:value-type="string">
            <text:p><text:s/>/subscriptions/cafb95de-39ce-4f0d-a9fe-db89b93c7ea2/providers/Microsoft.Authorization/roleDefinitions/7b1f81f9-4196-4058-8aae-762e593270df</text:p>
          </table:table-cell>
          <table:table-cell office:value-type="string" calcext:value-type="string">
            <text:p><text:s/>Azure Resource Bridge Deployment Role</text:p>
          </table:table-cell>
          <table:table-cell office:value-type="string" calcext:value-type="string">
            <text:p><text:s/>Microsoft.AzureStackHCI/Register/Action</text:p>
          </table:table-cell>
        </table:table-row>
        <table:table-row table:style-name="ro1">
          <table:table-cell office:value-type="string" calcext:value-type="string">
            <text:p>4b3fe76c-f777-4d24-a2d7-b027b0f7b273</text:p>
          </table:table-cell>
          <table:table-cell office:value-type="string" calcext:value-type="string">
            <text:p><text:s/>/subscriptions/cafb95de-39ce-4f0d-a9fe-db89b93c7ea2/providers/Microsoft.Authorization/roleDefinitions/4b3fe76c-f777-4d24-a2d7-b027b0f7b273</text:p>
          </table:table-cell>
          <table:table-cell office:value-type="string" calcext:value-type="string">
            <text:p><text:s/>Grants permissions to view VMs</text:p>
          </table:table-cell>
          <table:table-cell office:value-type="string" calcext:value-type="string">
            <text:p><text:s/>Microsoft.AzureStackHCI/VirtualMachines/Read</text:p>
          </table:table-cell>
        </table:table-row>
        <table:table-row table:style-name="ro1">
          <table:table-cell office:value-type="string" calcext:value-type="string">
            <text:p>64702f94-c441-49e6-a78b-ef80e0188fee</text:p>
          </table:table-cell>
          <table:table-cell office:value-type="string" calcext:value-type="string">
            <text:p><text:s/>/subscriptions/cafb95de-39ce-4f0d-a9fe-db89b93c7ea2/providers/Microsoft.Authorization/roleDefinitions/64702f94-c441-49e6-a78b-ef80e0188fee</text:p>
          </table:table-cell>
          <table:table-cell office:value-type="string" calcext:value-type="string">
            <text:p><text:s/>Can perform all actions within an Azure AI resource besides managing the resource itself.</text:p>
          </table:table-cell>
          <table:table-cell office:value-type="string" calcext:value-type="string">
            <text:p><text:s/>Microsoft.MachineLearningServices/workspaces/*/read</text:p>
          </table:table-cell>
        </table:table-row>
        <table:table-row table:style-name="ro1">
          <table:table-cell office:value-type="string" calcext:value-type="string">
            <text:p>874d1c73-6003-4e60-a13a-cb31ea190a85</text:p>
          </table:table-cell>
          <table:table-cell office:value-type="string" calcext:value-type="string">
            <text:p><text:s/>/subscriptions/cafb95de-39ce-4f0d-a9fe-db89b93c7ea2/providers/Microsoft.Authorization/roleDefinitions/874d1c73-6003-4e60-a13a-cb31ea190a85</text:p>
          </table:table-cell>
          <table:table-cell office:value-type="string" calcext:value-type="string">
            <text:p><text:s/>Grants permissions to perform all VM actions</text:p>
          </table:table-cell>
          <table:table-cell office:value-type="string" calcext:value-type="string">
            <text:p><text:s/>Microsoft.AzureStackHCI/VirtualMachines/*</text:p>
          </table:table-cell>
        </table:table-row>
        <table:table-row table:style-name="ro1">
          <table:table-cell office:value-type="string" calcext:value-type="string">
            <text:p>eb960402-bf75-4cc3-8d68-35b34f960f72</text:p>
          </table:table-cell>
          <table:table-cell office:value-type="string" calcext:value-type="string">
            <text:p><text:s/>/subscriptions/cafb95de-39ce-4f0d-a9fe-db89b93c7ea2/providers/Microsoft.Authorization/roleDefinitions/eb960402-bf75-4cc3-8d68-35b34f960f72</text:p>
          </table:table-cell>
          <table:table-cell office:value-type="string" calcext:value-type="string">
            <text:p><text:s/>Provides read access to environment resources.</text:p>
          </table:table-cell>
          <table:table-cell office:value-type="string" calcext:value-type="string">
            <text:p><text:s/>Microsoft.DevCenter/projects/read</text:p>
          </table:table-cell>
        </table:table-row>
        <table:table-row table:style-name="ro1">
          <table:table-cell office:value-type="string" calcext:value-type="string">
            <text:p>78cbd9e7-9798-4e2e-9b5a-547d9ebb31fb</text:p>
          </table:table-cell>
          <table:table-cell office:value-type="string" calcext:value-type="string">
            <text:p><text:s/>/subscriptions/cafb95de-39ce-4f0d-a9fe-db89b93c7ea2/providers/Microsoft.Authorization/roleDefinitions/78cbd9e7-9798-4e2e-9b5a-547d9ebb31fb</text:p>
          </table:table-cell>
          <table:table-cell office:value-type="string" calcext:value-type="string">
            <text:p><text:s/>Allows receive access to event grid events.</text:p>
          </table:table-cell>
          <table:table-cell office:value-type="string" calcext:value-type="string">
            <text:p><text:s/>Microsoft.Authorization/*/read</text:p>
          </table:table-cell>
        </table:table-row>
        <table:table-row table:style-name="ro1">
          <table:table-cell office:value-type="string" calcext:value-type="string">
            <text:p>1d8c3fe3-8864-474b-8749-01e3783e8157</text:p>
          </table:table-cell>
          <table:table-cell office:value-type="string" calcext:value-type="string">
            <text:p><text:s/>/subscriptions/cafb95de-39ce-4f0d-a9fe-db89b93c7ea2/providers/Microsoft.Authorization/roleDefinitions/1d8c3fe3-8864-474b-8749-01e3783e8157</text:p>
          </table:table-cell>
          <table:table-cell office:value-type="string" calcext:value-type="string">
            <text:p><text:s/>Allows send and receive access to event grid events.</text:p>
          </table:table-cell>
          <table:table-cell office:value-type="string" calcext:value-type="string">
            <text:p><text:s/>Microsoft.Authorization/*/read</text:p>
          </table:table-cell>
        </table:table-row>
        <table:table-row table:style-name="ro1">
          <table:table-cell office:value-type="string" calcext:value-type="string">
            <text:p>8aac15f0-d885-4138-8afa-bfb5872f7d13</text:p>
          </table:table-cell>
          <table:table-cell office:value-type="string" calcext:value-type="string">
            <text:p><text:s/>/subscriptions/cafb95de-39ce-4f0d-a9fe-db89b93c7ea2/providers/Microsoft.Authorization/roleDefinitions/8aac15f0-d885-4138-8afa-bfb5872f7d13</text:p>
          </table:table-cell>
          <table:table-cell office:value-type="string" calcext:value-type="string">
            <text:p><text:s/>View reviews for a workload and triage recommendations linked to them.</text:p>
          </table:table-cell>
          <table:table-cell office:value-type="string" calcext:value-type="string">
            <text:p><text:s/>Microsoft.Advisor/resiliencyReviews/read</text:p>
          </table:table-cell>
        </table:table-row>
        <table:table-row table:style-name="ro1">
          <table:table-cell office:value-type="string" calcext:value-type="string">
            <text:p>c64499e0-74c3-47ad-921c-13865957895c</text:p>
          </table:table-cell>
          <table:table-cell office:value-type="string" calcext:value-type="string">
            <text:p><text:s/>/subscriptions/cafb95de-39ce-4f0d-a9fe-db89b93c7ea2/providers/Microsoft.Authorization/roleDefinitions/c64499e0-74c3-47ad-921c-13865957895c</text:p>
          </table:table-cell>
          <table:table-cell office:value-type="string" calcext:value-type="string">
            <text:p><text:s/>View reviews for a workload and recommendations linked to them.</text:p>
          </table:table-cell>
          <table:table-cell office:value-type="string" calcext:value-type="string">
            <text:p><text:s/>Microsoft.Advisor/resiliencyReviews/read</text:p>
          </table:table-cell>
        </table:table-row>
        <table:table-row table:style-name="ro1">
          <table:table-cell office:value-type="string" calcext:value-type="string">
            <text:p>3afb7f49-54cb-416e-8c09-6dc049efa503</text:p>
          </table:table-cell>
          <table:table-cell office:value-type="string" calcext:value-type="string">
            <text:p><text:s/>/subscriptions/cafb95de-39ce-4f0d-a9fe-db89b93c7ea2/providers/Microsoft.Authorization/roleDefinitions/3afb7f49-54cb-416e-8c09-6dc049efa503</text:p>
          </table:table-cell>
          <table:table-cell office:value-type="string" calcext:value-type="string">
            <text:p><text:s/>Can perform all actions required to create a resource deployment within a resource group.</text:p>
          </table:table-cell>
          <table:table-cell office:value-type="string" calcext:value-type="string">
            <text:p><text:s/>Microsoft.Authorization/*/read</text:p>
          </table:table-cell>
        </table:table-row>
        <table:table-row table:style-name="ro1">
          <table:table-cell office:value-type="string" calcext:value-type="string">
            <text:p>65a14201-8f6c-4c28-bec4-12619c5a9aaa</text:p>
          </table:table-cell>
          <table:table-cell office:value-type="string" calcext:value-type="string">
            <text:p><text:s/>/subscriptions/cafb95de-39ce-4f0d-a9fe-db89b93c7ea2/providers/Microsoft.Authorization/roleDefinitions/65a14201-8f6c-4c28-bec4-12619c5a9aaa</text:p>
          </table:table-cell>
          <table:table-cell office:value-type="string" calcext:value-type="string">
            <text:p><text:s/>Built-in role that allows a Connected Cluster managed identity to call the checkAccess API</text:p>
          </table:table-cell>
          <table:table-cell office:value-type="string" calcext:value-type="string">
            <text:p><text:s/>Microsoft.Authorization/*/read</text:p>
          </table:table-cell>
        </table:table-row>
        <table:table-row table:style-name="ro1">
          <table:table-cell office:value-type="string" calcext:value-type="string">
            <text:p>a8d4b70f-0fb9-4f72-b267-b87b2f990aec</text:p>
          </table:table-cell>
          <table:table-cell office:value-type="string" calcext:value-type="string">
            <text:p><text:s/>/subscriptions/cafb95de-39ce-4f0d-a9fe-db89b93c7ea2/providers/Microsoft.Authorization/roleDefinitions/a8d4b70f-0fb9-4f72-b267-b87b2f990aec</text:p>
          </table:table-cell>
          <table:table-cell office:value-type="string" calcext:value-type="string">
            <text:p><text:s/>Provides access to Dataset APIs</text:p>
          </table:table-cell>
          <table:table-cell/>
        </table:table-row>
        <table:table-row table:style-name="ro1">
          <table:table-cell office:value-type="string" calcext:value-type="string">
            <text:p>662802e2-50f6-46b0-aed2-e834bacc6d12</text:p>
          </table:table-cell>
          <table:table-cell office:value-type="string" calcext:value-type="string">
            <text:p><text:s/>/subscriptions/cafb95de-39ce-4f0d-a9fe-db89b93c7ea2/providers/Microsoft.Authorization/roleDefinitions/662802e2-50f6-46b0-aed2-e834bacc6d12</text:p>
          </table:table-cell>
          <table:table-cell office:value-type="string" calcext:value-type="string">
            <text:p><text:s/>Can view AFD standard and premium profiles and their endpoints, but can't make changes.</text:p>
          </table:table-cell>
          <table:table-cell office:value-type="string" calcext:value-type="string">
            <text:p><text:s/>Microsoft.Authorization/*/read</text:p>
          </table:table-cell>
        </table:table-row>
        <table:table-row table:style-name="ro1">
          <table:table-cell office:value-type="string" calcext:value-type="string">
            <text:p>86fede04-b259-4277-8c3e-e26b9865abd8</text:p>
          </table:table-cell>
          <table:table-cell office:value-type="string" calcext:value-type="string">
            <text:p><text:s/>/subscriptions/cafb95de-39ce-4f0d-a9fe-db89b93c7ea2/providers/Microsoft.Authorization/roleDefinitions/86fede04-b259-4277-8c3e-e26b9865abd8</text:p>
          </table:table-cell>
          <table:table-cell office:value-type="string" calcext:value-type="string">
            <text:p><text:s/>Enclave Reader Role to access the resources of Microsoft.Mission stored with RPSAAS.</text:p>
          </table:table-cell>
          <table:table-cell office:value-type="string" calcext:value-type="string">
            <text:p><text:s/>Microsoft.Mission/Operations/read</text:p>
          </table:table-cell>
        </table:table-row>
        <table:table-row table:style-name="ro1">
          <table:table-cell office:value-type="string" calcext:value-type="string">
            <text:p>fc3f91a1-40bf-4439-8c46-45edbd83563a</text:p>
          </table:table-cell>
          <table:table-cell office:value-type="string" calcext:value-type="string">
            <text:p><text:s/>/subscriptions/cafb95de-39ce-4f0d-a9fe-db89b93c7ea2/providers/Microsoft.Authorization/roleDefinitions/fc3f91a1-40bf-4439-8c46-45edbd83563a</text:p>
          </table:table-cell>
          <table:table-cell office:value-type="string" calcext:value-type="string">
            <text:p><text:s/>List cluster user credential action.</text:p>
          </table:table-cell>
          <table:table-cell office:value-type="string" calcext:value-type="string">
            <text:p><text:s/>Microsoft.HybridContainerService/provisionedClusterInstances/read</text:p>
          </table:table-cell>
        </table:table-row>
        <table:table-row table:style-name="ro1">
          <table:table-cell office:value-type="string" calcext:value-type="string">
            <text:p>b5092dac-c796-4349-8681-1a322a31c3f9</text:p>
          </table:table-cell>
          <table:table-cell office:value-type="string" calcext:value-type="string">
            <text:p><text:s/>/subscriptions/cafb95de-39ce-4f0d-a9fe-db89b93c7ea2/providers/Microsoft.Authorization/roleDefinitions/b5092dac-c796-4349-8681-1a322a31c3f9</text:p>
          </table:table-cell>
          <table:table-cell office:value-type="string" calcext:value-type="string">
            <text:p><text:s/>List cluster admin credential action.</text:p>
          </table:table-cell>
          <table:table-cell office:value-type="string" calcext:value-type="string">
            <text:p><text:s/>Microsoft.HybridContainerService/provisionedClusterInstances/read</text:p>
          </table:table-cell>
        </table:table-row>
        <table:table-row table:style-name="ro1">
          <table:table-cell office:value-type="string" calcext:value-type="string">
            <text:p>e7037d40-443a-4434-a3fb-8cd202011e1d</text:p>
          </table:table-cell>
          <table:table-cell office:value-type="string" calcext:value-type="string">
            <text:p><text:s/>/subscriptions/cafb95de-39ce-4f0d-a9fe-db89b93c7ea2/providers/Microsoft.Authorization/roleDefinitions/e7037d40-443a-4434-a3fb-8cd202011e1d</text:p>
          </table:table-cell>
          <table:table-cell office:value-type="string" calcext:value-type="string">
            <text:p><text:s/>Grants access to read and write Azure Kubernetes Services hybrid clusters</text:p>
          </table:table-cell>
          <table:table-cell office:value-type="string" calcext:value-type="string">
            <text:p><text:s/>Microsoft.HybridContainerService/Locations/operationStatuses/read</text:p>
          </table:table-cell>
        </table:table-row>
        <table:table-row table:style-name="ro1">
          <table:table-cell office:value-type="string" calcext:value-type="string">
            <text:p>3d5f3eff-eb94-473d-91e3-7aac74d6c0bb</text:p>
          </table:table-cell>
          <table:table-cell office:value-type="string" calcext:value-type="string">
            <text:p><text:s/>/subscriptions/cafb95de-39ce-4f0d-a9fe-db89b93c7ea2/providers/Microsoft.Authorization/roleDefinitions/3d5f3eff-eb94-473d-91e3-7aac74d6c0bb</text:p>
          </table:table-cell>
          <table:table-cell office:value-type="string" calcext:value-type="string">
            <text:p><text:s/>Enclave Owner Role to access the resources of Microsoft.Mission stored with RPSAAS.</text:p>
          </table:table-cell>
          <table:table-cell office:value-type="string" calcext:value-type="string">
            <text:p><text:s/>Microsoft.Mission/Locations/OperationStatuses/read</text:p>
          </table:table-cell>
        </table:table-row>
        <table:table-row table:style-name="ro1">
          <table:table-cell office:value-type="string" calcext:value-type="string">
            <text:p>19feefae-eacc-4106-81fd-ac34c0671f14</text:p>
          </table:table-cell>
          <table:table-cell office:value-type="string" calcext:value-type="string">
            <text:p><text:s/>/subscriptions/cafb95de-39ce-4f0d-a9fe-db89b93c7ea2/providers/Microsoft.Authorization/roleDefinitions/19feefae-eacc-4106-81fd-ac34c0671f14</text:p>
          </table:table-cell>
          <table:table-cell office:value-type="string" calcext:value-type="string">
            <text:p><text:s/>Enclave Contributor Role to access the resources of Microsoft.Mission stored with RPSAAS.</text:p>
          </table:table-cell>
          <table:table-cell office:value-type="string" calcext:value-type="string">
            <text:p><text:s/>Microsoft.Mission/register/action</text:p>
          </table:table-cell>
        </table:table-row>
        <table:table-row table:style-name="ro1">
          <table:table-cell office:value-type="string" calcext:value-type="string">
            <text:p>e6aadb6b-e64f-41c0-9392-d2bba3bc3ebc</text:p>
          </table:table-cell>
          <table:table-cell office:value-type="string" calcext:value-type="string">
            <text:p><text:s/>/subscriptions/cafb95de-39ce-4f0d-a9fe-db89b93c7ea2/providers/Microsoft.Authorization/roleDefinitions/e6aadb6b-e64f-41c0-9392-d2bba3bc3ebc</text:p>
          </table:table-cell>
          <table:table-cell office:value-type="string" calcext:value-type="string">
            <text:p><text:s/>Community Reader Role to access the resources of Microsoft.Mission stored with RPSAAS.</text:p>
          </table:table-cell>
          <table:table-cell office:value-type="string" calcext:value-type="string">
            <text:p><text:s/>Microsoft.Mission/Locations/OperationStatuses/read</text:p>
          </table:table-cell>
        </table:table-row>
        <table:table-row table:style-name="ro1">
          <table:table-cell office:value-type="string" calcext:value-type="string">
            <text:p>44f0a1a8-6fea-4b35-980a-8ff50c487c97</text:p>
          </table:table-cell>
          <table:table-cell office:value-type="string" calcext:value-type="string">
            <text:p><text:s/>/subscriptions/cafb95de-39ce-4f0d-a9fe-db89b93c7ea2/providers/Microsoft.Authorization/roleDefinitions/44f0a1a8-6fea-4b35-980a-8ff50c487c97</text:p>
          </table:table-cell>
          <table:table-cell office:value-type="string" calcext:value-type="string">
            <text:p><text:s/>(Preview) Provides Azure Operator Nexus services the ability to write to a Key Vault. This role is in preview and subject to change.</text:p>
          </table:table-cell>
          <table:table-cell/>
        </table:table-row>
        <table:table-row table:style-name="ro1">
          <table:table-cell office:value-type="string" calcext:value-type="string">
            <text:p>08bbd89e-9f13-488c-ac41-acfcb10c90ab</text:p>
          </table:table-cell>
          <table:table-cell office:value-type="string" calcext:value-type="string">
            <text:p><text:s/>/subscriptions/cafb95de-39ce-4f0d-a9fe-db89b93c7ea2/providers/Microsoft.Authorization/roleDefinitions/08bbd89e-9f13-488c-ac41-acfcb10c90ab</text:p>
          </table:table-cell>
          <table:table-cell office:value-type="string" calcext:value-type="string">
            <text:p><text:s/>Release keys. Only works for key vaults that use the 'Azure role-based access control' permission model.</text:p>
          </table:table-cell>
          <table:table-cell/>
        </table:table-row>
        <table:table-row table:style-name="ro1">
          <table:table-cell office:value-type="string" calcext:value-type="string">
            <text:p>0cd9749a-3aaf-4ae5-8803-bd217705bf3b</text:p>
          </table:table-cell>
          <table:table-cell office:value-type="string" calcext:value-type="string">
            <text:p><text:s/>/subscriptions/cafb95de-39ce-4f0d-a9fe-db89b93c7ea2/providers/Microsoft.Authorization/roleDefinitions/0cd9749a-3aaf-4ae5-8803-bd217705bf3b</text:p>
          </table:table-cell>
          <table:table-cell office:value-type="string" calcext:value-type="string">
            <text:p><text:s/>Read, write, and delete KubernetesRuntime storage classes in an Arc connected Kubernetes cluster</text:p>
          </table:table-cell>
          <table:table-cell office:value-type="string" calcext:value-type="string">
            <text:p><text:s/>Microsoft.KubernetesRuntime/storageClasses/read</text:p>
          </table:table-cell>
        </table:table-row>
        <table:table-row table:style-name="ro1">
          <table:table-cell office:value-type="string" calcext:value-type="string">
            <text:p>609c0c20-e0a0-4a71-b99f-e7e755ac493d</text:p>
          </table:table-cell>
          <table:table-cell office:value-type="string" calcext:value-type="string">
            <text:p><text:s/>/subscriptions/cafb95de-39ce-4f0d-a9fe-db89b93c7ea2/providers/Microsoft.Authorization/roleDefinitions/609c0c20-e0a0-4a71-b99f-e7e755ac493d</text:p>
          </table:table-cell>
          <table:table-cell office:value-type="string" calcext:value-type="string">
            <text:p><text:s/>Allows access to all Gateway dataplane APIs.</text:p>
          </table:table-cell>
          <table:table-cell office:value-type="string" calcext:value-type="string">
            <text:p><text:s/>Microsoft.Authorization/*/rea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822" meta:object-count="0"/>
    <meta:generator>LibreOffice/7.3.7.2$Linux_X86_64 LibreOffice_project/30$Build-2</meta:generator>
  </office:meta>
</office:document-meta>
</file>